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996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2571in"/>
    </style:style>
    <style:style style:name="co20" style:family="table-column">
      <style:table-column-properties fo:break-before="auto" style:column-width="0.7965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2071in"/>
    </style:style>
    <style:style style:name="co23" style:family="table-column">
      <style:table-column-properties fo:break-before="auto" style:column-width="0.4425in"/>
    </style:style>
    <style:style style:name="co24" style:family="table-column">
      <style:table-column-properties fo:break-before="auto" style:column-width="0.7217in"/>
    </style:style>
    <style:style style:name="co25" style:family="table-column">
      <style:table-column-properties fo:break-before="auto" style:column-width="0.5181in"/>
    </style:style>
    <style:style style:name="co26" style:family="table-column">
      <style:table-column-properties fo:break-before="auto" style:column-width="0.91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2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6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"/>
    <style:style style:name="ce50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123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 style:data-style-name="N125">
      <style:table-cell-properties fo:border-bottom="none" style:text-align-source="value-type" style:repeat-content="false" fo:border-left="none" fo:border-right="none" fo:border-top="0.06pt solid #000000"/>
      <style:paragraph-properties fo:margin-left="0in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 style:data-style-name="N124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weight="normal" style:font-name-asian="WenQuanYi Micro Hei" style:font-weight-asian="normal" style:font-name-complex="Lohit Hindi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082 fu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11" table:number-rows-spanned="1">
            <text:p>ripple_082_cz.tif; S2 = 359.3; wavelength = 1.175; pixel size = 0.07113</text:p>
          </table:table-cell>
          <table:covered-table-cell table:number-columns-repeated="10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office:value-type="string" table:number-columns-spanned="6" table:number-rows-spanned="1">
            <text:p>After rotateMData i 519 81 -0.008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px</text:p>
          </table:table-cell>
          <table:table-cell table:style-name="ce9" office:value-type="string">
            <text:p>pz</text:p>
          </table:table-cell>
          <table:table-cell table:style-name="ce9" office:value-type="string">
            <text:p>bkgd</text:p>
          </table:table-cell>
          <table:table-cell table:style-name="ce9" office:value-type="string">
            <text:p>box (x1 x2; y1 y2); L</text:p>
          </table:table-cell>
          <table:table-cell table:style-name="ce9" office:value-type="string">
            <text:p>I (sum); L</text:p>
          </table:table-cell>
          <table:table-cell table:style-name="ce9" office:value-type="string">
            <text:p>box (x1 x2; y1 y2); R</text:p>
          </table:table-cell>
          <table:table-cell table:style-name="ce9" office:value-type="string">
            <text:p>I (sum); R</text:p>
          </table:table-cell>
          <table:table-cell table:style-name="ce9" office:value-type="string">
            <text:p>I (avg)</text:p>
          </table:table-cell>
          <table:table-cell table:style-name="ce9" office:value-type="string">
            <text:p>qr</text:p>
          </table:table-cell>
          <table:table-cell table:style-name="ce9" office:value-type="string">
            <text:p>qz</text:p>
          </table:table-cell>
          <table:table-cell table:style-name="ce9" office:value-type="string">
            <text:p>q</text:p>
          </table:table-cell>
          <table:table-cell table:style-name="ce9" office:value-type="string">
            <text:p>norm. I_o</text:p>
          </table:table-cell>
          <table:table-cell table:style-name="ce9" office:value-type="string">
            <text:p>I_c</text:p>
          </table:table-cell>
          <table:table-cell table:style-name="ce9" office:value-type="string">
            <text:p>norm. I_c</text:p>
          </table:table-cell>
          <table:table-cell table:style-name="ce9" office:value-type="string">
            <text:p>norm. |F|</text:p>
          </table:table-cell>
          <table:table-cell table:style-name="ce9" office:value-type="string">
            <text:p>Wack |F|</text:p>
          </table:table-cell>
          <table:table-cell table:style-name="ce2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81">
            <text:p>81</text:p>
          </table:table-cell>
          <table:table-cell table:style-name="ce10" table:number-columns-repeated="4"/>
          <table:table-cell table:style-name="ce8" table:number-columns-repeated="2"/>
          <table:table-cell table:style-name="ce14" table:formula="of:=4*PI()*SIN(0.5*ATAN(([.C5]-[.$C$5])*0.07113/359.3))/1.175" office:value-type="float" office:value="0">
            <text:p>0.0000</text:p>
          </table:table-cell>
          <table:table-cell table:style-name="ce14" table:formula="of:=4*PI()*SIN(0.5*ATAN(([.D5]-[.$D$5])*0.07113/359.3))/1.175" office:value-type="float" office:value="0">
            <text:p>0.0000</text:p>
          </table:table-cell>
          <table:table-cell table:style-name="ce18" table:formula="of:=SQRT([.K5]^2+[.L5]^2)" office:value-type="float" office:value="0">
            <text:p>0.0000</text:p>
          </table:table-cell>
          <table:table-cell table:style-name="ce18"/>
          <table:table-cell table:style-name="ce10" table:number-columns-repeated="4"/>
          <table:table-cell table:style-name="ce26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78">
            <text:p>478</text:p>
          </table:table-cell>
          <table:table-cell table:style-name="ce11" office:value-type="float" office:value="179.6">
            <text:p>179.6</text:p>
          </table:table-cell>
          <table:table-cell table:style-name="ce11" office:value-type="float" office:value="102">
            <text:p>102</text:p>
          </table:table-cell>
          <table:table-cell table:style-name="ce11" office:value-type="string">
            <text:p>469 483; 172 186</text:p>
          </table:table-cell>
          <table:table-cell table:style-name="ce11" office:value-type="float" office:value="2609">
            <text:p>2609</text:p>
          </table:table-cell>
          <table:table-cell table:style-name="ce11" office:value-type="string">
            <text:p>555 569; 171 185</text:p>
          </table:table-cell>
          <table:table-cell table:style-name="ce11" office:value-type="float" office:value="2680">
            <text:p>2680</text:p>
          </table:table-cell>
          <table:table-cell table:style-name="ce11" table:formula="of:=AVERAGE([.G6];[.I6])" office:value-type="float" office:value="2644.5">
            <text:p>2644.5</text:p>
          </table:table-cell>
          <table:table-cell table:style-name="ce15" table:formula="of:=4*PI()*SIN(0.5*ATAN(([.C6]-[.$C$5])*0.07113/359.3))/1.175" office:value-type="float" office:value="-0.0439313650109503">
            <text:p>-0.0439</text:p>
          </table:table-cell>
          <table:table-cell table:style-name="ce16" table:formula="of:=4*PI()*0.9999979/1.175*SQRT(1-(COS(0.5*ATAN(([.D6]-[.$D$5])*0.07113/359.3))/0.999998)^2)" office:value-type="float" office:value="0.102148994506846">
            <text:p>0.1021</text:p>
          </table:table-cell>
          <table:table-cell table:style-name="ce19" table:formula="of:=SQRT([.K6]^2+[.L6]^2)" office:value-type="float" office:value="0.111195242301481">
            <text:p>0.1112</text:p>
          </table:table-cell>
          <table:table-cell table:style-name="ce22" table:formula="of:=[.J6]/[.$J$7]*10000" office:value-type="float" office:value="58.7144760213144">
            <text:p>58.7</text:p>
          </table:table-cell>
          <table:table-cell table:style-name="ce23" table:formula="of:=4*PI()*PI()*ABS([.K6])*[.I6]/1.175/[.L6]" office:value-type="float" office:value="38725.5206782522">
            <text:p>38725.5</text:p>
          </table:table-cell>
          <table:table-cell table:style-name="ce24" table:formula="of:=[.O6]/[.$O$9]*10000" office:value-type="float" office:value="8605.0697204836">
            <text:p>8605.1</text:p>
          </table:table-cell>
          <table:table-cell table:style-name="ce25" table:formula="of:=SQRT([.O6])/SQRT([.$O$7])*100" office:value-type="float" office:value="89.0113826570723">
            <text:p>89.01</text:p>
          </table:table-cell>
          <table:table-cell table:style-name="ce25" office:value-type="float" office:value="60.8">
            <text:p>60.80</text:p>
          </table:table-cell>
          <table:table-cell table:style-name="ce27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185.5">
            <text:p>185.5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513 527; 180 194</text:p>
          </table:table-cell>
          <table:table-cell table:style-name="ce8" office:value-type="float" office:value="450400">
            <text:p>450400</text:p>
          </table:table-cell>
          <table:table-cell table:style-name="ce8"/>
          <table:table-cell table:style-name="ce8"/>
          <table:table-cell table:style-name="ce13" table:formula="of:=AVERAGE([.G7];[.I7])" office:value-type="float" office:value="450400">
            <text:p>450400</text:p>
          </table:table-cell>
          <table:table-cell table:style-name="ce16" table:formula="of:=4*PI()*SIN(0.5*ATAN(([.C7]-[.$C$5])*0.07113/359.3))/1.175" office:value-type="float" office:value="0">
            <text:p>0.0000</text:p>
          </table:table-cell>
          <table:table-cell table:style-name="ce16" table:formula="of:=4*PI()*0.9999979/1.175*SQRT(1-(COS(0.5*ATAN(([.D7]-[.$D$5])*0.07113/359.3))/0.999998)^2)" office:value-type="float" office:value="0.108519501344388">
            <text:p>0.1085</text:p>
          </table:table-cell>
          <table:table-cell table:style-name="ce20" table:formula="of:=SQRT([.K7]^2+[.L7]^2)" office:value-type="float" office:value="0.108519501344388">
            <text:p>0.1085</text:p>
          </table:table-cell>
          <table:table-cell table:style-name="ce22" table:formula="of:=[.J7]/[.$J$7]*10000" office:value-type="float" office:value="10000">
            <text:p>10000.0</text:p>
          </table:table-cell>
          <table:table-cell table:style-name="ce24" table:formula="of:= [.J7]*[.L7]" office:value-type="float" office:value="48877.1834055125">
            <text:p>48877.2</text:p>
          </table:table-cell>
          <table:table-cell table:style-name="ce24" table:formula="of:=[.O7]/[.$O$9]*10000" office:value-type="float" office:value="10860.8370805327">
            <text:p>10860.8</text:p>
          </table:table-cell>
          <table:table-cell table:style-name="ce25" table:formula="of:=SQRT([.O7])/SQRT([.$O$7])*100" office:value-type="float" office:value="100">
            <text:p>100.00</text:p>
          </table:table-cell>
          <table:table-cell table:style-name="ce25" office:value-type="float" office:value="100">
            <text:p>100.00</text:p>
          </table:table-cell>
          <table:table-cell table:style-name="ce28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60">
            <text:p>560</text:p>
          </table:table-cell>
          <table:table-cell table:style-name="ce12" office:value-type="float" office:value="191">
            <text:p>191</text:p>
          </table:table-cell>
          <table:table-cell table:style-name="ce12" office:value-type="float" office:value="102">
            <text:p>102</text:p>
          </table:table-cell>
          <table:table-cell table:style-name="ce12" office:value-type="string">
            <text:p>469 483; 187 201</text:p>
          </table:table-cell>
          <table:table-cell table:style-name="ce12" office:value-type="float" office:value="461.5">
            <text:p>461.5</text:p>
          </table:table-cell>
          <table:table-cell table:style-name="ce12" office:value-type="string">
            <text:p>553 567; 187 201</text:p>
          </table:table-cell>
          <table:table-cell table:style-name="ce12" office:value-type="float" office:value="411.5">
            <text:p>411.5</text:p>
          </table:table-cell>
          <table:table-cell table:style-name="ce12" table:formula="of:=AVERAGE([.G8];[.I8])" office:value-type="float" office:value="436.5">
            <text:p>436.5</text:p>
          </table:table-cell>
          <table:table-cell table:style-name="ce17" table:formula="of:=4*PI()*SIN(0.5*ATAN(([.C8]-[.$C$5])*0.07113/359.3))/1.175" office:value-type="float" office:value="0.0428728295667203">
            <text:p>0.0429</text:p>
          </table:table-cell>
          <table:table-cell table:style-name="ce16" table:formula="of:=4*PI()*0.9999979/1.175*SQRT(1-(COS(0.5*ATAN(([.D8]-[.$D$5])*0.07113/359.3))/0.999998)^2)" office:value-type="float" office:value="0.114445141684347">
            <text:p>0.1144</text:p>
          </table:table-cell>
          <table:table-cell table:style-name="ce21" table:formula="of:=SQRT([.K8]^2+[.L8]^2)" office:value-type="float" office:value="0.122211987833466">
            <text:p>0.1222</text:p>
          </table:table-cell>
          <table:table-cell table:style-name="ce22" table:formula="of:=[.J8]/[.$J$7]*10000" office:value-type="float" office:value="9.69138543516874">
            <text:p>9.7</text:p>
          </table:table-cell>
          <table:table-cell table:style-name="ce23" table:formula="of:=4*PI()*PI()*ABS([.K8])*[.I8]/1.175/[.L8]" office:value-type="float" office:value="5179.36474139918">
            <text:p>5179.4</text:p>
          </table:table-cell>
          <table:table-cell table:style-name="ce24" table:formula="of:=[.O8]/[.$O$9]*10000" office:value-type="float" office:value="1150.88948907493">
            <text:p>1150.9</text:p>
          </table:table-cell>
          <table:table-cell table:style-name="ce25" table:formula="of:=SQRT([.O8])/SQRT([.$O$7])*100" office:value-type="float" office:value="32.5525610705618">
            <text:p>32.55</text:p>
          </table:table-cell>
          <table:table-cell table:style-name="ce25" office:value-type="float" office:value="26.9">
            <text:p>26.90</text:p>
          </table:table-cell>
          <table:table-cell table:style-name="ce2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78">
            <text:p>478</text:p>
          </table:table-cell>
          <table:table-cell table:style-name="ce11" office:value-type="float" office:value="282.5">
            <text:p>282.5</text:p>
          </table:table-cell>
          <table:table-cell table:style-name="ce11" office:value-type="float" office:value="101">
            <text:p>101</text:p>
          </table:table-cell>
          <table:table-cell table:style-name="ce11" office:value-type="string">
            <text:p>469 488; 274 288</text:p>
          </table:table-cell>
          <table:table-cell table:style-name="ce11" office:value-type="float" office:value="6329">
            <text:p>6329</text:p>
          </table:table-cell>
          <table:table-cell table:style-name="ce11" office:value-type="string">
            <text:p>552 571; 274 288</text:p>
          </table:table-cell>
          <table:table-cell table:style-name="ce11" office:value-type="float" office:value="6467">
            <text:p>6467</text:p>
          </table:table-cell>
          <table:table-cell table:style-name="ce11" table:formula="of:=AVERAGE([.G9];[.I9])" office:value-type="float" office:value="6398">
            <text:p>6398</text:p>
          </table:table-cell>
          <table:table-cell table:style-name="ce15" table:formula="of:=4*PI()*SIN(0.5*ATAN(([.C9]-[.$C$5])*0.07113/359.3))/1.175" office:value-type="float" office:value="-0.0439313650109503">
            <text:p>-0.0439</text:p>
          </table:table-cell>
          <table:table-cell table:style-name="ce16" table:formula="of:=4*PI()*0.9999979/1.175*SQRT(1-(COS(0.5*ATAN(([.D9]-[.$D$5])*0.07113/359.3))/0.999998)^2)" office:value-type="float" office:value="0.212107759448115">
            <text:p>0.2121</text:p>
          </table:table-cell>
          <table:table-cell table:style-name="ce19" table:formula="of:=SQRT([.K9]^2+[.L9]^2)" office:value-type="float" office:value="0.216609479131974">
            <text:p>0.2166</text:p>
          </table:table-cell>
          <table:table-cell table:style-name="ce22" table:formula="of:=[.J9]/[.$J$7]*10000" office:value-type="float" office:value="142.051509769094">
            <text:p>142.1</text:p>
          </table:table-cell>
          <table:table-cell table:style-name="ce23" table:formula="of:=4*PI()*PI()*ABS([.K9])*[.I9]/1.175/[.L9]" office:value-type="float" office:value="45003.1457456639">
            <text:p>45003.1</text:p>
          </table:table-cell>
          <table:table-cell table:style-name="ce24" table:formula="of:=[.O9]/[.$O$9]*10000" office:value-type="float" office:value="10000">
            <text:p>10000.0</text:p>
          </table:table-cell>
          <table:table-cell table:style-name="ce25" table:formula="of:=SQRT([.O9])/SQRT([.$O$7])*100" office:value-type="float" office:value="95.9551636540657">
            <text:p>95.96</text:p>
          </table:table-cell>
          <table:table-cell table:style-name="ce25" office:value-type="float" office:value="71.2">
            <text:p>71.20</text:p>
          </table:table-cell>
          <table:table-cell table:style-name="ce27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511 530; 282 296</text:p>
          </table:table-cell>
          <table:table-cell table:style-name="ce8" office:value-type="float" office:value="29390">
            <text:p>29390</text:p>
          </table:table-cell>
          <table:table-cell table:style-name="ce8"/>
          <table:table-cell table:style-name="ce8"/>
          <table:table-cell table:style-name="ce13" table:formula="of:=AVERAGE([.G10];[.I10])" office:value-type="float" office:value="29390">
            <text:p>29390</text:p>
          </table:table-cell>
          <table:table-cell table:style-name="ce16" table:formula="of:=4*PI()*SIN(0.5*ATAN(([.C10]-[.$C$5])*0.07113/359.3))/1.175" office:value-type="float" office:value="0">
            <text:p>0.0000</text:p>
          </table:table-cell>
          <table:table-cell table:style-name="ce16" table:formula="of:=4*PI()*0.9999979/1.175*SQRT(1-(COS(0.5*ATAN(([.D10]-[.$D$5])*0.07113/359.3))/0.999998)^2)" office:value-type="float" office:value="0.217948131648506">
            <text:p>0.2179</text:p>
          </table:table-cell>
          <table:table-cell table:style-name="ce20" table:formula="of:=SQRT([.K10]^2+[.L10]^2)" office:value-type="float" office:value="0.217948131648506">
            <text:p>0.2179</text:p>
          </table:table-cell>
          <table:table-cell table:style-name="ce22" table:formula="of:=[.J10]/[.$J$7]*10000" office:value-type="float" office:value="652.53108348135">
            <text:p>652.5</text:p>
          </table:table-cell>
          <table:table-cell table:style-name="ce24" table:formula="of:= [.J10]*[.L10]" office:value-type="float" office:value="6405.4955891496">
            <text:p>6405.5</text:p>
          </table:table-cell>
          <table:table-cell table:style-name="ce24" table:formula="of:=[.O10]/[.$O$9]*10000" office:value-type="float" office:value="1423.34396474202">
            <text:p>1423.3</text:p>
          </table:table-cell>
          <table:table-cell table:style-name="ce25" table:formula="of:=SQRT([.O10])/SQRT([.$O$7])*100" office:value-type="float" office:value="36.2012263221422">
            <text:p>36.20</text:p>
          </table:table-cell>
          <table:table-cell table:style-name="ce25" office:value-type="float" office:value="39.7">
            <text:p>39.70</text:p>
          </table:table-cell>
          <table:table-cell table:style-name="ce2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61">
            <text:p>561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101">
            <text:p>101</text:p>
          </table:table-cell>
          <table:table-cell table:style-name="ce12" office:value-type="string">
            <text:p>470 489; 289 303</text:p>
          </table:table-cell>
          <table:table-cell table:style-name="ce12" office:value-type="float" office:value="2292">
            <text:p>2292</text:p>
          </table:table-cell>
          <table:table-cell table:style-name="ce12" office:value-type="string">
            <text:p>550 569; 289 303</text:p>
          </table:table-cell>
          <table:table-cell table:style-name="ce12" office:value-type="float" office:value="2344">
            <text:p>2344</text:p>
          </table:table-cell>
          <table:table-cell table:style-name="ce12" table:formula="of:=AVERAGE([.G11];[.I11])" office:value-type="float" office:value="2318">
            <text:p>2318</text:p>
          </table:table-cell>
          <table:table-cell table:style-name="ce17" table:formula="of:=4*PI()*SIN(0.5*ATAN(([.C11]-[.$C$5])*0.07113/359.3))/1.175" office:value-type="float" office:value="0.0439313650109503">
            <text:p>0.0439</text:p>
          </table:table-cell>
          <table:table-cell table:style-name="ce16" table:formula="of:=4*PI()*0.9999979/1.175*SQRT(1-(COS(0.5*ATAN(([.D11]-[.$D$5])*0.07113/359.3))/0.999998)^2)" office:value-type="float" office:value="0.224317079463268">
            <text:p>0.2243</text:p>
          </table:table-cell>
          <table:table-cell table:style-name="ce21" table:formula="of:=SQRT([.K11]^2+[.L11]^2)" office:value-type="float" office:value="0.228578470050561">
            <text:p>0.2286</text:p>
          </table:table-cell>
          <table:table-cell table:style-name="ce22" table:formula="of:=[.J11]/[.$J$7]*10000" office:value-type="float" office:value="51.4653641207815">
            <text:p>51.5</text:p>
          </table:table-cell>
          <table:table-cell table:style-name="ce23" table:formula="of:=4*PI()*PI()*ABS([.K11])*[.I11]/1.175/[.L11]" office:value-type="float" office:value="15423.8159115444">
            <text:p>15423.8</text:p>
          </table:table-cell>
          <table:table-cell table:style-name="ce24" table:formula="of:=[.O11]/[.$O$9]*10000" office:value-type="float" office:value="3427.27506177287">
            <text:p>3427.3</text:p>
          </table:table-cell>
          <table:table-cell table:style-name="ce25" table:formula="of:=SQRT([.O11])/SQRT([.$O$7])*100" office:value-type="float" office:value="56.1749676395177">
            <text:p>56.17</text:p>
          </table:table-cell>
          <table:table-cell table:style-name="ce25" office:value-type="float" office:value="33.9">
            <text:p>33.90</text:p>
          </table:table-cell>
          <table:table-cell table:style-name="ce29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467 486; 378 392</text:p>
          </table:table-cell>
          <table:table-cell table:style-name="ce8" office:value-type="float" office:value="3737">
            <text:p>3737</text:p>
          </table:table-cell>
          <table:table-cell table:style-name="ce8" office:value-type="string">
            <text:p>557 572; 378 392</text:p>
          </table:table-cell>
          <table:table-cell table:style-name="ce8" office:value-type="float" office:value="4057">
            <text:p>4057</text:p>
          </table:table-cell>
          <table:table-cell table:style-name="ce13" table:formula="of:=AVERAGE([.G12];[.I12])" office:value-type="float" office:value="3897">
            <text:p>3897</text:p>
          </table:table-cell>
          <table:table-cell table:style-name="ce16" table:formula="of:=4*PI()*SIN(0.5*ATAN(([.C12]-[.$C$5])*0.07113/359.3))/1.175" office:value-type="float" office:value="-0.0439313650109503">
            <text:p>-0.0439</text:p>
          </table:table-cell>
          <table:table-cell table:style-name="ce16" table:formula="of:=4*PI()*0.9999979/1.175*SQRT(1-(COS(0.5*ATAN(([.D12]-[.$D$5])*0.07113/359.3))/0.999998)^2)" office:value-type="float" office:value="0.320669935049335">
            <text:p>0.3207</text:p>
          </table:table-cell>
          <table:table-cell table:style-name="ce20" table:formula="of:=SQRT([.K12]^2+[.L12]^2)" office:value-type="float" office:value="0.323665216043167">
            <text:p>0.3237</text:p>
          </table:table-cell>
          <table:table-cell table:style-name="ce22" table:formula="of:=[.J12]/[.$J$7]*10000" office:value-type="float" office:value="86.5230905861457">
            <text:p>86.5</text:p>
          </table:table-cell>
          <table:table-cell table:style-name="ce23" table:formula="of:=4*PI()*PI()*ABS([.K12])*[.I12]/1.175/[.L12]" office:value-type="float" office:value="18674.2570100216">
            <text:p>18674.3</text:p>
          </table:table-cell>
          <table:table-cell table:style-name="ce24" table:formula="of:=[.O12]/[.$O$9]*10000" office:value-type="float" office:value="4149.54481528015">
            <text:p>4149.5</text:p>
          </table:table-cell>
          <table:table-cell table:style-name="ce25" table:formula="of:=SQRT([.O12])/SQRT([.$O$7])*100" office:value-type="float" office:value="61.8113999821199">
            <text:p>61.81</text:p>
          </table:table-cell>
          <table:table-cell table:style-name="ce25" office:value-type="float" office:value="44.2">
            <text:p>44.20</text:p>
          </table:table-cell>
          <table:table-cell table:style-name="ce2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19.5">
            <text:p>519.5</text:p>
          </table:table-cell>
          <table:table-cell table:style-name="ce12" office:value-type="float" office:value="391">
            <text:p>391</text:p>
          </table:table-cell>
          <table:table-cell table:style-name="ce12" office:value-type="float" office:value="101">
            <text:p>101</text:p>
          </table:table-cell>
          <table:table-cell table:style-name="ce12" office:value-type="string">
            <text:p>510 529; 384 398</text:p>
          </table:table-cell>
          <table:table-cell table:style-name="ce12" office:value-type="float" office:value="3961">
            <text:p>3961</text:p>
          </table:table-cell>
          <table:table-cell table:style-name="ce12"/>
          <table:table-cell table:style-name="ce12"/>
          <table:table-cell table:style-name="ce12" table:formula="of:=AVERAGE([.G13];[.I13])" office:value-type="float" office:value="3961">
            <text:p>3961</text:p>
          </table:table-cell>
          <table:table-cell table:style-name="ce17" table:formula="of:=4*PI()*SIN(0.5*ATAN(([.C13]-[.$C$5])*0.07113/359.3))/1.175" office:value-type="float" office:value="0">
            <text:p>0.0000</text:p>
          </table:table-cell>
          <table:table-cell table:style-name="ce16" table:formula="of:=4*PI()*0.9999979/1.175*SQRT(1-(COS(0.5*ATAN(([.D13]-[.$D$5])*0.07113/359.3))/0.999998)^2)" office:value-type="float" office:value="0.327009111121913">
            <text:p>0.3270</text:p>
          </table:table-cell>
          <table:table-cell table:style-name="ce21" table:formula="of:=SQRT([.K13]^2+[.L13]^2)" office:value-type="float" office:value="0.327009111121913">
            <text:p>0.3270</text:p>
          </table:table-cell>
          <table:table-cell table:style-name="ce22" table:formula="of:=[.J13]/[.$J$7]*10000" office:value-type="float" office:value="87.9440497335701">
            <text:p>87.9</text:p>
          </table:table-cell>
          <table:table-cell table:style-name="ce24" table:formula="of:= [.J13]*[.L13]" office:value-type="float" office:value="1295.2830891539">
            <text:p>1295.3</text:p>
          </table:table-cell>
          <table:table-cell table:style-name="ce24" table:formula="of:=[.O13]/[.$O$9]*10000" office:value-type="float" office:value="287.820566249794">
            <text:p>287.8</text:p>
          </table:table-cell>
          <table:table-cell table:style-name="ce25" table:formula="of:=SQRT([.O13])/SQRT([.$O$7])*100" office:value-type="float" office:value="16.2790576854065">
            <text:p>16.28</text:p>
          </table:table-cell>
          <table:table-cell table:style-name="ce25" office:value-type="float" office:value="12">
            <text:p>12.00</text:p>
          </table:table-cell>
          <table:table-cell table:style-name="ce29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19.5">
            <text:p>519.5</text:p>
          </table:table-cell>
          <table:table-cell table:style-name="ce12" office:value-type="float" office:value="494">
            <text:p>494</text:p>
          </table:table-cell>
          <table:table-cell table:style-name="ce12" office:value-type="float" office:value="100.5">
            <text:p>100.5</text:p>
          </table:table-cell>
          <table:table-cell table:style-name="ce12" office:value-type="string">
            <text:p>505 534; 486 500</text:p>
          </table:table-cell>
          <table:table-cell table:style-name="ce12" office:value-type="float" office:value="5945">
            <text:p>5945</text:p>
          </table:table-cell>
          <table:table-cell table:style-name="ce12"/>
          <table:table-cell table:style-name="ce12"/>
          <table:table-cell table:style-name="ce12" table:formula="of:=AVERAGE([.G14];[.I14])" office:value-type="float" office:value="5945">
            <text:p>5945</text:p>
          </table:table-cell>
          <table:table-cell table:style-name="ce17" table:formula="of:=4*PI()*SIN(0.5*ATAN(([.C14]-[.$C$5])*0.07113/359.3))/1.175" office:value-type="float" office:value="0">
            <text:p>0.0000</text:p>
          </table:table-cell>
          <table:table-cell table:style-name="ce16" table:formula="of:=4*PI()*0.9999979/1.175*SQRT(1-(COS(0.5*ATAN(([.D14]-[.$D$5])*0.07113/359.3))/0.999998)^2)" office:value-type="float" office:value="0.435591360207019">
            <text:p>0.4356</text:p>
          </table:table-cell>
          <table:table-cell table:style-name="ce21" table:formula="of:=SQRT([.K14]^2+[.L14]^2)" office:value-type="float" office:value="0.435591360207019">
            <text:p>0.4356</text:p>
          </table:table-cell>
          <table:table-cell table:style-name="ce22" table:formula="of:=[.J14]/[.$J$7]*10000" office:value-type="float" office:value="131.99378330373">
            <text:p>132.0</text:p>
          </table:table-cell>
          <table:table-cell table:style-name="ce24" table:formula="of:= [.J14]*[.L14]" office:value-type="float" office:value="2589.59063643073">
            <text:p>2589.6</text:p>
          </table:table-cell>
          <table:table-cell table:style-name="ce24" table:formula="of:=[.O14]/[.$O$9]*10000" office:value-type="float" office:value="575.424360569336">
            <text:p>575.4</text:p>
          </table:table-cell>
          <table:table-cell table:style-name="ce25" table:formula="of:=SQRT([.O14])/SQRT([.$O$7])*100" office:value-type="float" office:value="23.0177289888664">
            <text:p>23.02</text:p>
          </table:table-cell>
          <table:table-cell table:style-name="ce25"/>
          <table:table-cell table:style-name="ce29"/>
        </table:table-row>
        <table:table-row table:style-name="ro1">
          <table:table-cell office:value-type="string">
            <text:p>bkgd: subtract this value from the raw (or rotated) data</text:p>
          </table:table-cell>
          <table:table-cell table:number-columns-repeated="18"/>
        </table:table-row>
        <table:table-row table:style-name="ro2">
          <table:table-cell office:value-type="string">
            <text:p>box: define the size and placement of a box, command entered was “box1 (x2-x1+1) (y2-y1+1)”</text:p>
          </table:table-cell>
          <table:table-cell table:number-columns-repeated="18"/>
        </table:table-row>
        <table:table-row table:style-name="ro2">
          <table:table-cell office:value-type="string">
            <text:p>I (sum): the integrated intensity reported by box1 command above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7" office:value-type="string">
            <text:p>FWHM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px</text:p>
          </table:table-cell>
          <table:table-cell table:style-name="ce9" office:value-type="string">
            <text:p>pz</text:p>
          </table:table-cell>
          <table:table-cell table:style-name="ce9" office:value-type="string">
            <text:p>bkgd</text:p>
          </table:table-cell>
          <table:table-cell table:style-name="ce9" office:value-type="string">
            <text:p>box (x1 x2; y1 y2); L</text:p>
          </table:table-cell>
          <table:table-cell table:style-name="ce9" office:value-type="string">
            <text:p>I (sum); L</text:p>
          </table:table-cell>
          <table:table-cell table:style-name="ce9" office:value-type="string">
            <text:p>box (x1 x2; y1 y2); R</text:p>
          </table:table-cell>
          <table:table-cell table:style-name="ce9" office:value-type="string">
            <text:p>I (sum); R</text:p>
          </table:table-cell>
          <table:table-cell table:style-name="ce9" office:value-type="string">
            <text:p>I (avg)</text:p>
          </table:table-cell>
          <table:table-cell table:style-name="ce9" office:value-type="string">
            <text:p>qr</text:p>
          </table:table-cell>
          <table:table-cell table:style-name="ce9" office:value-type="string">
            <text:p>qz</text:p>
          </table:table-cell>
          <table:table-cell table:style-name="ce9" office:value-type="string">
            <text:p>q</text:p>
          </table:table-cell>
          <table:table-cell table:style-name="ce9"/>
          <table:table-cell table:style-name="ce9" office:value-type="string">
            <text:p>corrected I</text:p>
          </table:table-cell>
          <table:table-cell table:style-name="ce9"/>
          <table:table-cell table:style-name="ce9" office:value-type="string">
            <text:p>norm. |F|</text:p>
          </table:table-cell>
          <table:table-cell table:style-name="ce9"/>
          <table:table-cell table:style-name="ce26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185.5">
            <text:p>185.5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518 521; 184 187</text:p>
          </table:table-cell>
          <table:table-cell table:style-name="ce8" office:value-type="float" office:value="235400">
            <text:p>235400</text:p>
          </table:table-cell>
          <table:table-cell table:style-name="ce8"/>
          <table:table-cell table:style-name="ce8"/>
          <table:table-cell table:style-name="ce13" table:formula="of:=AVERAGE([.G21];[.I21])" office:value-type="float" office:value="235400">
            <text:p>235400</text:p>
          </table:table-cell>
          <table:table-cell table:style-name="ce16" table:formula="of:=4*PI()*SIN(0.5*ATAN(([.C21]-[.$C$5])*0.07113/359.3))/1.175" office:value-type="float" office:value="0">
            <text:p>0.0000</text:p>
          </table:table-cell>
          <table:table-cell table:style-name="ce16" table:formula="of:=4*PI()*SIN(0.5*ATAN(([.D21]-[.$D$5])*0.07113/359.3))/1.175" office:value-type="float" office:value="0.110607403216968">
            <text:p>0.1106</text:p>
          </table:table-cell>
          <table:table-cell table:style-name="ce20" table:formula="of:=SQRT([.K21]^2+[.L21]^2)" office:value-type="float" office:value="0.110607403216968">
            <text:p>0.1106</text:p>
          </table:table-cell>
          <table:table-cell table:style-name="ce20"/>
          <table:table-cell table:style-name="ce24" table:formula="of:= [.L21]*[.G21]" office:value-type="float" office:value="26036.9827172743">
            <text:p>26037.0</text:p>
          </table:table-cell>
          <table:table-cell table:style-name="ce24"/>
          <table:table-cell table:style-name="ce24" table:formula="of:=SQRT([.O21])/SQRT([.$O$21])*100" office:value-type="float" office:value="100">
            <text:p>100.0</text:p>
          </table:table-cell>
          <table:table-cell table:style-name="ce24"/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517 522; 287 290</text:p>
          </table:table-cell>
          <table:table-cell table:style-name="ce8" office:value-type="float" office:value="13600">
            <text:p>13600</text:p>
          </table:table-cell>
          <table:table-cell table:style-name="ce8"/>
          <table:table-cell table:style-name="ce8"/>
          <table:table-cell table:style-name="ce13" table:formula="of:=AVERAGE([.G22];[.I22])" office:value-type="float" office:value="13600">
            <text:p>13600</text:p>
          </table:table-cell>
          <table:table-cell table:style-name="ce16" table:formula="of:=4*PI()*SIN(0.5*ATAN(([.C22]-[.$C$5])*0.07113/359.3))/1.175" office:value-type="float" office:value="0">
            <text:p>0.0000</text:p>
          </table:table-cell>
          <table:table-cell table:style-name="ce16" table:formula="of:=4*PI()*SIN(0.5*ATAN(([.D22]-[.$D$5])*0.07113/359.3))/1.175" office:value-type="float" office:value="0.218995229876041">
            <text:p>0.2190</text:p>
          </table:table-cell>
          <table:table-cell table:style-name="ce20" table:formula="of:=SQRT([.K22]^2+[.L22]^2)" office:value-type="float" office:value="0.218995229876041">
            <text:p>0.2190</text:p>
          </table:table-cell>
          <table:table-cell table:style-name="ce20"/>
          <table:table-cell table:style-name="ce24" table:formula="of:= [.L22]*[.G22]" office:value-type="float" office:value="2978.33512631416">
            <text:p>2978.3</text:p>
          </table:table-cell>
          <table:table-cell table:style-name="ce24"/>
          <table:table-cell table:style-name="ce24" table:formula="of:=SQRT([.O22])/SQRT([.$O$21])*100" office:value-type="float" office:value="33.8213901562477">
            <text:p>33.8</text:p>
          </table:table-cell>
          <table:table-cell table:style-name="ce24"/>
          <table:table-cell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5"/>
          <table:table-cell table:style-name="ce8"/>
          <table:table-cell table:number-columns-repeated="13"/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083 fu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row table:style-name="ro1">
          <table:table-cell table:style-name="ce1" office:value-type="string" table:number-columns-spanned="11" table:number-rows-spanned="1">
            <text:p>Ripple_083_cz.tif; S2 = 359.3; wavelength = 1.175; pixel size = 0.07113</text:p>
          </table:table-cell>
          <table:covered-table-cell table:number-columns-repeated="10"/>
          <table:table-cell table:number-columns-repeated="6"/>
        </table:table-row>
        <table:table-row table:style-name="ro2">
          <table:table-cell table:number-columns-repeated="17"/>
        </table:table-row>
        <table:table-row table:style-name="ro1">
          <table:table-cell office:value-type="string" table:number-columns-spanned="6" table:number-rows-spanned="1">
            <text:p>After rotateMData i 519 81 -0.008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px</text:p>
          </table:table-cell>
          <table:table-cell table:style-name="ce9" office:value-type="string">
            <text:p>pz</text:p>
          </table:table-cell>
          <table:table-cell table:style-name="ce9" office:value-type="string">
            <text:p>bkgd</text:p>
          </table:table-cell>
          <table:table-cell table:style-name="ce9" office:value-type="string">
            <text:p>box (x1 x2; y1 y2); L</text:p>
          </table:table-cell>
          <table:table-cell table:style-name="ce9" office:value-type="string">
            <text:p>I (sum); L</text:p>
          </table:table-cell>
          <table:table-cell table:style-name="ce9" office:value-type="string">
            <text:p>box (x1 x2; y1 y2); R</text:p>
          </table:table-cell>
          <table:table-cell table:style-name="ce9" office:value-type="string">
            <text:p>I (sum); R</text:p>
          </table:table-cell>
          <table:table-cell table:style-name="ce9" office:value-type="string">
            <text:p>I (avg)</text:p>
          </table:table-cell>
          <table:table-cell table:style-name="ce9" office:value-type="string">
            <text:p>qr</text:p>
          </table:table-cell>
          <table:table-cell table:style-name="ce9" office:value-type="string">
            <text:p>qz</text:p>
          </table:table-cell>
          <table:table-cell table:style-name="ce9" office:value-type="string">
            <text:p>q</text:p>
          </table:table-cell>
          <table:table-cell table:style-name="ce9" office:value-type="string">
            <text:p>I_c</text:p>
          </table:table-cell>
          <table:table-cell table:style-name="ce26" office:value-type="string">
            <text:p>norm. I_c</text:p>
          </table:table-cell>
          <table:table-cell/>
          <table:table-cell table:style-name="ce37" office:value-type="string">
            <text:p>rotation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81">
            <text:p>81</text:p>
          </table:table-cell>
          <table:table-cell table:style-name="ce10" table:number-columns-repeated="4"/>
          <table:table-cell table:style-name="ce31" table:number-columns-repeated="2"/>
          <table:table-cell table:style-name="ce32" table:formula="of:=4*PI()*SIN(0.5*ATAN(([.C5]-[.$C$5])*0.07113/359.3))/1.175" office:value-type="float" office:value="0">
            <text:p>0.0000</text:p>
          </table:table-cell>
          <table:table-cell table:style-name="ce32" table:formula="of:=4*PI()*SIN(0.5*ATAN(([.D5]-[.$D$5])*0.07113/359.3))/1.175" office:value-type="float" office:value="0">
            <text:p>0.0000</text:p>
          </table:table-cell>
          <table:table-cell table:style-name="ce18" table:formula="of:=SQRT([.K5]^2+[.L5]^2)" office:value-type="float" office:value="0">
            <text:p>0.0000</text:p>
          </table:table-cell>
          <table:table-cell table:style-name="ce10"/>
          <table:table-cell table:style-name="ce26"/>
          <table:table-cell/>
          <table:table-cell table:style-name="ce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78">
            <text:p>478</text:p>
          </table:table-cell>
          <table:table-cell table:style-name="ce11" office:value-type="float" office:value="179.5">
            <text:p>179.5</text:p>
          </table:table-cell>
          <table:table-cell table:style-name="ce11" office:value-type="float" office:value="115">
            <text:p>115</text:p>
          </table:table-cell>
          <table:table-cell table:style-name="ce11" office:value-type="string">
            <text:p>471 485; 173 187</text:p>
          </table:table-cell>
          <table:table-cell table:style-name="ce11" office:value-type="float" office:value="16150">
            <text:p>16150</text:p>
          </table:table-cell>
          <table:table-cell table:style-name="ce11" office:value-type="string">
            <text:p>555 569; 172 186</text:p>
          </table:table-cell>
          <table:table-cell table:style-name="ce11" office:value-type="float" office:value="15330">
            <text:p>15330</text:p>
          </table:table-cell>
          <table:table-cell table:style-name="ce11" table:formula="of:=AVERAGE([.G6];[.I6])" office:value-type="float" office:value="15740">
            <text:p>15740</text:p>
          </table:table-cell>
          <table:table-cell table:style-name="ce15" table:formula="of:=4*PI()*SIN(0.5*ATAN(([.C6]-[.$C$5])*0.07113/359.3))/1.175" office:value-type="float" office:value="-0.0439313650109503">
            <text:p>-0.0439</text:p>
          </table:table-cell>
          <table:table-cell table:style-name="ce16" table:formula="of:=4*PI()*0.9999979/1.175*SQRT(1-(COS(0.5*ATAN(([.D6]-[.$D$5])*0.07113/359.3))/0.999998)^2)" office:value-type="float" office:value="0.102040881086611">
            <text:p>0.1020</text:p>
          </table:table-cell>
          <table:table-cell table:style-name="ce19" table:formula="of:=SQRT([.K6]^2+[.L6]^2)" office:value-type="float" office:value="0.111095932619773">
            <text:p>0.1111</text:p>
          </table:table-cell>
          <table:table-cell table:style-name="ce23" table:formula="of:=4*PI()*PI()*ABS([.K6])*[.J6]/1.175/[.L6]" office:value-type="float" office:value="227681.160221659">
            <text:p>227681.2</text:p>
          </table:table-cell>
          <table:table-cell table:style-name="ce36" table:formula="of:=[.N6]/[.$N$10]*10000" office:value-type="float" office:value="7299.28762236442">
            <text:p>7299.3</text:p>
          </table:table-cell>
          <table:table-cell/>
          <table:table-cell table:style-name="ce38" table:formula="of:=([.C6]-[.$C$5])/([.D6]-[.$D$5])" office:value-type="float" office:value="-0.421319796954315">
            <text:p>-0.4213</text:p>
          </table:table-cell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185.5">
            <text:p>185.5</text:p>
          </table:table-cell>
          <table:table-cell table:style-name="ce8" office:value-type="float" office:value="115">
            <text:p>115</text:p>
          </table:table-cell>
          <table:table-cell table:style-name="ce8" office:value-type="string">
            <text:p>450400x7 (082)</text:p>
          </table:table-cell>
          <table:table-cell table:style-name="ce8" table:formula="of:=450400*7" office:value-type="float" office:value="3152800">
            <text:p>3152800</text:p>
          </table:table-cell>
          <table:table-cell table:style-name="ce8"/>
          <table:table-cell table:style-name="ce8"/>
          <table:table-cell table:style-name="ce13" table:formula="of:=AVERAGE([.G7];[.I7])" office:value-type="float" office:value="3152800">
            <text:p>3152800</text:p>
          </table:table-cell>
          <table:table-cell table:style-name="ce16" table:formula="of:=4*PI()*SIN(0.5*ATAN(([.C7]-[.$C$5])*0.07113/359.3))/1.175" office:value-type="float" office:value="0">
            <text:p>0.0000</text:p>
          </table:table-cell>
          <table:table-cell table:style-name="ce16" table:formula="of:=4*PI()*0.9999979/1.175*SQRT(1-(COS(0.5*ATAN(([.D7]-[.$D$5])*0.07113/359.3))/0.999998)^2)" office:value-type="float" office:value="0.108519501344388">
            <text:p>0.1085</text:p>
          </table:table-cell>
          <table:table-cell table:style-name="ce20" table:formula="of:=SQRT([.K7]^2+[.L7]^2)" office:value-type="float" office:value="0.108519501344388">
            <text:p>0.1085</text:p>
          </table:table-cell>
          <table:table-cell table:style-name="ce24" table:formula="of:= [.L7]*[.J7]" office:value-type="float" office:value="342140.283838588">
            <text:p>342140.3</text:p>
          </table:table-cell>
          <table:table-cell table:style-name="ce36" table:formula="of:=[.N7]/[.$N$10]*10000" office:value-type="float" office:value="10968.7614754946">
            <text:p>10968.8</text:p>
          </table:table-cell>
          <table:table-cell/>
          <table:table-cell table:style-name="ce38" table:formula="of:=([.C7]-[.$C$5])/([.D7]-[.$D$5])" office:value-type="float" office:value="0">
            <text:p>0.0000</text:p>
          </table:table-cell>
        </table:table-row>
        <table:table-row table:style-name="ro2">
          <table:table-cell table:style-name="ce6"/>
          <table:table-cell table:style-name="ce12" office:value-type="float" office:value="1">
            <text:p>1</text:p>
          </table:table-cell>
          <table:table-cell table:style-name="ce12" office:value-type="float" office:value="560.5">
            <text:p>560.5</text:p>
          </table:table-cell>
          <table:table-cell table:style-name="ce12" office:value-type="float" office:value="191.2">
            <text:p>191.2</text:p>
          </table:table-cell>
          <table:table-cell table:style-name="ce12" office:value-type="float" office:value="115">
            <text:p>115</text:p>
          </table:table-cell>
          <table:table-cell table:style-name="ce12" office:value-type="string">
            <text:p>472 486; 187 201</text:p>
          </table:table-cell>
          <table:table-cell table:style-name="ce12" office:value-type="float" office:value="3948">
            <text:p>3948</text:p>
          </table:table-cell>
          <table:table-cell table:style-name="ce12" office:value-type="string">
            <text:p>554 568; 187 201</text:p>
          </table:table-cell>
          <table:table-cell table:style-name="ce12" office:value-type="float" office:value="3762">
            <text:p>3762</text:p>
          </table:table-cell>
          <table:table-cell table:style-name="ce12" table:formula="of:=AVERAGE([.G8];[.I8])" office:value-type="float" office:value="3855">
            <text:p>3855</text:p>
          </table:table-cell>
          <table:table-cell table:style-name="ce17" table:formula="of:=4*PI()*SIN(0.5*ATAN(([.C8]-[.$C$5])*0.07113/359.3))/1.175" office:value-type="float" office:value="0.0434020977671829">
            <text:p>0.0434</text:p>
          </table:table-cell>
          <table:table-cell table:style-name="ce16" table:formula="of:=4*PI()*0.9999979/1.175*SQRT(1-(COS(0.5*ATAN(([.D8]-[.$D$5])*0.07113/359.3))/0.999998)^2)" office:value-type="float" office:value="0.114660408648523">
            <text:p>0.1147</text:p>
          </table:table-cell>
          <table:table-cell table:style-name="ce21" table:formula="of:=SQRT([.K8]^2+[.L8]^2)" office:value-type="float" office:value="0.122599964934899">
            <text:p>0.1226</text:p>
          </table:table-cell>
          <table:table-cell table:style-name="ce33" table:formula="of:=4*PI()*PI()*ABS([.K8])*[.J8]/1.175/[.L8]" office:value-type="float" office:value="49027.9221862615">
            <text:p>49027.9</text:p>
          </table:table-cell>
          <table:table-cell table:style-name="ce36" table:formula="of:=[.N8]/[.$N$10]*10000" office:value-type="float" office:value="1571.7984975833">
            <text:p>1571.8</text:p>
          </table:table-cell>
          <table:table-cell/>
          <table:table-cell table:style-name="ce38" table:formula="of:=([.C8]-[.$C$5])/([.D8]-[.$D$5])" office:value-type="float" office:value="0.372050816696915">
            <text:p>0.372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5">
            <text:p>435</text:p>
          </table:table-cell>
          <table:table-cell table:style-name="ce11" office:value-type="float" office:value="276">
            <text:p>276</text:p>
          </table:table-cell>
          <table:table-cell table:style-name="ce11" office:value-type="float" office:value="102">
            <text:p>102</text:p>
          </table:table-cell>
          <table:table-cell table:style-name="ce11" office:value-type="string">
            <text:p>514 528; 290 304</text:p>
          </table:table-cell>
          <table:table-cell table:style-name="ce11" office:value-type="float" office:value="1292">
            <text:p>1292</text:p>
          </table:table-cell>
          <table:table-cell table:style-name="ce11"/>
          <table:table-cell table:style-name="ce11"/>
          <table:table-cell table:style-name="ce11" table:formula="of:=AVERAGE([.G9];[.I9])" office:value-type="float" office:value="1292">
            <text:p>1292</text:p>
          </table:table-cell>
          <table:table-cell table:style-name="ce15" table:formula="of:=4*PI()*SIN(0.5*ATAN(([.C9]-[.$C$5])*0.07113/359.3))/1.175" office:value-type="float" office:value="-0.0894434894003353">
            <text:p>-0.0894</text:p>
          </table:table-cell>
          <table:table-cell table:style-name="ce16" table:formula="of:=4*PI()*0.9999979/1.175*SQRT(1-(COS(0.5*ATAN(([.D9]-[.$D$5])*0.07113/359.3))/0.999998)^2)" office:value-type="float" office:value="0.205202667415832">
            <text:p>0.2052</text:p>
          </table:table-cell>
          <table:table-cell table:style-name="ce19" table:formula="of:=SQRT([.K9]^2+[.L9]^2)" office:value-type="float" office:value="0.223848771519257">
            <text:p>0.2238</text:p>
          </table:table-cell>
          <table:table-cell table:style-name="ce23" table:formula="of:=4*PI()*PI()*ABS([.K9])*[.J9]/1.175/[.L9]" office:value-type="float" office:value="18921.2627091672">
            <text:p>18921.3</text:p>
          </table:table-cell>
          <table:table-cell table:style-name="ce36" table:formula="of:=[.N9]/[.$N$10]*10000" office:value-type="float" office:value="606.601523630989">
            <text:p>606.6</text:p>
          </table:table-cell>
          <table:table-cell/>
          <table:table-cell table:style-name="ce38" table:formula="of:=([.C9]-[.$C$5])/([.D9]-[.$D$5])" office:value-type="float" office:value="-0.433333333333333">
            <text:p>-0.4333</text:p>
          </table:table-cell>
        </table:table-row>
        <table:table-row table:style-name="ro2">
          <table:table-cell table:style-name="ce5"/>
          <table:table-cell table:style-name="ce8" office:value-type="float" office:value="-1">
            <text:p>-1</text:p>
          </table:table-cell>
          <table:table-cell table:style-name="ce8" office:value-type="float" office:value="477.5">
            <text:p>477.5</text:p>
          </table:table-cell>
          <table:table-cell table:style-name="ce8" office:value-type="float" office:value="282.5">
            <text:p>282.5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509 528; 278 292</text:p>
          </table:table-cell>
          <table:table-cell table:style-name="ce8" office:value-type="float" office:value="44290">
            <text:p>44290</text:p>
          </table:table-cell>
          <table:table-cell table:style-name="ce8"/>
          <table:table-cell table:style-name="ce8"/>
          <table:table-cell table:style-name="ce13" table:formula="of:=AVERAGE([.G10];[.I10])" office:value-type="float" office:value="44290">
            <text:p>44290</text:p>
          </table:table-cell>
          <table:table-cell table:style-name="ce16" table:formula="of:=4*PI()*SIN(0.5*ATAN(([.C10]-[.$C$5])*0.07113/359.3))/1.175" office:value-type="float" office:value="-0.044460631286359">
            <text:p>-0.0445</text:p>
          </table:table-cell>
          <table:table-cell table:style-name="ce16" table:formula="of:=4*PI()*0.9999979/1.175*SQRT(1-(COS(0.5*ATAN(([.D10]-[.$D$5])*0.07113/359.3))/0.999998)^2)" office:value-type="float" office:value="0.212107759448115">
            <text:p>0.2121</text:p>
          </table:table-cell>
          <table:table-cell table:style-name="ce20" table:formula="of:=SQRT([.K10]^2+[.L10]^2)" office:value-type="float" office:value="0.216717441274303">
            <text:p>0.2167</text:p>
          </table:table-cell>
          <table:table-cell table:style-name="ce34" table:formula="of:=4*PI()*PI()*ABS([.K10])*[.J10]/1.175/[.L10]" office:value-type="float" office:value="311922.439559804">
            <text:p>311922.4</text:p>
          </table:table-cell>
          <table:table-cell table:style-name="ce36" table:formula="of:=[.N10]/[.$N$10]*10000" office:value-type="float" office:value="10000">
            <text:p>10000.0</text:p>
          </table:table-cell>
          <table:table-cell/>
          <table:table-cell table:style-name="ce38" table:formula="of:=([.C10]-[.$C$5])/([.D10]-[.$D$5])" office:value-type="float" office:value="-0.208436724565757">
            <text:p>-0.2084</text:p>
          </table:table-cell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510 529; 281 295</text:p>
          </table:table-cell>
          <table:table-cell table:style-name="ce8" office:value-type="float" office:value="230800">
            <text:p>230800</text:p>
          </table:table-cell>
          <table:table-cell table:style-name="ce8"/>
          <table:table-cell table:style-name="ce8"/>
          <table:table-cell table:style-name="ce13" table:formula="of:=AVERAGE([.G11];[.I11])" office:value-type="float" office:value="230800">
            <text:p>230800</text:p>
          </table:table-cell>
          <table:table-cell table:style-name="ce16" table:formula="of:=4*PI()*SIN(0.5*ATAN(([.C11]-[.$C$5])*0.07113/359.3))/1.175" office:value-type="float" office:value="0">
            <text:p>0.0000</text:p>
          </table:table-cell>
          <table:table-cell table:style-name="ce16" table:formula="of:=4*PI()*0.9999979/1.175*SQRT(1-(COS(0.5*ATAN(([.D11]-[.$D$5])*0.07113/359.3))/0.999998)^2)" office:value-type="float" office:value="0.217948131648506">
            <text:p>0.2179</text:p>
          </table:table-cell>
          <table:table-cell table:style-name="ce20" table:formula="of:=SQRT([.K11]^2+[.L11]^2)" office:value-type="float" office:value="0.217948131648506">
            <text:p>0.2179</text:p>
          </table:table-cell>
          <table:table-cell table:style-name="ce24" table:formula="of:= [.L11]*[.J11]" office:value-type="float" office:value="50302.4287844752">
            <text:p>50302.4</text:p>
          </table:table-cell>
          <table:table-cell table:style-name="ce36" table:formula="of:=[.N11]/[.$N$10]*10000" office:value-type="float" office:value="1612.65822540577">
            <text:p>1612.7</text:p>
          </table:table-cell>
          <table:table-cell/>
          <table:table-cell table:style-name="ce38" table:formula="of:=([.C11]-[.$C$5])/([.D11]-[.$D$5])" office:value-type="float" office:value="0">
            <text:p>0.0000</text:p>
          </table:table-cell>
        </table:table-row>
        <table:table-row table:style-name="ro2">
          <table:table-cell table:style-name="ce5"/>
          <table:table-cell table:style-name="ce8" office:value-type="float" office:value="1">
            <text:p>1</text:p>
          </table:table-cell>
          <table:table-cell table:style-name="ce8" office:value-type="float" office:value="560.5">
            <text:p>560.5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102">
            <text:p>102</text:p>
          </table:table-cell>
          <table:table-cell table:style-name="ce8"/>
          <table:table-cell table:style-name="ce8"/>
          <table:table-cell table:style-name="ce8" office:value-type="string">
            <text:p>510 529; 293 307</text:p>
          </table:table-cell>
          <table:table-cell table:style-name="ce8" office:value-type="float" office:value="15840">
            <text:p>15840</text:p>
          </table:table-cell>
          <table:table-cell table:style-name="ce13" table:formula="of:=AVERAGE([.G12];[.I12])" office:value-type="float" office:value="15840">
            <text:p>15840</text:p>
          </table:table-cell>
          <table:table-cell table:style-name="ce16" table:formula="of:=4*PI()*SIN(0.5*ATAN(([.C12]-[.$C$5])*0.07113/359.3))/1.175" office:value-type="float" office:value="0.0434020977671829">
            <text:p>0.0434</text:p>
          </table:table-cell>
          <table:table-cell table:style-name="ce16" table:formula="of:=4*PI()*0.9999979/1.175*SQRT(1-(COS(0.5*ATAN(([.D12]-[.$D$5])*0.07113/359.3))/0.999998)^2)" office:value-type="float" office:value="0.224317079463268">
            <text:p>0.2243</text:p>
          </table:table-cell>
          <table:table-cell table:style-name="ce20" table:formula="of:=SQRT([.K12]^2+[.L12]^2)" office:value-type="float" office:value="0.228477338547003">
            <text:p>0.2285</text:p>
          </table:table-cell>
          <table:table-cell table:style-name="ce34" table:formula="of:=4*PI()*PI()*ABS([.K12])*[.J12]/1.175/[.L12]" office:value-type="float" office:value="102973.488608293">
            <text:p>102973.5</text:p>
          </table:table-cell>
          <table:table-cell table:style-name="ce36" table:formula="of:=[.N12]/[.$N$10]*10000" office:value-type="float" office:value="3301.25298948074">
            <text:p>3301.3</text:p>
          </table:table-cell>
          <table:table-cell/>
          <table:table-cell table:style-name="ce38" table:formula="of:=([.C12]-[.$C$5])/([.D12]-[.$D$5])" office:value-type="float" office:value="0.192488262910798">
            <text:p>0.1925</text:p>
          </table:table-cell>
        </table:table-row>
        <table:table-row table:style-name="ro2">
          <table:table-cell table:style-name="ce6"/>
          <table:table-cell table:style-name="ce12" office:value-type="float" office:value="2">
            <text:p>2</text:p>
          </table:table-cell>
          <table:table-cell table:style-name="ce12" office:value-type="float" office:value="601">
            <text:p>601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102">
            <text:p>102</text:p>
          </table:table-cell>
          <table:table-cell table:style-name="ce12"/>
          <table:table-cell table:style-name="ce12"/>
          <table:table-cell table:style-name="ce12" office:value-type="string">
            <text:p>510 529; 308 322</text:p>
          </table:table-cell>
          <table:table-cell table:style-name="ce12" office:value-type="float" office:value="3530">
            <text:p>3530</text:p>
          </table:table-cell>
          <table:table-cell table:style-name="ce12" table:formula="of:=AVERAGE([.G13];[.I13])" office:value-type="float" office:value="3530">
            <text:p>3530</text:p>
          </table:table-cell>
          <table:table-cell table:style-name="ce17" table:formula="of:=4*PI()*SIN(0.5*ATAN(([.C13]-[.$C$5])*0.07113/359.3))/1.175" office:value-type="float" office:value="0.0862686121423689">
            <text:p>0.0863</text:p>
          </table:table-cell>
          <table:table-cell table:style-name="ce16" table:formula="of:=4*PI()*0.9999979/1.175*SQRT(1-(COS(0.5*ATAN(([.D13]-[.$D$5])*0.07113/359.3))/0.999998)^2)" office:value-type="float" office:value="0.230683680887606">
            <text:p>0.2307</text:p>
          </table:table-cell>
          <table:table-cell table:style-name="ce21" table:formula="of:=SQRT([.K13]^2+[.L13]^2)" office:value-type="float" office:value="0.246286893822683">
            <text:p>0.2463</text:p>
          </table:table-cell>
          <table:table-cell table:style-name="ce33" table:formula="of:=4*PI()*PI()*ABS([.K13])*[.J13]/1.175/[.L13]" office:value-type="float" office:value="44353.9716181362">
            <text:p>44354.0</text:p>
          </table:table-cell>
          <table:table-cell table:style-name="ce36" table:formula="of:=[.N13]/[.$N$10]*10000" office:value-type="float" office:value="1421.95513989728">
            <text:p>1422.0</text:p>
          </table:table-cell>
          <table:table-cell/>
          <table:table-cell table:style-name="ce38" table:formula="of:=([.C13]-[.$C$5])/([.D13]-[.$D$5])" office:value-type="float" office:value="0.372146118721461">
            <text:p>0.372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6.5">
            <text:p>436.5</text:p>
          </table:table-cell>
          <table:table-cell table:style-name="ce11" office:value-type="float" office:value="379.5">
            <text:p>379.5</text:p>
          </table:table-cell>
          <table:table-cell table:style-name="ce11" office:value-type="float" office:value="105">
            <text:p>105</text:p>
          </table:table-cell>
          <table:table-cell table:style-name="ce11"/>
          <table:table-cell table:style-name="ce11" office:value-type="float" office:value="7145">
            <text:p>7145</text:p>
          </table:table-cell>
          <table:table-cell table:style-name="ce11"/>
          <table:table-cell table:style-name="ce11"/>
          <table:table-cell table:style-name="ce11" table:formula="of:=AVERAGE([.G14];[.I14])" office:value-type="float" office:value="7145">
            <text:p>7145</text:p>
          </table:table-cell>
          <table:table-cell table:style-name="ce15" table:formula="of:=4*PI()*SIN(0.5*ATAN(([.C14]-[.$C$5])*0.07113/359.3))/1.175" office:value-type="float" office:value="-0.0878560594827827">
            <text:p>-0.0879</text:p>
          </table:table-cell>
          <table:table-cell table:style-name="ce16" table:formula="of:=4*PI()*0.9999979/1.175*SQRT(1-(COS(0.5*ATAN(([.D14]-[.$D$5])*0.07113/359.3))/0.999998)^2)" office:value-type="float" office:value="0.314857643565065">
            <text:p>0.3149</text:p>
          </table:table-cell>
          <table:table-cell table:style-name="ce19" table:formula="of:=SQRT([.K14]^2+[.L14]^2)" office:value-type="float" office:value="0.32688533601125">
            <text:p>0.3269</text:p>
          </table:table-cell>
          <table:table-cell table:style-name="ce23" table:formula="of:=4*PI()*PI()*ABS([.K14])*[.J14]/1.175/[.L14]" office:value-type="float" office:value="66985.6202152412">
            <text:p>66985.6</text:p>
          </table:table-cell>
          <table:table-cell table:style-name="ce36" table:formula="of:=[.N14]/[.$N$10]*10000" office:value-type="float" office:value="2147.50885860517">
            <text:p>2147.5</text:p>
          </table:table-cell>
          <table:table-cell/>
          <table:table-cell table:style-name="ce38" table:formula="of:=([.C14]-[.$C$5])/([.D14]-[.$D$5])" office:value-type="float" office:value="-0.278056951423786">
            <text:p>-0.2781</text:p>
          </table:table-cell>
        </table:table-row>
        <table:table-row table:style-name="ro2">
          <table:table-cell table:style-name="ce5"/>
          <table:table-cell table:style-name="ce8" office:value-type="float" office:value="-1">
            <text:p>-1</text:p>
          </table:table-cell>
          <table:table-cell table:style-name="ce8" office:value-type="float" office:value="477.5">
            <text:p>477.5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05">
            <text:p>105</text:p>
          </table:table-cell>
          <table:table-cell table:style-name="ce8"/>
          <table:table-cell table:style-name="ce8" office:value-type="float" office:value="27020">
            <text:p>27020</text:p>
          </table:table-cell>
          <table:table-cell table:style-name="ce8"/>
          <table:table-cell table:style-name="ce8"/>
          <table:table-cell table:style-name="ce13" table:formula="of:=AVERAGE([.G15];[.I15])" office:value-type="float" office:value="27020">
            <text:p>27020</text:p>
          </table:table-cell>
          <table:table-cell table:style-name="ce16" table:formula="of:=4*PI()*SIN(0.5*ATAN(([.C15]-[.$C$5])*0.07113/359.3))/1.175" office:value-type="float" office:value="-0.044460631286359">
            <text:p>-0.0445</text:p>
          </table:table-cell>
          <table:table-cell table:style-name="ce16" table:formula="of:=4*PI()*0.9999979/1.175*SQRT(1-(COS(0.5*ATAN(([.D15]-[.$D$5])*0.07113/359.3))/0.999998)^2)" office:value-type="float" office:value="0.320669935049335">
            <text:p>0.3207</text:p>
          </table:table-cell>
          <table:table-cell table:style-name="ce20" table:formula="of:=SQRT([.K15]^2+[.L15]^2)" office:value-type="float" office:value="0.323737478489789">
            <text:p>0.3237</text:p>
          </table:table-cell>
          <table:table-cell table:style-name="ce34" table:formula="of:=4*PI()*PI()*ABS([.K15])*[.J15]/1.175/[.L15]" office:value-type="float" office:value="125870.685043384">
            <text:p>125870.7</text:p>
          </table:table-cell>
          <table:table-cell table:style-name="ce36" table:formula="of:=[.N15]/[.$N$10]*10000" office:value-type="float" office:value="4035.31997316441">
            <text:p>4035.3</text:p>
          </table:table-cell>
          <table:table-cell/>
          <table:table-cell table:style-name="ce38" table:formula="of:=([.C15]-[.$C$5])/([.D15]-[.$D$5])" office:value-type="float" office:value="-0.138157894736842">
            <text:p>-0.1382</text:p>
          </table:table-cell>
        </table:table-row>
        <table:table-row table:style-name="ro2">
          <table:table-cell table:style-name="ce6"/>
          <table:table-cell table:style-name="ce12" office:value-type="float" office:value="0">
            <text:p>0</text:p>
          </table:table-cell>
          <table:table-cell table:style-name="ce12" office:value-type="float" office:value="519.5">
            <text:p>519.5</text:p>
          </table:table-cell>
          <table:table-cell table:style-name="ce12" office:value-type="float" office:value="391">
            <text:p>391</text:p>
          </table:table-cell>
          <table:table-cell table:style-name="ce12" office:value-type="float" office:value="105">
            <text:p>105</text:p>
          </table:table-cell>
          <table:table-cell table:style-name="ce12" office:value-type="string">
            <text:p>510 529; 384 394</text:p>
          </table:table-cell>
          <table:table-cell table:style-name="ce12" office:value-type="float" office:value="30820">
            <text:p>30820</text:p>
          </table:table-cell>
          <table:table-cell table:style-name="ce12"/>
          <table:table-cell table:style-name="ce12"/>
          <table:table-cell table:style-name="ce12" table:formula="of:=AVERAGE([.G16];[.I16])" office:value-type="float" office:value="30820">
            <text:p>30820</text:p>
          </table:table-cell>
          <table:table-cell table:style-name="ce17" table:formula="of:=4*PI()*SIN(0.5*ATAN(([.C16]-[.$C$5])*0.07113/359.3))/1.175" office:value-type="float" office:value="0">
            <text:p>0.0000</text:p>
          </table:table-cell>
          <table:table-cell table:style-name="ce16" table:formula="of:=4*PI()*0.9999979/1.175*SQRT(1-(COS(0.5*ATAN(([.D16]-[.$D$5])*0.07113/359.3))/0.999998)^2)" office:value-type="float" office:value="0.327009111121913">
            <text:p>0.3270</text:p>
          </table:table-cell>
          <table:table-cell table:style-name="ce21" table:formula="of:=SQRT([.K16]^2+[.L16]^2)" office:value-type="float" office:value="0.327009111121913">
            <text:p>0.3270</text:p>
          </table:table-cell>
          <table:table-cell table:style-name="ce33" table:formula="of:= [.L16]*[.J16]" office:value-type="float" office:value="10078.4208047774">
            <text:p>10078.4</text:p>
          </table:table-cell>
          <table:table-cell table:style-name="ce36" table:formula="of:=[.N16]/[.$N$10]*10000" office:value-type="float" office:value="323.106629295424">
            <text:p>323.1</text:p>
          </table:table-cell>
          <table:table-cell/>
          <table:table-cell table:style-name="ce38" table:formula="of:=([.C16]-[.$C$5])/([.D16]-[.$D$5])" office:value-type="float" office:value="0">
            <text:p>0.0000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1" office:value-type="float" office:value="-3">
            <text:p>-3</text:p>
          </table:table-cell>
          <table:table-cell table:style-name="ce11" office:value-type="float" office:value="395">
            <text:p>395</text:p>
          </table:table-cell>
          <table:table-cell table:style-name="ce11" office:value-type="float" office:value="476.5">
            <text:p>476.5</text:p>
          </table:table-cell>
          <table:table-cell table:style-name="ce11" office:value-type="float" office:value="104">
            <text:p>104</text:p>
          </table:table-cell>
          <table:table-cell table:style-name="ce11" office:value-type="string">
            <text:p>510 529; 488 502</text:p>
          </table:table-cell>
          <table:table-cell table:style-name="ce11" office:value-type="float" office:value="3199">
            <text:p>3199</text:p>
          </table:table-cell>
          <table:table-cell table:style-name="ce11"/>
          <table:table-cell table:style-name="ce11"/>
          <table:table-cell table:style-name="ce11" table:formula="of:=AVERAGE([.G17];[.I17])" office:value-type="float" office:value="3199">
            <text:p>3199</text:p>
          </table:table-cell>
          <table:table-cell table:style-name="ce15" table:formula="of:=4*PI()*SIN(0.5*ATAN(([.C17]-[.$C$5])*0.07113/359.3))/1.175" office:value-type="float" office:value="-0.131767418689161">
            <text:p>-0.1318</text:p>
          </table:table-cell>
          <table:table-cell table:style-name="ce16" table:formula="of:=4*PI()*0.9999979/1.175*SQRT(1-(COS(0.5*ATAN(([.D17]-[.$D$5])*0.07113/359.3))/0.999998)^2)" office:value-type="float" office:value="0.417175065977501">
            <text:p>0.4172</text:p>
          </table:table-cell>
          <table:table-cell table:style-name="ce19" table:formula="of:=SQRT([.K17]^2+[.L17]^2)" office:value-type="float" office:value="0.437490215092105">
            <text:p>0.4375</text:p>
          </table:table-cell>
          <table:table-cell table:style-name="ce23" table:formula="of:=4*PI()*PI()*ABS([.K17])*[.J17]/1.175/[.L17]" office:value-type="float" office:value="33948.9076710989">
            <text:p>33948.9</text:p>
          </table:table-cell>
          <table:table-cell table:style-name="ce36" table:formula="of:=[.N17]/[.$N$10]*10000" office:value-type="float" office:value="1088.37657588883">
            <text:p>1088.4</text:p>
          </table:table-cell>
          <table:table-cell/>
          <table:table-cell table:style-name="ce38" table:formula="of:=([.C17]-[.$C$5])/([.D17]-[.$D$5])" office:value-type="float" office:value="-0.314791403286979">
            <text:p>-0.3148</text:p>
          </table:table-cell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6.5">
            <text:p>436.5</text:p>
          </table:table-cell>
          <table:table-cell table:style-name="ce13" office:value-type="float" office:value="482.5">
            <text:p>482.5</text:p>
          </table:table-cell>
          <table:table-cell table:style-name="ce13" office:value-type="float" office:value="104">
            <text:p>104</text:p>
          </table:table-cell>
          <table:table-cell table:style-name="ce13" office:value-type="string">
            <text:p>510 529; 484 498</text:p>
          </table:table-cell>
          <table:table-cell table:style-name="ce13" office:value-type="float" office:value="16610">
            <text:p>16610</text:p>
          </table:table-cell>
          <table:table-cell table:style-name="ce13"/>
          <table:table-cell table:style-name="ce13"/>
          <table:table-cell table:style-name="ce13" table:formula="of:=AVERAGE([.G18];[.I18])" office:value-type="float" office:value="16610">
            <text:p>16610</text:p>
          </table:table-cell>
          <table:table-cell table:style-name="ce16" table:formula="of:=4*PI()*SIN(0.5*ATAN(([.C18]-[.$C$5])*0.07113/359.3))/1.175" office:value-type="float" office:value="-0.0878560594827827">
            <text:p>-0.0879</text:p>
          </table:table-cell>
          <table:table-cell table:style-name="ce16" table:formula="of:=4*PI()*0.9999979/1.175*SQRT(1-(COS(0.5*ATAN(([.D18]-[.$D$5])*0.07113/359.3))/0.999998)^2)" office:value-type="float" office:value="0.423490733512493">
            <text:p>0.4235</text:p>
          </table:table-cell>
          <table:table-cell table:style-name="ce20" table:formula="of:=SQRT([.K18]^2+[.L18]^2)" office:value-type="float" office:value="0.432507905776058">
            <text:p>0.4325</text:p>
          </table:table-cell>
          <table:table-cell table:style-name="ce34" table:formula="of:=4*PI()*PI()*ABS([.K18])*[.J18]/1.175/[.L18]" office:value-type="float" office:value="115776.205332765">
            <text:p>115776.2</text:p>
          </table:table-cell>
          <table:table-cell table:style-name="ce36" table:formula="of:=[.N18]/[.$N$10]*10000" office:value-type="float" office:value="3711.6985073646">
            <text:p>3711.7</text:p>
          </table:table-cell>
          <table:table-cell/>
          <table:table-cell table:style-name="ce38" table:formula="of:=([.C18]-[.$C$5])/([.D18]-[.$D$5])" office:value-type="float" office:value="-0.206724782067248">
            <text:p>-0.2067</text:p>
          </table:table-cell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477">
            <text:p>477</text:p>
          </table:table-cell>
          <table:table-cell table:style-name="ce13" office:value-type="float" office:value="488.5">
            <text:p>488.5</text:p>
          </table:table-cell>
          <table:table-cell table:style-name="ce13" office:value-type="float" office:value="104">
            <text:p>104</text:p>
          </table:table-cell>
          <table:table-cell table:style-name="ce13" office:value-type="string">
            <text:p>510 529; 484 498</text:p>
          </table:table-cell>
          <table:table-cell table:style-name="ce13" office:value-type="float" office:value="9314">
            <text:p>9314</text:p>
          </table:table-cell>
          <table:table-cell table:style-name="ce13"/>
          <table:table-cell table:style-name="ce13"/>
          <table:table-cell table:style-name="ce13" table:formula="of:=AVERAGE([.G19];[.I19])" office:value-type="float" office:value="9314">
            <text:p>9314</text:p>
          </table:table-cell>
          <table:table-cell table:style-name="ce16" table:formula="of:=4*PI()*SIN(0.5*ATAN(([.C19]-[.$C$5])*0.07113/359.3))/1.175" office:value-type="float" office:value="-0.0449898965817453">
            <text:p>-0.0450</text:p>
          </table:table-cell>
          <table:table-cell table:style-name="ce16" table:formula="of:=4*PI()*0.9999979/1.175*SQRT(1-(COS(0.5*ATAN(([.D19]-[.$D$5])*0.07113/359.3))/0.999998)^2)" office:value-type="float" office:value="0.429804828591186">
            <text:p>0.4298</text:p>
          </table:table-cell>
          <table:table-cell table:style-name="ce20" table:formula="of:=SQRT([.K19]^2+[.L19]^2)" office:value-type="float" office:value="0.432153076437893">
            <text:p>0.4322</text:p>
          </table:table-cell>
          <table:table-cell table:style-name="ce34" table:formula="of:=4*PI()*PI()*ABS([.K19])*[.J19]/1.175/[.L19]" office:value-type="float" office:value="32756.8255886484">
            <text:p>32756.8</text:p>
          </table:table-cell>
          <table:table-cell table:style-name="ce36" table:formula="of:=[.N19]/[.$N$10]*10000" office:value-type="float" office:value="1050.15931636326">
            <text:p>1050.2</text:p>
          </table:table-cell>
          <table:table-cell/>
          <table:table-cell table:style-name="ce38" table:formula="of:=([.C19]-[.$C$5])/([.D19]-[.$D$5])" office:value-type="float" office:value="-0.104294478527607">
            <text:p>-0.1043</text:p>
          </table:table-cell>
        </table:table-row>
        <table:table-row table:style-name="ro2">
          <table:table-cell table:style-name="ce6"/>
          <table:table-cell table:style-name="ce12" office:value-type="float" office:value="0">
            <text:p>0</text:p>
          </table:table-cell>
          <table:table-cell table:style-name="ce12" office:value-type="float" office:value="519.5">
            <text:p>519.5</text:p>
          </table:table-cell>
          <table:table-cell table:style-name="ce12" office:value-type="float" office:value="494">
            <text:p>494</text:p>
          </table:table-cell>
          <table:table-cell table:style-name="ce12" office:value-type="float" office:value="104">
            <text:p>104</text:p>
          </table:table-cell>
          <table:table-cell table:style-name="ce12" office:value-type="string">
            <text:p>510 529; 487 501</text:p>
          </table:table-cell>
          <table:table-cell table:style-name="ce12" office:value-type="float" office:value="40060">
            <text:p>40060</text:p>
          </table:table-cell>
          <table:table-cell table:style-name="ce12"/>
          <table:table-cell table:style-name="ce12"/>
          <table:table-cell table:style-name="ce12" table:formula="of:=AVERAGE([.G20];[.I20])" office:value-type="float" office:value="40060">
            <text:p>40060</text:p>
          </table:table-cell>
          <table:table-cell table:style-name="ce17" table:formula="of:=4*PI()*SIN(0.5*ATAN(([.C20]-[.$C$5])*0.07113/359.3))/1.175" office:value-type="float" office:value="0">
            <text:p>0.0000</text:p>
          </table:table-cell>
          <table:table-cell table:style-name="ce16" table:formula="of:=4*PI()*0.9999979/1.175*SQRT(1-(COS(0.5*ATAN(([.D20]-[.$D$5])*0.07113/359.3))/0.999998)^2)" office:value-type="float" office:value="0.435591360207019">
            <text:p>0.4356</text:p>
          </table:table-cell>
          <table:table-cell table:style-name="ce21" table:formula="of:=SQRT([.K20]^2+[.L20]^2)" office:value-type="float" office:value="0.435591360207019">
            <text:p>0.4356</text:p>
          </table:table-cell>
          <table:table-cell table:style-name="ce33" table:formula="of:= [.L20]*[.J20]" office:value-type="float" office:value="17449.7898898932">
            <text:p>17449.8</text:p>
          </table:table-cell>
          <table:table-cell table:style-name="ce36" table:formula="of:=[.N20]/[.$N$10]*10000" office:value-type="float" office:value="559.427206151599">
            <text:p>559.4</text:p>
          </table:table-cell>
          <table:table-cell/>
          <table:table-cell table:style-name="ce38" table:formula="of:=([.C20]-[.$C$5])/([.D20]-[.$D$5])" office:value-type="float" office:value="0">
            <text:p>0.0000</text:p>
          </table:table-cell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19.5">
            <text:p>519.5</text:p>
          </table:table-cell>
          <table:table-cell table:style-name="ce31" office:value-type="float" office:value="598">
            <text:p>598</text:p>
          </table:table-cell>
          <table:table-cell table:style-name="ce31" office:value-type="float" office:value="103">
            <text:p>103</text:p>
          </table:table-cell>
          <table:table-cell table:style-name="ce31" office:value-type="string">
            <text:p>510 529; 590 604</text:p>
          </table:table-cell>
          <table:table-cell table:style-name="ce31" office:value-type="float" office:value="4848">
            <text:p>4848</text:p>
          </table:table-cell>
          <table:table-cell table:style-name="ce31"/>
          <table:table-cell table:style-name="ce31"/>
          <table:table-cell table:style-name="ce31" table:formula="of:=AVERAGE([.G21];[.I21])" office:value-type="float" office:value="4848">
            <text:p>4848</text:p>
          </table:table-cell>
          <table:table-cell table:style-name="ce32" table:formula="of:=4*PI()*SIN(0.5*ATAN(([.C21]-[.$C$5])*0.07113/359.3))/1.175" office:value-type="float" office:value="0">
            <text:p>0.0000</text:p>
          </table:table-cell>
          <table:table-cell table:style-name="ce16" table:formula="of:=4*PI()*0.9999979/1.175*SQRT(1-(COS(0.5*ATAN(([.D21]-[.$D$5])*0.07113/359.3))/0.999998)^2)" office:value-type="float" office:value="0.544748029064182">
            <text:p>0.5447</text:p>
          </table:table-cell>
          <table:table-cell table:style-name="ce18" table:formula="of:=SQRT([.K21]^2+[.L21]^2)" office:value-type="float" office:value="0.544748029064182">
            <text:p>0.5447</text:p>
          </table:table-cell>
          <table:table-cell table:style-name="ce35" table:formula="of:= [.L21]*[.J21]" office:value-type="float" office:value="2640.93844490315">
            <text:p>2640.9</text:p>
          </table:table-cell>
          <table:table-cell table:style-name="ce36" table:formula="of:=[.N21]/[.$N$10]*10000" office:value-type="float" office:value="84.6665103232119">
            <text:p>84.7</text:p>
          </table:table-cell>
          <table:table-cell/>
          <table:table-cell table:style-name="ce38" table:formula="of:=([.C21]-[.$C$5])/([.D21]-[.$D$5])" office:value-type="float" office:value="0">
            <text:p>0.0000</text:p>
          </table:table-cell>
        </table:table-row>
        <table:table-row table:style-name="ro1">
          <table:table-cell office:value-type="string">
            <text:p>bkgd: subtract this value from the raw (or rotated) data</text:p>
          </table:table-cell>
          <table:table-cell table:number-columns-repeated="16"/>
        </table:table-row>
        <table:table-row table:style-name="ro2">
          <table:table-cell office:value-type="string">
            <text:p>box: define the size and placement of a box, command entered was “box1 (x2-x1+1) (y2-y1+1)”</text:p>
          </table:table-cell>
          <table:table-cell table:number-columns-repeated="16"/>
        </table:table-row>
        <table:table-row table:style-name="ro2">
          <table:table-cell office:value-type="string">
            <text:p>I (sum): the integrated intensity reported by box1 command above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7" office:value-type="string">
            <text:p>FWHM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px</text:p>
          </table:table-cell>
          <table:table-cell table:style-name="ce9" office:value-type="string">
            <text:p>pz</text:p>
          </table:table-cell>
          <table:table-cell table:style-name="ce9" office:value-type="string">
            <text:p>bkgd</text:p>
          </table:table-cell>
          <table:table-cell table:style-name="ce9" office:value-type="string">
            <text:p>box (x1 x2; y1 y2); L</text:p>
          </table:table-cell>
          <table:table-cell table:style-name="ce9" office:value-type="string">
            <text:p>I (sum); L</text:p>
          </table:table-cell>
          <table:table-cell table:style-name="ce9" office:value-type="string">
            <text:p>box (x1 x2; y1 y2); R</text:p>
          </table:table-cell>
          <table:table-cell table:style-name="ce9" office:value-type="string">
            <text:p>I (sum); R</text:p>
          </table:table-cell>
          <table:table-cell table:style-name="ce9" office:value-type="string">
            <text:p>I (avg)</text:p>
          </table:table-cell>
          <table:table-cell table:style-name="ce9" office:value-type="string">
            <text:p>qr</text:p>
          </table:table-cell>
          <table:table-cell table:style-name="ce9" office:value-type="string">
            <text:p>qz</text:p>
          </table:table-cell>
          <table:table-cell table:style-name="ce9" office:value-type="string">
            <text:p>q</text:p>
          </table:table-cell>
          <table:table-cell table:style-name="ce9" office:value-type="string">
            <text:p>corrected I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185.5">
            <text:p>185.5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235400x7 (082)</text:p>
          </table:table-cell>
          <table:table-cell table:style-name="ce8" table:formula="of:=235400*7" office:value-type="float" office:value="1647800">
            <text:p>1647800</text:p>
          </table:table-cell>
          <table:table-cell table:style-name="ce8"/>
          <table:table-cell table:style-name="ce8"/>
          <table:table-cell table:style-name="ce13" table:formula="of:=AVERAGE([.G28];[.I28])" office:value-type="float" office:value="1647800">
            <text:p>1647800</text:p>
          </table:table-cell>
          <table:table-cell table:style-name="ce16" table:formula="of:=4*PI()*SIN(0.5*ATAN(([.C28]-[.$C$5])*0.07113/359.3))/1.175" office:value-type="float" office:value="0">
            <text:p>0.0000</text:p>
          </table:table-cell>
          <table:table-cell table:style-name="ce16" table:formula="of:=4*PI()*SIN(0.5*ATAN(([.D28]-[.$D$5])*0.07113/359.3))/1.175" office:value-type="float" office:value="0.110607403216968">
            <text:p>0.1106</text:p>
          </table:table-cell>
          <table:table-cell table:style-name="ce20" table:formula="of:=SQRT([.K28]^2+[.L28]^2)" office:value-type="float" office:value="0.110607403216968">
            <text:p>0.1106</text:p>
          </table:table-cell>
          <table:table-cell table:style-name="ce24" table:formula="of:= [.L28]*[.J28]" office:value-type="float" office:value="182258.87902092">
            <text:p>182258.9</text:p>
          </table:table-cell>
          <table:table-cell table:number-columns-repeated="3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517 522; 287 290</text:p>
          </table:table-cell>
          <table:table-cell table:style-name="ce8" office:value-type="float" office:value="108400">
            <text:p>108400</text:p>
          </table:table-cell>
          <table:table-cell table:style-name="ce8"/>
          <table:table-cell table:style-name="ce8"/>
          <table:table-cell table:style-name="ce13" table:formula="of:=AVERAGE([.G29];[.I29])" office:value-type="float" office:value="108400">
            <text:p>108400</text:p>
          </table:table-cell>
          <table:table-cell table:style-name="ce16" table:formula="of:=4*PI()*SIN(0.5*ATAN(([.C29]-[.$C$5])*0.07113/359.3))/1.175" office:value-type="float" office:value="0">
            <text:p>0.0000</text:p>
          </table:table-cell>
          <table:table-cell table:style-name="ce16" table:formula="of:=4*PI()*SIN(0.5*ATAN(([.D29]-[.$D$5])*0.07113/359.3))/1.175" office:value-type="float" office:value="0.218995229876041">
            <text:p>0.2190</text:p>
          </table:table-cell>
          <table:table-cell table:style-name="ce20" table:formula="of:=SQRT([.K29]^2+[.L29]^2)" office:value-type="float" office:value="0.218995229876041">
            <text:p>0.2190</text:p>
          </table:table-cell>
          <table:table-cell table:style-name="ce24" table:formula="of:= [.L29]*[.J29]" office:value-type="float" office:value="23739.0829185629">
            <text:p>23739.1</text:p>
          </table:table-cell>
          <table:table-cell table:number-columns-repeated="3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77.5">
            <text:p>477.5</text:p>
          </table:table-cell>
          <table:table-cell table:style-name="ce8" office:value-type="float" office:value="282.5">
            <text:p>282.5</text:p>
          </table:table-cell>
          <table:table-cell table:style-name="ce8" office:value-type="float" office:value="102">
            <text:p>102</text:p>
          </table:table-cell>
          <table:table-cell table:style-name="ce8" office:value-type="string">
            <text:p>475 481; 280 284</text:p>
          </table:table-cell>
          <table:table-cell table:style-name="ce8" office:value-type="float" office:value="21050">
            <text:p>21050</text:p>
          </table:table-cell>
          <table:table-cell/>
          <table:table-cell/>
          <table:table-cell table:style-name="ce13" table:formula="of:=AVERAGE([.G30];[.I30])" office:value-type="float" office:value="21050">
            <text:p>21050</text:p>
          </table:table-cell>
          <table:table-cell table:style-name="ce16" table:formula="of:=4*PI()*SIN(0.5*ATAN(([.C30]-[.$C$5])*0.07113/359.3))/1.175" office:value-type="float" office:value="-0.044460631286359">
            <text:p>-0.0445</text:p>
          </table:table-cell>
          <table:table-cell table:style-name="ce16" table:formula="of:=4*PI()*SIN(0.5*ATAN(([.D30]-[.$D$5])*0.07113/359.3))/1.175" office:value-type="float" office:value="0.213183544710084">
            <text:p>0.2132</text:p>
          </table:table-cell>
          <table:table-cell table:style-name="ce20" table:formula="of:=SQRT([.K30]^2+[.L30]^2)" office:value-type="float" office:value="0.217770455915255">
            <text:p>0.2178</text:p>
          </table:table-cell>
          <table:table-cell table:style-name="ce34" table:formula="of:=4*PI()*PI()*ABS([.K30])*[.J30]/1.175/[.L30]" office:value-type="float" office:value="147501.323092333">
            <text:p>147501.3</text:p>
          </table:table-cell>
          <table:table-cell table:number-columns-repeated="3"/>
        </table:table-row>
        <table:table-row table:style-name="ro2" table:number-rows-repeated="104854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085 full" table:style-name="ta1">
        <table:table-column table:style-name="co1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6" table:number-columns-repeated="3" table:default-cell-style-name="Default"/>
        <table:table-row table:style-name="ro1">
          <table:table-cell table:style-name="ce1" office:value-type="string" table:number-columns-spanned="11" table:number-rows-spanned="1">
            <text:p>ripple_085_cz.tif; S2 = 359.3; wavelength = 1.175; pixel size = 0.07113</text:p>
          </table:table-cell>
          <table:covered-table-cell table:number-columns-repeated="10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office:value-type="string" table:number-columns-spanned="6" table:number-rows-spanned="1">
            <text:p>After rotateMData i 519 81 -0.008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px</text:p>
          </table:table-cell>
          <table:table-cell table:style-name="ce9" office:value-type="string">
            <text:p>pz</text:p>
          </table:table-cell>
          <table:table-cell table:style-name="ce9" office:value-type="string">
            <text:p>bkgd</text:p>
          </table:table-cell>
          <table:table-cell table:style-name="ce9" office:value-type="string">
            <text:p>box (x1 x2; y1 y2); L</text:p>
          </table:table-cell>
          <table:table-cell table:style-name="ce9" office:value-type="string">
            <text:p>I (sum); L</text:p>
          </table:table-cell>
          <table:table-cell table:style-name="ce9" office:value-type="string">
            <text:p>box (x1 x2; y1 y2); R</text:p>
          </table:table-cell>
          <table:table-cell table:style-name="ce9" office:value-type="string">
            <text:p>I (sum); R</text:p>
          </table:table-cell>
          <table:table-cell table:style-name="ce9" office:value-type="string">
            <text:p>I (avg)</text:p>
          </table:table-cell>
          <table:table-cell table:style-name="ce9" office:value-type="string">
            <text:p>qr</text:p>
          </table:table-cell>
          <table:table-cell table:style-name="ce9" office:value-type="string">
            <text:p>qz</text:p>
          </table:table-cell>
          <table:table-cell table:style-name="ce9" office:value-type="string">
            <text:p>q</text:p>
          </table:table-cell>
          <table:table-cell table:style-name="ce9" office:value-type="string">
            <text:p>norm. I_o</text:p>
          </table:table-cell>
          <table:table-cell table:style-name="ce9" office:value-type="string">
            <text:p>I_c</text:p>
          </table:table-cell>
          <table:table-cell table:style-name="ce26" office:value-type="string">
            <text:p>norm. I_c</text:p>
          </table:table-cell>
          <table:table-cell table:style-name="ce26" office:value-type="string">
            <text:p>F</text:p>
          </table:table-cell>
          <table:table-cell table:style-name="ce26"/>
          <table:table-cell table:style-name="ce37" office:value-type="string">
            <text:p>rotation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81">
            <text:p>81</text:p>
          </table:table-cell>
          <table:table-cell table:style-name="ce10" table:number-columns-repeated="4"/>
          <table:table-cell table:style-name="ce32" table:number-columns-repeated="2"/>
          <table:table-cell table:style-name="ce18"/>
          <table:table-cell table:style-name="ce10" table:number-columns-repeated="4"/>
          <table:table-cell table:style-name="ce26" table:number-columns-repeated="3"/>
          <table:table-cell/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 office:value-type="float" office:value="560.5">
            <text:p>560.5</text:p>
          </table:table-cell>
          <table:table-cell table:style-name="ce42" office:value-type="float" office:value="179.5">
            <text:p>179.5</text:p>
          </table:table-cell>
          <table:table-cell table:style-name="ce42" office:value-type="float" office:value="410">
            <text:p>410</text:p>
          </table:table-cell>
          <table:table-cell table:style-name="ce42"/>
          <table:table-cell table:style-name="ce42" office:value-type="float" office:value="1068000">
            <text:p>1068000</text:p>
          </table:table-cell>
          <table:table-cell table:style-name="ce42"/>
          <table:table-cell table:style-name="ce45"/>
          <table:table-cell table:style-name="ce49" table:formula="of:=AVERAGE([.G6];[.I6])" office:value-type="float" office:value="1068000">
            <text:p>1068000</text:p>
          </table:table-cell>
          <table:table-cell table:style-name="ce20" table:formula="of:=4*PI()*SIN(0.5*ATAN(([.C6]-[.$C$5])*0.07113/359.3))/1.175" office:value-type="float" office:value="0.0434020977671829">
            <text:p>0.0434</text:p>
          </table:table-cell>
          <table:table-cell table:style-name="ce16" table:formula="of:=4*PI()*0.9999979/1.175*SQRT(1-(COS(0.5*ATAN(([.D6]-[.$D$5])*0.07113/359.3))/0.999998)^2)" office:value-type="float" office:value="0.102040881086611">
            <text:p>0.1020</text:p>
          </table:table-cell>
          <table:table-cell table:style-name="ce20" table:formula="of:=SQRT([.K6]^2+[.L6]^2)" office:value-type="float" office:value="0.110887706728582">
            <text:p>0.1109</text:p>
          </table:table-cell>
          <table:table-cell table:style-name="ce51" table:formula="of:=[.J6]/[.$J$7]*10000" office:value-type="float" office:value="56.4577518396346">
            <text:p>56.5</text:p>
          </table:table-cell>
          <table:table-cell table:style-name="ce23" table:formula="of:=4*PI()*PI()*ABS([.K6])*[.J6]/1.175/[.L6]" office:value-type="float" office:value="15262639.4076578">
            <text:p>15262639.4</text:p>
          </table:table-cell>
          <table:table-cell table:style-name="ce52" table:formula="of:=[.O6]/[.$O$13]*10000" office:value-type="float" office:value="8232.73249799205">
            <text:p>8232.7</text:p>
          </table:table-cell>
          <table:table-cell table:style-name="ce52" table:formula="of:=SQRT([.O6])" office:value-type="float" office:value="3906.74281309351">
            <text:p>3906.7</text:p>
          </table:table-cell>
          <table:table-cell table:style-name="ce52" table:formula="of:=[.Q6]/[.$Q$7]*100" office:value-type="float" office:value="86.2257719268529">
            <text:p>86.2</text:p>
          </table:table-cell>
          <table:table-cell table:style-name="ce38" table:formula="of:=([.C6]-[.$C$5])/([.D6]-[.$D$5])" office:value-type="float" office:value="0.416243654822335">
            <text:p>0.4162</text:p>
          </table:table-cell>
        </table:table-row>
        <table:table-row table:style-name="ro2">
          <table:table-cell table:style-name="ce40"/>
          <table:table-cell table:style-name="ce43" office:value-type="float" office:value="0">
            <text:p>0</text:p>
          </table:table-cell>
          <table:table-cell table:style-name="ce43" office:value-type="float" office:value="519.5">
            <text:p>519.5</text:p>
          </table:table-cell>
          <table:table-cell table:style-name="ce43" office:value-type="float" office:value="185.5">
            <text:p>185.5</text:p>
          </table:table-cell>
          <table:table-cell table:style-name="ce43"/>
          <table:table-cell table:style-name="ce43" office:value-type="string">
            <text:p>450400x7x60 (082)</text:p>
          </table:table-cell>
          <table:table-cell table:style-name="ce43" table:formula="of:=450400*7*60" office:value-type="float" office:value="189168000">
            <text:p>189168000</text:p>
          </table:table-cell>
          <table:table-cell table:style-name="ce43"/>
          <table:table-cell/>
          <table:table-cell table:style-name="ce49" table:formula="of:=AVERAGE([.G7];[.I7])" office:value-type="float" office:value="189168000">
            <text:p>189168000</text:p>
          </table:table-cell>
          <table:table-cell table:style-name="ce20" table:formula="of:=4*PI()*SIN(0.5*ATAN(([.C7]-[.$C$5])*0.07113/359.3))/1.175" office:value-type="float" office:value="0">
            <text:p>0.0000</text:p>
          </table:table-cell>
          <table:table-cell table:style-name="ce16" table:formula="of:=4*PI()*0.9999979/1.175*SQRT(1-(COS(0.5*ATAN(([.D7]-[.$D$5])*0.07113/359.3))/0.999998)^2)" office:value-type="float" office:value="0.108519501344388">
            <text:p>0.1085</text:p>
          </table:table-cell>
          <table:table-cell table:style-name="ce20" table:formula="of:=SQRT([.K7]^2+[.L7]^2)" office:value-type="float" office:value="0.108519501344388">
            <text:p>0.1085</text:p>
          </table:table-cell>
          <table:table-cell table:style-name="ce51" table:formula="of:=[.J7]/[.$J$7]*10000" office:value-type="float" office:value="10000">
            <text:p>10000.0</text:p>
          </table:table-cell>
          <table:table-cell table:style-name="ce24" table:formula="of:= [.L7]*[.J7]" office:value-type="float" office:value="20528417.0303153">
            <text:p>20528417.0</text:p>
          </table:table-cell>
          <table:table-cell table:style-name="ce52" table:formula="of:=[.O7]/[.$O$13]*10000" office:value-type="float" office:value="11073.1153048806">
            <text:p>11073.1</text:p>
          </table:table-cell>
          <table:table-cell table:style-name="ce52" table:formula="of:=SQRT([.O7])" office:value-type="float" office:value="4530.82961832767">
            <text:p>4530.8</text:p>
          </table:table-cell>
          <table:table-cell table:style-name="ce52" table:formula="of:=[.Q7]/[.$Q$7]*100" office:value-type="float" office:value="100">
            <text:p>100.0</text:p>
          </table:table-cell>
          <table:table-cell table:style-name="ce38" table:formula="of:=([.C7]-[.$C$5])/([.D7]-[.$D$5])" office:value-type="float" office:value="0">
            <text:p>0.0000</text:p>
          </table:table-cell>
        </table:table-row>
        <table:table-row table:style-name="ro2">
          <table:table-cell table:style-name="ce40"/>
          <table:table-cell table:style-name="ce43" office:value-type="float" office:value="1">
            <text:p>1</text:p>
          </table:table-cell>
          <table:table-cell table:style-name="ce43" office:value-type="float" office:value="560">
            <text:p>560</text:p>
          </table:table-cell>
          <table:table-cell table:style-name="ce43" office:value-type="float" office:value="191">
            <text:p>191</text:p>
          </table:table-cell>
          <table:table-cell table:style-name="ce43" office:value-type="float" office:value="400">
            <text:p>400</text:p>
          </table:table-cell>
          <table:table-cell table:style-name="ce43"/>
          <table:table-cell table:style-name="ce43" office:value-type="float" office:value="350500">
            <text:p>350500</text:p>
          </table:table-cell>
          <table:table-cell table:style-name="ce43"/>
          <table:table-cell table:style-name="ce46"/>
          <table:table-cell table:style-name="ce49" table:formula="of:=AVERAGE([.G8];[.I8])" office:value-type="float" office:value="350500">
            <text:p>350500</text:p>
          </table:table-cell>
          <table:table-cell table:style-name="ce20" table:formula="of:=4*PI()*SIN(0.5*ATAN(([.C8]-[.$C$5])*0.07113/359.3))/1.175" office:value-type="float" office:value="0.0428728295667203">
            <text:p>0.0429</text:p>
          </table:table-cell>
          <table:table-cell table:style-name="ce16" table:formula="of:=4*PI()*0.9999979/1.175*SQRT(1-(COS(0.5*ATAN(([.D8]-[.$D$5])*0.07113/359.3))/0.999998)^2)" office:value-type="float" office:value="0.114445141684347">
            <text:p>0.1144</text:p>
          </table:table-cell>
          <table:table-cell table:style-name="ce20" table:formula="of:=SQRT([.K8]^2+[.L8]^2)" office:value-type="float" office:value="0.122211987833466">
            <text:p>0.1222</text:p>
          </table:table-cell>
          <table:table-cell table:style-name="ce51" table:formula="of:=[.J8]/[.$J$7]*10000" office:value-type="float" office:value="18.5285037638501">
            <text:p>18.5</text:p>
          </table:table-cell>
          <table:table-cell table:style-name="ce23" table:formula="of:=4*PI()*PI()*ABS([.K8])*[.J8]/1.175/[.L8]" office:value-type="float" office:value="4411585.27791109">
            <text:p>4411585.3</text:p>
          </table:table-cell>
          <table:table-cell table:style-name="ce52" table:formula="of:=[.O8]/[.$O$13]*10000" office:value-type="float" office:value="2379.62782943683">
            <text:p>2379.6</text:p>
          </table:table-cell>
          <table:table-cell table:style-name="ce52" table:formula="of:=SQRT([.O8])" office:value-type="float" office:value="2100.37741320723">
            <text:p>2100.4</text:p>
          </table:table-cell>
          <table:table-cell table:style-name="ce52" table:formula="of:=[.Q8]/[.$Q$7]*100" office:value-type="float" office:value="46.3574574667515">
            <text:p>46.4</text:p>
          </table:table-cell>
          <table:table-cell table:style-name="ce38" table:formula="of:=([.C8]-[.$C$5])/([.D8]-[.$D$5])" office:value-type="float" office:value="0.368181818181818">
            <text:p>0.3682</text:p>
          </table:table-cell>
        </table:table-row>
        <table:table-row table:style-name="ro2">
          <table:table-cell table:style-name="ce40"/>
          <table:table-cell table:style-name="ce43" office:value-type="float" office:value="2">
            <text:p>2</text:p>
          </table:table-cell>
          <table:table-cell table:style-name="ce43" office:value-type="float" office:value="602">
            <text:p>602</text:p>
          </table:table-cell>
          <table:table-cell table:style-name="ce43" office:value-type="float" office:value="197.5">
            <text:p>197.5</text:p>
          </table:table-cell>
          <table:table-cell table:style-name="ce43" office:value-type="float" office:value="260">
            <text:p>260</text:p>
          </table:table-cell>
          <table:table-cell table:style-name="ce43"/>
          <table:table-cell table:style-name="ce43"/>
          <table:table-cell table:style-name="ce43"/>
          <table:table-cell table:style-name="ce46"/>
          <table:table-cell table:style-name="ce49" table:formula="of:=AVERAGE([.G9];[.I9])" office:value-type="float" office:value="0">
            <text:p>#DIV/0!</text:p>
          </table:table-cell>
          <table:table-cell table:style-name="ce20" table:formula="of:=4*PI()*SIN(0.5*ATAN(([.C9]-[.$C$5])*0.07113/359.3))/1.175" office:value-type="float" office:value="0.0873269122896536">
            <text:p>0.0873</text:p>
          </table:table-cell>
          <table:table-cell table:style-name="ce16" table:formula="of:=4*PI()*0.9999979/1.175*SQRT(1-(COS(0.5*ATAN(([.D9]-[.$D$5])*0.07113/359.3))/0.999998)^2)" office:value-type="float" office:value="0.121434519726101">
            <text:p>0.1214</text:p>
          </table:table-cell>
          <table:table-cell table:style-name="ce20" table:formula="of:=SQRT([.K9]^2+[.L9]^2)" office:value-type="float" office:value="0.149573835249197">
            <text:p>0.1496</text:p>
          </table:table-cell>
          <table:table-cell table:style-name="ce51" table:formula="of:=[.J9]/[.$J$7]*10000" office:value-type="float" office:value="0">
            <text:p>#DIV/0!</text:p>
          </table:table-cell>
          <table:table-cell table:style-name="ce23" table:formula="of:=4*PI()*PI()*ABS([.K9])*[.J9]/1.175/[.L9]" office:value-type="float" office:value="0">
            <text:p>#DIV/0!</text:p>
          </table:table-cell>
          <table:table-cell table:style-name="ce52" table:formula="of:=[.O9]/[.$O$13]*10000" office:value-type="float" office:value="0">
            <text:p>#DIV/0!</text:p>
          </table:table-cell>
          <table:table-cell table:style-name="ce52" table:formula="of:=SQRT([.O9])" office:value-type="float" office:value="0">
            <text:p>#DIV/0!</text:p>
          </table:table-cell>
          <table:table-cell table:style-name="ce52" table:formula="of:=[.Q9]/[.$Q$7]*100" office:value-type="float" office:value="0">
            <text:p>#DIV/0!</text:p>
          </table:table-cell>
          <table:table-cell table:style-name="ce38" table:formula="of:=([.C9]-[.$C$5])/([.D9]-[.$D$5])" office:value-type="float" office:value="0.708154506437768">
            <text:p>0.7082</text:p>
          </table:table-cell>
        </table:table-row>
        <table:table-row table:style-name="ro2">
          <table:table-cell table:style-name="ce40"/>
          <table:table-cell table:style-name="ce43" office:value-type="float" office:value="3">
            <text:p>3</text:p>
          </table:table-cell>
          <table:table-cell table:style-name="ce43" office:value-type="float" office:value="642">
            <text:p>642</text:p>
          </table:table-cell>
          <table:table-cell table:style-name="ce43" office:value-type="float" office:value="204">
            <text:p>204</text:p>
          </table:table-cell>
          <table:table-cell table:style-name="ce43" office:value-type="float" office:value="230">
            <text:p>230</text:p>
          </table:table-cell>
          <table:table-cell table:style-name="ce43"/>
          <table:table-cell table:style-name="ce43" office:value-type="float" office:value="5845">
            <text:p>5845</text:p>
          </table:table-cell>
          <table:table-cell table:style-name="ce43"/>
          <table:table-cell table:style-name="ce46"/>
          <table:table-cell table:style-name="ce49" table:formula="of:=AVERAGE([.G10];[.I10])" office:value-type="float" office:value="5845">
            <text:p>5845</text:p>
          </table:table-cell>
          <table:table-cell table:style-name="ce20" table:formula="of:=4*PI()*SIN(0.5*ATAN(([.C10]-[.$C$5])*0.07113/359.3))/1.175" office:value-type="float" office:value="0.129651613786888">
            <text:p>0.1297</text:p>
          </table:table-cell>
          <table:table-cell table:style-name="ce16" table:formula="of:=4*PI()*0.9999979/1.175*SQRT(1-(COS(0.5*ATAN(([.D10]-[.$D$5])*0.07113/359.3))/0.999998)^2)" office:value-type="float" office:value="0.128411308741163">
            <text:p>0.1284</text:p>
          </table:table-cell>
          <table:table-cell table:style-name="ce20" table:formula="of:=SQRT([.K10]^2+[.L10]^2)" office:value-type="float" office:value="0.182480150071625">
            <text:p>0.1825</text:p>
          </table:table-cell>
          <table:table-cell table:style-name="ce51" table:formula="of:=[.J10]/[.$J$7]*10000" office:value-type="float" office:value="0.308984606275903">
            <text:p>0.3</text:p>
          </table:table-cell>
          <table:table-cell table:style-name="ce23" table:formula="of:=4*PI()*PI()*ABS([.K10])*[.J10]/1.175/[.L10]" office:value-type="float" office:value="198280.972461272">
            <text:p>198281.0</text:p>
          </table:table-cell>
          <table:table-cell table:style-name="ce52" table:formula="of:=[.O10]/[.$O$13]*10000" office:value-type="float" office:value="106.953598399">
            <text:p>107.0</text:p>
          </table:table-cell>
          <table:table-cell table:style-name="ce52" table:formula="of:=SQRT([.O10])" office:value-type="float" office:value="445.287516624115">
            <text:p>445.3</text:p>
          </table:table-cell>
          <table:table-cell table:style-name="ce52" table:formula="of:=[.Q10]/[.$Q$7]*100" office:value-type="float" office:value="9.82794662643861">
            <text:p>9.8</text:p>
          </table:table-cell>
          <table:table-cell table:style-name="ce38" table:formula="of:=([.C10]-[.$C$5])/([.D10]-[.$D$5])" office:value-type="float" office:value="0.995934959349593">
            <text:p>0.9959</text:p>
          </table:table-cell>
        </table:table-row>
        <table:table-row table:style-name="ro2">
          <table:table-cell table:style-name="ce41"/>
          <table:table-cell table:style-name="ce44" office:value-type="float" office:value="4">
            <text:p>4</text:p>
          </table:table-cell>
          <table:table-cell table:style-name="ce44" office:value-type="float" office:value="681">
            <text:p>681</text:p>
          </table:table-cell>
          <table:table-cell table:style-name="ce44" office:value-type="float" office:value="208">
            <text:p>208</text:p>
          </table:table-cell>
          <table:table-cell table:style-name="ce44" table:number-columns-repeated="2"/>
          <table:table-cell table:style-name="ce44"/>
          <table:table-cell table:style-name="ce44"/>
          <table:table-cell table:style-name="ce46"/>
          <table:table-cell table:style-name="ce49" table:formula="of:=AVERAGE([.G11];[.I11])" office:value-type="float" office:value="0">
            <text:p>#DIV/0!</text:p>
          </table:table-cell>
          <table:table-cell table:style-name="ce20" table:formula="of:=4*PI()*SIN(0.5*ATAN(([.C11]-[.$C$5])*0.07113/359.3))/1.175" office:value-type="float" office:value="0.170900652862724">
            <text:p>0.1709</text:p>
          </table:table-cell>
          <table:table-cell table:style-name="ce16" table:formula="of:=4*PI()*0.9999979/1.175*SQRT(1-(COS(0.5*ATAN(([.D11]-[.$D$5])*0.07113/359.3))/0.999998)^2)" office:value-type="float" office:value="0.132699278534574">
            <text:p>0.1327</text:p>
          </table:table-cell>
          <table:table-cell table:style-name="ce20" table:formula="of:=SQRT([.K11]^2+[.L11]^2)" office:value-type="float" office:value="0.216370357656731">
            <text:p>0.2164</text:p>
          </table:table-cell>
          <table:table-cell table:style-name="ce51" table:formula="of:=[.J11]/[.$J$7]*10000" office:value-type="float" office:value="0">
            <text:p>#DIV/0!</text:p>
          </table:table-cell>
          <table:table-cell table:style-name="ce23" table:formula="of:=4*PI()*PI()*ABS([.K11])*[.J11]/1.175/[.L11]" office:value-type="float" office:value="0">
            <text:p>#DIV/0!</text:p>
          </table:table-cell>
          <table:table-cell table:style-name="ce52" table:formula="of:=[.O11]/[.$O$13]*10000" office:value-type="float" office:value="0">
            <text:p>#DIV/0!</text:p>
          </table:table-cell>
          <table:table-cell table:style-name="ce52" table:formula="of:=SQRT([.O11])" office:value-type="float" office:value="0">
            <text:p>#DIV/0!</text:p>
          </table:table-cell>
          <table:table-cell table:style-name="ce52" table:formula="of:=[.Q11]/[.$Q$7]*100" office:value-type="float" office:value="0">
            <text:p>#DIV/0!</text:p>
          </table:table-cell>
          <table:table-cell table:style-name="ce38" table:formula="of:=([.C11]-[.$C$5])/([.D11]-[.$D$5])" office:value-type="float" office:value="1.27165354330709">
            <text:p>1.2717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276.5">
            <text:p>276.5</text:p>
          </table:table-cell>
          <table:table-cell table:style-name="ce11" office:value-type="float" office:value="280">
            <text:p>280</text:p>
          </table:table-cell>
          <table:table-cell table:style-name="ce11" office:value-type="string">
            <text:p>20 by 12</text:p>
          </table:table-cell>
          <table:table-cell table:style-name="ce11"/>
          <table:table-cell table:style-name="ce11"/>
          <table:table-cell table:style-name="ce46"/>
          <table:table-cell table:style-name="ce49" table:formula="of:=AVERAGE([.G12];[.I12])" office:value-type="float" office:value="0">
            <text:p>#DIV/0!</text:p>
          </table:table-cell>
          <table:table-cell table:style-name="ce20" table:formula="of:=4*PI()*SIN(0.5*ATAN(([.C12]-[.$C$5])*0.07113/359.3))/1.175" office:value-type="float" office:value="-0.0873269122896536">
            <text:p>-0.0873</text:p>
          </table:table-cell>
          <table:table-cell table:style-name="ce16" table:formula="of:=4*PI()*0.9999979/1.175*SQRT(1-(COS(0.5*ATAN(([.D12]-[.$D$5])*0.07113/359.3))/0.999998)^2)" office:value-type="float" office:value="0.205733941619933">
            <text:p>0.2057</text:p>
          </table:table-cell>
          <table:table-cell table:style-name="ce20" table:formula="of:=SQRT([.K12]^2+[.L12]^2)" office:value-type="float" office:value="0.223500434774787">
            <text:p>0.2235</text:p>
          </table:table-cell>
          <table:table-cell table:style-name="ce51" table:formula="of:=[.J12]/[.$J$7]*10000" office:value-type="float" office:value="0">
            <text:p>#DIV/0!</text:p>
          </table:table-cell>
          <table:table-cell table:style-name="ce23" table:formula="of:=4*PI()*PI()*ABS([.K12])*[.J12]/1.175/[.L12]" office:value-type="float" office:value="0">
            <text:p>#DIV/0!</text:p>
          </table:table-cell>
          <table:table-cell table:style-name="ce52" table:formula="of:=[.O12]/[.$O$13]*10000" office:value-type="float" office:value="0">
            <text:p>#DIV/0!</text:p>
          </table:table-cell>
          <table:table-cell table:style-name="ce52" table:formula="of:=SQRT([.O12])" office:value-type="float" office:value="0">
            <text:p>#DIV/0!</text:p>
          </table:table-cell>
          <table:table-cell table:style-name="ce52" table:formula="of:=[.Q12]/[.$Q$7]*100" office:value-type="float" office:value="0">
            <text:p>#DIV/0!</text:p>
          </table:table-cell>
          <table:table-cell table:style-name="ce38" table:formula="of:=([.C12]-[.$C$5])/([.D12]-[.$D$5])" office:value-type="float" office:value="-0.421994884910486">
            <text:p>-0.4220</text:p>
          </table:table-cell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561">
            <text:p>561</text:p>
          </table:table-cell>
          <table:table-cell table:style-name="ce13" office:value-type="float" office:value="282">
            <text:p>282</text:p>
          </table:table-cell>
          <table:table-cell table:style-name="ce13"/>
          <table:table-cell table:style-name="ce13" office:value-type="string">
            <text:p>44290x60</text:p>
          </table:table-cell>
          <table:table-cell table:style-name="ce13" table:formula="of:=44290*60" office:value-type="float" office:value="2657400">
            <text:p>2657400</text:p>
          </table:table-cell>
          <table:table-cell table:style-name="ce13"/>
          <table:table-cell table:style-name="ce46"/>
          <table:table-cell table:style-name="ce49" table:formula="of:=AVERAGE([.G13];[.I13])" office:value-type="float" office:value="2657400">
            <text:p>2657400</text:p>
          </table:table-cell>
          <table:table-cell table:style-name="ce20" table:formula="of:=4*PI()*SIN(0.5*ATAN(([.C13]-[.$C$5])*0.07113/359.3))/1.175" office:value-type="float" office:value="0.0439313650109503">
            <text:p>0.0439</text:p>
          </table:table-cell>
          <table:table-cell table:style-name="ce16" table:formula="of:=4*PI()*0.9999979/1.175*SQRT(1-(COS(0.5*ATAN(([.D13]-[.$D$5])*0.07113/359.3))/0.999998)^2)" office:value-type="float" office:value="0.21157670968492">
            <text:p>0.2116</text:p>
          </table:table-cell>
          <table:table-cell table:style-name="ce20" table:formula="of:=SQRT([.K13]^2+[.L13]^2)" office:value-type="float" office:value="0.216089492832998">
            <text:p>0.2161</text:p>
          </table:table-cell>
          <table:table-cell table:style-name="ce51" table:formula="of:=[.J13]/[.$J$7]*10000" office:value-type="float" office:value="140.478304998731">
            <text:p>140.5</text:p>
          </table:table-cell>
          <table:table-cell table:style-name="ce23" table:formula="of:=4*PI()*PI()*ABS([.K13])*[.J13]/1.175/[.L13]" office:value-type="float" office:value="18538971.6128641">
            <text:p>18538971.6</text:p>
          </table:table-cell>
          <table:table-cell table:style-name="ce52" table:formula="of:=[.O13]/[.$O$13]*10000" office:value-type="float" office:value="10000">
            <text:p>10000.0</text:p>
          </table:table-cell>
          <table:table-cell table:style-name="ce52" table:formula="of:=SQRT([.O13])" office:value-type="float" office:value="4305.69060812131">
            <text:p>4305.7</text:p>
          </table:table-cell>
          <table:table-cell table:style-name="ce52" table:formula="of:=[.Q13]/[.$Q$7]*100" office:value-type="float" office:value="95.0309539494567">
            <text:p>95.0</text:p>
          </table:table-cell>
          <table:table-cell table:style-name="ce38" table:formula="of:=([.C13]-[.$C$5])/([.D13]-[.$D$5])" office:value-type="float" office:value="0.206467661691542">
            <text:p>0.2065</text:p>
          </table:table-cell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288">
            <text:p>288</text:p>
          </table:table-cell>
          <table:table-cell table:style-name="ce13"/>
          <table:table-cell table:style-name="ce13" office:value-type="string">
            <text:p>230800x60</text:p>
          </table:table-cell>
          <table:table-cell table:style-name="ce13" table:formula="of:=230800*60" office:value-type="float" office:value="13848000">
            <text:p>13848000</text:p>
          </table:table-cell>
          <table:table-cell table:style-name="ce13"/>
          <table:table-cell table:style-name="ce46"/>
          <table:table-cell table:style-name="ce49" table:formula="of:=AVERAGE([.G14];[.I14])" office:value-type="float" office:value="13848000">
            <text:p>13848000</text:p>
          </table:table-cell>
          <table:table-cell table:style-name="ce20" table:formula="of:=4*PI()*SIN(0.5*ATAN(([.C14]-[.$C$5])*0.07113/359.3))/1.175" office:value-type="float" office:value="0">
            <text:p>0.0000</text:p>
          </table:table-cell>
          <table:table-cell table:style-name="ce16" table:formula="of:=4*PI()*0.9999979/1.175*SQRT(1-(COS(0.5*ATAN(([.D14]-[.$D$5])*0.07113/359.3))/0.999998)^2)" office:value-type="float" office:value="0.217948131648506">
            <text:p>0.2179</text:p>
          </table:table-cell>
          <table:table-cell table:style-name="ce20" table:formula="of:=SQRT([.K14]^2+[.L14]^2)" office:value-type="float" office:value="0.217948131648506">
            <text:p>0.2179</text:p>
          </table:table-cell>
          <table:table-cell table:style-name="ce51" table:formula="of:=[.J14]/[.$J$7]*10000" office:value-type="float" office:value="732.047703628521">
            <text:p>732.0</text:p>
          </table:table-cell>
          <table:table-cell table:style-name="ce24" table:formula="of:= [.L14]*[.J14]" office:value-type="float" office:value="3018145.72706851">
            <text:p>3018145.7</text:p>
          </table:table-cell>
          <table:table-cell table:style-name="ce52" table:formula="of:=[.O14]/[.$O$13]*10000" office:value-type="float" office:value="1628.00061950267">
            <text:p>1628.0</text:p>
          </table:table-cell>
          <table:table-cell table:style-name="ce52" table:formula="of:=SQRT([.O14])" office:value-type="float" office:value="1737.28113069489">
            <text:p>1737.3</text:p>
          </table:table-cell>
          <table:table-cell table:style-name="ce52" table:formula="of:=[.Q14]/[.$Q$7]*100" office:value-type="float" office:value="38.3435546476391">
            <text:p>38.3</text:p>
          </table:table-cell>
          <table:table-cell table:style-name="ce38" table:formula="of:=([.C14]-[.$C$5])/([.D14]-[.$D$5])" office:value-type="float" office:value="0">
            <text:p>0.0000</text:p>
          </table:table-cell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300">
            <text:p>300</text:p>
          </table:table-cell>
          <table:table-cell table:style-name="ce8" office:value-type="string">
            <text:p>20 by 12</text:p>
          </table:table-cell>
          <table:table-cell table:style-name="ce8" office:value-type="float" office:value="883700">
            <text:p>883700</text:p>
          </table:table-cell>
          <table:table-cell table:style-name="ce13"/>
          <table:table-cell table:style-name="ce13"/>
          <table:table-cell table:style-name="ce49" table:formula="of:=AVERAGE([.G15];[.I15])" office:value-type="float" office:value="883700">
            <text:p>883700</text:p>
          </table:table-cell>
          <table:table-cell table:style-name="ce20" table:formula="of:=4*PI()*SIN(0.5*ATAN(([.C15]-[.$C$5])*0.07113/359.3))/1.175" office:value-type="float" office:value="0.0428728295667203">
            <text:p>0.0429</text:p>
          </table:table-cell>
          <table:table-cell table:style-name="ce16" table:formula="of:=4*PI()*0.9999979/1.175*SQRT(1-(COS(0.5*ATAN(([.D15]-[.$D$5])*0.07113/359.3))/0.999998)^2)" office:value-type="float" office:value="0.224317079463268">
            <text:p>0.2243</text:p>
          </table:table-cell>
          <table:table-cell table:style-name="ce20" table:formula="of:=SQRT([.K15]^2+[.L15]^2)" office:value-type="float" office:value="0.228377388666188">
            <text:p>0.2284</text:p>
          </table:table-cell>
          <table:table-cell table:style-name="ce51" table:formula="of:=[.J15]/[.$J$7]*10000" office:value-type="float" office:value="46.7150892328512">
            <text:p>46.7</text:p>
          </table:table-cell>
          <table:table-cell table:style-name="ce23" table:formula="of:=4*PI()*PI()*ABS([.K15])*[.J15]/1.175/[.L15]" office:value-type="float" office:value="5674747.34895354">
            <text:p>5674747.3</text:p>
          </table:table-cell>
          <table:table-cell table:style-name="ce52" table:formula="of:=[.O15]/[.$O$13]*10000" office:value-type="float" office:value="3060.98281363992">
            <text:p>3061.0</text:p>
          </table:table-cell>
          <table:table-cell table:style-name="ce52" table:formula="of:=SQRT([.O15])" office:value-type="float" office:value="2382.17282096693">
            <text:p>2382.2</text:p>
          </table:table-cell>
          <table:table-cell table:style-name="ce52" table:formula="of:=[.Q15]/[.$Q$7]*100" office:value-type="float" office:value="52.5769676116444">
            <text:p>52.6</text:p>
          </table:table-cell>
          <table:table-cell table:style-name="ce38" table:formula="of:=([.C15]-[.$C$5])/([.D15]-[.$D$5])" office:value-type="float" office:value="0.190140845070423">
            <text:p>0.1901</text:p>
          </table:table-cell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1">
            <text:p>601</text:p>
          </table:table-cell>
          <table:table-cell table:number-columns-repeated="2" table:style-name="ce13" office:value-type="float" office:value="300">
            <text:p>300</text:p>
          </table:table-cell>
          <table:table-cell table:style-name="ce8" office:value-type="string">
            <text:p>20 by 12</text:p>
          </table:table-cell>
          <table:table-cell table:style-name="ce13" office:value-type="float" office:value="171600">
            <text:p>171600</text:p>
          </table:table-cell>
          <table:table-cell table:style-name="ce13"/>
          <table:table-cell table:style-name="ce46"/>
          <table:table-cell table:style-name="ce49" table:formula="of:=AVERAGE([.G16];[.I16])" office:value-type="float" office:value="171600">
            <text:p>171600</text:p>
          </table:table-cell>
          <table:table-cell table:style-name="ce20" table:formula="of:=4*PI()*SIN(0.5*ATAN(([.C16]-[.$C$5])*0.07113/359.3))/1.175" office:value-type="float" office:value="0.0862686121423689">
            <text:p>0.0863</text:p>
          </table:table-cell>
          <table:table-cell table:style-name="ce16" table:formula="of:=4*PI()*0.9999979/1.175*SQRT(1-(COS(0.5*ATAN(([.D16]-[.$D$5])*0.07113/359.3))/0.999998)^2)" office:value-type="float" office:value="0.230683680887606">
            <text:p>0.2307</text:p>
          </table:table-cell>
          <table:table-cell table:style-name="ce20" table:formula="of:=SQRT([.K16]^2+[.L16]^2)" office:value-type="float" office:value="0.246286893822683">
            <text:p>0.2463</text:p>
          </table:table-cell>
          <table:table-cell table:style-name="ce51" table:formula="of:=[.J16]/[.$J$7]*10000" office:value-type="float" office:value="9.07130170007612">
            <text:p>9.1</text:p>
          </table:table-cell>
          <table:table-cell table:style-name="ce23" table:formula="of:=4*PI()*PI()*ABS([.K16])*[.J16]/1.175/[.L16]" office:value-type="float" office:value="2156130.74494962">
            <text:p>2156130.7</text:p>
          </table:table-cell>
          <table:table-cell table:style-name="ce52" table:formula="of:=[.O16]/[.$O$13]*10000" office:value-type="float" office:value="1163.02607823915">
            <text:p>1163.0</text:p>
          </table:table-cell>
          <table:table-cell table:style-name="ce52" table:formula="of:=SQRT([.O16])" office:value-type="float" office:value="1468.37690834119">
            <text:p>1468.4</text:p>
          </table:table-cell>
          <table:table-cell table:style-name="ce52" table:formula="of:=[.Q16]/[.$Q$7]*100" office:value-type="float" office:value="32.408566025115">
            <text:p>32.4</text:p>
          </table:table-cell>
          <table:table-cell table:style-name="ce38" table:formula="of:=([.C16]-[.$C$5])/([.D16]-[.$D$5])" office:value-type="float" office:value="0.372146118721461">
            <text:p>0.3721</text:p>
          </table:table-cell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1.5">
            <text:p>641.5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230">
            <text:p>230</text:p>
          </table:table-cell>
          <table:table-cell table:style-name="ce8" office:value-type="string">
            <text:p>20 by 12</text:p>
          </table:table-cell>
          <table:table-cell table:style-name="ce13" office:value-type="float" office:value="45860">
            <text:p>45860</text:p>
          </table:table-cell>
          <table:table-cell table:style-name="ce13"/>
          <table:table-cell table:style-name="ce46"/>
          <table:table-cell table:style-name="ce49" table:formula="of:=AVERAGE([.G17];[.I17])" office:value-type="float" office:value="45860">
            <text:p>45860</text:p>
          </table:table-cell>
          <table:table-cell table:style-name="ce20" table:formula="of:=4*PI()*SIN(0.5*ATAN(([.C17]-[.$C$5])*0.07113/359.3))/1.175" office:value-type="float" office:value="0.129122655394241">
            <text:p>0.1291</text:p>
          </table:table-cell>
          <table:table-cell table:style-name="ce16" table:formula="of:=4*PI()*0.9999979/1.175*SQRT(1-(COS(0.5*ATAN(([.D17]-[.$D$5])*0.07113/359.3))/0.999998)^2)" office:value-type="float" office:value="0.237048047768861">
            <text:p>0.2370</text:p>
          </table:table-cell>
          <table:table-cell table:style-name="ce20" table:formula="of:=SQRT([.K17]^2+[.L17]^2)" office:value-type="float" office:value="0.269934134720098">
            <text:p>0.2699</text:p>
          </table:table-cell>
          <table:table-cell table:style-name="ce51" table:formula="of:=[.J17]/[.$J$7]*10000" office:value-type="float" office:value="2.42430009303899">
            <text:p>2.4</text:p>
          </table:table-cell>
          <table:table-cell table:style-name="ce23" table:formula="of:=4*PI()*PI()*ABS([.K17])*[.J17]/1.175/[.L17]" office:value-type="float" office:value="839309.204993653">
            <text:p>839309.2</text:p>
          </table:table-cell>
          <table:table-cell table:style-name="ce52" table:formula="of:=[.O17]/[.$O$13]*10000" office:value-type="float" office:value="452.72694867889">
            <text:p>452.7</text:p>
          </table:table-cell>
          <table:table-cell table:style-name="ce52" table:formula="of:=SQRT([.O17])" office:value-type="float" office:value="916.138201907143">
            <text:p>916.1</text:p>
          </table:table-cell>
          <table:table-cell table:style-name="ce52" table:formula="of:=[.Q17]/[.$Q$7]*100" office:value-type="float" office:value="20.2200982840156">
            <text:p>20.2</text:p>
          </table:table-cell>
          <table:table-cell table:style-name="ce38" table:formula="of:=([.C17]-[.$C$5])/([.D17]-[.$D$5])" office:value-type="float" office:value="0.542222222222222">
            <text:p>0.5422</text:p>
          </table:table-cell>
        </table:table-row>
        <table:table-row table:style-name="ro2">
          <table:table-cell table:style-name="ce5"/>
          <table:table-cell table:style-name="ce8" office:value-type="float" office:value="4">
            <text:p>4</text:p>
          </table:table-cell>
          <table:table-cell table:style-name="ce8" office:value-type="float" office:value="683">
            <text:p>683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220">
            <text:p>220</text:p>
          </table:table-cell>
          <table:table-cell table:style-name="ce8" office:value-type="string">
            <text:p>20 by 12</text:p>
          </table:table-cell>
          <table:table-cell table:style-name="ce8" office:value-type="float" office:value="13910">
            <text:p>13910</text:p>
          </table:table-cell>
          <table:table-cell table:style-name="ce8"/>
          <table:table-cell table:style-name="ce46"/>
          <table:table-cell table:style-name="ce49" table:formula="of:=AVERAGE([.G18];[.I18])" office:value-type="float" office:value="13910">
            <text:p>13910</text:p>
          </table:table-cell>
          <table:table-cell table:style-name="ce20" table:formula="of:=4*PI()*SIN(0.5*ATAN(([.C18]-[.$C$5])*0.07113/359.3))/1.175" office:value-type="float" office:value="0.173015418373835">
            <text:p>0.1730</text:p>
          </table:table-cell>
          <table:table-cell table:style-name="ce16" table:formula="of:=4*PI()*0.9999979/1.175*SQRT(1-(COS(0.5*ATAN(([.D18]-[.$D$5])*0.07113/359.3))/0.999998)^2)" office:value-type="float" office:value="0.243410278137577">
            <text:p>0.2434</text:p>
          </table:table-cell>
          <table:table-cell table:style-name="ce20" table:formula="of:=SQRT([.K18]^2+[.L18]^2)" office:value-type="float" office:value="0.29863505905718">
            <text:p>0.2986</text:p>
          </table:table-cell>
          <table:table-cell table:style-name="ce51" table:formula="of:=[.J18]/[.$J$7]*10000" office:value-type="float" office:value="0.735325213566777">
            <text:p>0.7</text:p>
          </table:table-cell>
          <table:table-cell table:style-name="ce23" table:formula="of:=4*PI()*PI()*ABS([.K18])*[.J18]/1.175/[.L18]" office:value-type="float" office:value="332196.379384927">
            <text:p>332196.4</text:p>
          </table:table-cell>
          <table:table-cell table:style-name="ce52" table:formula="of:=[.O18]/[.$O$13]*10000" office:value-type="float" office:value="179.188137466276">
            <text:p>179.2</text:p>
          </table:table-cell>
          <table:table-cell table:style-name="ce52" table:formula="of:=SQRT([.O18])" office:value-type="float" office:value="576.364797142337">
            <text:p>576.4</text:p>
          </table:table-cell>
          <table:table-cell table:style-name="ce52" table:formula="of:=[.Q18]/[.$Q$7]*100" office:value-type="float" office:value="12.7209550059195">
            <text:p>12.7</text:p>
          </table:table-cell>
          <table:table-cell table:style-name="ce38" table:formula="of:=([.C18]-[.$C$5])/([.D18]-[.$D$5])" office:value-type="float" office:value="0.707792207792208">
            <text:p>0.7078</text:p>
          </table:table-cell>
        </table:table-row>
        <table:table-row table:style-name="ro2">
          <table:table-cell table:style-name="ce6"/>
          <table:table-cell table:style-name="ce12" office:value-type="float" office:value="5">
            <text:p>5</text:p>
          </table:table-cell>
          <table:table-cell table:style-name="ce12" office:value-type="float" office:value="722">
            <text:p>722</text:p>
          </table:table-cell>
          <table:table-cell table:style-name="ce12" office:value-type="float" office:value="318">
            <text:p>318</text:p>
          </table:table-cell>
          <table:table-cell table:style-name="ce12" office:value-type="float" office:value="220">
            <text:p>220</text:p>
          </table:table-cell>
          <table:table-cell table:style-name="ce8" office:value-type="string">
            <text:p>20 by 12</text:p>
          </table:table-cell>
          <table:table-cell table:style-name="ce12" office:value-type="float" office:value="5168">
            <text:p>5168</text:p>
          </table:table-cell>
          <table:table-cell table:style-name="ce12"/>
          <table:table-cell table:style-name="ce46"/>
          <table:table-cell table:style-name="ce49" table:formula="of:=AVERAGE([.G19];[.I19])" office:value-type="float" office:value="5168">
            <text:p>5168</text:p>
          </table:table-cell>
          <table:table-cell table:style-name="ce20" table:formula="of:=4*PI()*SIN(0.5*ATAN(([.C19]-[.$C$5])*0.07113/359.3))/1.175" office:value-type="float" office:value="0.214240257368259">
            <text:p>0.2142</text:p>
          </table:table-cell>
          <table:table-cell table:style-name="ce16" table:formula="of:=4*PI()*0.9999979/1.175*SQRT(1-(COS(0.5*ATAN(([.D19]-[.$D$5])*0.07113/359.3))/0.999998)^2)" office:value-type="float" office:value="0.249770457978867">
            <text:p>0.2498</text:p>
          </table:table-cell>
          <table:table-cell table:style-name="ce20" table:formula="of:=SQRT([.K19]^2+[.L19]^2)" office:value-type="float" office:value="0.329065600688056">
            <text:p>0.3291</text:p>
          </table:table-cell>
          <table:table-cell table:style-name="ce51" table:formula="of:=[.J19]/[.$J$7]*10000" office:value-type="float" office:value="0.273196312272689">
            <text:p>0.3</text:p>
          </table:table-cell>
          <table:table-cell table:style-name="ce23" table:formula="of:=4*PI()*PI()*ABS([.K19])*[.J19]/1.175/[.L19]" office:value-type="float" office:value="148937.612014595">
            <text:p>148937.6</text:p>
          </table:table-cell>
          <table:table-cell table:style-name="ce52" table:formula="of:=[.O19]/[.$O$13]*10000" office:value-type="float" office:value="80.3375802740038">
            <text:p>80.3</text:p>
          </table:table-cell>
          <table:table-cell table:style-name="ce52" table:formula="of:=SQRT([.O19])" office:value-type="float" office:value="385.924360483495">
            <text:p>385.9</text:p>
          </table:table-cell>
          <table:table-cell table:style-name="ce52" table:formula="of:=[.Q19]/[.$Q$7]*100" office:value-type="float" office:value="8.51774162776706">
            <text:p>8.5</text:p>
          </table:table-cell>
          <table:table-cell table:style-name="ce38" table:formula="of:=([.C19]-[.$C$5])/([.D19]-[.$D$5])" office:value-type="float" office:value="0.854430379746835">
            <text:p>0.854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220">
            <text:p>220</text:p>
          </table:table-cell>
          <table:table-cell table:style-name="ce11" office:value-type="string">
            <text:p>30 by 12</text:p>
          </table:table-cell>
          <table:table-cell table:style-name="ce11" office:value-type="float" office:value="509200">
            <text:p>509200</text:p>
          </table:table-cell>
          <table:table-cell table:style-name="ce11"/>
          <table:table-cell table:style-name="ce47"/>
          <table:table-cell table:style-name="ce50" table:formula="of:=AVERAGE([.G20];[.I20])" office:value-type="float" office:value="509200">
            <text:p>509200</text:p>
          </table:table-cell>
          <table:table-cell table:style-name="ce19" table:formula="of:=4*PI()*SIN(0.5*ATAN(([.C20]-[.$C$5])*0.07113/359.3))/1.175" office:value-type="float" office:value="-0.0873269122896536">
            <text:p>-0.0873</text:p>
          </table:table-cell>
          <table:table-cell table:style-name="ce16" table:formula="of:=4*PI()*0.9999979/1.175*SQRT(1-(COS(0.5*ATAN(([.D20]-[.$D$5])*0.07113/359.3))/0.999998)^2)" office:value-type="float" office:value="0.314329187580383">
            <text:p>0.3143</text:p>
          </table:table-cell>
          <table:table-cell table:style-name="ce19" table:formula="of:=SQRT([.K20]^2+[.L20]^2)" office:value-type="float" office:value="0.326234314220605">
            <text:p>0.3262</text:p>
          </table:table-cell>
          <table:table-cell table:style-name="ce51" table:formula="of:=[.J20]/[.$J$7]*10000" office:value-type="float" office:value="26.9178719445149">
            <text:p>26.9</text:p>
          </table:table-cell>
          <table:table-cell table:style-name="ce23" table:formula="of:=4*PI()*PI()*ABS([.K20])*[.J20]/1.175/[.L20]" office:value-type="float" office:value="4753063.97313132">
            <text:p>4753064.0</text:p>
          </table:table-cell>
          <table:table-cell table:style-name="ce52" table:formula="of:=[.O20]/[.$O$13]*10000" office:value-type="float" office:value="2563.82288747516">
            <text:p>2563.8</text:p>
          </table:table-cell>
          <table:table-cell table:style-name="ce52" table:formula="of:=SQRT([.O20])" office:value-type="float" office:value="2180.15228209667">
            <text:p>2180.2</text:p>
          </table:table-cell>
          <table:table-cell table:style-name="ce52" table:formula="of:=[.Q20]/[.$Q$7]*100" office:value-type="float" office:value="48.1181696455265">
            <text:p>48.1</text:p>
          </table:table-cell>
          <table:table-cell table:style-name="ce38" table:formula="of:=([.C20]-[.$C$5])/([.D20]-[.$D$5])" office:value-type="float" office:value="-0.276845637583893">
            <text:p>-0.2768</text:p>
          </table:table-cell>
        </table:table-row>
        <table:table-row table:style-name="ro2">
          <table:table-cell table:style-name="ce5"/>
          <table:table-cell table:style-name="ce8" office:value-type="float" office:value="-1">
            <text:p>-1</text:p>
          </table:table-cell>
          <table:table-cell table:style-name="ce8" office:value-type="float" office:value="478.5">
            <text:p>478.5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220">
            <text:p>220</text:p>
          </table:table-cell>
          <table:table-cell table:style-name="ce11" office:value-type="string">
            <text:p>30 by 12</text:p>
          </table:table-cell>
          <table:table-cell table:style-name="ce8" office:value-type="float" office:value="1833000">
            <text:p>1833000</text:p>
          </table:table-cell>
          <table:table-cell table:style-name="ce8"/>
          <table:table-cell table:style-name="ce46"/>
          <table:table-cell table:style-name="ce49" table:formula="of:=AVERAGE([.G21];[.I21])" office:value-type="float" office:value="1833000">
            <text:p>1833000</text:p>
          </table:table-cell>
          <table:table-cell table:style-name="ce20" table:formula="of:=4*PI()*SIN(0.5*ATAN(([.C21]-[.$C$5])*0.07113/359.3))/1.175" office:value-type="float" office:value="-0.0434020977671829">
            <text:p>-0.0434</text:p>
          </table:table-cell>
          <table:table-cell table:style-name="ce16" table:formula="of:=4*PI()*0.9999979/1.175*SQRT(1-(COS(0.5*ATAN(([.D21]-[.$D$5])*0.07113/359.3))/0.999998)^2)" office:value-type="float" office:value="0.320669935049335">
            <text:p>0.3207</text:p>
          </table:table-cell>
          <table:table-cell table:style-name="ce20" table:formula="of:=SQRT([.K21]^2+[.L21]^2)" office:value-type="float" office:value="0.323593802992482">
            <text:p>0.3236</text:p>
          </table:table-cell>
          <table:table-cell table:style-name="ce51" table:formula="of:=[.J21]/[.$J$7]*10000" office:value-type="float" office:value="96.8979954326313">
            <text:p>96.9</text:p>
          </table:table-cell>
          <table:table-cell table:style-name="ce23" table:formula="of:=4*PI()*PI()*ABS([.K21])*[.J21]/1.175/[.L21]" office:value-type="float" office:value="8335598.96676698">
            <text:p>8335599.0</text:p>
          </table:table-cell>
          <table:table-cell table:style-name="ce52" table:formula="of:=[.O21]/[.$O$13]*10000" office:value-type="float" office:value="4496.25747362543">
            <text:p>4496.3</text:p>
          </table:table-cell>
          <table:table-cell table:style-name="ce52" table:formula="of:=SQRT([.O21])" office:value-type="float" office:value="2887.14373850125">
            <text:p>2887.1</text:p>
          </table:table-cell>
          <table:table-cell table:style-name="ce52" table:formula="of:=[.Q21]/[.$Q$7]*100" office:value-type="float" office:value="63.7221873632691">
            <text:p>63.7</text:p>
          </table:table-cell>
          <table:table-cell table:style-name="ce38" table:formula="of:=([.C21]-[.$C$5])/([.D21]-[.$D$5])" office:value-type="float" office:value="-0.134868421052632">
            <text:p>-0.1349</text:p>
          </table:table-cell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390.5">
            <text:p>390.5</text:p>
          </table:table-cell>
          <table:table-cell table:style-name="ce8" office:value-type="float" office:value="230">
            <text:p>230</text:p>
          </table:table-cell>
          <table:table-cell table:style-name="ce11" office:value-type="string">
            <text:p>30 by 12</text:p>
          </table:table-cell>
          <table:table-cell table:style-name="ce8" office:value-type="float" office:value="2047000">
            <text:p>2047000</text:p>
          </table:table-cell>
          <table:table-cell table:style-name="ce8"/>
          <table:table-cell table:style-name="ce46"/>
          <table:table-cell table:style-name="ce49" table:formula="of:=AVERAGE([.G22];[.I22])" office:value-type="float" office:value="2047000">
            <text:p>2047000</text:p>
          </table:table-cell>
          <table:table-cell table:style-name="ce20" table:formula="of:=4*PI()*SIN(0.5*ATAN(([.C22]-[.$C$5])*0.07113/359.3))/1.175" office:value-type="float" office:value="0">
            <text:p>0.0000</text:p>
          </table:table-cell>
          <table:table-cell table:style-name="ce16" table:formula="of:=4*PI()*0.9999979/1.175*SQRT(1-(COS(0.5*ATAN(([.D22]-[.$D$5])*0.07113/359.3))/0.999998)^2)" office:value-type="float" office:value="0.326480906153398">
            <text:p>0.3265</text:p>
          </table:table-cell>
          <table:table-cell table:style-name="ce20" table:formula="of:=SQRT([.K22]^2+[.L22]^2)" office:value-type="float" office:value="0.326480906153398">
            <text:p>0.3265</text:p>
          </table:table-cell>
          <table:table-cell table:style-name="ce51" table:formula="of:=[.J22]/[.$J$7]*10000" office:value-type="float" office:value="108.210691025966">
            <text:p>108.2</text:p>
          </table:table-cell>
          <table:table-cell table:style-name="ce24" table:formula="of:= [.L22]*[.J22]" office:value-type="float" office:value="668306.414896006">
            <text:p>668306.4</text:p>
          </table:table-cell>
          <table:table-cell table:style-name="ce52" table:formula="of:=[.O22]/[.$O$13]*10000" office:value-type="float" office:value="360.487317663441">
            <text:p>360.5</text:p>
          </table:table-cell>
          <table:table-cell table:style-name="ce52" table:formula="of:=SQRT([.O22])" office:value-type="float" office:value="817.50010085382">
            <text:p>817.5</text:p>
          </table:table-cell>
          <table:table-cell table:style-name="ce52" table:formula="of:=[.Q22]/[.$Q$7]*100" office:value-type="float" office:value="18.0430554604602">
            <text:p>18.0</text:p>
          </table:table-cell>
          <table:table-cell table:style-name="ce38" table:formula="of:=([.C22]-[.$C$5])/([.D22]-[.$D$5])" office:value-type="float" office:value="0">
            <text:p>0.0000</text:p>
          </table:table-cell>
        </table:table-row>
        <table:table-row table:style-name="ro2">
          <table:table-cell table:style-name="ce5"/>
          <table:table-cell table:style-name="ce8" office:value-type="float" office:value="1">
            <text:p>1</text:p>
          </table:table-cell>
          <table:table-cell table:number-columns-repeated="2" table:style-name="ce8"/>
          <table:table-cell table:style-name="ce8" table:number-columns-repeated="2"/>
          <table:table-cell table:style-name="ce8"/>
          <table:table-cell table:style-name="ce8"/>
          <table:table-cell table:style-name="ce46"/>
          <table:table-cell table:style-name="ce49" table:formula="of:=AVERAGE([.G23];[.I23])" office:value-type="float" office:value="0">
            <text:p>#DIV/0!</text:p>
          </table:table-cell>
          <table:table-cell table:style-name="ce20" table:formula="of:=4*PI()*SIN(0.5*ATAN(([.C23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23]-[.$D$5])*0.07113/359.3))/0.999998)^2)" office:value-type="float" office:value="0.0830285515232819">
            <text:p>0.0830</text:p>
          </table:table-cell>
          <table:table-cell table:style-name="ce20" table:formula="of:=SQRT([.K23]^2+[.L23]^2)" office:value-type="float" office:value="0.554040063608466">
            <text:p>0.5540</text:p>
          </table:table-cell>
          <table:table-cell table:style-name="ce51" table:formula="of:=[.J23]/[.$J$7]*10000" office:value-type="float" office:value="0">
            <text:p>#DIV/0!</text:p>
          </table:table-cell>
          <table:table-cell table:style-name="ce23" table:formula="of:=4*PI()*PI()*ABS([.K23])*[.J23]/1.175/[.L23]" office:value-type="float" office:value="0">
            <text:p>#DIV/0!</text:p>
          </table:table-cell>
          <table:table-cell table:style-name="ce52" table:formula="of:=[.O23]/[.$O$13]*10000" office:value-type="float" office:value="0">
            <text:p>#DIV/0!</text:p>
          </table:table-cell>
          <table:table-cell table:style-name="ce52" table:formula="of:=SQRT([.O23])" office:value-type="float" office:value="0">
            <text:p>#DIV/0!</text:p>
          </table:table-cell>
          <table:table-cell table:style-name="ce52" table:formula="of:=[.Q23]/[.$Q$7]*100" office:value-type="float" office:value="0">
            <text:p>#DIV/0!</text:p>
          </table:table-cell>
          <table:table-cell table:style-name="ce38" table:formula="of:=([.C23]-[.$C$5])/([.D23]-[.$D$5])" office:value-type="float" office:value="6.41358024691358">
            <text:p>6.4136</text:p>
          </table:table-cell>
        </table:table-row>
        <table:table-row table:style-name="ro2">
          <table:table-cell table:style-name="ce5"/>
          <table:table-cell table:style-name="ce8" office:value-type="float" office:value="2">
            <text:p>2</text:p>
          </table:table-cell>
          <table:table-cell table:style-name="ce8" office:value-type="float" office:value="601">
            <text:p>601</text:p>
          </table:table-cell>
          <table:table-cell table:style-name="ce8" office:value-type="float" office:value="402.5">
            <text:p>402.5</text:p>
          </table:table-cell>
          <table:table-cell table:style-name="ce8" office:value-type="float" office:value="230">
            <text:p>230</text:p>
          </table:table-cell>
          <table:table-cell table:style-name="ce11" office:value-type="string">
            <text:p>30 by 12</text:p>
          </table:table-cell>
          <table:table-cell office:value-type="float" office:value="58140">
            <text:p>58140</text:p>
          </table:table-cell>
          <table:table-cell table:style-name="ce8"/>
          <table:table-cell table:style-name="ce8"/>
          <table:table-cell table:style-name="ce49" table:formula="of:=AVERAGE([.G24];[.I24])" office:value-type="float" office:value="58140">
            <text:p>58140</text:p>
          </table:table-cell>
          <table:table-cell table:style-name="ce20" table:formula="of:=4*PI()*SIN(0.5*ATAN(([.C24]-[.$C$5])*0.07113/359.3))/1.175" office:value-type="float" office:value="0.0862686121423689">
            <text:p>0.0863</text:p>
          </table:table-cell>
          <table:table-cell table:style-name="ce16" table:formula="of:=4*PI()*0.9999979/1.175*SQRT(1-(COS(0.5*ATAN(([.D24]-[.$D$5])*0.07113/359.3))/0.999998)^2)" office:value-type="float" office:value="0.339154848913004">
            <text:p>0.3392</text:p>
          </table:table-cell>
          <table:table-cell table:style-name="ce20" table:formula="of:=SQRT([.K24]^2+[.L24]^2)" office:value-type="float" office:value="0.349954689898811">
            <text:p>0.3500</text:p>
          </table:table-cell>
          <table:table-cell table:style-name="ce51" table:formula="of:=[.J24]/[.$J$7]*10000" office:value-type="float" office:value="3.07345851306775">
            <text:p>3.1</text:p>
          </table:table-cell>
          <table:table-cell table:style-name="ce23" table:formula="of:=4*PI()*PI()*ABS([.K24])*[.J24]/1.175/[.L24]" office:value-type="float" office:value="496880.185409277">
            <text:p>496880.2</text:p>
          </table:table-cell>
          <table:table-cell table:style-name="ce52" table:formula="of:=[.O24]/[.$O$13]*10000" office:value-type="float" office:value="268.019281643699">
            <text:p>268.0</text:p>
          </table:table-cell>
          <table:table-cell table:style-name="ce52" table:formula="of:=SQRT([.O24])" office:value-type="float" office:value="704.897287134286">
            <text:p>704.9</text:p>
          </table:table-cell>
          <table:table-cell table:style-name="ce52" table:formula="of:=[.Q24]/[.$Q$7]*100" office:value-type="float" office:value="15.5577972802796">
            <text:p>15.6</text:p>
          </table:table-cell>
          <table:table-cell table:style-name="ce38" table:formula="of:=([.C24]-[.$C$5])/([.D24]-[.$D$5])" office:value-type="float" office:value="0.253499222395023">
            <text:p>0.2535</text:p>
          </table:table-cell>
        </table:table-row>
        <table:table-row table:style-name="ro2">
          <table:table-cell table:style-name="ce5"/>
          <table:table-cell table:style-name="ce8" office:value-type="float" office:value="3">
            <text:p>3</text:p>
          </table:table-cell>
          <table:table-cell table:style-name="ce8" office:value-type="float" office:value="641.5">
            <text:p>641.5</text:p>
          </table:table-cell>
          <table:table-cell table:style-name="ce8" office:value-type="float" office:value="408.5">
            <text:p>408.5</text:p>
          </table:table-cell>
          <table:table-cell table:style-name="ce8" office:value-type="float" office:value="240">
            <text:p>240</text:p>
          </table:table-cell>
          <table:table-cell table:style-name="ce11" office:value-type="string">
            <text:p>30 by 12</text:p>
          </table:table-cell>
          <table:table-cell office:value-type="float" office:value="67990">
            <text:p>67990</text:p>
          </table:table-cell>
          <table:table-cell table:style-name="ce8"/>
          <table:table-cell table:style-name="ce8"/>
          <table:table-cell table:style-name="ce49" table:formula="of:=AVERAGE([.G25];[.I25])" office:value-type="float" office:value="67990">
            <text:p>67990</text:p>
          </table:table-cell>
          <table:table-cell table:style-name="ce20" table:formula="of:=4*PI()*SIN(0.5*ATAN(([.C25]-[.$C$5])*0.07113/359.3))/1.175" office:value-type="float" office:value="0.129122655394241">
            <text:p>0.1291</text:p>
          </table:table-cell>
          <table:table-cell table:style-name="ce16" table:formula="of:=4*PI()*0.9999979/1.175*SQRT(1-(COS(0.5*ATAN(([.D25]-[.$D$5])*0.07113/359.3))/0.999998)^2)" office:value-type="float" office:value="0.345489503048332">
            <text:p>0.3455</text:p>
          </table:table-cell>
          <table:table-cell table:style-name="ce20" table:formula="of:=SQRT([.K25]^2+[.L25]^2)" office:value-type="float" office:value="0.368830119231935">
            <text:p>0.3688</text:p>
          </table:table-cell>
          <table:table-cell table:style-name="ce51" table:formula="of:=[.J25]/[.$J$7]*10000" office:value-type="float" office:value="3.59415968874228">
            <text:p>3.6</text:p>
          </table:table-cell>
          <table:table-cell table:style-name="ce23" table:formula="of:=4*PI()*PI()*ABS([.K25])*[.J25]/1.175/[.L25]" office:value-type="float" office:value="853757.443602065">
            <text:p>853757.4</text:p>
          </table:table-cell>
          <table:table-cell table:style-name="ce52" table:formula="of:=[.O25]/[.$O$13]*10000" office:value-type="float" office:value="460.52038992802">
            <text:p>460.5</text:p>
          </table:table-cell>
          <table:table-cell table:style-name="ce52" table:formula="of:=SQRT([.O25])" office:value-type="float" office:value="923.989958604565">
            <text:p>924.0</text:p>
          </table:table-cell>
          <table:table-cell table:style-name="ce52" table:formula="of:=[.Q25]/[.$Q$7]*100" office:value-type="float" office:value="20.393394509185">
            <text:p>20.4</text:p>
          </table:table-cell>
          <table:table-cell table:style-name="ce38" table:formula="of:=([.C25]-[.$C$5])/([.D25]-[.$D$5])" office:value-type="float" office:value="0.372519083969466">
            <text:p>0.3725</text:p>
          </table:table-cell>
        </table:table-row>
        <table:table-row table:style-name="ro2">
          <table:table-cell table:style-name="ce5"/>
          <table:table-cell table:style-name="ce8" office:value-type="float" office:value="4">
            <text:p>4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414.5">
            <text:p>414.5</text:p>
          </table:table-cell>
          <table:table-cell table:style-name="ce8" office:value-type="float" office:value="220">
            <text:p>220</text:p>
          </table:table-cell>
          <table:table-cell table:style-name="ce11" office:value-type="string">
            <text:p>30 by 12</text:p>
          </table:table-cell>
          <table:table-cell table:style-name="ce8" office:value-type="float" office:value="57760">
            <text:p>57760</text:p>
          </table:table-cell>
          <table:table-cell table:style-name="ce8"/>
          <table:table-cell table:style-name="ce46"/>
          <table:table-cell table:style-name="ce49" table:formula="of:=AVERAGE([.G26];[.I26])" office:value-type="float" office:value="57760">
            <text:p>57760</text:p>
          </table:table-cell>
          <table:table-cell table:style-name="ce20" table:formula="of:=4*PI()*SIN(0.5*ATAN(([.C26]-[.$C$5])*0.07113/359.3))/1.175" office:value-type="float" office:value="0.171958043186043">
            <text:p>0.1720</text:p>
          </table:table-cell>
          <table:table-cell table:style-name="ce16" table:formula="of:=4*PI()*0.9999979/1.175*SQRT(1-(COS(0.5*ATAN(([.D26]-[.$D$5])*0.07113/359.3))/0.999998)^2)" office:value-type="float" office:value="0.351822620869251">
            <text:p>0.3518</text:p>
          </table:table-cell>
          <table:table-cell table:style-name="ce20" table:formula="of:=SQRT([.K26]^2+[.L26]^2)" office:value-type="float" office:value="0.391597657260206">
            <text:p>0.3916</text:p>
          </table:table-cell>
          <table:table-cell table:style-name="ce51" table:formula="of:=[.J26]/[.$J$7]*10000" office:value-type="float" office:value="3.05337054893005">
            <text:p>3.1</text:p>
          </table:table-cell>
          <table:table-cell table:style-name="ce23" table:formula="of:=4*PI()*PI()*ABS([.K26])*[.J26]/1.175/[.L26]" office:value-type="float" office:value="948522.832490939">
            <text:p>948522.8</text:p>
          </table:table-cell>
          <table:table-cell table:style-name="ce52" table:formula="of:=[.O26]/[.$O$13]*10000" office:value-type="float" office:value="511.63724304576">
            <text:p>511.6</text:p>
          </table:table-cell>
          <table:table-cell table:style-name="ce52" table:formula="of:=SQRT([.O26])" office:value-type="float" office:value="973.921368741306">
            <text:p>973.9</text:p>
          </table:table-cell>
          <table:table-cell table:style-name="ce52" table:formula="of:=[.Q26]/[.$Q$7]*100" office:value-type="float" office:value="21.4954313179576">
            <text:p>21.5</text:p>
          </table:table-cell>
          <table:table-cell table:style-name="ce38" table:formula="of:=([.C26]-[.$C$5])/([.D26]-[.$D$5])" office:value-type="float" office:value="0.487256371814093">
            <text:p>0.4873</text:p>
          </table:table-cell>
        </table:table-row>
        <table:table-row table:style-name="ro2">
          <table:table-cell table:style-name="ce5"/>
          <table:table-cell table:style-name="ce8" office:value-type="float" office:value="5">
            <text:p>5</text:p>
          </table:table-cell>
          <table:table-cell table:style-name="ce8" office:value-type="float" office:value="723">
            <text:p>723</text:p>
          </table:table-cell>
          <table:table-cell table:style-name="ce8" office:value-type="float" office:value="420.5">
            <text:p>420.5</text:p>
          </table:table-cell>
          <table:table-cell table:style-name="ce8" office:value-type="float" office:value="220">
            <text:p>220</text:p>
          </table:table-cell>
          <table:table-cell table:style-name="ce11" office:value-type="string">
            <text:p>30 by 12</text:p>
          </table:table-cell>
          <table:table-cell table:style-name="ce8" office:value-type="float" office:value="27440">
            <text:p>27440</text:p>
          </table:table-cell>
          <table:table-cell table:style-name="ce8"/>
          <table:table-cell table:style-name="ce46"/>
          <table:table-cell table:style-name="ce49" table:formula="of:=AVERAGE([.G27];[.I27])" office:value-type="float" office:value="27440">
            <text:p>27440</text:p>
          </table:table-cell>
          <table:table-cell table:style-name="ce20" table:formula="of:=4*PI()*SIN(0.5*ATAN(([.C27]-[.$C$5])*0.07113/359.3))/1.175" office:value-type="float" office:value="0.215296951188425">
            <text:p>0.2153</text:p>
          </table:table-cell>
          <table:table-cell table:style-name="ce16" table:formula="of:=4*PI()*0.9999979/1.175*SQRT(1-(COS(0.5*ATAN(([.D27]-[.$D$5])*0.07113/359.3))/0.999998)^2)" office:value-type="float" office:value="0.358154206476516">
            <text:p>0.3582</text:p>
          </table:table-cell>
          <table:table-cell table:style-name="ce20" table:formula="of:=SQRT([.K27]^2+[.L27]^2)" office:value-type="float" office:value="0.417884209809194">
            <text:p>0.4179</text:p>
          </table:table-cell>
          <table:table-cell table:style-name="ce51" table:formula="of:=[.J27]/[.$J$7]*10000" office:value-type="float" office:value="1.45056246299586">
            <text:p>1.5</text:p>
          </table:table-cell>
          <table:table-cell table:style-name="ce23" table:formula="of:=4*PI()*PI()*ABS([.K27])*[.J27]/1.175/[.L27]" office:value-type="float" office:value="554209.289110989">
            <text:p>554209.3</text:p>
          </table:table-cell>
          <table:table-cell table:style-name="ce52" table:formula="of:=[.O27]/[.$O$13]*10000" office:value-type="float" office:value="298.942843586009">
            <text:p>298.9</text:p>
          </table:table-cell>
          <table:table-cell table:style-name="ce52" table:formula="of:=SQRT([.O27])" office:value-type="float" office:value="744.452341732491">
            <text:p>744.5</text:p>
          </table:table-cell>
          <table:table-cell table:style-name="ce52" table:formula="of:=[.Q27]/[.$Q$7]*100" office:value-type="float" office:value="16.4308174097102">
            <text:p>16.4</text:p>
          </table:table-cell>
          <table:table-cell table:style-name="ce38" table:formula="of:=([.C27]-[.$C$5])/([.D27]-[.$D$5])" office:value-type="float" office:value="0.59941089837997">
            <text:p>0.5994</text:p>
          </table:table-cell>
        </table:table-row>
        <table:table-row table:style-name="ro2">
          <table:table-cell table:style-name="ce6"/>
          <table:table-cell table:style-name="ce12" office:value-type="float" office:value="6">
            <text:p>6</text:p>
          </table:table-cell>
          <table:table-cell table:style-name="ce12" office:value-type="float" office:value="764">
            <text:p>764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210">
            <text:p>210</text:p>
          </table:table-cell>
          <table:table-cell table:style-name="ce11" office:value-type="string">
            <text:p>30 by 12</text:p>
          </table:table-cell>
          <table:table-cell table:style-name="ce12" office:value-type="float" office:value="11320">
            <text:p>11320</text:p>
          </table:table-cell>
          <table:table-cell table:style-name="ce12"/>
          <table:table-cell table:style-name="ce48"/>
          <table:table-cell table:style-name="ce49" table:formula="of:=AVERAGE([.G28];[.I28])" office:value-type="float" office:value="11320">
            <text:p>11320</text:p>
          </table:table-cell>
          <table:table-cell table:style-name="ce21" table:formula="of:=4*PI()*SIN(0.5*ATAN(([.C28]-[.$C$5])*0.07113/359.3))/1.175" office:value-type="float" office:value="0.258604039451567">
            <text:p>0.2586</text:p>
          </table:table-cell>
          <table:table-cell table:style-name="ce16" table:formula="of:=4*PI()*0.9999979/1.175*SQRT(1-(COS(0.5*ATAN(([.D28]-[.$D$5])*0.07113/359.3))/0.999998)^2)" office:value-type="float" office:value="0.365011697980835">
            <text:p>0.3650</text:p>
          </table:table-cell>
          <table:table-cell table:style-name="ce21" table:formula="of:=SQRT([.K28]^2+[.L28]^2)" office:value-type="float" office:value="0.44733610281702">
            <text:p>0.4473</text:p>
          </table:table-cell>
          <table:table-cell table:style-name="ce51" table:formula="of:=[.J28]/[.$J$7]*10000" office:value-type="float" office:value="0.598409879049311">
            <text:p>0.6</text:p>
          </table:table-cell>
          <table:table-cell table:style-name="ce23" table:formula="of:=4*PI()*PI()*ABS([.K28])*[.J28]/1.175/[.L28]" office:value-type="float" office:value="269461.559104527">
            <text:p>269461.6</text:p>
          </table:table-cell>
          <table:table-cell table:style-name="ce52" table:formula="of:=[.O28]/[.$O$13]*10000" office:value-type="float" office:value="145.348709050047">
            <text:p>145.3</text:p>
          </table:table-cell>
          <table:table-cell table:style-name="ce52" table:formula="of:=SQRT([.O28])" office:value-type="float" office:value="519.09686871">
            <text:p>519.1</text:p>
          </table:table-cell>
          <table:table-cell table:style-name="ce52" table:formula="of:=[.Q28]/[.$Q$7]*100" office:value-type="float" office:value="11.4569938055097">
            <text:p>11.5</text:p>
          </table:table-cell>
          <table:table-cell table:style-name="ce38" table:formula="of:=([.C28]-[.$C$5])/([.D28]-[.$D$5])" office:value-type="float" office:value="0.706647398843931">
            <text:p>0.7066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1" office:value-type="float" office:value="-3">
            <text:p>-3</text:p>
          </table:table-cell>
          <table:table-cell table:style-name="ce11" office:value-type="float" office:value="396">
            <text:p>396</text:p>
          </table:table-cell>
          <table:table-cell table:style-name="ce11" office:value-type="float" office:value="476">
            <text:p>476</text:p>
          </table:table-cell>
          <table:table-cell table:style-name="ce11" office:value-type="float" office:value="250">
            <text:p>250</text:p>
          </table:table-cell>
          <table:table-cell table:style-name="ce11" office:value-type="string">
            <text:p>36 by 12</text:p>
          </table:table-cell>
          <table:table-cell table:style-name="ce8" office:value-type="float" office:value="256200">
            <text:p>256200</text:p>
          </table:table-cell>
          <table:table-cell table:style-name="ce11"/>
          <table:table-cell table:style-name="ce47"/>
          <table:table-cell table:style-name="ce50" table:formula="of:=AVERAGE([.G29];[.I29])" office:value-type="float" office:value="256200">
            <text:p>256200</text:p>
          </table:table-cell>
          <table:table-cell table:style-name="ce19" table:formula="of:=4*PI()*SIN(0.5*ATAN(([.C29]-[.$C$5])*0.07113/359.3))/1.175" office:value-type="float" office:value="-0.130709521994936">
            <text:p>-0.1307</text:p>
          </table:table-cell>
          <table:table-cell table:style-name="ce16" table:formula="of:=4*PI()*0.9999979/1.175*SQRT(1-(COS(0.5*ATAN(([.D29]-[.$D$5])*0.07113/359.3))/0.999998)^2)" office:value-type="float" office:value="0.416648689631916">
            <text:p>0.4166</text:p>
          </table:table-cell>
          <table:table-cell table:style-name="ce19" table:formula="of:=SQRT([.K29]^2+[.L29]^2)" office:value-type="float" office:value="0.436670481842015">
            <text:p>0.4367</text:p>
          </table:table-cell>
          <table:table-cell table:style-name="ce51" table:formula="of:=[.J29]/[.$J$7]*10000" office:value-type="float" office:value="13.5435168738899">
            <text:p>13.5</text:p>
          </table:table-cell>
          <table:table-cell table:style-name="ce23" table:formula="of:=4*PI()*PI()*ABS([.K29])*[.J29]/1.175/[.L29]" office:value-type="float" office:value="2700462.81609856">
            <text:p>2700462.8</text:p>
          </table:table-cell>
          <table:table-cell table:style-name="ce52" table:formula="of:=[.O29]/[.$O$13]*10000" office:value-type="float" office:value="1456.64110852013">
            <text:p>1456.6</text:p>
          </table:table-cell>
          <table:table-cell table:style-name="ce52" table:formula="of:=SQRT([.O29])" office:value-type="float" office:value="1643.30849693494">
            <text:p>1643.3</text:p>
          </table:table-cell>
          <table:table-cell table:style-name="ce52" table:formula="of:=[.Q29]/[.$Q$7]*100" office:value-type="float" office:value="36.2694834139775">
            <text:p>36.3</text:p>
          </table:table-cell>
          <table:table-cell table:style-name="ce38" table:formula="of:=([.C29]-[.$C$5])/([.D29]-[.$D$5])" office:value-type="float" office:value="-0.312658227848101">
            <text:p>-0.3127</text:p>
          </table:table-cell>
        </table:table-row>
        <table:table-row table:style-name="ro2">
          <table:table-cell table:style-name="ce5"/>
          <table:table-cell table:style-name="ce8" office:value-type="float" office:value="-2">
            <text:p>-2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482">
            <text:p>482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36 by 12</text:p>
          </table:table-cell>
          <table:table-cell table:style-name="ce8" office:value-type="float" office:value="1147000">
            <text:p>1147000</text:p>
          </table:table-cell>
          <table:table-cell table:style-name="ce8"/>
          <table:table-cell table:style-name="ce46"/>
          <table:table-cell table:style-name="ce49" table:formula="of:=AVERAGE([.G30];[.I30])" office:value-type="float" office:value="1147000">
            <text:p>1147000</text:p>
          </table:table-cell>
          <table:table-cell table:style-name="ce20" table:formula="of:=4*PI()*SIN(0.5*ATAN(([.C30]-[.$C$5])*0.07113/359.3))/1.175" office:value-type="float" office:value="-0.0873269122896536">
            <text:p>-0.0873</text:p>
          </table:table-cell>
          <table:table-cell table:style-name="ce16" table:formula="of:=4*PI()*0.9999979/1.175*SQRT(1-(COS(0.5*ATAN(([.D30]-[.$D$5])*0.07113/359.3))/0.999998)^2)" office:value-type="float" office:value="0.422964487826517">
            <text:p>0.4230</text:p>
          </table:table-cell>
          <table:table-cell table:style-name="ce20" table:formula="of:=SQRT([.K30]^2+[.L30]^2)" office:value-type="float" office:value="0.431885340770432">
            <text:p>0.4319</text:p>
          </table:table-cell>
          <table:table-cell table:style-name="ce51" table:formula="of:=[.J30]/[.$J$7]*10000" office:value-type="float" office:value="60.6339338577349">
            <text:p>60.6</text:p>
          </table:table-cell>
          <table:table-cell table:style-name="ce23" table:formula="of:=4*PI()*PI()*ABS([.K30])*[.J30]/1.175/[.L30]" office:value-type="float" office:value="7956635.9403315">
            <text:p>7956635.9</text:p>
          </table:table-cell>
          <table:table-cell table:style-name="ce52" table:formula="of:=[.O30]/[.$O$13]*10000" office:value-type="float" office:value="4291.84320818013">
            <text:p>4291.8</text:p>
          </table:table-cell>
          <table:table-cell table:style-name="ce52" table:formula="of:=SQRT([.O30])" office:value-type="float" office:value="2820.75095326254">
            <text:p>2820.8</text:p>
          </table:table-cell>
          <table:table-cell table:style-name="ce52" table:formula="of:=[.Q30]/[.$Q$7]*100" office:value-type="float" office:value="62.2568313284682">
            <text:p>62.3</text:p>
          </table:table-cell>
          <table:table-cell table:style-name="ce38" table:formula="of:=([.C30]-[.$C$5])/([.D30]-[.$D$5])" office:value-type="float" office:value="-0.20573566084788">
            <text:p>-0.2057</text:p>
          </table:table-cell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478.5">
            <text:p>478.5</text:p>
          </table:table-cell>
          <table:table-cell table:style-name="ce13" office:value-type="float" office:value="488">
            <text:p>488</text:p>
          </table:table-cell>
          <table:table-cell table:style-name="ce13" office:value-type="float" office:value="250">
            <text:p>250</text:p>
          </table:table-cell>
          <table:table-cell table:style-name="ce8" office:value-type="string">
            <text:p>36 by 12</text:p>
          </table:table-cell>
          <table:table-cell table:style-name="ce13" office:value-type="float" office:value="754700">
            <text:p>754700</text:p>
          </table:table-cell>
          <table:table-cell table:style-name="ce13"/>
          <table:table-cell table:style-name="ce46"/>
          <table:table-cell table:style-name="ce49" table:formula="of:=AVERAGE([.G31];[.I31])" office:value-type="float" office:value="754700">
            <text:p>754700</text:p>
          </table:table-cell>
          <table:table-cell table:style-name="ce20" table:formula="of:=4*PI()*SIN(0.5*ATAN(([.C31]-[.$C$5])*0.07113/359.3))/1.175" office:value-type="float" office:value="-0.0434020977671829">
            <text:p>-0.0434</text:p>
          </table:table-cell>
          <table:table-cell table:style-name="ce16" table:formula="of:=4*PI()*0.9999979/1.175*SQRT(1-(COS(0.5*ATAN(([.D31]-[.$D$5])*0.07113/359.3))/0.999998)^2)" office:value-type="float" office:value="0.429278714271442">
            <text:p>0.4293</text:p>
          </table:table-cell>
          <table:table-cell table:style-name="ce20" table:formula="of:=SQRT([.K31]^2+[.L31]^2)" office:value-type="float" office:value="0.431467213838009">
            <text:p>0.4315</text:p>
          </table:table-cell>
          <table:table-cell table:style-name="ce51" table:formula="of:=[.J31]/[.$J$7]*10000" office:value-type="float" office:value="39.8957540387381">
            <text:p>39.9</text:p>
          </table:table-cell>
          <table:table-cell table:style-name="ce23" table:formula="of:=4*PI()*PI()*ABS([.K31])*[.J31]/1.175/[.L31]" office:value-type="float" office:value="2563702.26117109">
            <text:p>2563702.3</text:p>
          </table:table-cell>
          <table:table-cell table:style-name="ce52" table:formula="of:=[.O31]/[.$O$13]*10000" office:value-type="float" office:value="1382.87188453978">
            <text:p>1382.9</text:p>
          </table:table-cell>
          <table:table-cell table:style-name="ce52" table:formula="of:=SQRT([.O31])" office:value-type="float" office:value="1601.15653862172">
            <text:p>1601.2</text:p>
          </table:table-cell>
          <table:table-cell table:style-name="ce52" table:formula="of:=[.Q31]/[.$Q$7]*100" office:value-type="float" office:value="35.3391469885532">
            <text:p>35.3</text:p>
          </table:table-cell>
          <table:table-cell table:style-name="ce38" table:formula="of:=([.C31]-[.$C$5])/([.D31]-[.$D$5])" office:value-type="float" office:value="-0.100737100737101">
            <text:p>-0.1007</text:p>
          </table:table-cell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493.5">
            <text:p>493.5</text:p>
          </table:table-cell>
          <table:table-cell table:style-name="ce13" office:value-type="float" office:value="250">
            <text:p>250</text:p>
          </table:table-cell>
          <table:table-cell table:style-name="ce8" office:value-type="string">
            <text:p>36 by 12</text:p>
          </table:table-cell>
          <table:table-cell table:style-name="ce13" office:value-type="float" office:value="2714000">
            <text:p>2714000</text:p>
          </table:table-cell>
          <table:table-cell table:style-name="ce13"/>
          <table:table-cell table:style-name="ce46"/>
          <table:table-cell table:style-name="ce49" table:formula="of:=AVERAGE([.G32];[.I32])" office:value-type="float" office:value="2714000">
            <text:p>2714000</text:p>
          </table:table-cell>
          <table:table-cell table:style-name="ce20" table:formula="of:=4*PI()*SIN(0.5*ATAN(([.C32]-[.$C$5])*0.07113/359.3))/1.175" office:value-type="float" office:value="0">
            <text:p>0.0000</text:p>
          </table:table-cell>
          <table:table-cell table:style-name="ce16" table:formula="of:=4*PI()*0.9999979/1.175*SQRT(1-(COS(0.5*ATAN(([.D32]-[.$D$5])*0.07113/359.3))/0.999998)^2)" office:value-type="float" office:value="0.435065366970071">
            <text:p>0.4351</text:p>
          </table:table-cell>
          <table:table-cell table:style-name="ce20" table:formula="of:=SQRT([.K32]^2+[.L32]^2)" office:value-type="float" office:value="0.435065366970071">
            <text:p>0.4351</text:p>
          </table:table-cell>
          <table:table-cell table:style-name="ce51" table:formula="of:=[.J32]/[.$J$7]*10000" office:value-type="float" office:value="143.470354393978">
            <text:p>143.5</text:p>
          </table:table-cell>
          <table:table-cell table:style-name="ce24" table:formula="of:= [.L32]*[.J32]" office:value-type="float" office:value="1180767.40595677">
            <text:p>1180767.4</text:p>
          </table:table-cell>
          <table:table-cell table:style-name="ce52" table:formula="of:=[.O32]/[.$O$13]*10000" office:value-type="float" office:value="636.910952027913">
            <text:p>636.9</text:p>
          </table:table-cell>
          <table:table-cell table:style-name="ce52" table:formula="of:=SQRT([.O32])" office:value-type="float" office:value="1086.6312189316">
            <text:p>1086.6</text:p>
          </table:table-cell>
          <table:table-cell table:style-name="ce52" table:formula="of:=[.Q32]/[.$Q$7]*100" office:value-type="float" office:value="23.9830519014898">
            <text:p>24.0</text:p>
          </table:table-cell>
          <table:table-cell table:style-name="ce38" table:formula="of:=([.C32]-[.$C$5])/([.D32]-[.$D$5])" office:value-type="float" office:value="0">
            <text:p>0.0000</text:p>
          </table:table-cell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/>
          <table:table-cell table:style-name="ce13"/>
          <table:table-cell table:style-name="ce8" office:value-type="string">
            <text:p>36 by 12</text:p>
          </table:table-cell>
          <table:table-cell table:style-name="ce13"/>
          <table:table-cell table:style-name="ce13"/>
          <table:table-cell table:style-name="ce46"/>
          <table:table-cell table:style-name="ce49" table:formula="of:=AVERAGE([.G33];[.I33])" office:value-type="float" office:value="0">
            <text:p>#DIV/0!</text:p>
          </table:table-cell>
          <table:table-cell table:style-name="ce20" table:formula="of:=4*PI()*SIN(0.5*ATAN(([.C33]-[.$C$5])*0.07113/359.3))/1.175" office:value-type="float" office:value="0.0428728295667203">
            <text:p>0.0429</text:p>
          </table:table-cell>
          <table:table-cell table:style-name="ce16" table:formula="of:=4*PI()*0.9999979/1.175*SQRT(1-(COS(0.5*ATAN(([.D33]-[.$D$5])*0.07113/359.3))/0.999998)^2)" office:value-type="float" office:value="0.0830285515232819">
            <text:p>0.0830</text:p>
          </table:table-cell>
          <table:table-cell table:style-name="ce20" table:formula="of:=SQRT([.K33]^2+[.L33]^2)" office:value-type="float" office:value="0.0934442073277489">
            <text:p>0.0934</text:p>
          </table:table-cell>
          <table:table-cell table:style-name="ce51" table:formula="of:=[.J33]/[.$J$7]*10000" office:value-type="float" office:value="0">
            <text:p>#DIV/0!</text:p>
          </table:table-cell>
          <table:table-cell table:style-name="ce23" table:formula="of:=4*PI()*PI()*ABS([.K33])*[.J33]/1.175/[.L33]" office:value-type="float" office:value="0">
            <text:p>#DIV/0!</text:p>
          </table:table-cell>
          <table:table-cell table:style-name="ce52" table:formula="of:=[.O33]/[.$O$13]*10000" office:value-type="float" office:value="0">
            <text:p>#DIV/0!</text:p>
          </table:table-cell>
          <table:table-cell table:style-name="ce52" table:formula="of:=SQRT([.O33])" office:value-type="float" office:value="0">
            <text:p>#DIV/0!</text:p>
          </table:table-cell>
          <table:table-cell table:style-name="ce52" table:formula="of:=[.Q33]/[.$Q$7]*100" office:value-type="float" office:value="0">
            <text:p>#DIV/0!</text:p>
          </table:table-cell>
          <table:table-cell table:style-name="ce38" table:formula="of:=([.C33]-[.$C$5])/([.D33]-[.$D$5])" office:value-type="float" office:value="-0.5">
            <text:p>-0.5000</text:p>
          </table:table-cell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0">
            <text:p>600</text:p>
          </table:table-cell>
          <table:table-cell table:style-name="ce13" office:value-type="float" office:value="506">
            <text:p>506</text:p>
          </table:table-cell>
          <table:table-cell table:style-name="ce13" office:value-type="float" office:value="350">
            <text:p>350</text:p>
          </table:table-cell>
          <table:table-cell table:style-name="ce8" office:value-type="string">
            <text:p>36 by 12</text:p>
          </table:table-cell>
          <table:table-cell table:style-name="ce8" office:value-type="float" office:value="44480">
            <text:p>44480</text:p>
          </table:table-cell>
          <table:table-cell table:style-name="ce13"/>
          <table:table-cell table:style-name="ce13"/>
          <table:table-cell table:style-name="ce49" table:formula="of:=AVERAGE([.G34];[.I34])" office:value-type="float" office:value="44480">
            <text:p>44480</text:p>
          </table:table-cell>
          <table:table-cell table:style-name="ce20" table:formula="of:=4*PI()*SIN(0.5*ATAN(([.C34]-[.$C$5])*0.07113/359.3))/1.175" office:value-type="float" office:value="0.0852103043913744">
            <text:p>0.0852</text:p>
          </table:table-cell>
          <table:table-cell table:style-name="ce16" table:formula="of:=4*PI()*0.9999979/1.175*SQRT(1-(COS(0.5*ATAN(([.D34]-[.$D$5])*0.07113/359.3))/0.999998)^2)" office:value-type="float" office:value="0.448211872635238">
            <text:p>0.4482</text:p>
          </table:table-cell>
          <table:table-cell table:style-name="ce20" table:formula="of:=SQRT([.K34]^2+[.L34]^2)" office:value-type="float" office:value="0.456239716317702">
            <text:p>0.4562</text:p>
          </table:table-cell>
          <table:table-cell table:style-name="ce51" table:formula="of:=[.J34]/[.$J$7]*10000" office:value-type="float" office:value="2.35134906538104">
            <text:p>2.4</text:p>
          </table:table-cell>
          <table:table-cell table:style-name="ce23" table:formula="of:=4*PI()*PI()*ABS([.K34])*[.J34]/1.175/[.L34]" office:value-type="float" office:value="284115.815088119">
            <text:p>284115.8</text:p>
          </table:table-cell>
          <table:table-cell table:style-name="ce52" table:formula="of:=[.O34]/[.$O$13]*10000" office:value-type="float" office:value="153.253276946049">
            <text:p>153.3</text:p>
          </table:table-cell>
          <table:table-cell table:style-name="ce52" table:formula="of:=SQRT([.O34])" office:value-type="float" office:value="533.025154273342">
            <text:p>533.0</text:p>
          </table:table-cell>
          <table:table-cell table:style-name="ce52" table:formula="of:=[.Q34]/[.$Q$7]*100" office:value-type="float" office:value="11.7644051790692">
            <text:p>11.8</text:p>
          </table:table-cell>
          <table:table-cell table:style-name="ce38" table:formula="of:=([.C34]-[.$C$5])/([.D34]-[.$D$5])" office:value-type="float" office:value="0.189411764705882">
            <text:p>0.1894</text:p>
          </table:table-cell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number-columns-repeated="2" table:style-name="ce13"/>
          <table:table-cell table:style-name="ce13"/>
          <table:table-cell table:style-name="ce8" office:value-type="string">
            <text:p>36 by 12</text:p>
          </table:table-cell>
          <table:table-cell/>
          <table:table-cell table:style-name="ce13"/>
          <table:table-cell table:style-name="ce13"/>
          <table:table-cell table:style-name="ce49" table:formula="of:=AVERAGE([.G35];[.I35])" office:value-type="float" office:value="0">
            <text:p>#DIV/0!</text:p>
          </table:table-cell>
          <table:table-cell table:style-name="ce20" table:formula="of:=4*PI()*SIN(0.5*ATAN(([.C35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35]-[.$D$5])*0.07113/359.3))/0.999998)^2)" office:value-type="float" office:value="0.0830285515232819">
            <text:p>0.0830</text:p>
          </table:table-cell>
          <table:table-cell table:style-name="ce20" table:formula="of:=SQRT([.K35]^2+[.L35]^2)" office:value-type="float" office:value="0.554040063608466">
            <text:p>0.5540</text:p>
          </table:table-cell>
          <table:table-cell table:style-name="ce51" table:formula="of:=[.J35]/[.$J$7]*10000" office:value-type="float" office:value="0">
            <text:p>#DIV/0!</text:p>
          </table:table-cell>
          <table:table-cell table:style-name="ce23" table:formula="of:=4*PI()*PI()*ABS([.K35])*[.J35]/1.175/[.L35]" office:value-type="float" office:value="0">
            <text:p>#DIV/0!</text:p>
          </table:table-cell>
          <table:table-cell table:style-name="ce52" table:formula="of:=[.O35]/[.$O$13]*10000" office:value-type="float" office:value="0">
            <text:p>#DIV/0!</text:p>
          </table:table-cell>
          <table:table-cell table:style-name="ce52" table:formula="of:=SQRT([.O35])" office:value-type="float" office:value="0">
            <text:p>#DIV/0!</text:p>
          </table:table-cell>
          <table:table-cell table:style-name="ce52" table:formula="of:=[.Q35]/[.$Q$7]*100" office:value-type="float" office:value="0">
            <text:p>#DIV/0!</text:p>
          </table:table-cell>
          <table:table-cell table:style-name="ce38" table:formula="of:=([.C35]-[.$C$5])/([.D35]-[.$D$5])" office:value-type="float" office:value="6.41358024691358">
            <text:p>6.4136</text:p>
          </table:table-cell>
        </table:table-row>
        <table:table-row table:style-name="ro2">
          <table:table-cell table:style-name="ce5"/>
          <table:table-cell table:style-name="ce13" office:value-type="float" office:value="4">
            <text:p>4</text:p>
          </table:table-cell>
          <table:table-cell table:style-name="ce13" office:value-type="float" office:value="683">
            <text:p>683</text:p>
          </table:table-cell>
          <table:table-cell table:style-name="ce13" office:value-type="float" office:value="518.5">
            <text:p>518.5</text:p>
          </table:table-cell>
          <table:table-cell table:style-name="ce13" office:value-type="float" office:value="240">
            <text:p>240</text:p>
          </table:table-cell>
          <table:table-cell table:style-name="ce8" office:value-type="string">
            <text:p>36 by 12</text:p>
          </table:table-cell>
          <table:table-cell table:style-name="ce8" office:value-type="float" office:value="8592">
            <text:p>8592</text:p>
          </table:table-cell>
          <table:table-cell table:style-name="ce13"/>
          <table:table-cell table:style-name="ce13"/>
          <table:table-cell table:style-name="ce49" table:formula="of:=AVERAGE([.G36];[.I36])" office:value-type="float" office:value="8592">
            <text:p>8592</text:p>
          </table:table-cell>
          <table:table-cell table:style-name="ce20" table:formula="of:=4*PI()*SIN(0.5*ATAN(([.C36]-[.$C$5])*0.07113/359.3))/1.175" office:value-type="float" office:value="0.173015418373835">
            <text:p>0.1730</text:p>
          </table:table-cell>
          <table:table-cell table:style-name="ce16" table:formula="of:=4*PI()*0.9999979/1.175*SQRT(1-(COS(0.5*ATAN(([.D36]-[.$D$5])*0.07113/359.3))/0.999998)^2)" office:value-type="float" office:value="0.461351389362051">
            <text:p>0.4614</text:p>
          </table:table-cell>
          <table:table-cell table:style-name="ce20" table:formula="of:=SQRT([.K36]^2+[.L36]^2)" office:value-type="float" office:value="0.492726536185507">
            <text:p>0.4927</text:p>
          </table:table-cell>
          <table:table-cell table:style-name="ce51" table:formula="of:=[.J36]/[.$J$7]*10000" office:value-type="float" office:value="0.454199441766049">
            <text:p>0.5</text:p>
          </table:table-cell>
          <table:table-cell table:style-name="ce23" table:formula="of:=4*PI()*PI()*ABS([.K36])*[.J36]/1.175/[.L36]" office:value-type="float" office:value="108260.271750345">
            <text:p>108260.3</text:p>
          </table:table-cell>
          <table:table-cell table:style-name="ce52" table:formula="of:=[.O36]/[.$O$13]*10000" office:value-type="float" office:value="58.3960502292497">
            <text:p>58.4</text:p>
          </table:table-cell>
          <table:table-cell table:style-name="ce52" table:formula="of:=SQRT([.O36])" office:value-type="float" office:value="329.029287070839">
            <text:p>329.0</text:p>
          </table:table-cell>
          <table:table-cell table:style-name="ce52" table:formula="of:=[.Q36]/[.$Q$7]*100" office:value-type="float" office:value="7.26200971539256">
            <text:p>7.3</text:p>
          </table:table-cell>
          <table:table-cell table:style-name="ce38" table:formula="of:=([.C36]-[.$C$5])/([.D36]-[.$D$5])" office:value-type="float" office:value="0.373714285714286">
            <text:p>0.3737</text:p>
          </table:table-cell>
        </table:table-row>
        <table:table-row table:style-name="ro2">
          <table:table-cell table:style-name="ce5"/>
          <table:table-cell table:style-name="ce13" office:value-type="float" office:value="5">
            <text:p>5</text:p>
          </table:table-cell>
          <table:table-cell table:style-name="ce13" office:value-type="float" office:value="723">
            <text:p>723</text:p>
          </table:table-cell>
          <table:table-cell table:style-name="ce13" office:value-type="float" office:value="524">
            <text:p>524</text:p>
          </table:table-cell>
          <table:table-cell table:style-name="ce13" office:value-type="float" office:value="230">
            <text:p>230</text:p>
          </table:table-cell>
          <table:table-cell table:style-name="ce8" office:value-type="string">
            <text:p>36 by 12</text:p>
          </table:table-cell>
          <table:table-cell table:style-name="ce8" office:value-type="float" office:value="13650">
            <text:p>13650</text:p>
          </table:table-cell>
          <table:table-cell table:style-name="ce13"/>
          <table:table-cell table:style-name="ce13"/>
          <table:table-cell table:style-name="ce49" table:formula="of:=AVERAGE([.G37];[.I37])" office:value-type="float" office:value="13650">
            <text:p>13650</text:p>
          </table:table-cell>
          <table:table-cell table:style-name="ce20" table:formula="of:=4*PI()*SIN(0.5*ATAN(([.C37]-[.$C$5])*0.07113/359.3))/1.175" office:value-type="float" office:value="0.215296951188425">
            <text:p>0.2153</text:p>
          </table:table-cell>
          <table:table-cell table:style-name="ce16" table:formula="of:=4*PI()*0.9999979/1.175*SQRT(1-(COS(0.5*ATAN(([.D37]-[.$D$5])*0.07113/359.3))/0.999998)^2)" office:value-type="float" office:value="0.467130537110918">
            <text:p>0.4671</text:p>
          </table:table-cell>
          <table:table-cell table:style-name="ce20" table:formula="of:=SQRT([.K37]^2+[.L37]^2)" office:value-type="float" office:value="0.514357575906651">
            <text:p>0.5144</text:p>
          </table:table-cell>
          <table:table-cell table:style-name="ce51" table:formula="of:=[.J37]/[.$J$7]*10000" office:value-type="float" office:value="0.72158081705151">
            <text:p>0.7</text:p>
          </table:table-cell>
          <table:table-cell table:style-name="ce23" table:formula="of:=4*PI()*PI()*ABS([.K37])*[.J37]/1.175/[.L37]" office:value-type="float" office:value="211375.254033574">
            <text:p>211375.3</text:p>
          </table:table-cell>
          <table:table-cell table:style-name="ce52" table:formula="of:=[.O37]/[.$O$13]*10000" office:value-type="float" office:value="114.016709474274">
            <text:p>114.0</text:p>
          </table:table-cell>
          <table:table-cell table:style-name="ce52" table:formula="of:=SQRT([.O37])" office:value-type="float" office:value="459.755646005108">
            <text:p>459.8</text:p>
          </table:table-cell>
          <table:table-cell table:style-name="ce52" table:formula="of:=[.Q37]/[.$Q$7]*100" office:value-type="float" office:value="10.1472728999861">
            <text:p>10.1</text:p>
          </table:table-cell>
          <table:table-cell table:style-name="ce38" table:formula="of:=([.C37]-[.$C$5])/([.D37]-[.$D$5])" office:value-type="float" office:value="0.459367945823928">
            <text:p>0.4594</text:p>
          </table:table-cell>
        </table:table-row>
        <table:table-row table:style-name="ro2">
          <table:table-cell table:style-name="ce6"/>
          <table:table-cell table:style-name="ce12" office:value-type="float" office:value="6">
            <text:p>6</text:p>
          </table:table-cell>
          <table:table-cell table:style-name="ce12" office:value-type="float" office:value="764">
            <text:p>764</text:p>
          </table:table-cell>
          <table:table-cell table:style-name="ce12" office:value-type="float" office:value="530">
            <text:p>530</text:p>
          </table:table-cell>
          <table:table-cell table:style-name="ce12" office:value-type="float" office:value="230">
            <text:p>230</text:p>
          </table:table-cell>
          <table:table-cell table:style-name="ce8" office:value-type="string">
            <text:p>36 by 12</text:p>
          </table:table-cell>
          <table:table-cell table:style-name="ce12" office:value-type="float" office:value="7295">
            <text:p>7295</text:p>
          </table:table-cell>
          <table:table-cell table:style-name="ce12"/>
          <table:table-cell table:style-name="ce12"/>
          <table:table-cell table:style-name="ce49" table:formula="of:=AVERAGE([.G38];[.I38])" office:value-type="float" office:value="7295">
            <text:p>7295</text:p>
          </table:table-cell>
          <table:table-cell table:style-name="ce21" table:formula="of:=4*PI()*SIN(0.5*ATAN(([.C38]-[.$C$5])*0.07113/359.3))/1.175" office:value-type="float" office:value="0.258604039451567">
            <text:p>0.2586</text:p>
          </table:table-cell>
          <table:table-cell table:style-name="ce16" table:formula="of:=4*PI()*0.9999979/1.175*SQRT(1-(COS(0.5*ATAN(([.D38]-[.$D$5])*0.07113/359.3))/0.999998)^2)" office:value-type="float" office:value="0.473433486179976">
            <text:p>0.4734</text:p>
          </table:table-cell>
          <table:table-cell table:style-name="ce21" table:formula="of:=SQRT([.K38]^2+[.L38]^2)" office:value-type="float" office:value="0.53945835340385">
            <text:p>0.5395</text:p>
          </table:table-cell>
          <table:table-cell table:style-name="ce51" table:formula="of:=[.J38]/[.$J$7]*10000" office:value-type="float" office:value="0.385636048380276">
            <text:p>0.4</text:p>
          </table:table-cell>
          <table:table-cell table:style-name="ce23" table:formula="of:=4*PI()*PI()*ABS([.K38])*[.J38]/1.175/[.L38]" office:value-type="float" office:value="133882.402828331">
            <text:p>133882.4</text:p>
          </table:table-cell>
          <table:table-cell table:style-name="ce52" table:formula="of:=[.O38]/[.$O$13]*10000" office:value-type="float" office:value="72.2167365181309">
            <text:p>72.2</text:p>
          </table:table-cell>
          <table:table-cell table:style-name="ce52" table:formula="of:=SQRT([.O38])" office:value-type="float" office:value="365.899443602107">
            <text:p>365.9</text:p>
          </table:table-cell>
          <table:table-cell table:style-name="ce52" table:formula="of:=[.Q38]/[.$Q$7]*100" office:value-type="float" office:value="8.07577142433267">
            <text:p>8.1</text:p>
          </table:table-cell>
          <table:table-cell table:style-name="ce38" table:formula="of:=([.C38]-[.$C$5])/([.D38]-[.$D$5])" office:value-type="float" office:value="0.544543429844098">
            <text:p>0.5445</text:p>
          </table:table-cell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13" office:value-type="float" office:value="-3">
            <text:p>-3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579">
            <text:p>579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124700">
            <text:p>124700</text:p>
          </table:table-cell>
          <table:table-cell table:style-name="ce13"/>
          <table:table-cell table:style-name="ce46"/>
          <table:table-cell table:style-name="ce49" table:formula="of:=AVERAGE([.G39];[.I39])" office:value-type="float" office:value="124700">
            <text:p>124700</text:p>
          </table:table-cell>
          <table:table-cell table:style-name="ce20" table:formula="of:=4*PI()*SIN(0.5*ATAN(([.C39]-[.$C$5])*0.07113/359.3))/1.175" office:value-type="float" office:value="-0.131767418689161">
            <text:p>-0.1318</text:p>
          </table:table-cell>
          <table:table-cell table:style-name="ce16" table:formula="of:=4*PI()*0.9999979/1.175*SQRT(1-(COS(0.5*ATAN(([.D39]-[.$D$5])*0.07113/359.3))/0.999998)^2)" office:value-type="float" office:value="0.524844436263111">
            <text:p>0.5248</text:p>
          </table:table-cell>
          <table:table-cell table:style-name="ce20" table:formula="of:=SQRT([.K39]^2+[.L39]^2)" office:value-type="float" office:value="0.541132455970206">
            <text:p>0.5411</text:p>
          </table:table-cell>
          <table:table-cell table:style-name="ce51" table:formula="of:=[.J39]/[.$J$7]*10000" office:value-type="float" office:value="6.59202402097606">
            <text:p>6.6</text:p>
          </table:table-cell>
          <table:table-cell table:style-name="ce23" table:formula="of:=4*PI()*PI()*ABS([.K39])*[.J39]/1.175/[.L39]" office:value-type="float" office:value="1051878.94980601">
            <text:p>1051878.9</text:p>
          </table:table-cell>
          <table:table-cell table:style-name="ce52" table:formula="of:=[.O39]/[.$O$13]*10000" office:value-type="float" office:value="567.387971550764">
            <text:p>567.4</text:p>
          </table:table-cell>
          <table:table-cell table:style-name="ce52" table:formula="of:=SQRT([.O39])" office:value-type="float" office:value="1025.61150042597">
            <text:p>1025.6</text:p>
          </table:table-cell>
          <table:table-cell table:style-name="ce52" table:formula="of:=[.Q39]/[.$Q$7]*100" office:value-type="float" office:value="22.6362848931081">
            <text:p>22.6</text:p>
          </table:table-cell>
          <table:table-cell table:style-name="ce38" table:formula="of:=([.C39]-[.$C$5])/([.D39]-[.$D$5])" office:value-type="float" office:value="-0.25">
            <text:p>-0.2500</text:p>
          </table:table-cell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7.5">
            <text:p>437.5</text:p>
          </table:table-cell>
          <table:table-cell table:style-name="ce13" office:value-type="float" office:value="585.5">
            <text:p>585.5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203300">
            <text:p>203300</text:p>
          </table:table-cell>
          <table:table-cell table:style-name="ce13"/>
          <table:table-cell table:style-name="ce46"/>
          <table:table-cell table:style-name="ce49" table:formula="of:=AVERAGE([.G40];[.I40])" office:value-type="float" office:value="203300">
            <text:p>203300</text:p>
          </table:table-cell>
          <table:table-cell table:style-name="ce20" table:formula="of:=4*PI()*SIN(0.5*ATAN(([.C40]-[.$C$5])*0.07113/359.3))/1.175" office:value-type="float" office:value="-0.0867977631722995">
            <text:p>-0.0868</text:p>
          </table:table-cell>
          <table:table-cell table:style-name="ce16" table:formula="of:=4*PI()*0.9999979/1.175*SQRT(1-(COS(0.5*ATAN(([.D40]-[.$D$5])*0.07113/359.3))/0.999998)^2)" office:value-type="float" office:value="0.531655575484458">
            <text:p>0.5317</text:p>
          </table:table-cell>
          <table:table-cell table:style-name="ce20" table:formula="of:=SQRT([.K40]^2+[.L40]^2)" office:value-type="float" office:value="0.538694257102696">
            <text:p>0.5387</text:p>
          </table:table-cell>
          <table:table-cell table:style-name="ce51" table:formula="of:=[.J40]/[.$J$7]*10000" office:value-type="float" office:value="10.7470608136683">
            <text:p>10.7</text:p>
          </table:table-cell>
          <table:table-cell table:style-name="ce23" table:formula="of:=4*PI()*PI()*ABS([.K40])*[.J40]/1.175/[.L40]" office:value-type="float" office:value="1115160.5807242">
            <text:p>1115160.6</text:p>
          </table:table-cell>
          <table:table-cell table:style-name="ce52" table:formula="of:=[.O40]/[.$O$13]*10000" office:value-type="float" office:value="601.522351946638">
            <text:p>601.5</text:p>
          </table:table-cell>
          <table:table-cell table:style-name="ce52" table:formula="of:=SQRT([.O40])" office:value-type="float" office:value="1056.01163853634">
            <text:p>1056.0</text:p>
          </table:table-cell>
          <table:table-cell table:style-name="ce52" table:formula="of:=[.Q40]/[.$Q$7]*100" office:value-type="float" office:value="23.3072467405232">
            <text:p>23.3</text:p>
          </table:table-cell>
          <table:table-cell table:style-name="ce38" table:formula="of:=([.C40]-[.$C$5])/([.D40]-[.$D$5])" office:value-type="float" office:value="-0.162537165510406">
            <text:p>-0.1625</text:p>
          </table:table-cell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479.5">
            <text:p>479.5</text:p>
          </table:table-cell>
          <table:table-cell table:style-name="ce13" office:value-type="float" office:value="592">
            <text:p>592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100200">
            <text:p>100200</text:p>
          </table:table-cell>
          <table:table-cell table:style-name="ce13"/>
          <table:table-cell table:style-name="ce46"/>
          <table:table-cell table:style-name="ce49" table:formula="of:=AVERAGE([.G41];[.I41])" office:value-type="float" office:value="100200">
            <text:p>100200</text:p>
          </table:table-cell>
          <table:table-cell table:style-name="ce20" table:formula="of:=4*PI()*SIN(0.5*ATAN(([.C41]-[.$C$5])*0.07113/359.3))/1.175" office:value-type="float" office:value="-0.0423435604212264">
            <text:p>-0.0423</text:p>
          </table:table-cell>
          <table:table-cell table:style-name="ce16" table:formula="of:=4*PI()*0.9999979/1.175*SQRT(1-(COS(0.5*ATAN(([.D41]-[.$D$5])*0.07113/359.3))/0.999998)^2)" office:value-type="float" office:value="0.538464624452509">
            <text:p>0.5385</text:p>
          </table:table-cell>
          <table:table-cell table:style-name="ce20" table:formula="of:=SQRT([.K41]^2+[.L41]^2)" office:value-type="float" office:value="0.540126956275956">
            <text:p>0.5401</text:p>
          </table:table-cell>
          <table:table-cell table:style-name="ce51" table:formula="of:=[.J41]/[.$J$7]*10000" office:value-type="float" office:value="5.29687896472976">
            <text:p>5.3</text:p>
          </table:table-cell>
          <table:table-cell table:style-name="ce23" table:formula="of:=4*PI()*PI()*ABS([.K41])*[.J41]/1.175/[.L41]" office:value-type="float" office:value="264740.135882894">
            <text:p>264740.1</text:p>
          </table:table-cell>
          <table:table-cell table:style-name="ce52" table:formula="of:=[.O41]/[.$O$13]*10000" office:value-type="float" office:value="142.80195331827">
            <text:p>142.8</text:p>
          </table:table-cell>
          <table:table-cell table:style-name="ce52" table:formula="of:=SQRT([.O41])" office:value-type="float" office:value="514.529042798261">
            <text:p>514.5</text:p>
          </table:table-cell>
          <table:table-cell table:style-name="ce52" table:formula="of:=[.Q41]/[.$Q$7]*100" office:value-type="float" office:value="11.356177259832">
            <text:p>11.4</text:p>
          </table:table-cell>
          <table:table-cell table:style-name="ce38" table:formula="of:=([.C41]-[.$C$5])/([.D41]-[.$D$5])" office:value-type="float" office:value="-0.0782778864970646">
            <text:p>-0.0783</text:p>
          </table:table-cell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597">
            <text:p>597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354700">
            <text:p>354700</text:p>
          </table:table-cell>
          <table:table-cell table:style-name="ce13"/>
          <table:table-cell table:style-name="ce46"/>
          <table:table-cell table:style-name="ce49" table:formula="of:=AVERAGE([.G42];[.I42])" office:value-type="float" office:value="354700">
            <text:p>354700</text:p>
          </table:table-cell>
          <table:table-cell table:style-name="ce20" table:formula="of:=4*PI()*SIN(0.5*ATAN(([.C42]-[.$C$5])*0.07113/359.3))/1.175" office:value-type="float" office:value="0">
            <text:p>0.0000</text:p>
          </table:table-cell>
          <table:table-cell table:style-name="ce16" table:formula="of:=4*PI()*0.9999979/1.175*SQRT(1-(COS(0.5*ATAN(([.D42]-[.$D$5])*0.07113/359.3))/0.999998)^2)" office:value-type="float" office:value="0.543700920374902">
            <text:p>0.5437</text:p>
          </table:table-cell>
          <table:table-cell table:style-name="ce20" table:formula="of:=SQRT([.K42]^2+[.L42]^2)" office:value-type="float" office:value="0.543700920374902">
            <text:p>0.5437</text:p>
          </table:table-cell>
          <table:table-cell table:style-name="ce51" table:formula="of:=[.J42]/[.$J$7]*10000" office:value-type="float" office:value="18.7505286306352">
            <text:p>18.8</text:p>
          </table:table-cell>
          <table:table-cell table:style-name="ce24" table:formula="of:= [.L42]*[.J42]" office:value-type="float" office:value="192850.716456978">
            <text:p>192850.7</text:p>
          </table:table-cell>
          <table:table-cell table:style-name="ce52" table:formula="of:=[.O42]/[.$O$13]*10000" office:value-type="float" office:value="104.02449525472">
            <text:p>104.0</text:p>
          </table:table-cell>
          <table:table-cell table:style-name="ce52" table:formula="of:=SQRT([.O42])" office:value-type="float" office:value="439.147715987431">
            <text:p>439.1</text:p>
          </table:table-cell>
          <table:table-cell table:style-name="ce52" table:formula="of:=[.Q42]/[.$Q$7]*100" office:value-type="float" office:value="9.69243500596522">
            <text:p>9.7</text:p>
          </table:table-cell>
          <table:table-cell table:style-name="ce38" table:formula="of:=([.C42]-[.$C$5])/([.D42]-[.$D$5])" office:value-type="float" office:value="0">
            <text:p>0.0000</text:p>
          </table:table-cell>
        </table:table-row>
        <table:table-row table:style-name="ro2">
          <table:table-cell table:style-name="ce6"/>
          <table:table-cell table:style-name="ce12" office:value-type="float" office:value="1">
            <text:p>1</text:p>
          </table:table-cell>
          <table:table-cell table:style-name="ce12" office:value-type="float" office:value="557">
            <text:p>557</text:p>
          </table:table-cell>
          <table:table-cell table:style-name="ce12" office:value-type="float" office:value="603">
            <text:p>603</text:p>
          </table:table-cell>
          <table:table-cell table:style-name="ce12" office:value-type="float" office:value="240">
            <text:p>240</text:p>
          </table:table-cell>
          <table:table-cell table:style-name="ce8" office:value-type="string">
            <text:p>36 by 12</text:p>
          </table:table-cell>
          <table:table-cell table:style-name="ce8" office:value-type="float" office:value="68890">
            <text:p>68890</text:p>
          </table:table-cell>
          <table:table-cell table:style-name="ce12"/>
          <table:table-cell table:style-name="ce12"/>
          <table:table-cell table:style-name="ce49" table:formula="of:=AVERAGE([.G43];[.I43])" office:value-type="float" office:value="68890">
            <text:p>68890</text:p>
          </table:table-cell>
          <table:table-cell table:style-name="ce20" table:formula="of:=4*PI()*SIN(0.5*ATAN(([.C43]-[.$C$5])*0.07113/359.3))/1.175" office:value-type="float" office:value="0.0396972009265264">
            <text:p>0.0397</text:p>
          </table:table-cell>
          <table:table-cell table:style-name="ce16" table:formula="of:=4*PI()*0.9999979/1.175*SQRT(1-(COS(0.5*ATAN(([.D43]-[.$D$5])*0.07113/359.3))/0.999998)^2)" office:value-type="float" office:value="0.549982816243601">
            <text:p>0.5500</text:p>
          </table:table-cell>
          <table:table-cell table:style-name="ce20" table:formula="of:=SQRT([.K43]^2+[.L43]^2)" office:value-type="float" office:value="0.551413606945498">
            <text:p>0.5514</text:p>
          </table:table-cell>
          <table:table-cell table:style-name="ce51" table:formula="of:=[.J43]/[.$J$7]*10000" office:value-type="float" office:value="3.64173644591051">
            <text:p>3.6</text:p>
          </table:table-cell>
          <table:table-cell table:style-name="ce23" table:formula="of:=4*PI()*PI()*ABS([.K43])*[.J43]/1.175/[.L43]" office:value-type="float" office:value="167066.286675191">
            <text:p>167066.3</text:p>
          </table:table-cell>
          <table:table-cell table:style-name="ce52" table:formula="of:=[.O43]/[.$O$13]*10000" office:value-type="float" office:value="90.116264355928">
            <text:p>90.1</text:p>
          </table:table-cell>
          <table:table-cell table:style-name="ce52" table:formula="of:=SQRT([.O43])" office:value-type="float" office:value="408.737429990441">
            <text:p>408.7</text:p>
          </table:table-cell>
          <table:table-cell table:style-name="ce52" table:formula="of:=[.Q43]/[.$Q$7]*100" office:value-type="float" office:value="9.02124918441109">
            <text:p>9.0</text:p>
          </table:table-cell>
          <table:table-cell table:style-name="ce38" table:formula="of:=([.C43]-[.$C$5])/([.D43]-[.$D$5])" office:value-type="float" office:value="0.0718390804597701">
            <text:p>0.0718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1" office:value-type="float" office:value="-4">
            <text:p>-4</text:p>
          </table:table-cell>
          <table:table-cell table:style-name="ce11" office:value-type="float" office:value="354">
            <text:p>354</text:p>
          </table:table-cell>
          <table:table-cell table:style-name="ce11" office:value-type="float" office:value="678">
            <text:p>678</text:p>
          </table:table-cell>
          <table:table-cell table:style-name="ce11" office:value-type="float" office:value="215">
            <text:p>215</text:p>
          </table:table-cell>
          <table:table-cell table:style-name="ce11" office:value-type="string">
            <text:p>36 by 12</text:p>
          </table:table-cell>
          <table:table-cell table:style-name="ce11" office:value-type="float" office:value="14320">
            <text:p>14320</text:p>
          </table:table-cell>
          <table:table-cell table:style-name="ce11"/>
          <table:table-cell table:style-name="ce46"/>
          <table:table-cell table:style-name="ce49" table:formula="of:=AVERAGE([.G44];[.I44])" office:value-type="float" office:value="14320">
            <text:p>14320</text:p>
          </table:table-cell>
          <table:table-cell table:style-name="ce20" table:formula="of:=4*PI()*SIN(0.5*ATAN(([.C44]-[.$C$5])*0.07113/359.3))/1.175" office:value-type="float" office:value="-0.175130122971947">
            <text:p>-0.1751</text:p>
          </table:table-cell>
          <table:table-cell table:style-name="ce16" table:formula="of:=4*PI()*0.9999979/1.175*SQRT(1-(COS(0.5*ATAN(([.D44]-[.$D$5])*0.07113/359.3))/0.999998)^2)" office:value-type="float" office:value="0.628347615113464">
            <text:p>0.6283</text:p>
          </table:table-cell>
          <table:table-cell table:style-name="ce20" table:formula="of:=SQRT([.K44]^2+[.L44]^2)" office:value-type="float" office:value="0.652296930385961">
            <text:p>0.6523</text:p>
          </table:table-cell>
          <table:table-cell table:style-name="ce51" table:formula="of:=[.J44]/[.$J$7]*10000" office:value-type="float" office:value="0.756999069610082">
            <text:p>0.8</text:p>
          </table:table-cell>
          <table:table-cell table:style-name="ce23" table:formula="of:=4*PI()*PI()*ABS([.K44])*[.J44]/1.175/[.L44]" office:value-type="float" office:value="134099.07113915">
            <text:p>134099.1</text:p>
          </table:table-cell>
          <table:table-cell table:style-name="ce52" table:formula="of:=[.O44]/[.$O$13]*10000" office:value-type="float" office:value="72.3336083249081">
            <text:p>72.3</text:p>
          </table:table-cell>
          <table:table-cell table:style-name="ce52" table:formula="of:=SQRT([.O44])" office:value-type="float" office:value="366.195400215718">
            <text:p>366.2</text:p>
          </table:table-cell>
          <table:table-cell table:style-name="ce52" table:formula="of:=[.Q44]/[.$Q$7]*100" office:value-type="float" office:value="8.08230348663786">
            <text:p>8.1</text:p>
          </table:table-cell>
          <table:table-cell table:style-name="ce38" table:formula="of:=([.C44]-[.$C$5])/([.D44]-[.$D$5])" office:value-type="float" office:value="-0.277219430485762">
            <text:p>-0.2772</text:p>
          </table:table-cell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style-name="ce13" office:value-type="float" office:value="396">
            <text:p>396</text:p>
          </table:table-cell>
          <table:table-cell table:style-name="ce13" office:value-type="float" office:value="684">
            <text:p>684</text:p>
          </table:table-cell>
          <table:table-cell table:style-name="ce13" office:value-type="float" office:value="215">
            <text:p>215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19380">
            <text:p>19380</text:p>
          </table:table-cell>
          <table:table-cell table:style-name="ce13"/>
          <table:table-cell table:style-name="ce46"/>
          <table:table-cell table:style-name="ce49" table:formula="of:=AVERAGE([.G45];[.I45])" office:value-type="float" office:value="19380">
            <text:p>19380</text:p>
          </table:table-cell>
          <table:table-cell table:style-name="ce20" table:formula="of:=4*PI()*SIN(0.5*ATAN(([.C45]-[.$C$5])*0.07113/359.3))/1.175" office:value-type="float" office:value="-0.130709521994936">
            <text:p>-0.1307</text:p>
          </table:table-cell>
          <table:table-cell table:style-name="ce16" table:formula="of:=4*PI()*0.9999979/1.175*SQRT(1-(COS(0.5*ATAN(([.D45]-[.$D$5])*0.07113/359.3))/0.999998)^2)" office:value-type="float" office:value="0.634603574291903">
            <text:p>0.6346</text:p>
          </table:table-cell>
          <table:table-cell table:style-name="ce20" table:formula="of:=SQRT([.K45]^2+[.L45]^2)" office:value-type="float" office:value="0.647924899694559">
            <text:p>0.6479</text:p>
          </table:table-cell>
          <table:table-cell table:style-name="ce51" table:formula="of:=[.J45]/[.$J$7]*10000" office:value-type="float" office:value="1.02448617102258">
            <text:p>1.0</text:p>
          </table:table-cell>
          <table:table-cell table:style-name="ce23" table:formula="of:=4*PI()*PI()*ABS([.K45])*[.J45]/1.175/[.L45]" office:value-type="float" office:value="134115.926891281">
            <text:p>134115.9</text:p>
          </table:table-cell>
          <table:table-cell table:style-name="ce52" table:formula="of:=[.O45]/[.$O$13]*10000" office:value-type="float" office:value="72.3427003891732">
            <text:p>72.3</text:p>
          </table:table-cell>
          <table:table-cell table:style-name="ce52" table:formula="of:=SQRT([.O45])" office:value-type="float" office:value="366.218414189239">
            <text:p>366.2</text:p>
          </table:table-cell>
          <table:table-cell table:style-name="ce52" table:formula="of:=[.Q45]/[.$Q$7]*100" office:value-type="float" office:value="8.08281142834964">
            <text:p>8.1</text:p>
          </table:table-cell>
          <table:table-cell table:style-name="ce38" table:formula="of:=([.C45]-[.$C$5])/([.D45]-[.$D$5])" office:value-type="float" office:value="-0.204809286898839">
            <text:p>-0.2048</text:p>
          </table:table-cell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9">
            <text:p>439</text:p>
          </table:table-cell>
          <table:table-cell table:style-name="ce13" office:value-type="float" office:value="690">
            <text:p>690</text:p>
          </table:table-cell>
          <table:table-cell table:style-name="ce13" office:value-type="float" office:value="215">
            <text:p>215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13820">
            <text:p>13820</text:p>
          </table:table-cell>
          <table:table-cell table:style-name="ce13"/>
          <table:table-cell table:style-name="ce46"/>
          <table:table-cell table:style-name="ce49" table:formula="of:=AVERAGE([.G46];[.I46])" office:value-type="float" office:value="13820">
            <text:p>13820</text:p>
          </table:table-cell>
          <table:table-cell table:style-name="ce20" table:formula="of:=4*PI()*SIN(0.5*ATAN(([.C46]-[.$C$5])*0.07113/359.3))/1.175" office:value-type="float" office:value="-0.0852103043913744">
            <text:p>-0.0852</text:p>
          </table:table-cell>
          <table:table-cell table:style-name="ce16" table:formula="of:=4*PI()*0.9999979/1.175*SQRT(1-(COS(0.5*ATAN(([.D46]-[.$D$5])*0.07113/359.3))/0.999998)^2)" office:value-type="float" office:value="0.640857496753451">
            <text:p>0.6409</text:p>
          </table:table-cell>
          <table:table-cell table:style-name="ce20" table:formula="of:=SQRT([.K46]^2+[.L46]^2)" office:value-type="float" office:value="0.646497584774739">
            <text:p>0.6465</text:p>
          </table:table-cell>
          <table:table-cell table:style-name="ce51" table:formula="of:=[.J46]/[.$J$7]*10000" office:value-type="float" office:value="0.730567537849953">
            <text:p>0.7</text:p>
          </table:table-cell>
          <table:table-cell table:style-name="ce23" table:formula="of:=4*PI()*PI()*ABS([.K46])*[.J46]/1.175/[.L46]" office:value-type="float" office:value="61739.1378885958">
            <text:p>61739.1</text:p>
          </table:table-cell>
          <table:table-cell table:style-name="ce52" table:formula="of:=[.O46]/[.$O$13]*10000" office:value-type="float" office:value="33.3023531066607">
            <text:p>33.3</text:p>
          </table:table-cell>
          <table:table-cell table:style-name="ce52" table:formula="of:=SQRT([.O46])" office:value-type="float" office:value="248.473616081458">
            <text:p>248.5</text:p>
          </table:table-cell>
          <table:table-cell table:style-name="ce52" table:formula="of:=[.Q46]/[.$Q$7]*100" office:value-type="float" office:value="5.48406444321713">
            <text:p>5.5</text:p>
          </table:table-cell>
          <table:table-cell table:style-name="ce38" table:formula="of:=([.C46]-[.$C$5])/([.D46]-[.$D$5])" office:value-type="float" office:value="-0.132183908045977">
            <text:p>-0.1322</text:p>
          </table:table-cell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table:number-columns-repeated="6"/>
          <table:table-cell table:style-name="ce46"/>
          <table:table-cell table:style-name="ce49"/>
          <table:table-cell table:style-name="ce20"/>
          <table:table-cell table:style-name="ce16"/>
          <table:table-cell table:style-name="ce20"/>
          <table:table-cell table:style-name="ce51" table:formula="of:=[.J47]/[.$J$7]*10000" office:value-type="float" office:value="0">
            <text:p>0.0</text:p>
          </table:table-cell>
          <table:table-cell table:style-name="ce23" table:formula="of:=4*PI()*PI()*ABS([.K47])*[.J47]/1.175/[.L47]" office:value-type="float" office:value="0">
            <text:p>#DIV/0!</text:p>
          </table:table-cell>
          <table:table-cell table:style-name="ce52" table:formula="of:=[.O47]/[.$O$13]*10000" office:value-type="float" office:value="0">
            <text:p>#DIV/0!</text:p>
          </table:table-cell>
          <table:table-cell table:style-name="ce52" table:formula="of:=SQRT([.O47])" office:value-type="float" office:value="0">
            <text:p>#DIV/0!</text:p>
          </table:table-cell>
          <table:table-cell table:style-name="ce52" table:formula="of:=[.Q47]/[.$Q$7]*100" office:value-type="float" office:value="0">
            <text:p>#DIV/0!</text:p>
          </table:table-cell>
          <table:table-cell table:style-name="ce38"/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number-columns-repeated="2" table:style-name="ce13"/>
          <table:table-cell table:style-name="ce13" office:value-type="float" office:value="220">
            <text:p>220</text:p>
          </table:table-cell>
          <table:table-cell table:style-name="ce13" office:value-type="string">
            <text:p>100 by 30</text:p>
          </table:table-cell>
          <table:table-cell table:style-name="ce13" office:value-type="float" office:value="245800">
            <text:p>245800</text:p>
          </table:table-cell>
          <table:table-cell table:style-name="ce13" office:value-type="string">
            <text:p>-1,1,0,-1,1, combined</text:p>
          </table:table-cell>
          <table:table-cell table:style-name="ce46"/>
          <table:table-cell table:style-name="ce49" table:formula="of:=AVERAGE([.G48];[.I48])" office:value-type="float" office:value="245800">
            <text:p>245800</text:p>
          </table:table-cell>
          <table:table-cell table:style-name="ce20" table:formula="of:=4*PI()*SIN(0.5*ATAN(([.C48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48]-[.$D$5])*0.07113/359.3))/0.999998)^2)" office:value-type="float" office:value="0.0830285515232819">
            <text:p>0.0830</text:p>
          </table:table-cell>
          <table:table-cell table:style-name="ce20" table:formula="of:=SQRT([.K48]^2+[.L48]^2)" office:value-type="float" office:value="0.554040063608466">
            <text:p>0.5540</text:p>
          </table:table-cell>
          <table:table-cell table:style-name="ce51" table:formula="of:=[.J48]/[.$J$7]*10000" office:value-type="float" office:value="12.9937410132792">
            <text:p>13.0</text:p>
          </table:table-cell>
          <table:table-cell table:style-name="ce24" table:formula="of:= [.L48]*[.J48]" office:value-type="float" office:value="20408.4179644227">
            <text:p>20408.4</text:p>
          </table:table-cell>
          <table:table-cell table:style-name="ce52" table:formula="of:=[.O48]/[.$O$13]*10000" office:value-type="float" office:value="11.008387299251">
            <text:p>11.0</text:p>
          </table:table-cell>
          <table:table-cell table:style-name="ce52" table:formula="of:=SQRT([.O48])" office:value-type="float" office:value="142.85803430127">
            <text:p>142.9</text:p>
          </table:table-cell>
          <table:table-cell table:style-name="ce52" table:formula="of:=[.Q48]/[.$Q$7]*100" office:value-type="float" office:value="3.15302155091849">
            <text:p>3.2</text:p>
          </table:table-cell>
          <table:table-cell table:style-name="ce38" table:formula="of:=([.C48]-[.$C$5])/([.D48]-[.$D$5])" office:value-type="float" office:value="6.41358024691358">
            <text:p>6.4136</text:p>
          </table:table-cell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table:number-columns-repeated="6"/>
          <table:table-cell table:style-name="ce46"/>
          <table:table-cell table:style-name="ce49"/>
          <table:table-cell table:style-name="ce20"/>
          <table:table-cell table:style-name="ce16"/>
          <table:table-cell table:style-name="ce20"/>
          <table:table-cell table:style-name="ce51" table:formula="of:=[.J49]/[.$J$7]*10000" office:value-type="float" office:value="0">
            <text:p>0.0</text:p>
          </table:table-cell>
          <table:table-cell table:style-name="ce23" table:formula="of:=4*PI()*PI()*ABS([.K49])*[.J49]/1.175/[.L49]" office:value-type="float" office:value="0">
            <text:p>#DIV/0!</text:p>
          </table:table-cell>
          <table:table-cell table:style-name="ce52" table:formula="of:=[.O49]/[.$O$13]*10000" office:value-type="float" office:value="0">
            <text:p>#DIV/0!</text:p>
          </table:table-cell>
          <table:table-cell table:style-name="ce52" table:formula="of:=SQRT([.O49])" office:value-type="float" office:value="0">
            <text:p>#DIV/0!</text:p>
          </table:table-cell>
          <table:table-cell table:style-name="ce52" table:formula="of:=[.Q49]/[.$Q$7]*100" office:value-type="float" office:value="0">
            <text:p>#DIV/0!</text:p>
          </table:table-cell>
          <table:table-cell table:style-name="ce38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number-columns-repeated="2" table:style-name="ce13"/>
          <table:table-cell table:style-name="ce13" office:value-type="float" office:value="220">
            <text:p>220</text:p>
          </table:table-cell>
          <table:table-cell/>
          <table:table-cell table:style-name="ce13"/>
          <table:table-cell/>
          <table:table-cell table:style-name="ce46"/>
          <table:table-cell table:style-name="ce49" table:formula="of:=AVERAGE([.G50];[.I50])" office:value-type="float" office:value="0">
            <text:p>#DIV/0!</text:p>
          </table:table-cell>
          <table:table-cell table:style-name="ce20" table:formula="of:=4*PI()*SIN(0.5*ATAN(([.C50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50]-[.$D$5])*0.07113/359.3))/0.999998)^2)" office:value-type="float" office:value="0.0830285515232819">
            <text:p>0.0830</text:p>
          </table:table-cell>
          <table:table-cell table:style-name="ce20" table:formula="of:=SQRT([.K50]^2+[.L50]^2)" office:value-type="float" office:value="0.554040063608466">
            <text:p>0.5540</text:p>
          </table:table-cell>
          <table:table-cell table:style-name="ce51" table:formula="of:=[.J50]/[.$J$7]*10000" office:value-type="float" office:value="0">
            <text:p>#DIV/0!</text:p>
          </table:table-cell>
          <table:table-cell table:style-name="ce23" table:formula="of:=4*PI()*PI()*ABS([.K50])*[.J50]/1.175/[.L50]" office:value-type="float" office:value="0">
            <text:p>#DIV/0!</text:p>
          </table:table-cell>
          <table:table-cell table:style-name="ce52" table:formula="of:=[.O50]/[.$O$13]*10000" office:value-type="float" office:value="0">
            <text:p>#DIV/0!</text:p>
          </table:table-cell>
          <table:table-cell table:style-name="ce52" table:formula="of:=SQRT([.O50])" office:value-type="float" office:value="0">
            <text:p>#DIV/0!</text:p>
          </table:table-cell>
          <table:table-cell table:style-name="ce52" table:formula="of:=[.Q50]/[.$Q$7]*100" office:value-type="float" office:value="0">
            <text:p>#DIV/0!</text:p>
          </table:table-cell>
          <table:table-cell table:style-name="ce38" table:formula="of:=([.C50]-[.$C$5])/([.D50]-[.$D$5])" office:value-type="float" office:value="6.41358024691358">
            <text:p>6.4136</text:p>
          </table:table-cell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0">
            <text:p>640</text:p>
          </table:table-cell>
          <table:table-cell table:style-name="ce13" office:value-type="float" office:value="720">
            <text:p>720</text:p>
          </table:table-cell>
          <table:table-cell table:style-name="ce13" office:value-type="float" office:value="220">
            <text:p>220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11230">
            <text:p>11230</text:p>
          </table:table-cell>
          <table:table-cell table:style-name="ce13" office:value-type="string">
            <text:p>36 by 12</text:p>
          </table:table-cell>
          <table:table-cell table:style-name="ce46" office:value-type="float" office:value="11280">
            <text:p>11280</text:p>
          </table:table-cell>
          <table:table-cell table:style-name="ce49" table:formula="of:=AVERAGE([.G51];[.I51])" office:value-type="float" office:value="11255">
            <text:p>11255</text:p>
          </table:table-cell>
          <table:table-cell table:style-name="ce20" table:formula="of:=4*PI()*SIN(0.5*ATAN(([.C51]-[.$C$5])*0.07113/359.3))/1.175" office:value-type="float" office:value="0.1275357632013">
            <text:p>0.1275</text:p>
          </table:table-cell>
          <table:table-cell table:style-name="ce16" table:formula="of:=4*PI()*0.9999979/1.175*SQRT(1-(COS(0.5*ATAN(([.D51]-[.$D$5])*0.07113/359.3))/0.999998)^2)" office:value-type="float" office:value="0.672095987139367">
            <text:p>0.6721</text:p>
          </table:table-cell>
          <table:table-cell table:style-name="ce20" table:formula="of:=SQRT([.K51]^2+[.L51]^2)" office:value-type="float" office:value="0.684089458202784">
            <text:p>0.6841</text:p>
          </table:table-cell>
          <table:table-cell table:style-name="ce51" table:formula="of:=[.J51]/[.$J$7]*10000" office:value-type="float" office:value="0.594973779920494">
            <text:p>0.6</text:p>
          </table:table-cell>
          <table:table-cell table:style-name="ce23" table:formula="of:=4*PI()*PI()*ABS([.K51])*[.J51]/1.175/[.L51]" office:value-type="float" office:value="71757.6243862271">
            <text:p>71757.6</text:p>
          </table:table-cell>
          <table:table-cell table:style-name="ce52" table:formula="of:=[.O51]/[.$O$13]*10000" office:value-type="float" office:value="38.7063672595706">
            <text:p>38.7</text:p>
          </table:table-cell>
          <table:table-cell table:style-name="ce52" table:formula="of:=SQRT([.O51])" office:value-type="float" office:value="267.876136276129">
            <text:p>267.9</text:p>
          </table:table-cell>
          <table:table-cell table:style-name="ce52" table:formula="of:=[.Q51]/[.$Q$7]*100" office:value-type="float" office:value="5.91229772120634">
            <text:p>5.9</text:p>
          </table:table-cell>
          <table:table-cell table:style-name="ce38" table:formula="of:=([.C51]-[.$C$5])/([.D51]-[.$D$5])" office:value-type="float" office:value="0.188575899843505">
            <text:p>0.1886</text:p>
          </table:table-cell>
        </table:table-row>
        <table:table-row table:style-name="ro2">
          <table:table-cell table:style-name="ce6"/>
          <table:table-cell table:style-name="ce12" office:value-type="float" office:value="4">
            <text:p>4</text:p>
          </table:table-cell>
          <table:table-cell table:style-name="ce12" office:value-type="float" office:value="680">
            <text:p>680</text:p>
          </table:table-cell>
          <table:table-cell table:style-name="ce12" office:value-type="float" office:value="727">
            <text:p>727</text:p>
          </table:table-cell>
          <table:table-cell table:style-name="ce12" office:value-type="float" office:value="220">
            <text:p>220</text:p>
          </table:table-cell>
          <table:table-cell table:style-name="ce12" office:value-type="string">
            <text:p>36 by 12</text:p>
          </table:table-cell>
          <table:table-cell table:style-name="ce12" office:value-type="float" office:value="10820">
            <text:p>10820</text:p>
          </table:table-cell>
          <table:table-cell table:style-name="ce12" office:value-type="string">
            <text:p>36 by 12</text:p>
          </table:table-cell>
          <table:table-cell table:style-name="ce46" office:value-type="float" office:value="9209">
            <text:p>9209</text:p>
          </table:table-cell>
          <table:table-cell table:style-name="ce49" table:formula="of:=AVERAGE([.G52];[.I52])" office:value-type="float" office:value="10014.5">
            <text:p>10015</text:p>
          </table:table-cell>
          <table:table-cell table:style-name="ce20" table:formula="of:=4*PI()*SIN(0.5*ATAN(([.C52]-[.$C$5])*0.07113/359.3))/1.175" office:value-type="float" office:value="0.169843247496607">
            <text:p>0.1698</text:p>
          </table:table-cell>
          <table:table-cell table:style-name="ce16" table:formula="of:=4*PI()*0.9999979/1.175*SQRT(1-(COS(0.5*ATAN(([.D52]-[.$D$5])*0.07113/359.3))/0.999998)^2)" office:value-type="float" office:value="0.679377363801603">
            <text:p>0.6794</text:p>
          </table:table-cell>
          <table:table-cell table:style-name="ce20" table:formula="of:=SQRT([.K52]^2+[.L52]^2)" office:value-type="float" office:value="0.700285892451226">
            <text:p>0.7003</text:p>
          </table:table-cell>
          <table:table-cell table:style-name="ce51" table:formula="of:=[.J52]/[.$J$7]*10000" office:value-type="float" office:value="0.529397149623615">
            <text:p>0.5</text:p>
          </table:table-cell>
          <table:table-cell table:style-name="ce23" table:formula="of:=4*PI()*PI()*ABS([.K52])*[.J52]/1.175/[.L52]" office:value-type="float" office:value="84117.8867664775">
            <text:p>84117.9</text:p>
          </table:table-cell>
          <table:table-cell table:style-name="ce52" table:formula="of:=[.O52]/[.$O$13]*10000" office:value-type="float" office:value="45.3735452661833">
            <text:p>45.4</text:p>
          </table:table-cell>
          <table:table-cell table:style-name="ce52" table:formula="of:=SQRT([.O52])" office:value-type="float" office:value="290.030837612964">
            <text:p>290.0</text:p>
          </table:table-cell>
          <table:table-cell table:style-name="ce52" table:formula="of:=[.Q52]/[.$Q$7]*100" office:value-type="float" office:value="6.4012744253229">
            <text:p>6.4</text:p>
          </table:table-cell>
          <table:table-cell table:style-name="ce38" table:formula="of:=([.C52]-[.$C$5])/([.D52]-[.$D$5])" office:value-type="float" office:value="0.248452012383901">
            <text:p>0.2485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1" office:value-type="float" office:value="-4">
            <text:p>-4</text:p>
          </table:table-cell>
          <table:table-cell table:style-name="ce11" office:value-type="float" office:value="355">
            <text:p>355</text:p>
          </table:table-cell>
          <table:table-cell table:style-name="ce11" office:value-type="float" office:value="782.5">
            <text:p>782.5</text:p>
          </table:table-cell>
          <table:table-cell table:style-name="ce11" office:value-type="float" office:value="220">
            <text:p>220</text:p>
          </table:table-cell>
          <table:table-cell table:style-name="ce11" office:value-type="string">
            <text:p>36 by 12</text:p>
          </table:table-cell>
          <table:table-cell table:style-name="ce11" office:value-type="float" office:value="52490">
            <text:p>52490</text:p>
          </table:table-cell>
          <table:table-cell table:style-name="ce11"/>
          <table:table-cell table:style-name="ce46"/>
          <table:table-cell table:style-name="ce49" table:formula="of:=AVERAGE([.G53];[.I53])" office:value-type="float" office:value="52490">
            <text:p>52490</text:p>
          </table:table-cell>
          <table:table-cell table:style-name="ce20" table:formula="of:=4*PI()*SIN(0.5*ATAN(([.C53]-[.$C$5])*0.07113/359.3))/1.175" office:value-type="float" office:value="-0.174072778333374">
            <text:p>-0.1741</text:p>
          </table:table-cell>
          <table:table-cell table:style-name="ce16" table:formula="of:=4*PI()*0.9999979/1.175*SQRT(1-(COS(0.5*ATAN(([.D53]-[.$D$5])*0.07113/359.3))/0.999998)^2)" office:value-type="float" office:value="0.737002345651">
            <text:p>0.7370</text:p>
          </table:table-cell>
          <table:table-cell table:style-name="ce20" table:formula="of:=SQRT([.K53]^2+[.L53]^2)" office:value-type="float" office:value="0.757280522429949">
            <text:p>0.7573</text:p>
          </table:table-cell>
          <table:table-cell table:style-name="ce51" table:formula="of:=[.J53]/[.$J$7]*10000" office:value-type="float" office:value="2.7747822041783">
            <text:p>2.8</text:p>
          </table:table-cell>
          <table:table-cell table:style-name="ce23" table:formula="of:=4*PI()*PI()*ABS([.K53])*[.J53]/1.175/[.L53]" office:value-type="float" office:value="416543.56902976">
            <text:p>416543.6</text:p>
          </table:table-cell>
          <table:table-cell table:style-name="ce52" table:formula="of:=[.O53]/[.$O$13]*10000" office:value-type="float" office:value="224.685369678609">
            <text:p>224.7</text:p>
          </table:table-cell>
          <table:table-cell table:style-name="ce52" table:formula="of:=SQRT([.O53])" office:value-type="float" office:value="645.401866304832">
            <text:p>645.4</text:p>
          </table:table-cell>
          <table:table-cell table:style-name="ce52" table:formula="of:=[.Q53]/[.$Q$7]*100" office:value-type="float" office:value="14.2446730659241">
            <text:p>14.2</text:p>
          </table:table-cell>
          <table:table-cell table:style-name="ce38" table:formula="of:=([.C53]-[.$C$5])/([.D53]-[.$D$5])" office:value-type="float" office:value="-0.234497505345688">
            <text:p>-0.2345</text:p>
          </table:table-cell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style-name="ce13" office:value-type="float" office:value="397">
            <text:p>397</text:p>
          </table:table-cell>
          <table:table-cell table:style-name="ce13" office:value-type="float" office:value="788.5">
            <text:p>788.5</text:p>
          </table:table-cell>
          <table:table-cell table:style-name="ce13" office:value-type="float" office:value="220">
            <text:p>220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45260">
            <text:p>45260</text:p>
          </table:table-cell>
          <table:table-cell table:style-name="ce13"/>
          <table:table-cell table:style-name="ce46"/>
          <table:table-cell table:style-name="ce49" table:formula="of:=AVERAGE([.G54];[.I54])" office:value-type="float" office:value="45260">
            <text:p>45260</text:p>
          </table:table-cell>
          <table:table-cell table:style-name="ce20" table:formula="of:=4*PI()*SIN(0.5*ATAN(([.C54]-[.$C$5])*0.07113/359.3))/1.175" office:value-type="float" office:value="-0.129651613786888">
            <text:p>-0.1297</text:p>
          </table:table-cell>
          <table:table-cell table:style-name="ce16" table:formula="of:=4*PI()*0.9999979/1.175*SQRT(1-(COS(0.5*ATAN(([.D54]-[.$D$5])*0.07113/359.3))/0.999998)^2)" office:value-type="float" office:value="0.743220481007552">
            <text:p>0.7432</text:p>
          </table:table-cell>
          <table:table-cell table:style-name="ce20" table:formula="of:=SQRT([.K54]^2+[.L54]^2)" office:value-type="float" office:value="0.754444314940899">
            <text:p>0.7544</text:p>
          </table:table-cell>
          <table:table-cell table:style-name="ce51" table:formula="of:=[.J54]/[.$J$7]*10000" office:value-type="float" office:value="2.39258225492684">
            <text:p>2.4</text:p>
          </table:table-cell>
          <table:table-cell table:style-name="ce23" table:formula="of:=4*PI()*PI()*ABS([.K54])*[.J54]/1.175/[.L54]" office:value-type="float" office:value="265275.216423281">
            <text:p>265275.2</text:p>
          </table:table-cell>
          <table:table-cell table:style-name="ce52" table:formula="of:=[.O54]/[.$O$13]*10000" office:value-type="float" office:value="143.090578033578">
            <text:p>143.1</text:p>
          </table:table-cell>
          <table:table-cell table:style-name="ce52" table:formula="of:=SQRT([.O54])" office:value-type="float" office:value="515.048751501526">
            <text:p>515.0</text:p>
          </table:table-cell>
          <table:table-cell table:style-name="ce52" table:formula="of:=[.Q54]/[.$Q$7]*100" office:value-type="float" office:value="11.367647757446">
            <text:p>11.4</text:p>
          </table:table-cell>
          <table:table-cell table:style-name="ce38" table:formula="of:=([.C54]-[.$C$5])/([.D54]-[.$D$5])" office:value-type="float" office:value="-0.173144876325088">
            <text:p>-0.1731</text:p>
          </table:table-cell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9">
            <text:p>439</text:p>
          </table:table-cell>
          <table:table-cell table:style-name="ce13" office:value-type="float" office:value="794.5">
            <text:p>794.5</text:p>
          </table:table-cell>
          <table:table-cell table:style-name="ce13" office:value-type="float" office:value="220">
            <text:p>220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21380">
            <text:p>21380</text:p>
          </table:table-cell>
          <table:table-cell table:style-name="ce13"/>
          <table:table-cell table:style-name="ce46"/>
          <table:table-cell table:style-name="ce49" table:formula="of:=AVERAGE([.G55];[.I55])" office:value-type="float" office:value="21380">
            <text:p>21380</text:p>
          </table:table-cell>
          <table:table-cell table:style-name="ce20" table:formula="of:=4*PI()*SIN(0.5*ATAN(([.C55]-[.$C$5])*0.07113/359.3))/1.175" office:value-type="float" office:value="-0.0852103043913744">
            <text:p>-0.0852</text:p>
          </table:table-cell>
          <table:table-cell table:style-name="ce16" table:formula="of:=4*PI()*0.9999979/1.175*SQRT(1-(COS(0.5*ATAN(([.D55]-[.$D$5])*0.07113/359.3))/0.999998)^2)" office:value-type="float" office:value="0.74943629215009">
            <text:p>0.7494</text:p>
          </table:table-cell>
          <table:table-cell table:style-name="ce20" table:formula="of:=SQRT([.K55]^2+[.L55]^2)" office:value-type="float" office:value="0.754264908348616">
            <text:p>0.7543</text:p>
          </table:table-cell>
          <table:table-cell table:style-name="ce51" table:formula="of:=[.J55]/[.$J$7]*10000" office:value-type="float" office:value="1.1302122980631">
            <text:p>1.1</text:p>
          </table:table-cell>
          <table:table-cell table:style-name="ce23" table:formula="of:=4*PI()*PI()*ABS([.K55])*[.J55]/1.175/[.L55]" office:value-type="float" office:value="81674.5908053712">
            <text:p>81674.6</text:p>
          </table:table-cell>
          <table:table-cell table:style-name="ce52" table:formula="of:=[.O55]/[.$O$13]*10000" office:value-type="float" office:value="44.0556210511147">
            <text:p>44.1</text:p>
          </table:table-cell>
          <table:table-cell table:style-name="ce52" table:formula="of:=SQRT([.O55])" office:value-type="float" office:value="285.787667343032">
            <text:p>285.8</text:p>
          </table:table-cell>
          <table:table-cell table:style-name="ce52" table:formula="of:=[.Q55]/[.$Q$7]*100" office:value-type="float" office:value="6.30762335857855">
            <text:p>6.3</text:p>
          </table:table-cell>
          <table:table-cell table:style-name="ce38" table:formula="of:=([.C55]-[.$C$5])/([.D55]-[.$D$5])" office:value-type="float" office:value="-0.112824106517169">
            <text:p>-0.1128</text:p>
          </table:table-cell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table:number-columns-repeated="6"/>
          <table:table-cell table:style-name="ce46"/>
          <table:table-cell table:style-name="ce49"/>
          <table:table-cell table:style-name="ce20"/>
          <table:table-cell table:style-name="ce16"/>
          <table:table-cell table:style-name="ce20"/>
          <table:table-cell table:style-name="ce51" table:formula="of:=[.J56]/[.$J$7]*10000" office:value-type="float" office:value="0">
            <text:p>0.0</text:p>
          </table:table-cell>
          <table:table-cell table:style-name="ce23" table:formula="of:=4*PI()*PI()*ABS([.K56])*[.J56]/1.175/[.L56]" office:value-type="float" office:value="0">
            <text:p>#DIV/0!</text:p>
          </table:table-cell>
          <table:table-cell table:style-name="ce52" table:formula="of:=[.O56]/[.$O$13]*10000" office:value-type="float" office:value="0">
            <text:p>#DIV/0!</text:p>
          </table:table-cell>
          <table:table-cell table:style-name="ce52" table:formula="of:=SQRT([.O56])" office:value-type="float" office:value="0">
            <text:p>#DIV/0!</text:p>
          </table:table-cell>
          <table:table-cell table:style-name="ce52" table:formula="of:=[.Q56]/[.$Q$7]*100" office:value-type="float" office:value="0">
            <text:p>#DIV/0!</text:p>
          </table:table-cell>
          <table:table-cell table:style-name="ce38"/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number-columns-repeated="2" table:style-name="ce8"/>
          <table:table-cell table:style-name="ce8" office:value-type="float" office:value="220">
            <text:p>220</text:p>
          </table:table-cell>
          <table:table-cell table:style-name="ce13" office:value-type="string">
            <text:p>100 by 30</text:p>
          </table:table-cell>
          <table:table-cell table:style-name="ce8" office:value-type="float" office:value="145300">
            <text:p>145300</text:p>
          </table:table-cell>
          <table:table-cell table:style-name="ce8" office:value-type="string">
            <text:p>-1,0,1, combined</text:p>
          </table:table-cell>
          <table:table-cell table:style-name="ce46"/>
          <table:table-cell table:style-name="ce49" table:formula="of:=AVERAGE([.G57];[.I57])" office:value-type="float" office:value="145300">
            <text:p>145300</text:p>
          </table:table-cell>
          <table:table-cell table:style-name="ce20" table:formula="of:=4*PI()*SIN(0.5*ATAN(([.C57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57]-[.$D$5])*0.07113/359.3))/0.999998)^2)" office:value-type="float" office:value="0.0830285515232819">
            <text:p>0.0830</text:p>
          </table:table-cell>
          <table:table-cell table:style-name="ce20" table:formula="of:=SQRT([.K57]^2+[.L57]^2)" office:value-type="float" office:value="0.554040063608466">
            <text:p>0.5540</text:p>
          </table:table-cell>
          <table:table-cell table:style-name="ce51" table:formula="of:=[.J57]/[.$J$7]*10000" office:value-type="float" office:value="7.68100312949336">
            <text:p>7.7</text:p>
          </table:table-cell>
          <table:table-cell table:style-name="ce24" table:formula="of:= [.L57]*[.J57]" office:value-type="float" office:value="12064.0485363329">
            <text:p>12064.0</text:p>
          </table:table-cell>
          <table:table-cell table:style-name="ce52" table:formula="of:=[.O57]/[.$O$13]*10000" office:value-type="float" office:value="6.50739900155071">
            <text:p>6.5</text:p>
          </table:table-cell>
          <table:table-cell table:style-name="ce52" table:formula="of:=SQRT([.O57])" office:value-type="float" office:value="109.836462690369">
            <text:p>109.8</text:p>
          </table:table-cell>
          <table:table-cell table:style-name="ce52" table:formula="of:=[.Q57]/[.$Q$7]*100" office:value-type="float" office:value="2.42420201029122">
            <text:p>2.4</text:p>
          </table:table-cell>
          <table:table-cell table:style-name="ce38" table:formula="of:=([.C57]-[.$C$5])/([.D57]-[.$D$5])" office:value-type="float" office:value="6.41358024691358">
            <text:p>6.4136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1" office:value-type="float" office:value="-4">
            <text:p>-4</text:p>
          </table:table-cell>
          <table:table-cell table:number-columns-repeated="2" table:style-name="ce11"/>
          <table:table-cell table:style-name="ce11" table:number-columns-repeated="2"/>
          <table:table-cell table:style-name="ce11"/>
          <table:table-cell table:style-name="ce11"/>
          <table:table-cell table:style-name="ce46"/>
          <table:table-cell table:style-name="ce49" table:formula="of:=AVERAGE([.G58];[.I58])" office:value-type="float" office:value="0">
            <text:p>#DIV/0!</text:p>
          </table:table-cell>
          <table:table-cell table:style-name="ce20" table:formula="of:=4*PI()*SIN(0.5*ATAN(([.C58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58]-[.$D$5])*0.07113/359.3))/0.999998)^2)" office:value-type="float" office:value="0.0830285515232819">
            <text:p>0.0830</text:p>
          </table:table-cell>
          <table:table-cell table:style-name="ce20" table:formula="of:=SQRT([.K58]^2+[.L58]^2)" office:value-type="float" office:value="0.554040063608466">
            <text:p>0.5540</text:p>
          </table:table-cell>
          <table:table-cell table:style-name="ce51" table:formula="of:=[.J58]/[.$J$7]*10000" office:value-type="float" office:value="0">
            <text:p>#DIV/0!</text:p>
          </table:table-cell>
          <table:table-cell table:style-name="ce23" table:formula="of:=4*PI()*PI()*ABS([.K58])*[.J58]/1.175/[.L58]" office:value-type="float" office:value="0">
            <text:p>#DIV/0!</text:p>
          </table:table-cell>
          <table:table-cell table:style-name="ce52" table:formula="of:=[.O58]/[.$O$13]*10000" office:value-type="float" office:value="0">
            <text:p>#DIV/0!</text:p>
          </table:table-cell>
          <table:table-cell table:style-name="ce52" table:formula="of:=SQRT([.O58])" office:value-type="float" office:value="0">
            <text:p>#DIV/0!</text:p>
          </table:table-cell>
          <table:table-cell table:style-name="ce52" table:formula="of:=[.Q58]/[.$Q$7]*100" office:value-type="float" office:value="0">
            <text:p>#DIV/0!</text:p>
          </table:table-cell>
          <table:table-cell table:style-name="ce38" table:formula="of:=([.C58]-[.$C$5])/([.D58]-[.$D$5])" office:value-type="float" office:value="6.41358024691358">
            <text:p>6.4136</text:p>
          </table:table-cell>
        </table:table-row>
        <table:table-row table:style-name="ro2">
          <table:table-cell table:style-name="ce6"/>
          <table:table-cell table:style-name="ce12" office:value-type="float" office:value="-3">
            <text:p>-3</text:p>
          </table:table-cell>
          <table:table-cell table:number-columns-repeated="2" table:style-name="ce12"/>
          <table:table-cell table:style-name="ce12" table:number-columns-repeated="2"/>
          <table:table-cell table:style-name="ce12"/>
          <table:table-cell table:style-name="ce12"/>
          <table:table-cell table:style-name="ce46"/>
          <table:table-cell table:style-name="ce49" table:formula="of:=AVERAGE([.G59];[.I59])" office:value-type="float" office:value="0">
            <text:p>#DIV/0!</text:p>
          </table:table-cell>
          <table:table-cell table:style-name="ce20" table:formula="of:=4*PI()*SIN(0.5*ATAN(([.C59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59]-[.$D$5])*0.07113/359.3))/0.999998)^2)" office:value-type="float" office:value="0.0830285515232819">
            <text:p>0.0830</text:p>
          </table:table-cell>
          <table:table-cell table:style-name="ce20" table:formula="of:=SQRT([.K59]^2+[.L59]^2)" office:value-type="float" office:value="0.554040063608466">
            <text:p>0.5540</text:p>
          </table:table-cell>
          <table:table-cell table:style-name="ce51" table:formula="of:=[.J59]/[.$J$7]*10000" office:value-type="float" office:value="0">
            <text:p>#DIV/0!</text:p>
          </table:table-cell>
          <table:table-cell table:style-name="ce23" table:formula="of:=4*PI()*PI()*ABS([.K59])*[.J59]/1.175/[.L59]" office:value-type="float" office:value="0">
            <text:p>#DIV/0!</text:p>
          </table:table-cell>
          <table:table-cell table:style-name="ce52" table:formula="of:=[.O59]/[.$O$13]*10000" office:value-type="float" office:value="0">
            <text:p>#DIV/0!</text:p>
          </table:table-cell>
          <table:table-cell table:style-name="ce52" table:formula="of:=SQRT([.O59])" office:value-type="float" office:value="0">
            <text:p>#DIV/0!</text:p>
          </table:table-cell>
          <table:table-cell table:style-name="ce52" table:formula="of:=[.Q59]/[.$Q$7]*100" office:value-type="float" office:value="0">
            <text:p>#DIV/0!</text:p>
          </table:table-cell>
          <table:table-cell table:style-name="ce38" table:formula="of:=([.C59]-[.$C$5])/([.D59]-[.$D$5])" office:value-type="float" office:value="6.41358024691358">
            <text:p>6.4136</text:p>
          </table:table-cell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13" office:value-type="float" office:value="-5">
            <text:p>-5</text:p>
          </table:table-cell>
          <table:table-cell table:number-columns-repeated="2" table:style-name="ce13"/>
          <table:table-cell table:style-name="ce13" office:value-type="float" office:value="274">
            <text:p>274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19650">
            <text:p>19650</text:p>
          </table:table-cell>
          <table:table-cell table:style-name="ce13"/>
          <table:table-cell table:style-name="ce46"/>
          <table:table-cell table:style-name="ce49" table:formula="of:=AVERAGE([.G60];[.I60])" office:value-type="float" office:value="19650">
            <text:p>19650</text:p>
          </table:table-cell>
          <table:table-cell table:style-name="ce20" table:formula="of:=4*PI()*SIN(0.5*ATAN(([.C60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0]-[.$D$5])*0.07113/359.3))/0.999998)^2)" office:value-type="float" office:value="0.0830285515232819">
            <text:p>0.0830</text:p>
          </table:table-cell>
          <table:table-cell table:style-name="ce20" table:formula="of:=SQRT([.K60]^2+[.L60]^2)" office:value-type="float" office:value="0.554040063608466">
            <text:p>0.5540</text:p>
          </table:table-cell>
          <table:table-cell table:style-name="ce51" table:formula="of:=[.J60]/[.$J$7]*10000" office:value-type="float" office:value="1.03875919817305">
            <text:p>1.0</text:p>
          </table:table-cell>
          <table:table-cell table:style-name="ce23" table:formula="of:=4*PI()*PI()*ABS([.K60])*[.J60]/1.175/[.L60]" office:value-type="float" office:value="4355778.926663">
            <text:p>4355778.9</text:p>
          </table:table-cell>
          <table:table-cell table:style-name="ce52" table:formula="of:=[.O60]/[.$O$13]*10000" office:value-type="float" office:value="2349.52564663325">
            <text:p>2349.5</text:p>
          </table:table-cell>
          <table:table-cell table:style-name="ce52" table:formula="of:=SQRT([.O60])" office:value-type="float" office:value="2087.05029327589">
            <text:p>2087.1</text:p>
          </table:table-cell>
          <table:table-cell table:style-name="ce52" table:formula="of:=[.Q60]/[.$Q$7]*100" office:value-type="float" office:value="46.0633144277499">
            <text:p>46.1</text:p>
          </table:table-cell>
          <table:table-cell table:style-name="ce38" table:formula="of:=([.C60]-[.$C$5])/([.D60]-[.$D$5])" office:value-type="float" office:value="6.41358024691358">
            <text:p>6.4136</text:p>
          </table:table-cell>
        </table:table-row>
        <table:table-row table:style-name="ro2">
          <table:table-cell table:style-name="ce5"/>
          <table:table-cell table:style-name="ce13" office:value-type="float" office:value="-4">
            <text:p>-4</text:p>
          </table:table-cell>
          <table:table-cell table:number-columns-repeated="2" table:style-name="ce13"/>
          <table:table-cell table:style-name="ce13" office:value-type="float" office:value="274">
            <text:p>274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21010">
            <text:p>21010</text:p>
          </table:table-cell>
          <table:table-cell table:style-name="ce13"/>
          <table:table-cell table:style-name="ce46"/>
          <table:table-cell table:style-name="ce49" table:formula="of:=AVERAGE([.G61];[.I61])" office:value-type="float" office:value="21010">
            <text:p>21010</text:p>
          </table:table-cell>
          <table:table-cell table:style-name="ce20" table:formula="of:=4*PI()*SIN(0.5*ATAN(([.C61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1]-[.$D$5])*0.07113/359.3))/0.999998)^2)" office:value-type="float" office:value="0.0830285515232819">
            <text:p>0.0830</text:p>
          </table:table-cell>
          <table:table-cell table:style-name="ce20" table:formula="of:=SQRT([.K61]^2+[.L61]^2)" office:value-type="float" office:value="0.554040063608466">
            <text:p>0.5540</text:p>
          </table:table-cell>
          <table:table-cell table:style-name="ce51" table:formula="of:=[.J61]/[.$J$7]*10000" office:value-type="float" office:value="1.1106529645606">
            <text:p>1.1</text:p>
          </table:table-cell>
          <table:table-cell table:style-name="ce23" table:formula="of:=4*PI()*PI()*ABS([.K61])*[.J61]/1.175/[.L61]" office:value-type="float" office:value="4657247.5953786">
            <text:p>4657247.6</text:p>
          </table:table-cell>
          <table:table-cell table:style-name="ce52" table:formula="of:=[.O61]/[.$O$13]*10000" office:value-type="float" office:value="2512.13912650201">
            <text:p>2512.1</text:p>
          </table:table-cell>
          <table:table-cell table:style-name="ce52" table:formula="of:=SQRT([.O61])" office:value-type="float" office:value="2158.06570691872">
            <text:p>2158.1</text:p>
          </table:table-cell>
          <table:table-cell table:style-name="ce52" table:formula="of:=[.Q61]/[.$Q$7]*100" office:value-type="float" office:value="47.6306965547573">
            <text:p>47.6</text:p>
          </table:table-cell>
          <table:table-cell table:style-name="ce38" table:formula="of:=([.C61]-[.$C$5])/([.D61]-[.$D$5])" office:value-type="float" office:value="6.41358024691358">
            <text:p>6.4136</text:p>
          </table:table-cell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style-name="ce13" table:number-columns-repeated="6"/>
          <table:table-cell table:style-name="ce46"/>
          <table:table-cell table:style-name="ce49"/>
          <table:table-cell table:style-name="ce20"/>
          <table:table-cell table:style-name="ce16"/>
          <table:table-cell table:style-name="ce20"/>
          <table:table-cell table:style-name="ce51" table:formula="of:=[.J62]/[.$J$7]*10000" office:value-type="float" office:value="0">
            <text:p>0.0</text:p>
          </table:table-cell>
          <table:table-cell table:style-name="ce23" table:formula="of:=4*PI()*PI()*ABS([.K62])*[.J62]/1.175/[.L62]" office:value-type="float" office:value="0">
            <text:p>#DIV/0!</text:p>
          </table:table-cell>
          <table:table-cell table:style-name="ce52" table:formula="of:=[.O62]/[.$O$13]*10000" office:value-type="float" office:value="0">
            <text:p>#DIV/0!</text:p>
          </table:table-cell>
          <table:table-cell table:style-name="ce52" table:formula="of:=SQRT([.O62])" office:value-type="float" office:value="0">
            <text:p>#DIV/0!</text:p>
          </table:table-cell>
          <table:table-cell table:style-name="ce52" table:formula="of:=[.Q62]/[.$Q$7]*100" office:value-type="float" office:value="0">
            <text:p>#DIV/0!</text:p>
          </table:table-cell>
          <table:table-cell table:style-name="ce38"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number-columns-repeated="2" table:style-name="ce13"/>
          <table:table-cell table:style-name="ce13" office:value-type="float" office:value="274">
            <text:p>274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18660">
            <text:p>18660</text:p>
          </table:table-cell>
          <table:table-cell table:style-name="ce13"/>
          <table:table-cell table:style-name="ce46"/>
          <table:table-cell table:style-name="ce49" table:formula="of:=AVERAGE([.G63];[.I63])" office:value-type="float" office:value="18660">
            <text:p>18660</text:p>
          </table:table-cell>
          <table:table-cell table:style-name="ce20" table:formula="of:=4*PI()*SIN(0.5*ATAN(([.C63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3]-[.$D$5])*0.07113/359.3))/0.999998)^2)" office:value-type="float" office:value="0.0830285515232819">
            <text:p>0.0830</text:p>
          </table:table-cell>
          <table:table-cell table:style-name="ce20" table:formula="of:=SQRT([.K63]^2+[.L63]^2)" office:value-type="float" office:value="0.554040063608466">
            <text:p>0.5540</text:p>
          </table:table-cell>
          <table:table-cell table:style-name="ce51" table:formula="of:=[.J63]/[.$J$7]*10000" office:value-type="float" office:value="0.986424765287998">
            <text:p>1.0</text:p>
          </table:table-cell>
          <table:table-cell table:style-name="ce23" table:formula="of:=4*PI()*PI()*ABS([.K63])*[.J63]/1.175/[.L63]" office:value-type="float" office:value="4136327.46928914">
            <text:p>4136327.5</text:p>
          </table:table-cell>
          <table:table-cell table:style-name="ce52" table:formula="of:=[.O63]/[.$O$13]*10000" office:value-type="float" office:value="2231.1525987876">
            <text:p>2231.2</text:p>
          </table:table-cell>
          <table:table-cell table:style-name="ce52" table:formula="of:=SQRT([.O63])" office:value-type="float" office:value="2033.79631951903">
            <text:p>2033.8</text:p>
          </table:table-cell>
          <table:table-cell table:style-name="ce52" table:formula="of:=[.Q63]/[.$Q$7]*100" office:value-type="float" office:value="44.8879452736892">
            <text:p>44.9</text:p>
          </table:table-cell>
          <table:table-cell table:style-name="ce38" table:formula="of:=([.C63]-[.$C$5])/([.D63]-[.$D$5])" office:value-type="float" office:value="6.41358024691358">
            <text:p>6.4136</text:p>
          </table:table-cell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table:number-columns-repeated="6"/>
          <table:table-cell table:style-name="ce46"/>
          <table:table-cell table:style-name="ce49"/>
          <table:table-cell table:style-name="ce20"/>
          <table:table-cell table:style-name="ce16"/>
          <table:table-cell table:style-name="ce20"/>
          <table:table-cell table:style-name="ce51" table:formula="of:=[.J64]/[.$J$7]*10000" office:value-type="float" office:value="0">
            <text:p>0.0</text:p>
          </table:table-cell>
          <table:table-cell table:style-name="ce23" table:formula="of:=4*PI()*PI()*ABS([.K64])*[.J64]/1.175/[.L64]" office:value-type="float" office:value="0">
            <text:p>#DIV/0!</text:p>
          </table:table-cell>
          <table:table-cell table:style-name="ce52" table:formula="of:=[.O64]/[.$O$13]*10000" office:value-type="float" office:value="0">
            <text:p>#DIV/0!</text:p>
          </table:table-cell>
          <table:table-cell table:style-name="ce52" table:formula="of:=SQRT([.O64])" office:value-type="float" office:value="0">
            <text:p>#DIV/0!</text:p>
          </table:table-cell>
          <table:table-cell table:style-name="ce52" table:formula="of:=[.Q64]/[.$Q$7]*100" office:value-type="float" office:value="0">
            <text:p>#DIV/0!</text:p>
          </table:table-cell>
          <table:table-cell table:style-name="ce38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number-columns-repeated="2" table:style-name="ce13"/>
          <table:table-cell table:style-name="ce13" office:value-type="float" office:value="274">
            <text:p>274</text:p>
          </table:table-cell>
          <table:table-cell table:style-name="ce13" office:value-type="string">
            <text:p>36 by 12</text:p>
          </table:table-cell>
          <table:table-cell table:style-name="ce13" office:value-type="float" office:value="27650">
            <text:p>27650</text:p>
          </table:table-cell>
          <table:table-cell table:style-name="ce13"/>
          <table:table-cell table:style-name="ce46"/>
          <table:table-cell table:style-name="ce49" table:formula="of:=AVERAGE([.G65];[.I65])" office:value-type="float" office:value="27650">
            <text:p>27650</text:p>
          </table:table-cell>
          <table:table-cell table:style-name="ce20" table:formula="of:=4*PI()*SIN(0.5*ATAN(([.C65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5]-[.$D$5])*0.07113/359.3))/0.999998)^2)" office:value-type="float" office:value="0.0830285515232819">
            <text:p>0.0830</text:p>
          </table:table-cell>
          <table:table-cell table:style-name="ce20" table:formula="of:=SQRT([.K65]^2+[.L65]^2)" office:value-type="float" office:value="0.554040063608466">
            <text:p>0.5540</text:p>
          </table:table-cell>
          <table:table-cell table:style-name="ce51" table:formula="of:=[.J65]/[.$J$7]*10000" office:value-type="float" office:value="1.46166370633511">
            <text:p>1.5</text:p>
          </table:table-cell>
          <table:table-cell table:style-name="ce24" table:formula="of:= [.L65]*[.J65]" office:value-type="float" office:value="2295.73944961874">
            <text:p>2295.7</text:p>
          </table:table-cell>
          <table:table-cell table:style-name="ce52" table:formula="of:=[.O65]/[.$O$13]*10000" office:value-type="float" office:value="1.2383316062827">
            <text:p>1.2</text:p>
          </table:table-cell>
          <table:table-cell table:style-name="ce52" table:formula="of:=SQRT([.O65])" office:value-type="float" office:value="47.9138753350086">
            <text:p>47.9</text:p>
          </table:table-cell>
          <table:table-cell table:style-name="ce52" table:formula="of:=[.Q65]/[.$Q$7]*100" office:value-type="float" office:value="1.05750777167149">
            <text:p>1.1</text:p>
          </table:table-cell>
          <table:table-cell table:style-name="ce38" table:formula="of:=([.C65]-[.$C$5])/([.D65]-[.$D$5])" office:value-type="float" office:value="6.41358024691358">
            <text:p>6.4136</text:p>
          </table:table-cell>
        </table:table-row>
        <table:table-row table:style-name="ro1">
          <table:table-cell office:value-type="string">
            <text:p>bkgd: subtract this value from the raw (or rotated) data</text:p>
          </table:table-cell>
          <table:table-cell table:number-columns-repeated="18"/>
        </table:table-row>
        <table:table-row table:style-name="ro2">
          <table:table-cell office:value-type="string">
            <text:p>box: define the size and placement of a box, command entered was “box1 (x2-x1+1) (y2-y1+1)”</text:p>
          </table:table-cell>
          <table:table-cell table:number-columns-repeated="18"/>
        </table:table-row>
        <table:table-row table:style-name="ro2">
          <table:table-cell office:value-type="string">
            <text:p>I (sum): the integrated intensity reported by box1 command above</text:p>
          </table:table-cell>
          <table:table-cell table:number-columns-repeated="18"/>
        </table:table-row>
        <table:table-row table:style-name="ro2" table:number-rows-repeated="104850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085 FWHM" table:style-name="ta1"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6" table:number-columns-repeated="3" table:default-cell-style-name="Default"/>
        <table:table-row table:style-name="ro1">
          <table:table-cell table:style-name="ce1" office:value-type="string" table:number-columns-spanned="11" table:number-rows-spanned="1">
            <text:p>ripple_085_cz.tif; S2 = 359.3; wavelength = 1.175; pixel size = 0.07113; refractive index = 0.9999979</text:p>
          </table:table-cell>
          <table:covered-table-cell table:number-columns-repeated="10"/>
          <table:table-cell table:number-columns-repeated="15"/>
        </table:table-row>
        <table:table-row table:style-name="ro2">
          <table:table-cell table:number-columns-repeated="26"/>
        </table:table-row>
        <table:table-row table:style-name="ro1">
          <table:table-cell office:value-type="string" table:number-columns-spanned="6" table:number-rows-spanned="1">
            <text:p>After rotateMData i 519 81 -0.00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px</text:p>
          </table:table-cell>
          <table:table-cell table:style-name="ce9" office:value-type="string">
            <text:p>pz</text:p>
          </table:table-cell>
          <table:table-cell table:style-name="ce9" office:value-type="string">
            <text:p>bkgd</text:p>
          </table:table-cell>
          <table:table-cell table:style-name="ce9" office:value-type="string">
            <text:p>box (x1 x2; y1 y2); L</text:p>
          </table:table-cell>
          <table:table-cell table:style-name="ce9" office:value-type="string">
            <text:p>I (sum); L</text:p>
          </table:table-cell>
          <table:table-cell table:style-name="ce9" office:value-type="string">
            <text:p>box (x1 x2; y1 y2); R</text:p>
          </table:table-cell>
          <table:table-cell table:style-name="ce9" office:value-type="string">
            <text:p>I (sum); R</text:p>
          </table:table-cell>
          <table:table-cell table:style-name="ce9" office:value-type="string">
            <text:p>I (avg)</text:p>
          </table:table-cell>
          <table:table-cell table:style-name="ce9" office:value-type="string">
            <text:p>qr</text:p>
          </table:table-cell>
          <table:table-cell table:style-name="ce9" office:value-type="string">
            <text:p>qz</text:p>
          </table:table-cell>
          <table:table-cell table:style-name="ce9" office:value-type="string">
            <text:p>q</text:p>
          </table:table-cell>
          <table:table-cell table:style-name="ce9" office:value-type="string">
            <text:p>norm. I_o</text:p>
          </table:table-cell>
          <table:table-cell table:style-name="ce9" office:value-type="string">
            <text:p>corrected I</text:p>
          </table:table-cell>
          <table:table-cell table:style-name="ce9" office:value-type="string">
            <text:p>norm. I</text:p>
          </table:table-cell>
          <table:table-cell table:style-name="ce26"/>
          <table:table-cell table:style-name="ce37" office:value-type="string">
            <text:p>rotation</text:p>
          </table:table-cell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I (avg)</text:p>
          </table:table-cell>
          <table:table-cell table:style-name="ce9" office:value-type="string">
            <text:p>sigma</text:p>
          </table:table-cell>
          <table:table-cell table:style-name="ce9" office:value-type="string">
            <text:p>norm. I</text:p>
          </table:table-cell>
          <table:table-cell table:style-name="ce26" office:value-type="string">
            <text:p>norm. sigma</text:p>
          </table:table-cell>
          <table:table-cell table:style-name="ce37" office:value-type="string">
            <text:p>|F|</text:p>
          </table:table-cell>
          <table:table-cell office:value-type="string">
            <text:p>sigma F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81">
            <text:p>81</text:p>
          </table:table-cell>
          <table:table-cell table:style-name="ce10" table:number-columns-repeated="4"/>
          <table:table-cell table:style-name="ce32" table:number-columns-repeated="2"/>
          <table:table-cell table:style-name="ce18"/>
          <table:table-cell table:style-name="ce10" table:number-columns-repeated="5"/>
          <table:table-cell table:style-name="ce26"/>
          <table:table-cell/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8" table:number-columns-repeated="3"/>
          <table:table-cell table:style-name="ce63"/>
          <table:table-cell table:number-columns-repeated="2"/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 office:value-type="float" office:value="560.5">
            <text:p>560.5</text:p>
          </table:table-cell>
          <table:table-cell table:style-name="ce42" office:value-type="float" office:value="179.5">
            <text:p>179.5</text:p>
          </table:table-cell>
          <table:table-cell table:style-name="ce42" office:value-type="float" office:value="410">
            <text:p>410</text:p>
          </table:table-cell>
          <table:table-cell table:style-name="ce42"/>
          <table:table-cell table:style-name="ce42"/>
          <table:table-cell table:style-name="ce42" office:value-type="string">
            <text:p>558 563; 177 182</text:p>
          </table:table-cell>
          <table:table-cell table:style-name="ce45" office:value-type="float" office:value="543200">
            <text:p>543200</text:p>
          </table:table-cell>
          <table:table-cell table:style-name="ce49" table:formula="of:=AVERAGE([.G6];[.I6])" office:value-type="float" office:value="543200">
            <text:p>543200</text:p>
          </table:table-cell>
          <table:table-cell table:style-name="ce20" table:formula="of:=4*PI()*SIN(0.5*ATAN(([.C6]-[.$C$5])*0.07113/359.3))/1.175" office:value-type="float" office:value="0.0434020977671829">
            <text:p>0.0434</text:p>
          </table:table-cell>
          <table:table-cell table:style-name="ce16" table:formula="of:=4*PI()*0.9999979/1.175*SQRT(1-(COS(0.5*ATAN(([.D6]-[.$D$5])*0.07113/359.3))/0.999998)^2)" office:value-type="float" office:value="0.102040881086611">
            <text:p>0.1020</text:p>
          </table:table-cell>
          <table:table-cell table:style-name="ce20" table:formula="of:=SQRT([.K6]^2+[.L6]^2)" office:value-type="float" office:value="0.110887706728582">
            <text:p>0.1109</text:p>
          </table:table-cell>
          <table:table-cell table:style-name="ce51" table:formula="of:=[.J6]/[.$J$7]*10000" office:value-type="float" office:value="54.9419427924101">
            <text:p>54.9</text:p>
          </table:table-cell>
          <table:table-cell table:style-name="ce34" table:formula="of:=4*PI()*PI()*ABS([.K6])*[.J6]/1.175/#REF!" office:value-type="float" office:value="0">
            <text:p>#REF!</text:p>
          </table:table-cell>
          <table:table-cell table:style-name="ce24" table:formula="of:=SQRT([.O6])/SQRT([.$O$7])*100" office:value-type="float" office:value="0">
            <text:p>#REF!</text:p>
          </table:table-cell>
          <table:table-cell table:style-name="ce55"/>
          <table:table-cell table:style-name="ce38" table:formula="of:=([.C6]-[.$C$5])/([.D6]-[.$D$5])" office:value-type="float" office:value="0.416243654822335">
            <text:p>0.4162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59" table:formula="of:=[.J6]" office:value-type="float" office:value="543200">
            <text:p>543200</text:p>
          </table:table-cell>
          <table:table-cell table:style-name="ce23" table:formula="of:=SQRT([.U6])" office:value-type="float" office:value="737.021030907531">
            <text:p>737.0</text:p>
          </table:table-cell>
          <table:table-cell table:style-name="ce62" table:formula="of:=[.U6]/[.$U$7]*10000" office:value-type="float" office:value="54.9419427924101">
            <text:p>54.94194</text:p>
          </table:table-cell>
          <table:table-cell table:style-name="ce64" table:formula="of:=[.V6]/[.$U$7]*10000" office:value-type="float" office:value="0.0745459633964004">
            <text:p>0.074546</text:p>
          </table:table-cell>
          <table:table-cell table:formula="of:=SQRT([.O6])" office:value-type="float" office:value="0">
            <text:p>#REF!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0">
            <text:p>0</text:p>
          </table:table-cell>
          <table:table-cell table:style-name="ce43" office:value-type="float" office:value="519.5">
            <text:p>519.5</text:p>
          </table:table-cell>
          <table:table-cell table:style-name="ce43" office:value-type="float" office:value="185.5">
            <text:p>185.5</text:p>
          </table:table-cell>
          <table:table-cell table:style-name="ce43"/>
          <table:table-cell table:style-name="ce43" office:value-type="string">
            <text:p>235400x7x60 (082)</text:p>
          </table:table-cell>
          <table:table-cell table:style-name="ce43" office:value-type="float" office:value="98868000">
            <text:p>98868000</text:p>
          </table:table-cell>
          <table:table-cell table:style-name="ce43"/>
          <table:table-cell/>
          <table:table-cell table:style-name="ce49" table:formula="of:=AVERAGE([.G7];[.I7])" office:value-type="float" office:value="98868000">
            <text:p>98868000</text:p>
          </table:table-cell>
          <table:table-cell table:style-name="ce20" table:formula="of:=4*PI()*SIN(0.5*ATAN(([.C7]-[.$C$5])*0.07113/359.3))/1.175" office:value-type="float" office:value="0">
            <text:p>0.0000</text:p>
          </table:table-cell>
          <table:table-cell table:style-name="ce16" table:formula="of:=4*PI()*0.9999979/1.175*SQRT(1-(COS(0.5*ATAN(([.D7]-[.$D$5])*0.07113/359.3))/0.999998)^2)" office:value-type="float" office:value="0.108519501344388">
            <text:p>0.1085</text:p>
          </table:table-cell>
          <table:table-cell table:style-name="ce20" table:formula="of:=SQRT([.K7]^2+[.L7]^2)" office:value-type="float" office:value="0.108519501344388">
            <text:p>0.1085</text:p>
          </table:table-cell>
          <table:table-cell table:style-name="ce51" table:formula="of:=[.J7]/[.$J$7]*10000" office:value-type="float" office:value="10000">
            <text:p>10000.0</text:p>
          </table:table-cell>
          <table:table-cell table:style-name="ce24" table:formula="of:= #REF!*[.J7]" office:value-type="float" office:value="0">
            <text:p>#REF!</text:p>
          </table:table-cell>
          <table:table-cell table:style-name="ce24" table:formula="of:=SQRT([.O7])/SQRT([.$O$7])*100" office:value-type="float" office:value="0">
            <text:p>#REF!</text:p>
          </table:table-cell>
          <table:table-cell table:style-name="ce56"/>
          <table:table-cell table:style-name="ce38" table:formula="of:=([.C7]-[.$C$5])/([.D7]-[.$D$5])" office:value-type="float" office:value="0">
            <text:p>0.0000</text:p>
          </table:table-cell>
          <table:table-cell table:style-name="ce40"/>
          <table:table-cell table:style-name="ce43" office:value-type="float" office:value="0">
            <text:p>0</text:p>
          </table:table-cell>
          <table:table-cell table:style-name="ce60" table:formula="of:=[.J7]" office:value-type="float" office:value="98868000">
            <text:p>98868000</text:p>
          </table:table-cell>
          <table:table-cell table:style-name="ce23" table:formula="of:=SQRT(235400)*7*60" office:value-type="float" office:value="203775.759107898">
            <text:p>203775.8</text:p>
          </table:table-cell>
          <table:table-cell table:style-name="ce62" table:formula="of:=[.U7]/[.$U$7]*10000" office:value-type="float" office:value="10000">
            <text:p>10000.00000</text:p>
          </table:table-cell>
          <table:table-cell table:style-name="ce64" table:formula="of:=[.V7]/[.$U$7]*10000" office:value-type="float" office:value="20.6108911991643">
            <text:p>20.610891</text:p>
          </table:table-cell>
          <table:table-cell table:formula="of:=SQRT([.O7])" office:value-type="float" office:value="0">
            <text:p>#REF!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1">
            <text:p>1</text:p>
          </table:table-cell>
          <table:table-cell table:style-name="ce43" office:value-type="float" office:value="560">
            <text:p>560</text:p>
          </table:table-cell>
          <table:table-cell table:style-name="ce43" office:value-type="float" office:value="191">
            <text:p>191</text:p>
          </table:table-cell>
          <table:table-cell table:style-name="ce43" office:value-type="float" office:value="400">
            <text:p>400</text:p>
          </table:table-cell>
          <table:table-cell table:style-name="ce43"/>
          <table:table-cell table:style-name="ce43"/>
          <table:table-cell table:style-name="ce43" office:value-type="string">
            <text:p>557 562; 189 194</text:p>
          </table:table-cell>
          <table:table-cell table:style-name="ce46" office:value-type="float" office:value="169800">
            <text:p>169800</text:p>
          </table:table-cell>
          <table:table-cell table:style-name="ce49" table:formula="of:=AVERAGE([.G8];[.I8])" office:value-type="float" office:value="169800">
            <text:p>169800</text:p>
          </table:table-cell>
          <table:table-cell table:style-name="ce20" table:formula="of:=4*PI()*SIN(0.5*ATAN(([.C8]-[.$C$5])*0.07113/359.3))/1.175" office:value-type="float" office:value="0.0428728295667203">
            <text:p>0.0429</text:p>
          </table:table-cell>
          <table:table-cell table:style-name="ce16" table:formula="of:=4*PI()*0.9999979/1.175*SQRT(1-(COS(0.5*ATAN(([.D8]-[.$D$5])*0.07113/359.3))/0.999998)^2)" office:value-type="float" office:value="0.114445141684347">
            <text:p>0.1144</text:p>
          </table:table-cell>
          <table:table-cell table:style-name="ce20" table:formula="of:=SQRT([.K8]^2+[.L8]^2)" office:value-type="float" office:value="0.122211987833466">
            <text:p>0.1222</text:p>
          </table:table-cell>
          <table:table-cell table:style-name="ce51" table:formula="of:=[.J8]/[.$J$7]*10000" office:value-type="float" office:value="17.1744143706761">
            <text:p>17.2</text:p>
          </table:table-cell>
          <table:table-cell table:style-name="ce34" table:formula="of:=4*PI()*PI()*ABS([.K8])*[.J8]/1.175/#REF!" office:value-type="float" office:value="0">
            <text:p>#REF!</text:p>
          </table:table-cell>
          <table:table-cell table:style-name="ce24" table:formula="of:=SQRT([.O8])/SQRT([.$O$7])*100" office:value-type="float" office:value="0">
            <text:p>#REF!</text:p>
          </table:table-cell>
          <table:table-cell table:style-name="ce56"/>
          <table:table-cell table:style-name="ce38" table:formula="of:=([.C8]-[.$C$5])/([.D8]-[.$D$5])" office:value-type="float" office:value="0.368181818181818">
            <text:p>0.3682</text:p>
          </table:table-cell>
          <table:table-cell table:style-name="ce40"/>
          <table:table-cell table:style-name="ce43" office:value-type="float" office:value="1">
            <text:p>1</text:p>
          </table:table-cell>
          <table:table-cell table:style-name="ce60" table:formula="of:=[.J8]" office:value-type="float" office:value="169800">
            <text:p>169800</text:p>
          </table:table-cell>
          <table:table-cell table:style-name="ce23" table:formula="of:=SQRT([.U8])" office:value-type="float" office:value="412.06795556073">
            <text:p>412.1</text:p>
          </table:table-cell>
          <table:table-cell table:style-name="ce62" table:formula="of:=[.U8]/[.$U$7]*10000" office:value-type="float" office:value="17.1744143706761">
            <text:p>17.17441</text:p>
          </table:table-cell>
          <table:table-cell table:style-name="ce64" table:formula="of:=[.V8]/[.$U$7]*10000" office:value-type="float" office:value="0.0416785972772515">
            <text:p>0.041679</text:p>
          </table:table-cell>
          <table:table-cell table:formula="of:=SQRT([.O8])" office:value-type="float" office:value="0">
            <text:p>#REF!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2">
            <text:p>2</text:p>
          </table:table-cell>
          <table:table-cell table:style-name="ce43" office:value-type="float" office:value="602">
            <text:p>602</text:p>
          </table:table-cell>
          <table:table-cell table:style-name="ce43" office:value-type="float" office:value="197.5">
            <text:p>197.5</text:p>
          </table:table-cell>
          <table:table-cell table:style-name="ce43" office:value-type="float" office:value="260">
            <text:p>260</text:p>
          </table:table-cell>
          <table:table-cell table:style-name="ce43"/>
          <table:table-cell table:style-name="ce43"/>
          <table:table-cell table:style-name="ce43" office:value-type="string">
            <text:p>600 605; 195 200</text:p>
          </table:table-cell>
          <table:table-cell table:style-name="ce46" office:value-type="float" office:value="764">
            <text:p>764</text:p>
          </table:table-cell>
          <table:table-cell table:style-name="ce49" table:formula="of:=AVERAGE([.G9];[.I9])" office:value-type="float" office:value="764">
            <text:p>764</text:p>
          </table:table-cell>
          <table:table-cell table:style-name="ce20" table:formula="of:=4*PI()*SIN(0.5*ATAN(([.C9]-[.$C$5])*0.07113/359.3))/1.175" office:value-type="float" office:value="0.0873269122896536">
            <text:p>0.0873</text:p>
          </table:table-cell>
          <table:table-cell table:style-name="ce16" table:formula="of:=4*PI()*0.9999979/1.175*SQRT(1-(COS(0.5*ATAN(([.D9]-[.$D$5])*0.07113/359.3))/0.999998)^2)" office:value-type="float" office:value="0.121434519726101">
            <text:p>0.1214</text:p>
          </table:table-cell>
          <table:table-cell table:style-name="ce20" table:formula="of:=SQRT([.K9]^2+[.L9]^2)" office:value-type="float" office:value="0.149573835249197">
            <text:p>0.1496</text:p>
          </table:table-cell>
          <table:table-cell table:style-name="ce51" table:formula="of:=[.J9]/[.$J$7]*10000" office:value-type="float" office:value="0.0772747501719464">
            <text:p>0.1</text:p>
          </table:table-cell>
          <table:table-cell table:style-name="ce34" table:formula="of:=4*PI()*PI()*ABS([.K9])*[.J9]/1.175/#REF!" office:value-type="float" office:value="0">
            <text:p>#REF!</text:p>
          </table:table-cell>
          <table:table-cell table:style-name="ce24" table:formula="of:=SQRT([.O9])/SQRT([.$O$7])*100" office:value-type="float" office:value="0">
            <text:p>#REF!</text:p>
          </table:table-cell>
          <table:table-cell table:style-name="ce56"/>
          <table:table-cell table:style-name="ce38" table:formula="of:=([.C9]-[.$C$5])/([.D9]-[.$D$5])" office:value-type="float" office:value="0.708154506437768">
            <text:p>0.7082</text:p>
          </table:table-cell>
          <table:table-cell table:style-name="ce40"/>
          <table:table-cell table:style-name="ce43" office:value-type="float" office:value="2">
            <text:p>2</text:p>
          </table:table-cell>
          <table:table-cell table:style-name="ce60" table:formula="of:=[.J9]" office:value-type="float" office:value="764">
            <text:p>764</text:p>
          </table:table-cell>
          <table:table-cell table:style-name="ce23" table:formula="of:=SQRT([.U9])" office:value-type="float" office:value="27.6405499221705">
            <text:p>27.6</text:p>
          </table:table-cell>
          <table:table-cell table:style-name="ce62" table:formula="of:=[.U9]/[.$U$7]*10000" office:value-type="float" office:value="0.0772747501719464">
            <text:p>0.07727</text:p>
          </table:table-cell>
          <table:table-cell table:style-name="ce64" table:formula="of:=[.V9]/[.$U$7]*10000" office:value-type="float" office:value="0.00279570234273683">
            <text:p>0.002796</text:p>
          </table:table-cell>
          <table:table-cell table:formula="of:=SQRT([.O9])" office:value-type="float" office:value="0">
            <text:p>#REF!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3">
            <text:p>3</text:p>
          </table:table-cell>
          <table:table-cell table:style-name="ce43" office:value-type="float" office:value="642">
            <text:p>642</text:p>
          </table:table-cell>
          <table:table-cell table:style-name="ce43" office:value-type="float" office:value="204">
            <text:p>204</text:p>
          </table:table-cell>
          <table:table-cell table:style-name="ce43" office:value-type="float" office:value="230">
            <text:p>230</text:p>
          </table:table-cell>
          <table:table-cell table:style-name="ce43"/>
          <table:table-cell table:style-name="ce43"/>
          <table:table-cell table:style-name="ce43" office:value-type="string">
            <text:p>639 644; 201 206</text:p>
          </table:table-cell>
          <table:table-cell table:style-name="ce46" office:value-type="float" office:value="2599">
            <text:p>2599</text:p>
          </table:table-cell>
          <table:table-cell table:style-name="ce49" table:formula="of:=AVERAGE([.G10];[.I10])" office:value-type="float" office:value="2599">
            <text:p>2599</text:p>
          </table:table-cell>
          <table:table-cell table:style-name="ce20" table:formula="of:=4*PI()*SIN(0.5*ATAN(([.C10]-[.$C$5])*0.07113/359.3))/1.175" office:value-type="float" office:value="0.129651613786888">
            <text:p>0.1297</text:p>
          </table:table-cell>
          <table:table-cell table:style-name="ce16" table:formula="of:=4*PI()*0.9999979/1.175*SQRT(1-(COS(0.5*ATAN(([.D10]-[.$D$5])*0.07113/359.3))/0.999998)^2)" office:value-type="float" office:value="0.128411308741163">
            <text:p>0.1284</text:p>
          </table:table-cell>
          <table:table-cell table:style-name="ce20" table:formula="of:=SQRT([.K10]^2+[.L10]^2)" office:value-type="float" office:value="0.182480150071625">
            <text:p>0.1825</text:p>
          </table:table-cell>
          <table:table-cell table:style-name="ce51" table:formula="of:=[.J10]/[.$J$7]*10000" office:value-type="float" office:value="0.262875753529959">
            <text:p>0.3</text:p>
          </table:table-cell>
          <table:table-cell table:style-name="ce34" table:formula="of:=4*PI()*PI()*ABS([.K10])*[.J10]/1.175/#REF!" office:value-type="float" office:value="0">
            <text:p>#REF!</text:p>
          </table:table-cell>
          <table:table-cell table:style-name="ce24" table:formula="of:=SQRT([.O10])/SQRT([.$O$7])*100" office:value-type="float" office:value="0">
            <text:p>#REF!</text:p>
          </table:table-cell>
          <table:table-cell table:style-name="ce56"/>
          <table:table-cell table:style-name="ce38" table:formula="of:=([.C10]-[.$C$5])/([.D10]-[.$D$5])" office:value-type="float" office:value="0.995934959349593">
            <text:p>0.9959</text:p>
          </table:table-cell>
          <table:table-cell table:style-name="ce40"/>
          <table:table-cell table:style-name="ce43" office:value-type="float" office:value="3">
            <text:p>3</text:p>
          </table:table-cell>
          <table:table-cell table:style-name="ce60" table:formula="of:=[.J10]" office:value-type="float" office:value="2599">
            <text:p>2599</text:p>
          </table:table-cell>
          <table:table-cell table:style-name="ce23" table:formula="of:=SQRT([.U10])" office:value-type="float" office:value="50.9803883861235">
            <text:p>51.0</text:p>
          </table:table-cell>
          <table:table-cell table:style-name="ce62" table:formula="of:=[.U10]/[.$U$7]*10000" office:value-type="float" office:value="0.262875753529959">
            <text:p>0.26288</text:p>
          </table:table-cell>
          <table:table-cell table:style-name="ce64" table:formula="of:=[.V10]/[.$U$7]*10000" office:value-type="float" office:value="0.00515640939294044">
            <text:p>0.005156</text:p>
          </table:table-cell>
          <table:table-cell table:formula="of:=SQRT([.O10])" office:value-type="float" office:value="0">
            <text:p>#REF!</text:p>
          </table:table-cell>
          <table:table-cell/>
        </table:table-row>
        <table:table-row table:style-name="ro2">
          <table:table-cell table:style-name="ce41"/>
          <table:table-cell table:style-name="ce44" office:value-type="float" office:value="4">
            <text:p>4</text:p>
          </table:table-cell>
          <table:table-cell table:style-name="ce44" office:value-type="float" office:value="681">
            <text:p>681</text:p>
          </table:table-cell>
          <table:table-cell table:style-name="ce44" office:value-type="float" office:value="208">
            <text:p>208</text:p>
          </table:table-cell>
          <table:table-cell table:style-name="ce44" table:number-columns-repeated="2"/>
          <table:table-cell table:style-name="ce44"/>
          <table:table-cell table:style-name="ce44"/>
          <table:table-cell table:style-name="ce46"/>
          <table:table-cell table:style-name="ce49" table:formula="of:=AVERAGE([.G11];[.I11])" office:value-type="float" office:value="0">
            <text:p>#DIV/0!</text:p>
          </table:table-cell>
          <table:table-cell table:style-name="ce20" table:formula="of:=4*PI()*SIN(0.5*ATAN(([.C11]-[.$C$5])*0.07113/359.3))/1.175" office:value-type="float" office:value="0.170900652862724">
            <text:p>0.1709</text:p>
          </table:table-cell>
          <table:table-cell table:style-name="ce16" table:formula="of:=4*PI()*0.9999979/1.175*SQRT(1-(COS(0.5*ATAN(([.D11]-[.$D$5])*0.07113/359.3))/0.999998)^2)" office:value-type="float" office:value="0.132699278534574">
            <text:p>0.1327</text:p>
          </table:table-cell>
          <table:table-cell table:style-name="ce20" table:formula="of:=SQRT([.K11]^2+[.L11]^2)" office:value-type="float" office:value="0.216370357656731">
            <text:p>0.2164</text:p>
          </table:table-cell>
          <table:table-cell table:style-name="ce51" table:formula="of:=[.J11]/[.$J$7]*10000" office:value-type="float" office:value="0">
            <text:p>#DIV/0!</text:p>
          </table:table-cell>
          <table:table-cell table:style-name="ce34" table:formula="of:=4*PI()*PI()*ABS([.K11])*[.J11]/1.175/#REF!" office:value-type="float" office:value="0">
            <text:p>#DIV/0!</text:p>
          </table:table-cell>
          <table:table-cell table:style-name="ce24" table:formula="of:=SQRT([.O11])/SQRT([.$O$7])*100" office:value-type="float" office:value="0">
            <text:p>#DIV/0!</text:p>
          </table:table-cell>
          <table:table-cell table:style-name="ce57"/>
          <table:table-cell table:style-name="ce38" table:formula="of:=([.C11]-[.$C$5])/([.D11]-[.$D$5])" office:value-type="float" office:value="1.27165354330709">
            <text:p>1.2717</text:p>
          </table:table-cell>
          <table:table-cell table:style-name="ce41"/>
          <table:table-cell table:style-name="ce44" office:value-type="float" office:value="4">
            <text:p>4</text:p>
          </table:table-cell>
          <table:table-cell table:style-name="ce61" table:formula="of:=[.J11]" office:value-type="float" office:value="0">
            <text:p>#DIV/0!</text:p>
          </table:table-cell>
          <table:table-cell table:style-name="ce23" table:formula="of:=SQRT([.U11])" office:value-type="float" office:value="0">
            <text:p>#DIV/0!</text:p>
          </table:table-cell>
          <table:table-cell table:style-name="ce62" table:formula="of:=[.U11]/[.$U$7]*10000" office:value-type="float" office:value="0">
            <text:p>#DIV/0!</text:p>
          </table:table-cell>
          <table:table-cell table:style-name="ce64" table:formula="of:=[.V11]/[.$U$7]*10000" office:value-type="float" office:value="0">
            <text:p>#DIV/0!</text:p>
          </table:table-cell>
          <table:table-cell table:formula="of:=SQRT([.O11])" office:value-type="float" office:value="0">
            <text:p>#DIV/0!</text:p>
          </table:table-cell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276.5">
            <text:p>276.5</text:p>
          </table:table-cell>
          <table:table-cell table:style-name="ce11" office:value-type="float" office:value="280">
            <text:p>280</text:p>
          </table:table-cell>
          <table:table-cell table:style-name="ce11" office:value-type="string">
            <text:p>516 523; 290 295</text:p>
          </table:table-cell>
          <table:table-cell table:style-name="ce11" office:value-type="float" office:value="36430">
            <text:p>36430</text:p>
          </table:table-cell>
          <table:table-cell table:style-name="ce11"/>
          <table:table-cell table:style-name="ce46"/>
          <table:table-cell table:style-name="ce49" table:formula="of:=AVERAGE([.G12];[.I12])" office:value-type="float" office:value="36430">
            <text:p>36430</text:p>
          </table:table-cell>
          <table:table-cell table:style-name="ce20" table:formula="of:=4*PI()*SIN(0.5*ATAN(([.C12]-[.$C$5])*0.07113/359.3))/1.175" office:value-type="float" office:value="-0.0873269122896536">
            <text:p>-0.0873</text:p>
          </table:table-cell>
          <table:table-cell table:style-name="ce16" table:formula="of:=4*PI()*0.9999979/1.175*SQRT(1-(COS(0.5*ATAN(([.D12]-[.$D$5])*0.07113/359.3))/0.999998)^2)" office:value-type="float" office:value="0.205733941619933">
            <text:p>0.2057</text:p>
          </table:table-cell>
          <table:table-cell table:style-name="ce20" table:formula="of:=SQRT([.K12]^2+[.L12]^2)" office:value-type="float" office:value="0.223500434774787">
            <text:p>0.2235</text:p>
          </table:table-cell>
          <table:table-cell table:style-name="ce51" table:formula="of:=[.J12]/[.$J$7]*10000" office:value-type="float" office:value="3.68471092770158">
            <text:p>3.7</text:p>
          </table:table-cell>
          <table:table-cell table:style-name="ce34" table:formula="of:=4*PI()*PI()*ABS([.K12])*[.J12]/1.175/#REF!" office:value-type="float" office:value="0">
            <text:p>#REF!</text:p>
          </table:table-cell>
          <table:table-cell table:style-name="ce24" table:formula="of:=SQRT([.O12])/SQRT([.$O$7])*100" office:value-type="float" office:value="0">
            <text:p>#REF!</text:p>
          </table:table-cell>
          <table:table-cell table:style-name="ce27"/>
          <table:table-cell table:style-name="ce38" table:formula="of:=([.C12]-[.$C$5])/([.D12]-[.$D$5])" office:value-type="float" office:value="-0.421994884910486">
            <text:p>-0.4220</text:p>
          </table:table-cell>
          <table:table-cell table:style-name="ce4" office:value-type="float" office:value="2">
            <text:p>2</text:p>
          </table:table-cell>
          <table:table-cell table:style-name="ce11" office:value-type="float" office:value="-2">
            <text:p>-2</text:p>
          </table:table-cell>
          <table:table-cell table:style-name="ce59" table:formula="of:=[.J12]" office:value-type="float" office:value="36430">
            <text:p>36430</text:p>
          </table:table-cell>
          <table:table-cell table:style-name="ce23" table:formula="of:=SQRT([.U12])" office:value-type="float" office:value="190.866445453359">
            <text:p>190.9</text:p>
          </table:table-cell>
          <table:table-cell table:style-name="ce62" table:formula="of:=[.U12]/[.$U$7]*10000" office:value-type="float" office:value="3.68471092770158">
            <text:p>3.68471</text:p>
          </table:table-cell>
          <table:table-cell table:style-name="ce64" table:formula="of:=[.V12]/[.$U$7]*10000" office:value-type="float" office:value="0.0193051791735808">
            <text:p>0.019305</text:p>
          </table:table-cell>
          <table:table-cell table:formula="of:=SQRT([.O12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561">
            <text:p>561</text:p>
          </table:table-cell>
          <table:table-cell table:style-name="ce13" office:value-type="float" office:value="282">
            <text:p>282</text:p>
          </table:table-cell>
          <table:table-cell table:style-name="ce13"/>
          <table:table-cell table:style-name="ce13" office:value-type="string">
            <text:p>21050x60 (083)</text:p>
          </table:table-cell>
          <table:table-cell table:style-name="ce13" table:formula="of:=21050*60" office:value-type="float" office:value="1263000">
            <text:p>1263000</text:p>
          </table:table-cell>
          <table:table-cell table:style-name="ce13"/>
          <table:table-cell table:style-name="ce46"/>
          <table:table-cell table:style-name="ce49" table:formula="of:=AVERAGE([.G13];[.I13])" office:value-type="float" office:value="1263000">
            <text:p>1263000</text:p>
          </table:table-cell>
          <table:table-cell table:style-name="ce20" table:formula="of:=4*PI()*SIN(0.5*ATAN(([.C13]-[.$C$5])*0.07113/359.3))/1.175" office:value-type="float" office:value="0.0439313650109503">
            <text:p>0.0439</text:p>
          </table:table-cell>
          <table:table-cell table:style-name="ce16" table:formula="of:=4*PI()*0.9999979/1.175*SQRT(1-(COS(0.5*ATAN(([.D13]-[.$D$5])*0.07113/359.3))/0.999998)^2)" office:value-type="float" office:value="0.21157670968492">
            <text:p>0.2116</text:p>
          </table:table-cell>
          <table:table-cell table:style-name="ce20" table:formula="of:=SQRT([.K13]^2+[.L13]^2)" office:value-type="float" office:value="0.216089492832998">
            <text:p>0.2161</text:p>
          </table:table-cell>
          <table:table-cell table:style-name="ce51" table:formula="of:=[.J13]/[.$J$7]*10000" office:value-type="float" office:value="127.746085690011">
            <text:p>127.7</text:p>
          </table:table-cell>
          <table:table-cell table:style-name="ce34" table:formula="of:=4*PI()*PI()*ABS([.K13])*[.J13]/1.175/#REF!" office:value-type="float" office:value="0">
            <text:p>#REF!</text:p>
          </table:table-cell>
          <table:table-cell table:style-name="ce24" table:formula="of:=SQRT([.O13])/SQRT([.$O$7])*100" office:value-type="float" office:value="0">
            <text:p>#REF!</text:p>
          </table:table-cell>
          <table:table-cell table:style-name="ce28"/>
          <table:table-cell table:style-name="ce38" table:formula="of:=([.C13]-[.$C$5])/([.D13]-[.$D$5])" office:value-type="float" office:value="0.206467661691542">
            <text:p>0.2065</text:p>
          </table:table-cell>
          <table:table-cell table:style-name="ce5"/>
          <table:table-cell table:style-name="ce13" office:value-type="float" office:value="-1">
            <text:p>-1</text:p>
          </table:table-cell>
          <table:table-cell table:style-name="ce60" table:formula="of:=[.J13]" office:value-type="float" office:value="1263000">
            <text:p>1263000</text:p>
          </table:table-cell>
          <table:table-cell table:style-name="ce23" table:formula="of:=SQRT(21050)*60" office:value-type="float" office:value="8705.17087712815">
            <text:p>8705.2</text:p>
          </table:table-cell>
          <table:table-cell table:style-name="ce62" table:formula="of:=[.U13]/[.$U$7]*10000" office:value-type="float" office:value="127.746085690011">
            <text:p>127.74609</text:p>
          </table:table-cell>
          <table:table-cell table:style-name="ce64" table:formula="of:=[.V13]/[.$U$7]*10000" office:value-type="float" office:value="0.880484168500237">
            <text:p>0.880484</text:p>
          </table:table-cell>
          <table:table-cell table:formula="of:=SQRT([.O13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288">
            <text:p>288</text:p>
          </table:table-cell>
          <table:table-cell table:style-name="ce13"/>
          <table:table-cell table:style-name="ce13" office:value-type="string">
            <text:p>108400x60 (083)</text:p>
          </table:table-cell>
          <table:table-cell table:style-name="ce13" table:formula="of:=108400*60" office:value-type="float" office:value="6504000">
            <text:p>6504000</text:p>
          </table:table-cell>
          <table:table-cell table:style-name="ce13"/>
          <table:table-cell table:style-name="ce46"/>
          <table:table-cell table:style-name="ce49" table:formula="of:=AVERAGE([.G14];[.I14])" office:value-type="float" office:value="6504000">
            <text:p>6504000</text:p>
          </table:table-cell>
          <table:table-cell table:style-name="ce20" table:formula="of:=4*PI()*SIN(0.5*ATAN(([.C14]-[.$C$5])*0.07113/359.3))/1.175" office:value-type="float" office:value="0">
            <text:p>0.0000</text:p>
          </table:table-cell>
          <table:table-cell table:style-name="ce16" table:formula="of:=4*PI()*0.9999979/1.175*SQRT(1-(COS(0.5*ATAN(([.D14]-[.$D$5])*0.07113/359.3))/0.999998)^2)" office:value-type="float" office:value="0.217948131648506">
            <text:p>0.2179</text:p>
          </table:table-cell>
          <table:table-cell table:style-name="ce20" table:formula="of:=SQRT([.K14]^2+[.L14]^2)" office:value-type="float" office:value="0.217948131648506">
            <text:p>0.2179</text:p>
          </table:table-cell>
          <table:table-cell table:style-name="ce51" table:formula="of:=[.J14]/[.$J$7]*10000" office:value-type="float" office:value="657.846826071125">
            <text:p>657.8</text:p>
          </table:table-cell>
          <table:table-cell table:style-name="ce24" table:formula="of:= #REF!*[.J14]" office:value-type="float" office:value="0">
            <text:p>#REF!</text:p>
          </table:table-cell>
          <table:table-cell table:style-name="ce24" table:formula="of:=SQRT([.O14])/SQRT([.$O$7])*100" office:value-type="float" office:value="0">
            <text:p>#REF!</text:p>
          </table:table-cell>
          <table:table-cell table:style-name="ce28"/>
          <table:table-cell table:style-name="ce38" table:formula="of:=([.C14]-[.$C$5])/([.D14]-[.$D$5])" office:value-type="float" office:value="0">
            <text:p>0.0000</text:p>
          </table:table-cell>
          <table:table-cell table:style-name="ce5"/>
          <table:table-cell table:style-name="ce13" office:value-type="float" office:value="0">
            <text:p>0</text:p>
          </table:table-cell>
          <table:table-cell table:style-name="ce60" table:formula="of:=[.J14]" office:value-type="float" office:value="6504000">
            <text:p>6504000</text:p>
          </table:table-cell>
          <table:table-cell table:style-name="ce23" table:formula="of:=SQRT(108400)*60" office:value-type="float" office:value="19754.4931597852">
            <text:p>19754.5</text:p>
          </table:table-cell>
          <table:table-cell table:style-name="ce62" table:formula="of:=[.U14]/[.$U$7]*10000" office:value-type="float" office:value="657.846826071125">
            <text:p>657.84683</text:p>
          </table:table-cell>
          <table:table-cell table:style-name="ce64" table:formula="of:=[.V14]/[.$U$7]*10000" office:value-type="float" office:value="1.99806743939244">
            <text:p>1.998067</text:p>
          </table:table-cell>
          <table:table-cell table:formula="of:=SQRT([.O14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240">
            <text:p>240</text:p>
          </table:table-cell>
          <table:table-cell/>
          <table:table-cell/>
          <table:table-cell table:style-name="ce13" office:value-type="string">
            <text:p>556 563; 291 296</text:p>
          </table:table-cell>
          <table:table-cell table:style-name="ce13" office:value-type="float" office:value="457700">
            <text:p>457700</text:p>
          </table:table-cell>
          <table:table-cell table:style-name="ce49" table:formula="of:=AVERAGE([.G15];[.I15])" office:value-type="float" office:value="457700">
            <text:p>457700</text:p>
          </table:table-cell>
          <table:table-cell table:style-name="ce20" table:formula="of:=4*PI()*SIN(0.5*ATAN(([.C15]-[.$C$5])*0.07113/359.3))/1.175" office:value-type="float" office:value="0.0428728295667203">
            <text:p>0.0429</text:p>
          </table:table-cell>
          <table:table-cell table:style-name="ce16" table:formula="of:=4*PI()*0.9999979/1.175*SQRT(1-(COS(0.5*ATAN(([.D15]-[.$D$5])*0.07113/359.3))/0.999998)^2)" office:value-type="float" office:value="0.224317079463268">
            <text:p>0.2243</text:p>
          </table:table-cell>
          <table:table-cell table:style-name="ce20" table:formula="of:=SQRT([.K15]^2+[.L15]^2)" office:value-type="float" office:value="0.228377388666188">
            <text:p>0.2284</text:p>
          </table:table-cell>
          <table:table-cell table:style-name="ce51" table:formula="of:=[.J15]/[.$J$7]*10000" office:value-type="float" office:value="46.2940486304972">
            <text:p>46.3</text:p>
          </table:table-cell>
          <table:table-cell table:style-name="ce34" table:formula="of:=4*PI()*PI()*ABS([.K15])*[.J15]/1.175/#REF!" office:value-type="float" office:value="0">
            <text:p>#REF!</text:p>
          </table:table-cell>
          <table:table-cell table:style-name="ce24" table:formula="of:=SQRT([.O15])/SQRT([.$O$7])*100" office:value-type="float" office:value="0">
            <text:p>#REF!</text:p>
          </table:table-cell>
          <table:table-cell table:style-name="ce28"/>
          <table:table-cell table:style-name="ce38" table:formula="of:=([.C15]-[.$C$5])/([.D15]-[.$D$5])" office:value-type="float" office:value="0.190140845070423">
            <text:p>0.1901</text:p>
          </table:table-cell>
          <table:table-cell table:style-name="ce5"/>
          <table:table-cell table:style-name="ce13" office:value-type="float" office:value="1">
            <text:p>1</text:p>
          </table:table-cell>
          <table:table-cell table:style-name="ce60" table:formula="of:=[.J15]" office:value-type="float" office:value="457700">
            <text:p>457700</text:p>
          </table:table-cell>
          <table:table-cell table:style-name="ce23" table:formula="of:=SQRT([.U15])" office:value-type="float" office:value="676.535291023314">
            <text:p>676.5</text:p>
          </table:table-cell>
          <table:table-cell table:style-name="ce62" table:formula="of:=[.U15]/[.$U$7]*10000" office:value-type="float" office:value="46.2940486304972">
            <text:p>46.29405</text:p>
          </table:table-cell>
          <table:table-cell table:style-name="ce64" table:formula="of:=[.V15]/[.$U$7]*10000" office:value-type="float" office:value="0.0684281355972927">
            <text:p>0.068428</text:p>
          </table:table-cell>
          <table:table-cell table:formula="of:=SQRT([.O15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1">
            <text:p>601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240">
            <text:p>240</text:p>
          </table:table-cell>
          <table:table-cell table:style-name="ce13"/>
          <table:table-cell table:style-name="ce13"/>
          <table:table-cell table:style-name="ce13" office:value-type="string">
            <text:p>597 604; 297 302</text:p>
          </table:table-cell>
          <table:table-cell table:style-name="ce46"/>
          <table:table-cell table:style-name="ce49" table:formula="of:=AVERAGE([.G16];[.I16])" office:value-type="float" office:value="0">
            <text:p>#DIV/0!</text:p>
          </table:table-cell>
          <table:table-cell table:style-name="ce20" table:formula="of:=4*PI()*SIN(0.5*ATAN(([.C16]-[.$C$5])*0.07113/359.3))/1.175" office:value-type="float" office:value="0.0862686121423689">
            <text:p>0.0863</text:p>
          </table:table-cell>
          <table:table-cell table:style-name="ce16" table:formula="of:=4*PI()*0.9999979/1.175*SQRT(1-(COS(0.5*ATAN(([.D16]-[.$D$5])*0.07113/359.3))/0.999998)^2)" office:value-type="float" office:value="0.230683680887606">
            <text:p>0.2307</text:p>
          </table:table-cell>
          <table:table-cell table:style-name="ce20" table:formula="of:=SQRT([.K16]^2+[.L16]^2)" office:value-type="float" office:value="0.246286893822683">
            <text:p>0.2463</text:p>
          </table:table-cell>
          <table:table-cell table:style-name="ce51" table:formula="of:=[.J16]/[.$J$7]*10000" office:value-type="float" office:value="0">
            <text:p>#DIV/0!</text:p>
          </table:table-cell>
          <table:table-cell table:style-name="ce34" table:formula="of:=4*PI()*PI()*ABS([.K16])*[.J16]/1.175/#REF!" office:value-type="float" office:value="0">
            <text:p>#DIV/0!</text:p>
          </table:table-cell>
          <table:table-cell table:style-name="ce24" table:formula="of:=SQRT([.O16])/SQRT([.$O$7])*100" office:value-type="float" office:value="0">
            <text:p>#DIV/0!</text:p>
          </table:table-cell>
          <table:table-cell table:style-name="ce28"/>
          <table:table-cell table:style-name="ce38" table:formula="of:=([.C16]-[.$C$5])/([.D16]-[.$D$5])" office:value-type="float" office:value="0.372146118721461">
            <text:p>0.3721</text:p>
          </table:table-cell>
          <table:table-cell table:style-name="ce5"/>
          <table:table-cell table:style-name="ce13" office:value-type="float" office:value="2">
            <text:p>2</text:p>
          </table:table-cell>
          <table:table-cell table:style-name="ce60" table:formula="of:=[.J16]" office:value-type="float" office:value="0">
            <text:p>#DIV/0!</text:p>
          </table:table-cell>
          <table:table-cell table:style-name="ce23" table:formula="of:=SQRT([.U16])" office:value-type="float" office:value="0">
            <text:p>#DIV/0!</text:p>
          </table:table-cell>
          <table:table-cell table:style-name="ce62" table:formula="of:=[.U16]/[.$U$7]*10000" office:value-type="float" office:value="0">
            <text:p>#DIV/0!</text:p>
          </table:table-cell>
          <table:table-cell table:style-name="ce64" table:formula="of:=[.V16]/[.$U$7]*10000" office:value-type="float" office:value="0">
            <text:p>#DIV/0!</text:p>
          </table:table-cell>
          <table:table-cell table:formula="of:=SQRT([.O16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1.5">
            <text:p>641.5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230">
            <text:p>230</text:p>
          </table:table-cell>
          <table:table-cell table:style-name="ce13"/>
          <table:table-cell table:style-name="ce13"/>
          <table:table-cell table:style-name="ce13" office:value-type="string">
            <text:p>638 645; 303 308</text:p>
          </table:table-cell>
          <table:table-cell table:style-name="ce46" office:value-type="float" office:value="20640">
            <text:p>20640</text:p>
          </table:table-cell>
          <table:table-cell table:style-name="ce49" table:formula="of:=AVERAGE([.G17];[.I17])" office:value-type="float" office:value="20640">
            <text:p>20640</text:p>
          </table:table-cell>
          <table:table-cell table:style-name="ce20" table:formula="of:=4*PI()*SIN(0.5*ATAN(([.C17]-[.$C$5])*0.07113/359.3))/1.175" office:value-type="float" office:value="0.129122655394241">
            <text:p>0.1291</text:p>
          </table:table-cell>
          <table:table-cell table:style-name="ce16" table:formula="of:=4*PI()*0.9999979/1.175*SQRT(1-(COS(0.5*ATAN(([.D17]-[.$D$5])*0.07113/359.3))/0.999998)^2)" office:value-type="float" office:value="0.237048047768861">
            <text:p>0.2370</text:p>
          </table:table-cell>
          <table:table-cell table:style-name="ce20" table:formula="of:=SQRT([.K17]^2+[.L17]^2)" office:value-type="float" office:value="0.269934134720098">
            <text:p>0.2699</text:p>
          </table:table-cell>
          <table:table-cell table:style-name="ce51" table:formula="of:=[.J17]/[.$J$7]*10000" office:value-type="float" office:value="2.08763199417405">
            <text:p>2.1</text:p>
          </table:table-cell>
          <table:table-cell table:style-name="ce34" table:formula="of:=4*PI()*PI()*ABS([.K17])*[.J17]/1.175/#REF!" office:value-type="float" office:value="0">
            <text:p>#REF!</text:p>
          </table:table-cell>
          <table:table-cell table:style-name="ce24" table:formula="of:=SQRT([.O17])/SQRT([.$O$7])*100" office:value-type="float" office:value="0">
            <text:p>#REF!</text:p>
          </table:table-cell>
          <table:table-cell table:style-name="ce28"/>
          <table:table-cell table:style-name="ce38" table:formula="of:=([.C17]-[.$C$5])/([.D17]-[.$D$5])" office:value-type="float" office:value="0.542222222222222">
            <text:p>0.5422</text:p>
          </table:table-cell>
          <table:table-cell table:style-name="ce5"/>
          <table:table-cell table:style-name="ce13" office:value-type="float" office:value="3">
            <text:p>3</text:p>
          </table:table-cell>
          <table:table-cell table:style-name="ce60" table:formula="of:=[.J17]" office:value-type="float" office:value="20640">
            <text:p>20640</text:p>
          </table:table-cell>
          <table:table-cell table:style-name="ce23" table:formula="of:=SQRT([.U17])" office:value-type="float" office:value="143.666279968544">
            <text:p>143.7</text:p>
          </table:table-cell>
          <table:table-cell table:style-name="ce62" table:formula="of:=[.U17]/[.$U$7]*10000" office:value-type="float" office:value="2.08763199417405">
            <text:p>2.08763</text:p>
          </table:table-cell>
          <table:table-cell table:style-name="ce64" table:formula="of:=[.V17]/[.$U$7]*10000" office:value-type="float" office:value="0.0145311202784059">
            <text:p>0.014531</text:p>
          </table:table-cell>
          <table:table-cell table:formula="of:=SQRT([.O17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4">
            <text:p>4</text:p>
          </table:table-cell>
          <table:table-cell table:style-name="ce8" office:value-type="float" office:value="683">
            <text:p>683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220">
            <text:p>220</text:p>
          </table:table-cell>
          <table:table-cell table:style-name="ce8"/>
          <table:table-cell table:style-name="ce8"/>
          <table:table-cell table:style-name="ce8" office:value-type="string">
            <text:p>678 687; 308 315</text:p>
          </table:table-cell>
          <table:table-cell table:style-name="ce46" office:value-type="float" office:value="8425">
            <text:p>8425</text:p>
          </table:table-cell>
          <table:table-cell table:style-name="ce49" table:formula="of:=AVERAGE([.G18];[.I18])" office:value-type="float" office:value="8425">
            <text:p>8425</text:p>
          </table:table-cell>
          <table:table-cell table:style-name="ce20" table:formula="of:=4*PI()*SIN(0.5*ATAN(([.C18]-[.$C$5])*0.07113/359.3))/1.175" office:value-type="float" office:value="0.173015418373835">
            <text:p>0.1730</text:p>
          </table:table-cell>
          <table:table-cell table:style-name="ce16" table:formula="of:=4*PI()*0.9999979/1.175*SQRT(1-(COS(0.5*ATAN(([.D18]-[.$D$5])*0.07113/359.3))/0.999998)^2)" office:value-type="float" office:value="0.243410278137577">
            <text:p>0.2434</text:p>
          </table:table-cell>
          <table:table-cell table:style-name="ce20" table:formula="of:=SQRT([.K18]^2+[.L18]^2)" office:value-type="float" office:value="0.29863505905718">
            <text:p>0.2986</text:p>
          </table:table-cell>
          <table:table-cell table:style-name="ce51" table:formula="of:=[.J18]/[.$J$7]*10000" office:value-type="float" office:value="0.85214629607153">
            <text:p>0.9</text:p>
          </table:table-cell>
          <table:table-cell table:style-name="ce34" table:formula="of:=4*PI()*PI()*ABS([.K18])*[.J18]/1.175/#REF!" office:value-type="float" office:value="0">
            <text:p>#REF!</text:p>
          </table:table-cell>
          <table:table-cell table:style-name="ce24" table:formula="of:=SQRT([.O18])/SQRT([.$O$7])*100" office:value-type="float" office:value="0">
            <text:p>#REF!</text:p>
          </table:table-cell>
          <table:table-cell table:style-name="ce28"/>
          <table:table-cell table:style-name="ce38" table:formula="of:=([.C18]-[.$C$5])/([.D18]-[.$D$5])" office:value-type="float" office:value="0.707792207792208">
            <text:p>0.7078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60" table:formula="of:=[.J18]" office:value-type="float" office:value="8425">
            <text:p>8425</text:p>
          </table:table-cell>
          <table:table-cell table:style-name="ce23" table:formula="of:=SQRT([.U18])" office:value-type="float" office:value="91.7877987534291">
            <text:p>91.8</text:p>
          </table:table-cell>
          <table:table-cell table:style-name="ce62" table:formula="of:=[.U18]/[.$U$7]*10000" office:value-type="float" office:value="0.85214629607153">
            <text:p>0.85215</text:p>
          </table:table-cell>
          <table:table-cell table:style-name="ce64" table:formula="of:=[.V18]/[.$U$7]*10000" office:value-type="float" office:value="0.00928387332134049">
            <text:p>0.009284</text:p>
          </table:table-cell>
          <table:table-cell table:formula="of:=SQRT([.O18])" office:value-type="float" office:value="0">
            <text:p>#REF!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5">
            <text:p>5</text:p>
          </table:table-cell>
          <table:table-cell table:style-name="ce12" office:value-type="float" office:value="722">
            <text:p>722</text:p>
          </table:table-cell>
          <table:table-cell table:style-name="ce12" office:value-type="float" office:value="318">
            <text:p>318</text:p>
          </table:table-cell>
          <table:table-cell table:style-name="ce12" table:number-columns-repeated="2"/>
          <table:table-cell table:style-name="ce12"/>
          <table:table-cell table:style-name="ce12"/>
          <table:table-cell table:style-name="ce46"/>
          <table:table-cell table:style-name="ce49" table:formula="of:=AVERAGE([.G19];[.I19])" office:value-type="float" office:value="0">
            <text:p>#DIV/0!</text:p>
          </table:table-cell>
          <table:table-cell table:style-name="ce20" table:formula="of:=4*PI()*SIN(0.5*ATAN(([.C19]-[.$C$5])*0.07113/359.3))/1.175" office:value-type="float" office:value="0.214240257368259">
            <text:p>0.2142</text:p>
          </table:table-cell>
          <table:table-cell table:style-name="ce16" table:formula="of:=4*PI()*0.9999979/1.175*SQRT(1-(COS(0.5*ATAN(([.D19]-[.$D$5])*0.07113/359.3))/0.999998)^2)" office:value-type="float" office:value="0.249770457978867">
            <text:p>0.2498</text:p>
          </table:table-cell>
          <table:table-cell table:style-name="ce20" table:formula="of:=SQRT([.K19]^2+[.L19]^2)" office:value-type="float" office:value="0.329065600688056">
            <text:p>0.3291</text:p>
          </table:table-cell>
          <table:table-cell table:style-name="ce51" table:formula="of:=[.J19]/[.$J$7]*10000" office:value-type="float" office:value="0">
            <text:p>#DIV/0!</text:p>
          </table:table-cell>
          <table:table-cell table:style-name="ce34" table:formula="of:=4*PI()*PI()*ABS([.K19])*[.J19]/1.175/#REF!" office:value-type="float" office:value="0">
            <text:p>#DIV/0!</text:p>
          </table:table-cell>
          <table:table-cell table:style-name="ce24" table:formula="of:=SQRT([.O19])/SQRT([.$O$7])*100" office:value-type="float" office:value="0">
            <text:p>#DIV/0!</text:p>
          </table:table-cell>
          <table:table-cell table:style-name="ce29"/>
          <table:table-cell table:style-name="ce38" table:formula="of:=([.C19]-[.$C$5])/([.D19]-[.$D$5])" office:value-type="float" office:value="0.854430379746835">
            <text:p>0.8544</text:p>
          </table:table-cell>
          <table:table-cell table:style-name="ce6"/>
          <table:table-cell table:style-name="ce12" office:value-type="float" office:value="5">
            <text:p>5</text:p>
          </table:table-cell>
          <table:table-cell table:style-name="ce61" table:formula="of:=[.J19]" office:value-type="float" office:value="0">
            <text:p>#DIV/0!</text:p>
          </table:table-cell>
          <table:table-cell table:style-name="ce23" table:formula="of:=SQRT([.U19])" office:value-type="float" office:value="0">
            <text:p>#DIV/0!</text:p>
          </table:table-cell>
          <table:table-cell table:style-name="ce62" table:formula="of:=[.U19]/[.$U$7]*10000" office:value-type="float" office:value="0">
            <text:p>#DIV/0!</text:p>
          </table:table-cell>
          <table:table-cell table:style-name="ce64" table:formula="of:=[.V19]/[.$U$7]*10000" office:value-type="float" office:value="0">
            <text:p>#DIV/0!</text:p>
          </table:table-cell>
          <table:table-cell table:formula="of:=SQRT([.O19])" office:value-type="float" office:value="0">
            <text:p>#DIV/0!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220">
            <text:p>220</text:p>
          </table:table-cell>
          <table:table-cell table:style-name="ce11" office:value-type="string">
            <text:p>514 524; 387 392</text:p>
          </table:table-cell>
          <table:table-cell table:style-name="ce11" office:value-type="float" office:value="237800">
            <text:p>237800</text:p>
          </table:table-cell>
          <table:table-cell table:style-name="ce11"/>
          <table:table-cell table:style-name="ce47"/>
          <table:table-cell table:style-name="ce50" table:formula="of:=AVERAGE([.G20];[.I20])" office:value-type="float" office:value="237800">
            <text:p>237800</text:p>
          </table:table-cell>
          <table:table-cell table:style-name="ce19" table:formula="of:=4*PI()*SIN(0.5*ATAN(([.C20]-[.$C$5])*0.07113/359.3))/1.175" office:value-type="float" office:value="-0.0873269122896536">
            <text:p>-0.0873</text:p>
          </table:table-cell>
          <table:table-cell table:style-name="ce16" table:formula="of:=4*PI()*0.9999979/1.175*SQRT(1-(COS(0.5*ATAN(([.D20]-[.$D$5])*0.07113/359.3))/0.999998)^2)" office:value-type="float" office:value="0.314329187580383">
            <text:p>0.3143</text:p>
          </table:table-cell>
          <table:table-cell table:style-name="ce20" table:formula="of:=SQRT([.K20]^2+[.L20]^2)" office:value-type="float" office:value="0.326234314220605">
            <text:p>0.3262</text:p>
          </table:table-cell>
          <table:table-cell table:style-name="ce51" table:formula="of:=[.J20]/[.$J$7]*10000" office:value-type="float" office:value="24.0522717158231">
            <text:p>24.1</text:p>
          </table:table-cell>
          <table:table-cell table:style-name="ce23" table:formula="of:=4*PI()*PI()*ABS([.K20])*[.J20]/1.175/#REF!" office:value-type="float" office:value="0">
            <text:p>#REF!</text:p>
          </table:table-cell>
          <table:table-cell table:style-name="ce23" table:formula="of:=SQRT([.O20])/SQRT([.$O$7])*100" office:value-type="float" office:value="0">
            <text:p>#REF!</text:p>
          </table:table-cell>
          <table:table-cell table:style-name="ce27"/>
          <table:table-cell table:style-name="ce38" table:formula="of:=([.C20]-[.$C$5])/([.D20]-[.$D$5])" office:value-type="float" office:value="-0.276845637583893">
            <text:p>-0.2768</text:p>
          </table:table-cell>
          <table:table-cell table:style-name="ce4" office:value-type="float" office:value="3">
            <text:p>3</text:p>
          </table:table-cell>
          <table:table-cell table:style-name="ce11" office:value-type="float" office:value="-2">
            <text:p>-2</text:p>
          </table:table-cell>
          <table:table-cell table:style-name="ce59" table:formula="of:=[.J20]" office:value-type="float" office:value="237800">
            <text:p>237800</text:p>
          </table:table-cell>
          <table:table-cell table:style-name="ce23" table:formula="of:=SQRT([.U20])" office:value-type="float" office:value="487.647413609464">
            <text:p>487.6</text:p>
          </table:table-cell>
          <table:table-cell table:style-name="ce62" table:formula="of:=[.U20]/[.$U$7]*10000" office:value-type="float" office:value="24.0522717158231">
            <text:p>24.05227</text:p>
          </table:table-cell>
          <table:table-cell table:style-name="ce64" table:formula="of:=[.V20]/[.$U$7]*10000" office:value-type="float" office:value="0.0493230786108209">
            <text:p>0.049323</text:p>
          </table:table-cell>
          <table:table-cell table:formula="of:=SQRT([.O20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-1">
            <text:p>-1</text:p>
          </table:table-cell>
          <table:table-cell table:style-name="ce8" office:value-type="float" office:value="478.5">
            <text:p>478.5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220">
            <text:p>220</text:p>
          </table:table-cell>
          <table:table-cell table:style-name="ce8" office:value-type="string">
            <text:p>514 524; 385 390</text:p>
          </table:table-cell>
          <table:table-cell table:style-name="ce8" office:value-type="float" office:value="782700">
            <text:p>782700</text:p>
          </table:table-cell>
          <table:table-cell table:style-name="ce8"/>
          <table:table-cell table:style-name="ce46"/>
          <table:table-cell table:style-name="ce49" table:formula="of:=AVERAGE([.G21];[.I21])" office:value-type="float" office:value="782700">
            <text:p>782700</text:p>
          </table:table-cell>
          <table:table-cell table:style-name="ce20" table:formula="of:=4*PI()*SIN(0.5*ATAN(([.C21]-[.$C$5])*0.07113/359.3))/1.175" office:value-type="float" office:value="-0.0434020977671829">
            <text:p>-0.0434</text:p>
          </table:table-cell>
          <table:table-cell table:style-name="ce16" table:formula="of:=4*PI()*0.9999979/1.175*SQRT(1-(COS(0.5*ATAN(([.D21]-[.$D$5])*0.07113/359.3))/0.999998)^2)" office:value-type="float" office:value="0.320669935049335">
            <text:p>0.3207</text:p>
          </table:table-cell>
          <table:table-cell table:style-name="ce20" table:formula="of:=SQRT([.K21]^2+[.L21]^2)" office:value-type="float" office:value="0.323593802992482">
            <text:p>0.3236</text:p>
          </table:table-cell>
          <table:table-cell table:style-name="ce51" table:formula="of:=[.J21]/[.$J$7]*10000" office:value-type="float" office:value="79.1661609418619">
            <text:p>79.2</text:p>
          </table:table-cell>
          <table:table-cell table:style-name="ce34" table:formula="of:=4*PI()*PI()*ABS([.K21])*[.J21]/1.175/#REF!" office:value-type="float" office:value="0">
            <text:p>#REF!</text:p>
          </table:table-cell>
          <table:table-cell table:style-name="ce24" table:formula="of:=SQRT([.O21])/SQRT([.$O$7])*100" office:value-type="float" office:value="0">
            <text:p>#REF!</text:p>
          </table:table-cell>
          <table:table-cell table:style-name="ce28"/>
          <table:table-cell table:style-name="ce38" table:formula="of:=([.C21]-[.$C$5])/([.D21]-[.$D$5])" office:value-type="float" office:value="-0.134868421052632">
            <text:p>-0.1349</text:p>
          </table:table-cell>
          <table:table-cell table:style-name="ce5"/>
          <table:table-cell table:style-name="ce8" office:value-type="float" office:value="-1">
            <text:p>-1</text:p>
          </table:table-cell>
          <table:table-cell table:style-name="ce60" table:formula="of:=[.J21]" office:value-type="float" office:value="782700">
            <text:p>782700</text:p>
          </table:table-cell>
          <table:table-cell table:style-name="ce23" table:formula="of:=SQRT([.U21])" office:value-type="float" office:value="884.703340108988">
            <text:p>884.7</text:p>
          </table:table-cell>
          <table:table-cell table:style-name="ce62" table:formula="of:=[.U21]/[.$U$7]*10000" office:value-type="float" office:value="79.1661609418619">
            <text:p>79.16616</text:p>
          </table:table-cell>
          <table:table-cell table:style-name="ce64" table:formula="of:=[.V21]/[.$U$7]*10000" office:value-type="float" office:value="0.0894832847947757">
            <text:p>0.089483</text:p>
          </table:table-cell>
          <table:table-cell table:formula="of:=SQRT([.O21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390.5">
            <text:p>390.5</text:p>
          </table:table-cell>
          <table:table-cell table:style-name="ce8" office:value-type="float" office:value="230">
            <text:p>230</text:p>
          </table:table-cell>
          <table:table-cell table:style-name="ce8" office:value-type="string">
            <text:p>516 523; 388 393</text:p>
          </table:table-cell>
          <table:table-cell table:style-name="ce8" office:value-type="float" office:value="918500">
            <text:p>918500</text:p>
          </table:table-cell>
          <table:table-cell table:style-name="ce8"/>
          <table:table-cell table:style-name="ce46"/>
          <table:table-cell table:style-name="ce49" table:formula="of:=AVERAGE([.G22];[.I22])" office:value-type="float" office:value="918500">
            <text:p>918500</text:p>
          </table:table-cell>
          <table:table-cell table:style-name="ce20" table:formula="of:=4*PI()*SIN(0.5*ATAN(([.C22]-[.$C$5])*0.07113/359.3))/1.175" office:value-type="float" office:value="0">
            <text:p>0.0000</text:p>
          </table:table-cell>
          <table:table-cell table:style-name="ce16" table:formula="of:=4*PI()*0.9999979/1.175*SQRT(1-(COS(0.5*ATAN(([.D22]-[.$D$5])*0.07113/359.3))/0.999998)^2)" office:value-type="float" office:value="0.326480906153398">
            <text:p>0.3265</text:p>
          </table:table-cell>
          <table:table-cell table:style-name="ce20" table:formula="of:=SQRT([.K22]^2+[.L22]^2)" office:value-type="float" office:value="0.326480906153398">
            <text:p>0.3265</text:p>
          </table:table-cell>
          <table:table-cell table:style-name="ce51" table:formula="of:=[.J22]/[.$J$7]*10000" office:value-type="float" office:value="92.9016466399644">
            <text:p>92.9</text:p>
          </table:table-cell>
          <table:table-cell table:style-name="ce24" table:formula="of:= #REF!*[.J22]" office:value-type="float" office:value="0">
            <text:p>#REF!</text:p>
          </table:table-cell>
          <table:table-cell table:style-name="ce24" table:formula="of:=SQRT([.O22])/SQRT([.$O$7])*100" office:value-type="float" office:value="0">
            <text:p>#REF!</text:p>
          </table:table-cell>
          <table:table-cell table:style-name="ce28"/>
          <table:table-cell table:style-name="ce38" table:formula="of:=([.C22]-[.$C$5])/([.D22]-[.$D$5])" office:value-type="float" office:value="0">
            <text:p>0.0000</text:p>
          </table:table-cell>
          <table:table-cell table:style-name="ce5"/>
          <table:table-cell table:style-name="ce8" office:value-type="float" office:value="0">
            <text:p>0</text:p>
          </table:table-cell>
          <table:table-cell table:style-name="ce60" table:formula="of:=[.J22]" office:value-type="float" office:value="918500">
            <text:p>918500</text:p>
          </table:table-cell>
          <table:table-cell table:style-name="ce23" table:formula="of:=SQRT([.U22])" office:value-type="float" office:value="958.384056628657">
            <text:p>958.4</text:p>
          </table:table-cell>
          <table:table-cell table:style-name="ce62" table:formula="of:=[.U22]/[.$U$7]*10000" office:value-type="float" office:value="92.9016466399644">
            <text:p>92.90165</text:p>
          </table:table-cell>
          <table:table-cell table:style-name="ce64" table:formula="of:=[.V22]/[.$U$7]*10000" office:value-type="float" office:value="0.0969357179905183">
            <text:p>0.096936</text:p>
          </table:table-cell>
          <table:table-cell table:formula="of:=SQRT([.O22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1">
            <text:p>1</text:p>
          </table:table-cell>
          <table:table-cell table:number-columns-repeated="2" table:style-name="ce8"/>
          <table:table-cell table:style-name="ce8" table:number-columns-repeated="2"/>
          <table:table-cell table:style-name="ce8"/>
          <table:table-cell table:style-name="ce8"/>
          <table:table-cell table:style-name="ce46"/>
          <table:table-cell table:style-name="ce49" table:formula="of:=AVERAGE([.G23];[.I23])" office:value-type="float" office:value="0">
            <text:p>#DIV/0!</text:p>
          </table:table-cell>
          <table:table-cell table:style-name="ce20" table:formula="of:=4*PI()*SIN(0.5*ATAN(([.C23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23]-[.$D$5])*0.07113/359.3))/0.999998)^2)" office:value-type="float" office:value="0.0830285515232819">
            <text:p>0.0830</text:p>
          </table:table-cell>
          <table:table-cell table:style-name="ce20" table:formula="of:=SQRT([.K23]^2+[.L23]^2)" office:value-type="float" office:value="0.554040063608466">
            <text:p>0.5540</text:p>
          </table:table-cell>
          <table:table-cell table:style-name="ce51" table:formula="of:=[.J23]/[.$J$7]*10000" office:value-type="float" office:value="0">
            <text:p>#DIV/0!</text:p>
          </table:table-cell>
          <table:table-cell table:style-name="ce34" table:formula="of:=4*PI()*PI()*ABS([.K23])*[.J23]/1.175/#REF!" office:value-type="float" office:value="0">
            <text:p>#DIV/0!</text:p>
          </table:table-cell>
          <table:table-cell table:style-name="ce24" table:formula="of:=SQRT([.O23])/SQRT([.$O$7])*100" office:value-type="float" office:value="0">
            <text:p>#DIV/0!</text:p>
          </table:table-cell>
          <table:table-cell table:style-name="ce28"/>
          <table:table-cell table:style-name="ce38" table:formula="of:=([.C23]-[.$C$5])/([.D23]-[.$D$5])" office:value-type="float" office:value="6.41358024691358">
            <text:p>6.413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60" table:formula="of:=[.J23]" office:value-type="float" office:value="0">
            <text:p>#DIV/0!</text:p>
          </table:table-cell>
          <table:table-cell table:style-name="ce23" table:formula="of:=SQRT([.U23])" office:value-type="float" office:value="0">
            <text:p>#DIV/0!</text:p>
          </table:table-cell>
          <table:table-cell table:style-name="ce62" table:formula="of:=[.U23]/[.$U$7]*10000" office:value-type="float" office:value="0">
            <text:p>#DIV/0!</text:p>
          </table:table-cell>
          <table:table-cell table:style-name="ce64" table:formula="of:=[.V23]/[.$U$7]*10000" office:value-type="float" office:value="0">
            <text:p>#DIV/0!</text:p>
          </table:table-cell>
          <table:table-cell table:formula="of:=SQRT([.O23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2">
            <text:p>2</text:p>
          </table:table-cell>
          <table:table-cell table:style-name="ce8" office:value-type="float" office:value="601">
            <text:p>601</text:p>
          </table:table-cell>
          <table:table-cell table:style-name="ce8" office:value-type="float" office:value="402.5">
            <text:p>402.5</text:p>
          </table:table-cell>
          <table:table-cell table:style-name="ce8" office:value-type="float" office:value="230">
            <text:p>230</text:p>
          </table:table-cell>
          <table:table-cell table:number-columns-repeated="2"/>
          <table:table-cell table:style-name="ce8" office:value-type="string">
            <text:p>514 524; 410 416</text:p>
          </table:table-cell>
          <table:table-cell table:style-name="ce8" office:value-type="float" office:value="26470">
            <text:p>26470</text:p>
          </table:table-cell>
          <table:table-cell table:style-name="ce49" table:formula="of:=AVERAGE([.I24];[.I24])" office:value-type="float" office:value="26470">
            <text:p>26470</text:p>
          </table:table-cell>
          <table:table-cell table:style-name="ce20" table:formula="of:=4*PI()*SIN(0.5*ATAN(([.C24]-[.$C$5])*0.07113/359.3))/1.175" office:value-type="float" office:value="0.0862686121423689">
            <text:p>0.0863</text:p>
          </table:table-cell>
          <table:table-cell table:style-name="ce16" table:formula="of:=4*PI()*0.9999979/1.175*SQRT(1-(COS(0.5*ATAN(([.D24]-[.$D$5])*0.07113/359.3))/0.999998)^2)" office:value-type="float" office:value="0.339154848913004">
            <text:p>0.3392</text:p>
          </table:table-cell>
          <table:table-cell table:style-name="ce20" table:formula="of:=SQRT([.K24]^2+[.L24]^2)" office:value-type="float" office:value="0.349954689898811">
            <text:p>0.3500</text:p>
          </table:table-cell>
          <table:table-cell table:style-name="ce51" table:formula="of:=[.J24]/[.$J$7]*10000" office:value-type="float" office:value="2.67730711655945">
            <text:p>2.7</text:p>
          </table:table-cell>
          <table:table-cell table:style-name="ce34" table:formula="of:=4*PI()*PI()*ABS([.K24])*[.J24]/1.175/#REF!" office:value-type="float" office:value="0">
            <text:p>#REF!</text:p>
          </table:table-cell>
          <table:table-cell table:style-name="ce24" table:formula="of:=SQRT([.O24])/SQRT([.$O$7])*100" office:value-type="float" office:value="0">
            <text:p>#REF!</text:p>
          </table:table-cell>
          <table:table-cell table:style-name="ce28"/>
          <table:table-cell table:style-name="ce38" table:formula="of:=([.C24]-[.$C$5])/([.D24]-[.$D$5])" office:value-type="float" office:value="0.253499222395023">
            <text:p>0.253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60" table:formula="of:=[.J24]" office:value-type="float" office:value="26470">
            <text:p>26470</text:p>
          </table:table-cell>
          <table:table-cell table:style-name="ce23" table:formula="of:=SQRT([.U24])" office:value-type="float" office:value="162.696035600134">
            <text:p>162.7</text:p>
          </table:table-cell>
          <table:table-cell table:style-name="ce62" table:formula="of:=[.U24]/[.$U$7]*10000" office:value-type="float" office:value="2.67730711655945">
            <text:p>2.67731</text:p>
          </table:table-cell>
          <table:table-cell table:style-name="ce64" table:formula="of:=[.V24]/[.$U$7]*10000" office:value-type="float" office:value="0.0164558841688042">
            <text:p>0.016456</text:p>
          </table:table-cell>
          <table:table-cell table:formula="of:=SQRT([.O24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3">
            <text:p>3</text:p>
          </table:table-cell>
          <table:table-cell table:style-name="ce8" office:value-type="float" office:value="641.5">
            <text:p>641.5</text:p>
          </table:table-cell>
          <table:table-cell table:style-name="ce8" office:value-type="float" office:value="408.5">
            <text:p>408.5</text:p>
          </table:table-cell>
          <table:table-cell table:style-name="ce8" office:value-type="float" office:value="240">
            <text:p>240</text:p>
          </table:table-cell>
          <table:table-cell table:number-columns-repeated="2"/>
          <table:table-cell table:style-name="ce8" office:value-type="string">
            <text:p>514 524; 428 434</text:p>
          </table:table-cell>
          <table:table-cell table:style-name="ce8" office:value-type="float" office:value="34230">
            <text:p>34230</text:p>
          </table:table-cell>
          <table:table-cell table:style-name="ce49" table:formula="of:=AVERAGE([.I25];[.I25])" office:value-type="float" office:value="34230">
            <text:p>34230</text:p>
          </table:table-cell>
          <table:table-cell table:style-name="ce20" table:formula="of:=4*PI()*SIN(0.5*ATAN(([.C25]-[.$C$5])*0.07113/359.3))/1.175" office:value-type="float" office:value="0.129122655394241">
            <text:p>0.1291</text:p>
          </table:table-cell>
          <table:table-cell table:style-name="ce16" table:formula="of:=4*PI()*0.9999979/1.175*SQRT(1-(COS(0.5*ATAN(([.D25]-[.$D$5])*0.07113/359.3))/0.999998)^2)" office:value-type="float" office:value="0.345489503048332">
            <text:p>0.3455</text:p>
          </table:table-cell>
          <table:table-cell table:style-name="ce20" table:formula="of:=SQRT([.K25]^2+[.L25]^2)" office:value-type="float" office:value="0.368830119231935">
            <text:p>0.3688</text:p>
          </table:table-cell>
          <table:table-cell table:style-name="ce51" table:formula="of:=[.J25]/[.$J$7]*10000" office:value-type="float" office:value="3.46219201359388">
            <text:p>3.5</text:p>
          </table:table-cell>
          <table:table-cell table:style-name="ce34" table:formula="of:=4*PI()*PI()*ABS([.K25])*[.J25]/1.175/#REF!" office:value-type="float" office:value="0">
            <text:p>#REF!</text:p>
          </table:table-cell>
          <table:table-cell table:style-name="ce24" table:formula="of:=SQRT([.O25])/SQRT([.$O$7])*100" office:value-type="float" office:value="0">
            <text:p>#REF!</text:p>
          </table:table-cell>
          <table:table-cell table:style-name="ce28"/>
          <table:table-cell table:style-name="ce38" table:formula="of:=([.C25]-[.$C$5])/([.D25]-[.$D$5])" office:value-type="float" office:value="0.372519083969466">
            <text:p>0.372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60" table:formula="of:=[.J25]" office:value-type="float" office:value="34230">
            <text:p>34230</text:p>
          </table:table-cell>
          <table:table-cell table:style-name="ce23" table:formula="of:=SQRT([.U25])" office:value-type="float" office:value="185.013513019995">
            <text:p>185.0</text:p>
          </table:table-cell>
          <table:table-cell table:style-name="ce62" table:formula="of:=[.U25]/[.$U$7]*10000" office:value-type="float" office:value="3.46219201359388">
            <text:p>3.46219</text:p>
          </table:table-cell>
          <table:table-cell table:style-name="ce64" table:formula="of:=[.V25]/[.$U$7]*10000" office:value-type="float" office:value="0.0187131845511182">
            <text:p>0.018713</text:p>
          </table:table-cell>
          <table:table-cell table:formula="of:=SQRT([.O25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4">
            <text:p>4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414.5">
            <text:p>414.5</text:p>
          </table:table-cell>
          <table:table-cell table:style-name="ce8" office:value-type="float" office:value="220">
            <text:p>220</text:p>
          </table:table-cell>
          <table:table-cell table:style-name="ce8"/>
          <table:table-cell table:style-name="ce8"/>
          <table:table-cell table:style-name="ce8" office:value-type="string">
            <text:p>514 525; 449 456</text:p>
          </table:table-cell>
          <table:table-cell table:style-name="ce46" office:value-type="float" office:value="29140">
            <text:p>29140</text:p>
          </table:table-cell>
          <table:table-cell table:style-name="ce49" table:formula="of:=AVERAGE([.G26];[.I26])" office:value-type="float" office:value="29140">
            <text:p>29140</text:p>
          </table:table-cell>
          <table:table-cell table:style-name="ce20" table:formula="of:=4*PI()*SIN(0.5*ATAN(([.C26]-[.$C$5])*0.07113/359.3))/1.175" office:value-type="float" office:value="0.171958043186043">
            <text:p>0.1720</text:p>
          </table:table-cell>
          <table:table-cell table:style-name="ce16" table:formula="of:=4*PI()*0.9999979/1.175*SQRT(1-(COS(0.5*ATAN(([.D26]-[.$D$5])*0.07113/359.3))/0.999998)^2)" office:value-type="float" office:value="0.351822620869251">
            <text:p>0.3518</text:p>
          </table:table-cell>
          <table:table-cell table:style-name="ce20" table:formula="of:=SQRT([.K26]^2+[.L26]^2)" office:value-type="float" office:value="0.391597657260206">
            <text:p>0.3916</text:p>
          </table:table-cell>
          <table:table-cell table:style-name="ce51" table:formula="of:=[.J26]/[.$J$7]*10000" office:value-type="float" office:value="2.94736416231743">
            <text:p>2.9</text:p>
          </table:table-cell>
          <table:table-cell table:style-name="ce34" table:formula="of:=4*PI()*PI()*ABS([.K26])*[.J26]/1.175/#REF!" office:value-type="float" office:value="0">
            <text:p>#REF!</text:p>
          </table:table-cell>
          <table:table-cell table:style-name="ce24" table:formula="of:=SQRT([.O26])/SQRT([.$O$7])*100" office:value-type="float" office:value="0">
            <text:p>#REF!</text:p>
          </table:table-cell>
          <table:table-cell table:style-name="ce28"/>
          <table:table-cell table:style-name="ce38" table:formula="of:=([.C26]-[.$C$5])/([.D26]-[.$D$5])" office:value-type="float" office:value="0.487256371814093">
            <text:p>0.4873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60" table:formula="of:=[.J26]" office:value-type="float" office:value="29140">
            <text:p>29140</text:p>
          </table:table-cell>
          <table:table-cell table:style-name="ce23" table:formula="of:=SQRT([.U26])" office:value-type="float" office:value="170.704422906965">
            <text:p>170.7</text:p>
          </table:table-cell>
          <table:table-cell table:style-name="ce62" table:formula="of:=[.U26]/[.$U$7]*10000" office:value-type="float" office:value="2.94736416231743">
            <text:p>2.94736</text:p>
          </table:table-cell>
          <table:table-cell table:style-name="ce64" table:formula="of:=[.V26]/[.$U$7]*10000" office:value-type="float" office:value="0.0172658921902906">
            <text:p>0.017266</text:p>
          </table:table-cell>
          <table:table-cell table:formula="of:=SQRT([.O26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5">
            <text:p>5</text:p>
          </table:table-cell>
          <table:table-cell table:style-name="ce8" office:value-type="float" office:value="723">
            <text:p>723</text:p>
          </table:table-cell>
          <table:table-cell table:style-name="ce8" office:value-type="float" office:value="420.5">
            <text:p>420.5</text:p>
          </table:table-cell>
          <table:table-cell table:style-name="ce8" office:value-type="float" office:value="220">
            <text:p>220</text:p>
          </table:table-cell>
          <table:table-cell table:style-name="ce8"/>
          <table:table-cell table:style-name="ce8"/>
          <table:table-cell table:style-name="ce8" office:value-type="string">
            <text:p>513 526; 473 482</text:p>
          </table:table-cell>
          <table:table-cell table:style-name="ce46" office:value-type="float" office:value="15910">
            <text:p>15910</text:p>
          </table:table-cell>
          <table:table-cell table:style-name="ce49" table:formula="of:=AVERAGE([.G27];[.I27])" office:value-type="float" office:value="15910">
            <text:p>15910</text:p>
          </table:table-cell>
          <table:table-cell table:style-name="ce20" table:formula="of:=4*PI()*SIN(0.5*ATAN(([.C27]-[.$C$5])*0.07113/359.3))/1.175" office:value-type="float" office:value="0.215296951188425">
            <text:p>0.2153</text:p>
          </table:table-cell>
          <table:table-cell table:style-name="ce16" table:formula="of:=4*PI()*0.9999979/1.175*SQRT(1-(COS(0.5*ATAN(([.D27]-[.$D$5])*0.07113/359.3))/0.999998)^2)" office:value-type="float" office:value="0.358154206476516">
            <text:p>0.3582</text:p>
          </table:table-cell>
          <table:table-cell table:style-name="ce20" table:formula="of:=SQRT([.K27]^2+[.L27]^2)" office:value-type="float" office:value="0.417884209809194">
            <text:p>0.4179</text:p>
          </table:table-cell>
          <table:table-cell table:style-name="ce51" table:formula="of:=[.J27]/[.$J$7]*10000" office:value-type="float" office:value="1.6092163288425">
            <text:p>1.6</text:p>
          </table:table-cell>
          <table:table-cell table:style-name="ce34" table:formula="of:=4*PI()*PI()*ABS([.K27])*[.J27]/1.175/#REF!" office:value-type="float" office:value="0">
            <text:p>#REF!</text:p>
          </table:table-cell>
          <table:table-cell table:style-name="ce24" table:formula="of:=SQRT([.O27])/SQRT([.$O$7])*100" office:value-type="float" office:value="0">
            <text:p>#REF!</text:p>
          </table:table-cell>
          <table:table-cell table:style-name="ce28"/>
          <table:table-cell table:style-name="ce38" table:formula="of:=([.C27]-[.$C$5])/([.D27]-[.$D$5])" office:value-type="float" office:value="0.59941089837997">
            <text:p>0.5994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60" table:formula="of:=[.J27]" office:value-type="float" office:value="15910">
            <text:p>15910</text:p>
          </table:table-cell>
          <table:table-cell table:style-name="ce23" table:formula="of:=SQRT([.U27])" office:value-type="float" office:value="126.134848475748">
            <text:p>126.1</text:p>
          </table:table-cell>
          <table:table-cell table:style-name="ce62" table:formula="of:=[.U27]/[.$U$7]*10000" office:value-type="float" office:value="1.6092163288425">
            <text:p>1.60922</text:p>
          </table:table-cell>
          <table:table-cell table:style-name="ce64" table:formula="of:=[.V27]/[.$U$7]*10000" office:value-type="float" office:value="0.0127579043245285">
            <text:p>0.012758</text:p>
          </table:table-cell>
          <table:table-cell table:formula="of:=SQRT([.O27])" office:value-type="float" office:value="0">
            <text:p>#REF!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6">
            <text:p>6</text:p>
          </table:table-cell>
          <table:table-cell table:style-name="ce12" office:value-type="float" office:value="764">
            <text:p>764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210">
            <text:p>210</text:p>
          </table:table-cell>
          <table:table-cell table:style-name="ce12"/>
          <table:table-cell table:style-name="ce12"/>
          <table:table-cell table:style-name="ce12" office:value-type="string">
            <text:p>509 526; 499 509</text:p>
          </table:table-cell>
          <table:table-cell table:style-name="ce48" office:value-type="float" office:value="7723">
            <text:p>7723</text:p>
          </table:table-cell>
          <table:table-cell table:style-name="ce54" table:formula="of:=AVERAGE([.G28];[.I28])" office:value-type="float" office:value="7723">
            <text:p>7723</text:p>
          </table:table-cell>
          <table:table-cell table:style-name="ce21" table:formula="of:=4*PI()*SIN(0.5*ATAN(([.C28]-[.$C$5])*0.07113/359.3))/1.175" office:value-type="float" office:value="0.258604039451567">
            <text:p>0.2586</text:p>
          </table:table-cell>
          <table:table-cell table:style-name="ce16" table:formula="of:=4*PI()*0.9999979/1.175*SQRT(1-(COS(0.5*ATAN(([.D28]-[.$D$5])*0.07113/359.3))/0.999998)^2)" office:value-type="float" office:value="0.365011697980835">
            <text:p>0.3650</text:p>
          </table:table-cell>
          <table:table-cell table:style-name="ce20" table:formula="of:=SQRT([.K28]^2+[.L28]^2)" office:value-type="float" office:value="0.44733610281702">
            <text:p>0.4473</text:p>
          </table:table-cell>
          <table:table-cell table:style-name="ce51" table:formula="of:=[.J28]/[.$J$7]*10000" office:value-type="float" office:value="0.781142533478982">
            <text:p>0.8</text:p>
          </table:table-cell>
          <table:table-cell table:style-name="ce33" table:formula="of:=4*PI()*PI()*ABS([.K28])*[.J28]/1.175/#REF!" office:value-type="float" office:value="0">
            <text:p>#REF!</text:p>
          </table:table-cell>
          <table:table-cell table:style-name="ce33" table:formula="of:=SQRT([.O28])/SQRT([.$O$7])*100" office:value-type="float" office:value="0">
            <text:p>#REF!</text:p>
          </table:table-cell>
          <table:table-cell table:style-name="ce29"/>
          <table:table-cell table:style-name="ce38" table:formula="of:=([.C28]-[.$C$5])/([.D28]-[.$D$5])" office:value-type="float" office:value="0.706647398843931">
            <text:p>0.7066</text:p>
          </table:table-cell>
          <table:table-cell table:style-name="ce6"/>
          <table:table-cell table:style-name="ce12" office:value-type="float" office:value="6">
            <text:p>6</text:p>
          </table:table-cell>
          <table:table-cell table:style-name="ce61" table:formula="of:=[.J28]" office:value-type="float" office:value="7723">
            <text:p>7723</text:p>
          </table:table-cell>
          <table:table-cell table:style-name="ce23" table:formula="of:=SQRT([.U28])" office:value-type="float" office:value="87.8806008172452">
            <text:p>87.9</text:p>
          </table:table-cell>
          <table:table-cell table:style-name="ce62" table:formula="of:=[.U28]/[.$U$7]*10000" office:value-type="float" office:value="0.781142533478982">
            <text:p>0.78114</text:p>
          </table:table-cell>
          <table:table-cell table:style-name="ce64" table:formula="of:=[.V28]/[.$U$7]*10000" office:value-type="float" office:value="0.00888867993862981">
            <text:p>0.008889</text:p>
          </table:table-cell>
          <table:table-cell table:formula="of:=SQRT([.O28])" office:value-type="float" office:value="0">
            <text:p>#REF!</text:p>
          </table:table-cell>
          <table:table-cell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1" office:value-type="float" office:value="-3">
            <text:p>-3</text:p>
          </table:table-cell>
          <table:table-cell table:style-name="ce11" office:value-type="float" office:value="396">
            <text:p>396</text:p>
          </table:table-cell>
          <table:table-cell table:style-name="ce11" office:value-type="float" office:value="476">
            <text:p>476</text:p>
          </table:table-cell>
          <table:table-cell table:style-name="ce11" office:value-type="float" office:value="250">
            <text:p>250</text:p>
          </table:table-cell>
          <table:table-cell table:style-name="ce11" office:value-type="string">
            <text:p>512 527; 490 498</text:p>
          </table:table-cell>
          <table:table-cell table:style-name="ce11" office:value-type="float" office:value="138700">
            <text:p>138700</text:p>
          </table:table-cell>
          <table:table-cell table:style-name="ce11"/>
          <table:table-cell table:style-name="ce47"/>
          <table:table-cell table:style-name="ce50" table:formula="of:=AVERAGE([.G29];[.I29])" office:value-type="float" office:value="138700">
            <text:p>138700</text:p>
          </table:table-cell>
          <table:table-cell table:style-name="ce19" table:formula="of:=4*PI()*SIN(0.5*ATAN(([.C29]-[.$C$5])*0.07113/359.3))/1.175" office:value-type="float" office:value="-0.130709521994936">
            <text:p>-0.1307</text:p>
          </table:table-cell>
          <table:table-cell table:style-name="ce16" table:formula="of:=4*PI()*0.9999979/1.175*SQRT(1-(COS(0.5*ATAN(([.D29]-[.$D$5])*0.07113/359.3))/0.999998)^2)" office:value-type="float" office:value="0.416648689631916">
            <text:p>0.4166</text:p>
          </table:table-cell>
          <table:table-cell table:style-name="ce20" table:formula="of:=SQRT([.K29]^2+[.L29]^2)" office:value-type="float" office:value="0.436670481842015">
            <text:p>0.4367</text:p>
          </table:table-cell>
          <table:table-cell table:style-name="ce51" table:formula="of:=[.J29]/[.$J$7]*10000" office:value-type="float" office:value="14.0288060848808">
            <text:p>14.0</text:p>
          </table:table-cell>
          <table:table-cell table:style-name="ce23" table:formula="of:=4*PI()*PI()*ABS([.K29])*[.J29]/1.175/#REF!" office:value-type="float" office:value="0">
            <text:p>#REF!</text:p>
          </table:table-cell>
          <table:table-cell table:style-name="ce23" table:formula="of:=SQRT([.O29])/SQRT([.$O$7])*100" office:value-type="float" office:value="0">
            <text:p>#REF!</text:p>
          </table:table-cell>
          <table:table-cell table:style-name="ce27"/>
          <table:table-cell table:style-name="ce38" table:formula="of:=([.C29]-[.$C$5])/([.D29]-[.$D$5])" office:value-type="float" office:value="-0.312658227848101">
            <text:p>-0.3127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-3">
            <text:p>-3</text:p>
          </table:table-cell>
          <table:table-cell table:style-name="ce60" table:formula="of:=[.J29]" office:value-type="float" office:value="138700">
            <text:p>138700</text:p>
          </table:table-cell>
          <table:table-cell table:style-name="ce23" table:formula="of:=SQRT([.U29])" office:value-type="float" office:value="372.424488990721">
            <text:p>372.4</text:p>
          </table:table-cell>
          <table:table-cell table:style-name="ce62" table:formula="of:=[.U29]/[.$U$7]*10000" office:value-type="float" office:value="14.0288060848808">
            <text:p>14.02881</text:p>
          </table:table-cell>
          <table:table-cell table:style-name="ce64" table:formula="of:=[.V29]/[.$U$7]*10000" office:value-type="float" office:value="0.0376688603987864">
            <text:p>0.037669</text:p>
          </table:table-cell>
          <table:table-cell table:formula="of:=SQRT([.O29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-2">
            <text:p>-2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482">
            <text:p>482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513 525; 487 493</text:p>
          </table:table-cell>
          <table:table-cell table:style-name="ce8" office:value-type="float" office:value="566800">
            <text:p>566800</text:p>
          </table:table-cell>
          <table:table-cell table:style-name="ce8"/>
          <table:table-cell table:style-name="ce46"/>
          <table:table-cell table:style-name="ce49" table:formula="of:=AVERAGE([.G30];[.I30])" office:value-type="float" office:value="566800">
            <text:p>566800</text:p>
          </table:table-cell>
          <table:table-cell table:style-name="ce20" table:formula="of:=4*PI()*SIN(0.5*ATAN(([.C30]-[.$C$5])*0.07113/359.3))/1.175" office:value-type="float" office:value="-0.0873269122896536">
            <text:p>-0.0873</text:p>
          </table:table-cell>
          <table:table-cell table:style-name="ce16" table:formula="of:=4*PI()*0.9999979/1.175*SQRT(1-(COS(0.5*ATAN(([.D30]-[.$D$5])*0.07113/359.3))/0.999998)^2)" office:value-type="float" office:value="0.422964487826517">
            <text:p>0.4230</text:p>
          </table:table-cell>
          <table:table-cell table:style-name="ce20" table:formula="of:=SQRT([.K30]^2+[.L30]^2)" office:value-type="float" office:value="0.431885340770432">
            <text:p>0.4319</text:p>
          </table:table-cell>
          <table:table-cell table:style-name="ce51" table:formula="of:=[.J30]/[.$J$7]*10000" office:value-type="float" office:value="57.32896387102">
            <text:p>57.3</text:p>
          </table:table-cell>
          <table:table-cell table:style-name="ce34" table:formula="of:=4*PI()*PI()*ABS([.K30])*[.J30]/1.175/#REF!" office:value-type="float" office:value="0">
            <text:p>#REF!</text:p>
          </table:table-cell>
          <table:table-cell table:style-name="ce24" table:formula="of:=SQRT([.O30])/SQRT([.$O$7])*100" office:value-type="float" office:value="0">
            <text:p>#REF!</text:p>
          </table:table-cell>
          <table:table-cell table:style-name="ce28"/>
          <table:table-cell table:style-name="ce38" table:formula="of:=([.C30]-[.$C$5])/([.D30]-[.$D$5])" office:value-type="float" office:value="-0.20573566084788">
            <text:p>-0.2057</text:p>
          </table:table-cell>
          <table:table-cell table:style-name="ce5"/>
          <table:table-cell table:style-name="ce8" office:value-type="float" office:value="-2">
            <text:p>-2</text:p>
          </table:table-cell>
          <table:table-cell table:style-name="ce60" table:formula="of:=[.J30]" office:value-type="float" office:value="566800">
            <text:p>566800</text:p>
          </table:table-cell>
          <table:table-cell table:style-name="ce23" table:formula="of:=SQRT([.U30])" office:value-type="float" office:value="752.861208988749">
            <text:p>752.9</text:p>
          </table:table-cell>
          <table:table-cell table:style-name="ce62" table:formula="of:=[.U30]/[.$U$7]*10000" office:value-type="float" office:value="57.32896387102">
            <text:p>57.32896</text:p>
          </table:table-cell>
          <table:table-cell table:style-name="ce64" table:formula="of:=[.V30]/[.$U$7]*10000" office:value-type="float" office:value="0.0761481175899936">
            <text:p>0.076148</text:p>
          </table:table-cell>
          <table:table-cell table:formula="of:=SQRT([.O30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478.5">
            <text:p>478.5</text:p>
          </table:table-cell>
          <table:table-cell table:style-name="ce13" office:value-type="float" office:value="488">
            <text:p>488</text:p>
          </table:table-cell>
          <table:table-cell table:style-name="ce13" office:value-type="float" office:value="250">
            <text:p>250</text:p>
          </table:table-cell>
          <table:table-cell table:style-name="ce13" office:value-type="string">
            <text:p>513 526; 487 493</text:p>
          </table:table-cell>
          <table:table-cell table:style-name="ce13" office:value-type="float" office:value="321100">
            <text:p>321100</text:p>
          </table:table-cell>
          <table:table-cell table:style-name="ce13"/>
          <table:table-cell table:style-name="ce46"/>
          <table:table-cell table:style-name="ce49" table:formula="of:=AVERAGE([.G31];[.I31])" office:value-type="float" office:value="321100">
            <text:p>321100</text:p>
          </table:table-cell>
          <table:table-cell table:style-name="ce20" table:formula="of:=4*PI()*SIN(0.5*ATAN(([.C31]-[.$C$5])*0.07113/359.3))/1.175" office:value-type="float" office:value="-0.0434020977671829">
            <text:p>-0.0434</text:p>
          </table:table-cell>
          <table:table-cell table:style-name="ce16" table:formula="of:=4*PI()*0.9999979/1.175*SQRT(1-(COS(0.5*ATAN(([.D31]-[.$D$5])*0.07113/359.3))/0.999998)^2)" office:value-type="float" office:value="0.429278714271442">
            <text:p>0.4293</text:p>
          </table:table-cell>
          <table:table-cell table:style-name="ce20" table:formula="of:=SQRT([.K31]^2+[.L31]^2)" office:value-type="float" office:value="0.431467213838009">
            <text:p>0.4315</text:p>
          </table:table-cell>
          <table:table-cell table:style-name="ce51" table:formula="of:=[.J31]/[.$J$7]*10000" office:value-type="float" office:value="32.4776469636283">
            <text:p>32.5</text:p>
          </table:table-cell>
          <table:table-cell table:style-name="ce34" table:formula="of:=4*PI()*PI()*ABS([.K31])*[.J31]/1.175/#REF!" office:value-type="float" office:value="0">
            <text:p>#REF!</text:p>
          </table:table-cell>
          <table:table-cell table:style-name="ce24" table:formula="of:=SQRT([.O31])/SQRT([.$O$7])*100" office:value-type="float" office:value="0">
            <text:p>#REF!</text:p>
          </table:table-cell>
          <table:table-cell table:style-name="ce28"/>
          <table:table-cell table:style-name="ce38" table:formula="of:=([.C31]-[.$C$5])/([.D31]-[.$D$5])" office:value-type="float" office:value="-0.100737100737101">
            <text:p>-0.1007</text:p>
          </table:table-cell>
          <table:table-cell table:style-name="ce5"/>
          <table:table-cell table:style-name="ce13" office:value-type="float" office:value="-1">
            <text:p>-1</text:p>
          </table:table-cell>
          <table:table-cell table:style-name="ce60" table:formula="of:=[.J31]" office:value-type="float" office:value="321100">
            <text:p>321100</text:p>
          </table:table-cell>
          <table:table-cell table:style-name="ce23" table:formula="of:=SQRT([.U31])" office:value-type="float" office:value="566.656862660288">
            <text:p>566.7</text:p>
          </table:table-cell>
          <table:table-cell table:style-name="ce62" table:formula="of:=[.U31]/[.$U$7]*10000" office:value-type="float" office:value="32.4776469636283">
            <text:p>32.47765</text:p>
          </table:table-cell>
          <table:table-cell table:style-name="ce64" table:formula="of:=[.V31]/[.$U$7]*10000" office:value-type="float" office:value="0.0573144862503831">
            <text:p>0.057314</text:p>
          </table:table-cell>
          <table:table-cell table:formula="of:=SQRT([.O31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493.5">
            <text:p>493.5</text:p>
          </table:table-cell>
          <table:table-cell table:style-name="ce13" office:value-type="float" office:value="250">
            <text:p>250</text:p>
          </table:table-cell>
          <table:table-cell table:style-name="ce13" office:value-type="string">
            <text:p>514 525; 491 496</text:p>
          </table:table-cell>
          <table:table-cell table:style-name="ce13" office:value-type="float" office:value="1281000">
            <text:p>1281000</text:p>
          </table:table-cell>
          <table:table-cell table:style-name="ce13"/>
          <table:table-cell table:style-name="ce46"/>
          <table:table-cell table:style-name="ce49" table:formula="of:=AVERAGE([.G32];[.I32])" office:value-type="float" office:value="1281000">
            <text:p>1281000</text:p>
          </table:table-cell>
          <table:table-cell table:style-name="ce20" table:formula="of:=4*PI()*SIN(0.5*ATAN(([.C32]-[.$C$5])*0.07113/359.3))/1.175" office:value-type="float" office:value="0">
            <text:p>0.0000</text:p>
          </table:table-cell>
          <table:table-cell table:style-name="ce16" table:formula="of:=4*PI()*0.9999979/1.175*SQRT(1-(COS(0.5*ATAN(([.D32]-[.$D$5])*0.07113/359.3))/0.999998)^2)" office:value-type="float" office:value="0.435065366970071">
            <text:p>0.4351</text:p>
          </table:table-cell>
          <table:table-cell table:style-name="ce20" table:formula="of:=SQRT([.K32]^2+[.L32]^2)" office:value-type="float" office:value="0.435065366970071">
            <text:p>0.4351</text:p>
          </table:table-cell>
          <table:table-cell table:style-name="ce51" table:formula="of:=[.J32]/[.$J$7]*10000" office:value-type="float" office:value="129.566694987256">
            <text:p>129.6</text:p>
          </table:table-cell>
          <table:table-cell table:style-name="ce24" table:formula="of:= #REF!*[.J32]" office:value-type="float" office:value="0">
            <text:p>#REF!</text:p>
          </table:table-cell>
          <table:table-cell table:style-name="ce24" table:formula="of:=SQRT([.O32])/SQRT([.$O$7])*100" office:value-type="float" office:value="0">
            <text:p>#REF!</text:p>
          </table:table-cell>
          <table:table-cell table:style-name="ce28"/>
          <table:table-cell table:style-name="ce38" table:formula="of:=([.C32]-[.$C$5])/([.D32]-[.$D$5])" office:value-type="float" office:value="0">
            <text:p>0.0000</text:p>
          </table:table-cell>
          <table:table-cell table:style-name="ce5"/>
          <table:table-cell table:style-name="ce13" office:value-type="float" office:value="0">
            <text:p>0</text:p>
          </table:table-cell>
          <table:table-cell table:style-name="ce60" table:formula="of:=[.J32]" office:value-type="float" office:value="1281000">
            <text:p>1281000</text:p>
          </table:table-cell>
          <table:table-cell table:style-name="ce23" table:formula="of:=SQRT([.U32])" office:value-type="float" office:value="1131.81270535367">
            <text:p>1131.8</text:p>
          </table:table-cell>
          <table:table-cell table:style-name="ce62" table:formula="of:=[.U32]/[.$U$7]*10000" office:value-type="float" office:value="129.566694987256">
            <text:p>129.56669</text:p>
          </table:table-cell>
          <table:table-cell table:style-name="ce64" table:formula="of:=[.V32]/[.$U$7]*10000" office:value-type="float" office:value="0.114477151894817">
            <text:p>0.114477</text:p>
          </table:table-cell>
          <table:table-cell table:formula="of:=SQRT([.O32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/>
          <table:table-cell table:style-name="ce13" table:number-columns-repeated="2"/>
          <table:table-cell table:style-name="ce13"/>
          <table:table-cell table:style-name="ce13"/>
          <table:table-cell table:style-name="ce46"/>
          <table:table-cell table:style-name="ce49" table:formula="of:=AVERAGE([.G33];[.I33])" office:value-type="float" office:value="0">
            <text:p>#DIV/0!</text:p>
          </table:table-cell>
          <table:table-cell table:style-name="ce20" table:formula="of:=4*PI()*SIN(0.5*ATAN(([.C33]-[.$C$5])*0.07113/359.3))/1.175" office:value-type="float" office:value="0.0428728295667203">
            <text:p>0.0429</text:p>
          </table:table-cell>
          <table:table-cell table:style-name="ce16" table:formula="of:=4*PI()*0.9999979/1.175*SQRT(1-(COS(0.5*ATAN(([.D33]-[.$D$5])*0.07113/359.3))/0.999998)^2)" office:value-type="float" office:value="0.0830285515232819">
            <text:p>0.0830</text:p>
          </table:table-cell>
          <table:table-cell table:style-name="ce20" table:formula="of:=SQRT([.K33]^2+[.L33]^2)" office:value-type="float" office:value="0.0934442073277489">
            <text:p>0.0934</text:p>
          </table:table-cell>
          <table:table-cell table:style-name="ce51" table:formula="of:=[.J33]/[.$J$7]*10000" office:value-type="float" office:value="0">
            <text:p>#DIV/0!</text:p>
          </table:table-cell>
          <table:table-cell table:style-name="ce34" table:formula="of:=4*PI()*PI()*ABS([.K33])*[.J33]/1.175/#REF!" office:value-type="float" office:value="0">
            <text:p>#DIV/0!</text:p>
          </table:table-cell>
          <table:table-cell table:style-name="ce24" table:formula="of:=SQRT([.O33])/SQRT([.$O$7])*100" office:value-type="float" office:value="0">
            <text:p>#DIV/0!</text:p>
          </table:table-cell>
          <table:table-cell table:style-name="ce28"/>
          <table:table-cell table:style-name="ce38" table:formula="of:=([.C33]-[.$C$5])/([.D33]-[.$D$5])" office:value-type="float" office:value="-0.5">
            <text:p>-0.5000</text:p>
          </table:table-cell>
          <table:table-cell table:style-name="ce5"/>
          <table:table-cell table:style-name="ce13" office:value-type="float" office:value="1">
            <text:p>1</text:p>
          </table:table-cell>
          <table:table-cell table:style-name="ce60" table:formula="of:=[.J33]" office:value-type="float" office:value="0">
            <text:p>#DIV/0!</text:p>
          </table:table-cell>
          <table:table-cell table:style-name="ce23" table:formula="of:=SQRT([.U33])" office:value-type="float" office:value="0">
            <text:p>#DIV/0!</text:p>
          </table:table-cell>
          <table:table-cell table:style-name="ce62" table:formula="of:=[.U33]/[.$U$7]*10000" office:value-type="float" office:value="0">
            <text:p>#DIV/0!</text:p>
          </table:table-cell>
          <table:table-cell table:style-name="ce64" table:formula="of:=[.V33]/[.$U$7]*10000" office:value-type="float" office:value="0">
            <text:p>#DIV/0!</text:p>
          </table:table-cell>
          <table:table-cell table:formula="of:=SQRT([.O33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0">
            <text:p>600</text:p>
          </table:table-cell>
          <table:table-cell table:style-name="ce13" office:value-type="float" office:value="506">
            <text:p>506</text:p>
          </table:table-cell>
          <table:table-cell table:style-name="ce13" office:value-type="float" office:value="350">
            <text:p>350</text:p>
          </table:table-cell>
          <table:table-cell table:number-columns-repeated="2"/>
          <table:table-cell table:style-name="ce13" office:value-type="string">
            <text:p>513 525; 510 516</text:p>
          </table:table-cell>
          <table:table-cell table:style-name="ce13" office:value-type="float" office:value="22130">
            <text:p>22130</text:p>
          </table:table-cell>
          <table:table-cell table:style-name="ce49" table:formula="of:=AVERAGE([.I34];[.I34])" office:value-type="float" office:value="22130">
            <text:p>22130</text:p>
          </table:table-cell>
          <table:table-cell table:style-name="ce20" table:formula="of:=4*PI()*SIN(0.5*ATAN(([.C34]-[.$C$5])*0.07113/359.3))/1.175" office:value-type="float" office:value="0.0852103043913744">
            <text:p>0.0852</text:p>
          </table:table-cell>
          <table:table-cell table:style-name="ce16" table:formula="of:=4*PI()*0.9999979/1.175*SQRT(1-(COS(0.5*ATAN(([.D34]-[.$D$5])*0.07113/359.3))/0.999998)^2)" office:value-type="float" office:value="0.448211872635238">
            <text:p>0.4482</text:p>
          </table:table-cell>
          <table:table-cell table:style-name="ce20" table:formula="of:=SQRT([.K34]^2+[.L34]^2)" office:value-type="float" office:value="0.456239716317702">
            <text:p>0.4562</text:p>
          </table:table-cell>
          <table:table-cell table:style-name="ce51" table:formula="of:=[.J34]/[.$J$7]*10000" office:value-type="float" office:value="2.23833798600154">
            <text:p>2.2</text:p>
          </table:table-cell>
          <table:table-cell table:style-name="ce34" table:formula="of:=4*PI()*PI()*ABS([.K34])*[.J34]/1.175/#REF!" office:value-type="float" office:value="0">
            <text:p>#REF!</text:p>
          </table:table-cell>
          <table:table-cell table:style-name="ce24" table:formula="of:=SQRT([.O34])/SQRT([.$O$7])*100" office:value-type="float" office:value="0">
            <text:p>#REF!</text:p>
          </table:table-cell>
          <table:table-cell table:style-name="ce28"/>
          <table:table-cell table:style-name="ce38" table:formula="of:=([.C34]-[.$C$5])/([.D34]-[.$D$5])" office:value-type="float" office:value="0.189411764705882">
            <text:p>0.1894</text:p>
          </table:table-cell>
          <table:table-cell table:style-name="ce5"/>
          <table:table-cell table:style-name="ce13" office:value-type="float" office:value="2">
            <text:p>2</text:p>
          </table:table-cell>
          <table:table-cell table:style-name="ce60" table:formula="of:=[.J34]" office:value-type="float" office:value="22130">
            <text:p>22130</text:p>
          </table:table-cell>
          <table:table-cell table:style-name="ce23" table:formula="of:=SQRT([.U34])" office:value-type="float" office:value="148.761554173113">
            <text:p>148.8</text:p>
          </table:table-cell>
          <table:table-cell table:style-name="ce62" table:formula="of:=[.U34]/[.$U$7]*10000" office:value-type="float" office:value="2.23833798600154">
            <text:p>2.23834</text:p>
          </table:table-cell>
          <table:table-cell table:style-name="ce64" table:formula="of:=[.V34]/[.$U$7]*10000" office:value-type="float" office:value="0.0150464815888976">
            <text:p>0.015046</text:p>
          </table:table-cell>
          <table:table-cell table:formula="of:=SQRT([.O34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number-columns-repeated="2" table:style-name="ce13"/>
          <table:table-cell table:style-name="ce13"/>
          <table:table-cell table:number-columns-repeated="2"/>
          <table:table-cell table:style-name="ce13"/>
          <table:table-cell table:style-name="ce13"/>
          <table:table-cell table:style-name="ce49" table:formula="of:=AVERAGE([.I35];[.I35])" office:value-type="float" office:value="0">
            <text:p>#DIV/0!</text:p>
          </table:table-cell>
          <table:table-cell table:style-name="ce20" table:formula="of:=4*PI()*SIN(0.5*ATAN(([.C35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35]-[.$D$5])*0.07113/359.3))/0.999998)^2)" office:value-type="float" office:value="0.0830285515232819">
            <text:p>0.0830</text:p>
          </table:table-cell>
          <table:table-cell table:style-name="ce20" table:formula="of:=SQRT([.K35]^2+[.L35]^2)" office:value-type="float" office:value="0.554040063608466">
            <text:p>0.5540</text:p>
          </table:table-cell>
          <table:table-cell table:style-name="ce51" table:formula="of:=[.J35]/[.$J$7]*10000" office:value-type="float" office:value="0">
            <text:p>#DIV/0!</text:p>
          </table:table-cell>
          <table:table-cell table:style-name="ce34" table:formula="of:=4*PI()*PI()*ABS([.K35])*[.J35]/1.175/#REF!" office:value-type="float" office:value="0">
            <text:p>#DIV/0!</text:p>
          </table:table-cell>
          <table:table-cell table:style-name="ce24" table:formula="of:=SQRT([.O35])/SQRT([.$O$7])*100" office:value-type="float" office:value="0">
            <text:p>#DIV/0!</text:p>
          </table:table-cell>
          <table:table-cell table:style-name="ce28"/>
          <table:table-cell table:style-name="ce38" table:formula="of:=([.C35]-[.$C$5])/([.D35]-[.$D$5])" office:value-type="float" office:value="6.41358024691358">
            <text:p>6.4136</text:p>
          </table:table-cell>
          <table:table-cell table:style-name="ce5"/>
          <table:table-cell table:style-name="ce13" office:value-type="float" office:value="3">
            <text:p>3</text:p>
          </table:table-cell>
          <table:table-cell table:style-name="ce60" table:formula="of:=[.J35]" office:value-type="float" office:value="0">
            <text:p>#DIV/0!</text:p>
          </table:table-cell>
          <table:table-cell table:style-name="ce23" table:formula="of:=SQRT([.U35])" office:value-type="float" office:value="0">
            <text:p>#DIV/0!</text:p>
          </table:table-cell>
          <table:table-cell table:style-name="ce62" table:formula="of:=[.U35]/[.$U$7]*10000" office:value-type="float" office:value="0">
            <text:p>#DIV/0!</text:p>
          </table:table-cell>
          <table:table-cell table:style-name="ce64" table:formula="of:=[.V35]/[.$U$7]*10000" office:value-type="float" office:value="0">
            <text:p>#DIV/0!</text:p>
          </table:table-cell>
          <table:table-cell table:formula="of:=SQRT([.O35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4">
            <text:p>4</text:p>
          </table:table-cell>
          <table:table-cell table:style-name="ce13" office:value-type="float" office:value="683">
            <text:p>683</text:p>
          </table:table-cell>
          <table:table-cell table:style-name="ce13" office:value-type="float" office:value="518.5">
            <text:p>518.5</text:p>
          </table:table-cell>
          <table:table-cell table:style-name="ce13" office:value-type="float" office:value="240">
            <text:p>240</text:p>
          </table:table-cell>
          <table:table-cell table:number-columns-repeated="2"/>
          <table:table-cell table:style-name="ce13" office:value-type="string">
            <text:p>510 526; 543 553</text:p>
          </table:table-cell>
          <table:table-cell table:style-name="ce13" office:value-type="float" office:value="5350">
            <text:p>5350</text:p>
          </table:table-cell>
          <table:table-cell table:style-name="ce49" table:formula="of:=AVERAGE([.I36];[.I36])" office:value-type="float" office:value="5350">
            <text:p>5350</text:p>
          </table:table-cell>
          <table:table-cell table:style-name="ce20" table:formula="of:=4*PI()*SIN(0.5*ATAN(([.C36]-[.$C$5])*0.07113/359.3))/1.175" office:value-type="float" office:value="0.173015418373835">
            <text:p>0.1730</text:p>
          </table:table-cell>
          <table:table-cell table:style-name="ce16" table:formula="of:=4*PI()*0.9999979/1.175*SQRT(1-(COS(0.5*ATAN(([.D36]-[.$D$5])*0.07113/359.3))/0.999998)^2)" office:value-type="float" office:value="0.461351389362051">
            <text:p>0.4614</text:p>
          </table:table-cell>
          <table:table-cell table:style-name="ce20" table:formula="of:=SQRT([.K36]^2+[.L36]^2)" office:value-type="float" office:value="0.492726536185507">
            <text:p>0.4927</text:p>
          </table:table-cell>
          <table:table-cell table:style-name="ce51" table:formula="of:=[.J36]/[.$J$7]*10000" office:value-type="float" office:value="0.541125541125541">
            <text:p>0.5</text:p>
          </table:table-cell>
          <table:table-cell table:style-name="ce34" table:formula="of:=4*PI()*PI()*ABS([.K36])*[.J36]/1.175/#REF!" office:value-type="float" office:value="0">
            <text:p>#REF!</text:p>
          </table:table-cell>
          <table:table-cell table:style-name="ce24" table:formula="of:=SQRT([.O36])/SQRT([.$O$7])*100" office:value-type="float" office:value="0">
            <text:p>#REF!</text:p>
          </table:table-cell>
          <table:table-cell table:style-name="ce28"/>
          <table:table-cell table:style-name="ce38" table:formula="of:=([.C36]-[.$C$5])/([.D36]-[.$D$5])" office:value-type="float" office:value="0.373714285714286">
            <text:p>0.3737</text:p>
          </table:table-cell>
          <table:table-cell table:style-name="ce5"/>
          <table:table-cell table:style-name="ce13" office:value-type="float" office:value="4">
            <text:p>4</text:p>
          </table:table-cell>
          <table:table-cell table:style-name="ce60" table:formula="of:=[.J36]" office:value-type="float" office:value="5350">
            <text:p>5350</text:p>
          </table:table-cell>
          <table:table-cell table:style-name="ce23" table:formula="of:=SQRT([.U36])" office:value-type="float" office:value="73.143694191639">
            <text:p>73.1</text:p>
          </table:table-cell>
          <table:table-cell table:style-name="ce62" table:formula="of:=[.U36]/[.$U$7]*10000" office:value-type="float" office:value="0.541125541125541">
            <text:p>0.54113</text:p>
          </table:table-cell>
          <table:table-cell table:style-name="ce64" table:formula="of:=[.V36]/[.$U$7]*10000" office:value-type="float" office:value="0.00739811609334051">
            <text:p>0.007398</text:p>
          </table:table-cell>
          <table:table-cell table:formula="of:=SQRT([.O36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5">
            <text:p>5</text:p>
          </table:table-cell>
          <table:table-cell table:style-name="ce13" office:value-type="float" office:value="723">
            <text:p>723</text:p>
          </table:table-cell>
          <table:table-cell table:style-name="ce13" office:value-type="float" office:value="524">
            <text:p>524</text:p>
          </table:table-cell>
          <table:table-cell table:style-name="ce13" office:value-type="float" office:value="230">
            <text:p>230</text:p>
          </table:table-cell>
          <table:table-cell table:number-columns-repeated="2"/>
          <table:table-cell table:style-name="ce13" office:value-type="string">
            <text:p>513 526; 565 574</text:p>
          </table:table-cell>
          <table:table-cell table:style-name="ce13" office:value-type="float" office:value="6915">
            <text:p>6915</text:p>
          </table:table-cell>
          <table:table-cell table:style-name="ce49" table:formula="of:=AVERAGE([.I37];[.I37])" office:value-type="float" office:value="6915">
            <text:p>6915</text:p>
          </table:table-cell>
          <table:table-cell table:style-name="ce20" table:formula="of:=4*PI()*SIN(0.5*ATAN(([.C37]-[.$C$5])*0.07113/359.3))/1.175" office:value-type="float" office:value="0.215296951188425">
            <text:p>0.2153</text:p>
          </table:table-cell>
          <table:table-cell table:style-name="ce16" table:formula="of:=4*PI()*0.9999979/1.175*SQRT(1-(COS(0.5*ATAN(([.D37]-[.$D$5])*0.07113/359.3))/0.999998)^2)" office:value-type="float" office:value="0.467130537110918">
            <text:p>0.4671</text:p>
          </table:table-cell>
          <table:table-cell table:style-name="ce20" table:formula="of:=SQRT([.K37]^2+[.L37]^2)" office:value-type="float" office:value="0.514357575906651">
            <text:p>0.5144</text:p>
          </table:table-cell>
          <table:table-cell table:style-name="ce51" table:formula="of:=[.J37]/[.$J$7]*10000" office:value-type="float" office:value="0.699417405024882">
            <text:p>0.7</text:p>
          </table:table-cell>
          <table:table-cell table:style-name="ce34" table:formula="of:=4*PI()*PI()*ABS([.K37])*[.J37]/1.175/#REF!" office:value-type="float" office:value="0">
            <text:p>#REF!</text:p>
          </table:table-cell>
          <table:table-cell table:style-name="ce24" table:formula="of:=SQRT([.O37])/SQRT([.$O$7])*100" office:value-type="float" office:value="0">
            <text:p>#REF!</text:p>
          </table:table-cell>
          <table:table-cell table:style-name="ce28"/>
          <table:table-cell table:style-name="ce38" table:formula="of:=([.C37]-[.$C$5])/([.D37]-[.$D$5])" office:value-type="float" office:value="0.459367945823928">
            <text:p>0.4594</text:p>
          </table:table-cell>
          <table:table-cell table:style-name="ce5"/>
          <table:table-cell table:style-name="ce13" office:value-type="float" office:value="5">
            <text:p>5</text:p>
          </table:table-cell>
          <table:table-cell table:style-name="ce60" table:formula="of:=[.J37]" office:value-type="float" office:value="6915">
            <text:p>6915</text:p>
          </table:table-cell>
          <table:table-cell table:style-name="ce23" table:formula="of:=SQRT([.U37])" office:value-type="float" office:value="83.1564790019395">
            <text:p>83.2</text:p>
          </table:table-cell>
          <table:table-cell table:style-name="ce62" table:formula="of:=[.U37]/[.$U$7]*10000" office:value-type="float" office:value="0.699417405024882">
            <text:p>0.69942</text:p>
          </table:table-cell>
          <table:table-cell table:style-name="ce64" table:formula="of:=[.V37]/[.$U$7]*10000" office:value-type="float" office:value="0.00841085882205966">
            <text:p>0.008411</text:p>
          </table:table-cell>
          <table:table-cell table:formula="of:=SQRT([.O37])" office:value-type="float" office:value="0">
            <text:p>#REF!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6">
            <text:p>6</text:p>
          </table:table-cell>
          <table:table-cell table:style-name="ce12" office:value-type="float" office:value="764">
            <text:p>764</text:p>
          </table:table-cell>
          <table:table-cell table:style-name="ce12" office:value-type="float" office:value="530">
            <text:p>530</text:p>
          </table:table-cell>
          <table:table-cell table:style-name="ce12" office:value-type="float" office:value="230">
            <text:p>230</text:p>
          </table:table-cell>
          <table:table-cell table:style-name="ce53" table:number-columns-repeated="2"/>
          <table:table-cell table:style-name="ce12" office:value-type="string">
            <text:p>512 529; 587 597</text:p>
          </table:table-cell>
          <table:table-cell table:style-name="ce12" office:value-type="float" office:value="5315">
            <text:p>5315</text:p>
          </table:table-cell>
          <table:table-cell table:style-name="ce54" table:formula="of:=AVERAGE([.I38];[.I38])" office:value-type="float" office:value="5315">
            <text:p>5315</text:p>
          </table:table-cell>
          <table:table-cell table:style-name="ce21" table:formula="of:=4*PI()*SIN(0.5*ATAN(([.C38]-[.$C$5])*0.07113/359.3))/1.175" office:value-type="float" office:value="0.258604039451567">
            <text:p>0.2586</text:p>
          </table:table-cell>
          <table:table-cell table:style-name="ce16" table:formula="of:=4*PI()*0.9999979/1.175*SQRT(1-(COS(0.5*ATAN(([.D38]-[.$D$5])*0.07113/359.3))/0.999998)^2)" office:value-type="float" office:value="0.473433486179976">
            <text:p>0.4734</text:p>
          </table:table-cell>
          <table:table-cell table:style-name="ce20" table:formula="of:=SQRT([.K38]^2+[.L38]^2)" office:value-type="float" office:value="0.53945835340385">
            <text:p>0.5395</text:p>
          </table:table-cell>
          <table:table-cell table:style-name="ce51" table:formula="of:=[.J38]/[.$J$7]*10000" office:value-type="float" office:value="0.53758546749201">
            <text:p>0.5</text:p>
          </table:table-cell>
          <table:table-cell table:style-name="ce33" table:formula="of:=4*PI()*PI()*ABS([.K38])*[.J38]/1.175/#REF!" office:value-type="float" office:value="0">
            <text:p>#REF!</text:p>
          </table:table-cell>
          <table:table-cell table:style-name="ce33" table:formula="of:=SQRT([.O38])/SQRT([.$O$7])*100" office:value-type="float" office:value="0">
            <text:p>#REF!</text:p>
          </table:table-cell>
          <table:table-cell table:style-name="ce29"/>
          <table:table-cell table:style-name="ce38" table:formula="of:=([.C38]-[.$C$5])/([.D38]-[.$D$5])" office:value-type="float" office:value="0.544543429844098">
            <text:p>0.5445</text:p>
          </table:table-cell>
          <table:table-cell table:style-name="ce6"/>
          <table:table-cell table:style-name="ce12" office:value-type="float" office:value="6">
            <text:p>6</text:p>
          </table:table-cell>
          <table:table-cell table:style-name="ce60" table:formula="of:=[.J38]" office:value-type="float" office:value="5315">
            <text:p>5315</text:p>
          </table:table-cell>
          <table:table-cell table:style-name="ce23" table:formula="of:=SQRT([.U38])" office:value-type="float" office:value="72.9040465269247">
            <text:p>72.9</text:p>
          </table:table-cell>
          <table:table-cell table:style-name="ce62" table:formula="of:=[.U38]/[.$U$7]*10000" office:value-type="float" office:value="0.53758546749201">
            <text:p>0.53759</text:p>
          </table:table-cell>
          <table:table-cell table:style-name="ce64" table:formula="of:=[.V38]/[.$U$7]*10000" office:value-type="float" office:value="0.0073738769396493">
            <text:p>0.007374</text:p>
          </table:table-cell>
          <table:table-cell table:formula="of:=SQRT([.O38])" office:value-type="float" office:value="0">
            <text:p>#REF!</text:p>
          </table:table-cell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13" office:value-type="float" office:value="-3">
            <text:p>-3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579">
            <text:p>579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512 528; 590 598</text:p>
          </table:table-cell>
          <table:table-cell table:style-name="ce13" office:value-type="float" office:value="70550">
            <text:p>70550</text:p>
          </table:table-cell>
          <table:table-cell table:style-name="ce13"/>
          <table:table-cell table:style-name="ce46"/>
          <table:table-cell table:style-name="ce49" table:formula="of:=AVERAGE([.G39];[.I39])" office:value-type="float" office:value="70550">
            <text:p>70550</text:p>
          </table:table-cell>
          <table:table-cell table:style-name="ce20" table:formula="of:=4*PI()*SIN(0.5*ATAN(([.C39]-[.$C$5])*0.07113/359.3))/1.175" office:value-type="float" office:value="-0.131767418689161">
            <text:p>-0.1318</text:p>
          </table:table-cell>
          <table:table-cell table:style-name="ce16" table:formula="of:=4*PI()*0.9999979/1.175*SQRT(1-(COS(0.5*ATAN(([.D39]-[.$D$5])*0.07113/359.3))/0.999998)^2)" office:value-type="float" office:value="0.524844436263111">
            <text:p>0.5248</text:p>
          </table:table-cell>
          <table:table-cell table:style-name="ce20" table:formula="of:=SQRT([.K39]^2+[.L39]^2)" office:value-type="float" office:value="0.541132455970206">
            <text:p>0.5411</text:p>
          </table:table-cell>
          <table:table-cell table:style-name="ce51" table:formula="of:=[.J39]/[.$J$7]*10000" office:value-type="float" office:value="7.13577699559008">
            <text:p>7.1</text:p>
          </table:table-cell>
          <table:table-cell table:style-name="ce34" table:formula="of:=4*PI()*PI()*ABS([.K39])*[.J39]/1.175/#REF!" office:value-type="float" office:value="0">
            <text:p>#REF!</text:p>
          </table:table-cell>
          <table:table-cell table:style-name="ce24" table:formula="of:=SQRT([.O39])/SQRT([.$O$7])*100" office:value-type="float" office:value="0">
            <text:p>#REF!</text:p>
          </table:table-cell>
          <table:table-cell table:style-name="ce28"/>
          <table:table-cell table:style-name="ce38" table:formula="of:=([.C39]-[.$C$5])/([.D39]-[.$D$5])" office:value-type="float" office:value="-0.25">
            <text:p>-0.2500</text:p>
          </table:table-cell>
          <table:table-cell table:style-name="ce5" office:value-type="float" office:value="5">
            <text:p>5</text:p>
          </table:table-cell>
          <table:table-cell table:style-name="ce13" office:value-type="float" office:value="-3">
            <text:p>-3</text:p>
          </table:table-cell>
          <table:table-cell table:style-name="ce60" table:formula="of:=[.J39]" office:value-type="float" office:value="70550">
            <text:p>70550</text:p>
          </table:table-cell>
          <table:table-cell table:style-name="ce23" table:formula="of:=SQRT([.U39])" office:value-type="float" office:value="265.612499705868">
            <text:p>265.6</text:p>
          </table:table-cell>
          <table:table-cell table:style-name="ce62" table:formula="of:=[.U39]/[.$U$7]*10000" office:value-type="float" office:value="7.13577699559008">
            <text:p>7.13578</text:p>
          </table:table-cell>
          <table:table-cell table:style-name="ce64" table:formula="of:=[.V39]/[.$U$7]*10000" office:value-type="float" office:value="0.0268653659127188">
            <text:p>0.026865</text:p>
          </table:table-cell>
          <table:table-cell table:formula="of:=SQRT([.O39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7.5">
            <text:p>437.5</text:p>
          </table:table-cell>
          <table:table-cell table:style-name="ce13" office:value-type="float" office:value="585.5">
            <text:p>585.5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511 526; 589 596</text:p>
          </table:table-cell>
          <table:table-cell table:style-name="ce13" office:value-type="float" office:value="109100">
            <text:p>109100</text:p>
          </table:table-cell>
          <table:table-cell table:style-name="ce13"/>
          <table:table-cell table:style-name="ce46"/>
          <table:table-cell table:style-name="ce49" table:formula="of:=AVERAGE([.G40];[.I40])" office:value-type="float" office:value="109100">
            <text:p>109100</text:p>
          </table:table-cell>
          <table:table-cell table:style-name="ce20" table:formula="of:=4*PI()*SIN(0.5*ATAN(([.C40]-[.$C$5])*0.07113/359.3))/1.175" office:value-type="float" office:value="-0.0867977631722995">
            <text:p>-0.0868</text:p>
          </table:table-cell>
          <table:table-cell table:style-name="ce16" table:formula="of:=4*PI()*0.9999979/1.175*SQRT(1-(COS(0.5*ATAN(([.D40]-[.$D$5])*0.07113/359.3))/0.999998)^2)" office:value-type="float" office:value="0.531655575484458">
            <text:p>0.5317</text:p>
          </table:table-cell>
          <table:table-cell table:style-name="ce20" table:formula="of:=SQRT([.K40]^2+[.L40]^2)" office:value-type="float" office:value="0.538694257102696">
            <text:p>0.5387</text:p>
          </table:table-cell>
          <table:table-cell table:style-name="ce51" table:formula="of:=[.J40]/[.$J$7]*10000" office:value-type="float" office:value="11.0349152405227">
            <text:p>11.0</text:p>
          </table:table-cell>
          <table:table-cell table:style-name="ce34" table:formula="of:=4*PI()*PI()*ABS([.K40])*[.J40]/1.175/#REF!" office:value-type="float" office:value="0">
            <text:p>#REF!</text:p>
          </table:table-cell>
          <table:table-cell table:style-name="ce24" table:formula="of:=SQRT([.O40])/SQRT([.$O$7])*100" office:value-type="float" office:value="0">
            <text:p>#REF!</text:p>
          </table:table-cell>
          <table:table-cell table:style-name="ce28"/>
          <table:table-cell table:style-name="ce38" table:formula="of:=([.C40]-[.$C$5])/([.D40]-[.$D$5])" office:value-type="float" office:value="-0.162537165510406">
            <text:p>-0.1625</text:p>
          </table:table-cell>
          <table:table-cell table:style-name="ce5"/>
          <table:table-cell table:style-name="ce13" office:value-type="float" office:value="-2">
            <text:p>-2</text:p>
          </table:table-cell>
          <table:table-cell table:style-name="ce60" table:formula="of:=[.J40]" office:value-type="float" office:value="109100">
            <text:p>109100</text:p>
          </table:table-cell>
          <table:table-cell table:style-name="ce23" table:formula="of:=SQRT([.U40])" office:value-type="float" office:value="330.302891298275">
            <text:p>330.3</text:p>
          </table:table-cell>
          <table:table-cell table:style-name="ce62" table:formula="of:=[.U40]/[.$U$7]*10000" office:value-type="float" office:value="11.0349152405227">
            <text:p>11.03492</text:p>
          </table:table-cell>
          <table:table-cell table:style-name="ce64" table:formula="of:=[.V40]/[.$U$7]*10000" office:value-type="float" office:value="0.0334084730446934">
            <text:p>0.033408</text:p>
          </table:table-cell>
          <table:table-cell table:formula="of:=SQRT([.O40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479.5">
            <text:p>479.5</text:p>
          </table:table-cell>
          <table:table-cell table:style-name="ce13" office:value-type="float" office:value="592">
            <text:p>592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508 531; 589 598</text:p>
          </table:table-cell>
          <table:table-cell table:style-name="ce13" office:value-type="float" office:value="69270">
            <text:p>69270</text:p>
          </table:table-cell>
          <table:table-cell table:style-name="ce13"/>
          <table:table-cell table:style-name="ce46"/>
          <table:table-cell table:style-name="ce49" table:formula="of:=AVERAGE([.G41];[.I41])" office:value-type="float" office:value="69270">
            <text:p>69270</text:p>
          </table:table-cell>
          <table:table-cell table:style-name="ce20" table:formula="of:=4*PI()*SIN(0.5*ATAN(([.C41]-[.$C$5])*0.07113/359.3))/1.175" office:value-type="float" office:value="-0.0423435604212264">
            <text:p>-0.0423</text:p>
          </table:table-cell>
          <table:table-cell table:style-name="ce16" table:formula="of:=4*PI()*0.9999979/1.175*SQRT(1-(COS(0.5*ATAN(([.D41]-[.$D$5])*0.07113/359.3))/0.999998)^2)" office:value-type="float" office:value="0.538464624452509">
            <text:p>0.5385</text:p>
          </table:table-cell>
          <table:table-cell table:style-name="ce20" table:formula="of:=SQRT([.K41]^2+[.L41]^2)" office:value-type="float" office:value="0.540126956275956">
            <text:p>0.5401</text:p>
          </table:table-cell>
          <table:table-cell table:style-name="ce51" table:formula="of:=[.J41]/[.$J$7]*10000" office:value-type="float" office:value="7.00631144556378">
            <text:p>7.0</text:p>
          </table:table-cell>
          <table:table-cell table:style-name="ce34" table:formula="of:=4*PI()*PI()*ABS([.K41])*[.J41]/1.175/#REF!" office:value-type="float" office:value="0">
            <text:p>#REF!</text:p>
          </table:table-cell>
          <table:table-cell table:style-name="ce24" table:formula="of:=SQRT([.O41])/SQRT([.$O$7])*100" office:value-type="float" office:value="0">
            <text:p>#REF!</text:p>
          </table:table-cell>
          <table:table-cell table:style-name="ce28"/>
          <table:table-cell table:style-name="ce38" table:formula="of:=([.C41]-[.$C$5])/([.D41]-[.$D$5])" office:value-type="float" office:value="-0.0782778864970646">
            <text:p>-0.0783</text:p>
          </table:table-cell>
          <table:table-cell table:style-name="ce5"/>
          <table:table-cell table:style-name="ce13" office:value-type="float" office:value="-1">
            <text:p>-1</text:p>
          </table:table-cell>
          <table:table-cell table:style-name="ce60" table:formula="of:=[.J41]" office:value-type="float" office:value="69270">
            <text:p>69270</text:p>
          </table:table-cell>
          <table:table-cell table:style-name="ce23" table:formula="of:=SQRT([.U41])" office:value-type="float" office:value="263.191945165501">
            <text:p>263.2</text:p>
          </table:table-cell>
          <table:table-cell table:style-name="ce62" table:formula="of:=[.U41]/[.$U$7]*10000" office:value-type="float" office:value="7.00631144556378">
            <text:p>7.00631</text:p>
          </table:table-cell>
          <table:table-cell table:style-name="ce64" table:formula="of:=[.V41]/[.$U$7]*10000" office:value-type="float" office:value="0.0266205390182365">
            <text:p>0.026621</text:p>
          </table:table-cell>
          <table:table-cell table:formula="of:=SQRT([.O41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597">
            <text:p>597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513 526; 593 601</text:p>
          </table:table-cell>
          <table:table-cell table:style-name="ce13" office:value-type="float" office:value="188900">
            <text:p>188900</text:p>
          </table:table-cell>
          <table:table-cell table:style-name="ce13"/>
          <table:table-cell table:style-name="ce46"/>
          <table:table-cell table:style-name="ce49" table:formula="of:=AVERAGE([.G42];[.I42])" office:value-type="float" office:value="188900">
            <text:p>188900</text:p>
          </table:table-cell>
          <table:table-cell table:style-name="ce20" table:formula="of:=4*PI()*SIN(0.5*ATAN(([.C42]-[.$C$5])*0.07113/359.3))/1.175" office:value-type="float" office:value="0">
            <text:p>0.0000</text:p>
          </table:table-cell>
          <table:table-cell table:style-name="ce16" table:formula="of:=4*PI()*0.9999979/1.175*SQRT(1-(COS(0.5*ATAN(([.D42]-[.$D$5])*0.07113/359.3))/0.999998)^2)" office:value-type="float" office:value="0.543700920374902">
            <text:p>0.5437</text:p>
          </table:table-cell>
          <table:table-cell table:style-name="ce20" table:formula="of:=SQRT([.K42]^2+[.L42]^2)" office:value-type="float" office:value="0.543700920374902">
            <text:p>0.5437</text:p>
          </table:table-cell>
          <table:table-cell table:style-name="ce51" table:formula="of:=[.J42]/[.$J$7]*10000" office:value-type="float" office:value="19.1062831249747">
            <text:p>19.1</text:p>
          </table:table-cell>
          <table:table-cell table:style-name="ce24" table:formula="of:= #REF!*[.J42]" office:value-type="float" office:value="0">
            <text:p>#REF!</text:p>
          </table:table-cell>
          <table:table-cell table:style-name="ce24" table:formula="of:=SQRT([.O42])/SQRT([.$O$7])*100" office:value-type="float" office:value="0">
            <text:p>#REF!</text:p>
          </table:table-cell>
          <table:table-cell table:style-name="ce28"/>
          <table:table-cell table:style-name="ce38" table:formula="of:=([.C42]-[.$C$5])/([.D42]-[.$D$5])" office:value-type="float" office:value="0">
            <text:p>0.0000</text:p>
          </table:table-cell>
          <table:table-cell table:style-name="ce5"/>
          <table:table-cell table:style-name="ce13" office:value-type="float" office:value="0">
            <text:p>0</text:p>
          </table:table-cell>
          <table:table-cell table:style-name="ce60" table:formula="of:=[.J42]" office:value-type="float" office:value="188900">
            <text:p>188900</text:p>
          </table:table-cell>
          <table:table-cell table:style-name="ce23" table:formula="of:=SQRT([.U42])" office:value-type="float" office:value="434.626276242015">
            <text:p>434.6</text:p>
          </table:table-cell>
          <table:table-cell table:style-name="ce62" table:formula="of:=[.U42]/[.$U$7]*10000" office:value-type="float" office:value="19.1062831249747">
            <text:p>19.10628</text:p>
          </table:table-cell>
          <table:table-cell table:style-name="ce64" table:formula="of:=[.V42]/[.$U$7]*10000" office:value-type="float" office:value="0.0439602577418391">
            <text:p>0.043960</text:p>
          </table:table-cell>
          <table:table-cell table:formula="of:=SQRT([.O42])" office:value-type="float" office:value="0">
            <text:p>#REF!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1">
            <text:p>1</text:p>
          </table:table-cell>
          <table:table-cell table:style-name="ce12" office:value-type="float" office:value="557">
            <text:p>557</text:p>
          </table:table-cell>
          <table:table-cell table:style-name="ce12" office:value-type="float" office:value="603">
            <text:p>603</text:p>
          </table:table-cell>
          <table:table-cell table:style-name="ce12" office:value-type="float" office:value="240">
            <text:p>240</text:p>
          </table:table-cell>
          <table:table-cell table:number-columns-repeated="2"/>
          <table:table-cell table:style-name="ce12" office:value-type="string">
            <text:p>511 527; 600 608</text:p>
          </table:table-cell>
          <table:table-cell table:style-name="ce12" office:value-type="float" office:value="40380">
            <text:p>40380</text:p>
          </table:table-cell>
          <table:table-cell table:style-name="ce49" table:formula="of:=AVERAGE([.I43];[.I43])" office:value-type="float" office:value="40380">
            <text:p>40380</text:p>
          </table:table-cell>
          <table:table-cell table:style-name="ce20" table:formula="of:=4*PI()*SIN(0.5*ATAN(([.C43]-[.$C$5])*0.07113/359.3))/1.175" office:value-type="float" office:value="0.0396972009265264">
            <text:p>0.0397</text:p>
          </table:table-cell>
          <table:table-cell table:style-name="ce16" table:formula="of:=4*PI()*0.9999979/1.175*SQRT(1-(COS(0.5*ATAN(([.D43]-[.$D$5])*0.07113/359.3))/0.999998)^2)" office:value-type="float" office:value="0.549982816243601">
            <text:p>0.5500</text:p>
          </table:table-cell>
          <table:table-cell table:style-name="ce20" table:formula="of:=SQRT([.K43]^2+[.L43]^2)" office:value-type="float" office:value="0.551413606945498">
            <text:p>0.5514</text:p>
          </table:table-cell>
          <table:table-cell table:style-name="ce51" table:formula="of:=[.J43]/[.$J$7]*10000" office:value-type="float" office:value="4.08423352348586">
            <text:p>4.1</text:p>
          </table:table-cell>
          <table:table-cell table:style-name="ce34" table:formula="of:=4*PI()*PI()*ABS([.K43])*[.J43]/1.175/#REF!" office:value-type="float" office:value="0">
            <text:p>#REF!</text:p>
          </table:table-cell>
          <table:table-cell table:style-name="ce24" table:formula="of:=SQRT([.O43])/SQRT([.$O$7])*100" office:value-type="float" office:value="0">
            <text:p>#REF!</text:p>
          </table:table-cell>
          <table:table-cell table:style-name="ce29"/>
          <table:table-cell table:style-name="ce38" table:formula="of:=([.C43]-[.$C$5])/([.D43]-[.$D$5])" office:value-type="float" office:value="0.0718390804597701">
            <text:p>0.0718</text:p>
          </table:table-cell>
          <table:table-cell table:style-name="ce6"/>
          <table:table-cell table:style-name="ce12" office:value-type="float" office:value="1">
            <text:p>1</text:p>
          </table:table-cell>
          <table:table-cell table:style-name="ce60" table:formula="of:=[.J43]" office:value-type="float" office:value="40380">
            <text:p>40380</text:p>
          </table:table-cell>
          <table:table-cell table:style-name="ce23" table:formula="of:=SQRT([.U43])" office:value-type="float" office:value="200.947754403974">
            <text:p>200.9</text:p>
          </table:table-cell>
          <table:table-cell table:style-name="ce62" table:formula="of:=[.U43]/[.$U$7]*10000" office:value-type="float" office:value="4.08423352348586">
            <text:p>4.08423</text:p>
          </table:table-cell>
          <table:table-cell table:style-name="ce64" table:formula="of:=[.V43]/[.$U$7]*10000" office:value-type="float" office:value="0.0203248527737968">
            <text:p>0.020325</text:p>
          </table:table-cell>
          <table:table-cell table:formula="of:=SQRT([.O43])" office:value-type="float" office:value="0">
            <text:p>#REF!</text:p>
          </table:table-cell>
          <table:table-cell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1" office:value-type="float" office:value="-4">
            <text:p>-4</text:p>
          </table:table-cell>
          <table:table-cell table:style-name="ce11" office:value-type="float" office:value="354">
            <text:p>354</text:p>
          </table:table-cell>
          <table:table-cell table:style-name="ce11" office:value-type="float" office:value="678">
            <text:p>678</text:p>
          </table:table-cell>
          <table:table-cell table:style-name="ce11" office:value-type="float" office:value="215">
            <text:p>215</text:p>
          </table:table-cell>
          <table:table-cell table:style-name="ce11" office:value-type="string">
            <text:p>508 534; 696 705</text:p>
          </table:table-cell>
          <table:table-cell table:style-name="ce11" office:value-type="float" office:value="11400">
            <text:p>11400</text:p>
          </table:table-cell>
          <table:table-cell table:style-name="ce11"/>
          <table:table-cell table:style-name="ce46"/>
          <table:table-cell table:style-name="ce49" table:formula="of:=AVERAGE([.G44];[.I44])" office:value-type="float" office:value="11400">
            <text:p>11400</text:p>
          </table:table-cell>
          <table:table-cell table:style-name="ce20" table:formula="of:=4*PI()*SIN(0.5*ATAN(([.C44]-[.$C$5])*0.07113/359.3))/1.175" office:value-type="float" office:value="-0.175130122971947">
            <text:p>-0.1751</text:p>
          </table:table-cell>
          <table:table-cell table:style-name="ce16" table:formula="of:=4*PI()*0.9999979/1.175*SQRT(1-(COS(0.5*ATAN(([.D44]-[.$D$5])*0.07113/359.3))/0.999998)^2)" office:value-type="float" office:value="0.628347615113464">
            <text:p>0.6283</text:p>
          </table:table-cell>
          <table:table-cell table:style-name="ce20" table:formula="of:=SQRT([.K44]^2+[.L44]^2)" office:value-type="float" office:value="0.652296930385961">
            <text:p>0.6523</text:p>
          </table:table-cell>
          <table:table-cell table:style-name="ce51" table:formula="of:=[.J44]/[.$J$7]*10000" office:value-type="float" office:value="1.15305255492171">
            <text:p>1.2</text:p>
          </table:table-cell>
          <table:table-cell table:style-name="ce34" table:formula="of:=4*PI()*PI()*ABS([.K44])*[.J44]/1.175/#REF!" office:value-type="float" office:value="0">
            <text:p>#REF!</text:p>
          </table:table-cell>
          <table:table-cell table:style-name="ce24" table:formula="of:=SQRT([.O44])/SQRT([.$O$7])*100" office:value-type="float" office:value="0">
            <text:p>#REF!</text:p>
          </table:table-cell>
          <table:table-cell table:style-name="ce27"/>
          <table:table-cell table:style-name="ce38" table:formula="of:=([.C44]-[.$C$5])/([.D44]-[.$D$5])" office:value-type="float" office:value="-0.277219430485762">
            <text:p>-0.2772</text:p>
          </table:table-cell>
          <table:table-cell table:style-name="ce4" office:value-type="float" office:value="6">
            <text:p>6</text:p>
          </table:table-cell>
          <table:table-cell table:style-name="ce11" office:value-type="float" office:value="-4">
            <text:p>-4</text:p>
          </table:table-cell>
          <table:table-cell table:style-name="ce60" table:formula="of:=[.J44]" office:value-type="float" office:value="11400">
            <text:p>11400</text:p>
          </table:table-cell>
          <table:table-cell table:style-name="ce23" table:formula="of:=SQRT([.U44])" office:value-type="float" office:value="106.770782520313">
            <text:p>106.8</text:p>
          </table:table-cell>
          <table:table-cell table:style-name="ce62" table:formula="of:=[.U44]/[.$U$7]*10000" office:value-type="float" office:value="1.15305255492171">
            <text:p>1.15305</text:p>
          </table:table-cell>
          <table:table-cell table:style-name="ce64" table:formula="of:=[.V44]/[.$U$7]*10000" office:value-type="float" office:value="0.010799326629477">
            <text:p>0.010799</text:p>
          </table:table-cell>
          <table:table-cell table:formula="of:=SQRT([.O44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style-name="ce13" office:value-type="float" office:value="396">
            <text:p>396</text:p>
          </table:table-cell>
          <table:table-cell table:style-name="ce13" office:value-type="float" office:value="684">
            <text:p>684</text:p>
          </table:table-cell>
          <table:table-cell table:style-name="ce13" office:value-type="float" office:value="215">
            <text:p>215</text:p>
          </table:table-cell>
          <table:table-cell table:style-name="ce13" office:value-type="string">
            <text:p>509 529; 692 701</text:p>
          </table:table-cell>
          <table:table-cell table:style-name="ce13" office:value-type="float" office:value="12790">
            <text:p>12790</text:p>
          </table:table-cell>
          <table:table-cell table:style-name="ce13"/>
          <table:table-cell table:style-name="ce46"/>
          <table:table-cell table:style-name="ce49" table:formula="of:=AVERAGE([.G45];[.I45])" office:value-type="float" office:value="12790">
            <text:p>12790</text:p>
          </table:table-cell>
          <table:table-cell table:style-name="ce20" table:formula="of:=4*PI()*SIN(0.5*ATAN(([.C45]-[.$C$5])*0.07113/359.3))/1.175" office:value-type="float" office:value="-0.130709521994936">
            <text:p>-0.1307</text:p>
          </table:table-cell>
          <table:table-cell table:style-name="ce16" table:formula="of:=4*PI()*0.9999979/1.175*SQRT(1-(COS(0.5*ATAN(([.D45]-[.$D$5])*0.07113/359.3))/0.999998)^2)" office:value-type="float" office:value="0.634603574291903">
            <text:p>0.6346</text:p>
          </table:table-cell>
          <table:table-cell table:style-name="ce20" table:formula="of:=SQRT([.K45]^2+[.L45]^2)" office:value-type="float" office:value="0.647924899694559">
            <text:p>0.6479</text:p>
          </table:table-cell>
          <table:table-cell table:style-name="ce51" table:formula="of:=[.J45]/[.$J$7]*10000" office:value-type="float" office:value="1.2936440506534">
            <text:p>1.3</text:p>
          </table:table-cell>
          <table:table-cell table:style-name="ce34" table:formula="of:=4*PI()*PI()*ABS([.K45])*[.J45]/1.175/#REF!" office:value-type="float" office:value="0">
            <text:p>#REF!</text:p>
          </table:table-cell>
          <table:table-cell table:style-name="ce24" table:formula="of:=SQRT([.O45])/SQRT([.$O$7])*100" office:value-type="float" office:value="0">
            <text:p>#REF!</text:p>
          </table:table-cell>
          <table:table-cell table:style-name="ce28"/>
          <table:table-cell table:style-name="ce38" table:formula="of:=([.C45]-[.$C$5])/([.D45]-[.$D$5])" office:value-type="float" office:value="-0.204809286898839">
            <text:p>-0.2048</text:p>
          </table:table-cell>
          <table:table-cell table:style-name="ce5"/>
          <table:table-cell table:style-name="ce13" office:value-type="float" office:value="-3">
            <text:p>-3</text:p>
          </table:table-cell>
          <table:table-cell table:style-name="ce60" table:formula="of:=[.J45]" office:value-type="float" office:value="12790">
            <text:p>12790</text:p>
          </table:table-cell>
          <table:table-cell table:style-name="ce23" table:formula="of:=SQRT([.U45])" office:value-type="float" office:value="113.092882180975">
            <text:p>113.1</text:p>
          </table:table-cell>
          <table:table-cell table:style-name="ce62" table:formula="of:=[.U45]/[.$U$7]*10000" office:value-type="float" office:value="1.2936440506534">
            <text:p>1.29364</text:p>
          </table:table-cell>
          <table:table-cell table:style-name="ce64" table:formula="of:=[.V45]/[.$U$7]*10000" office:value-type="float" office:value="0.0114387751528276">
            <text:p>0.011439</text:p>
          </table:table-cell>
          <table:table-cell table:formula="of:=SQRT([.O45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9">
            <text:p>439</text:p>
          </table:table-cell>
          <table:table-cell table:style-name="ce13" office:value-type="float" office:value="690">
            <text:p>690</text:p>
          </table:table-cell>
          <table:table-cell table:style-name="ce13" office:value-type="float" office:value="215">
            <text:p>215</text:p>
          </table:table-cell>
          <table:table-cell table:style-name="ce13" office:value-type="string">
            <text:p>506 530; 692 701</text:p>
          </table:table-cell>
          <table:table-cell table:style-name="ce13" office:value-type="float" office:value="9239">
            <text:p>9239</text:p>
          </table:table-cell>
          <table:table-cell table:style-name="ce13"/>
          <table:table-cell table:style-name="ce46"/>
          <table:table-cell table:style-name="ce49" table:formula="of:=AVERAGE([.G46];[.I46])" office:value-type="float" office:value="9239">
            <text:p>9239</text:p>
          </table:table-cell>
          <table:table-cell table:style-name="ce20" table:formula="of:=4*PI()*SIN(0.5*ATAN(([.C46]-[.$C$5])*0.07113/359.3))/1.175" office:value-type="float" office:value="-0.0852103043913744">
            <text:p>-0.0852</text:p>
          </table:table-cell>
          <table:table-cell table:style-name="ce16" table:formula="of:=4*PI()*0.9999979/1.175*SQRT(1-(COS(0.5*ATAN(([.D46]-[.$D$5])*0.07113/359.3))/0.999998)^2)" office:value-type="float" office:value="0.640857496753451">
            <text:p>0.6409</text:p>
          </table:table-cell>
          <table:table-cell table:style-name="ce20" table:formula="of:=SQRT([.K46]^2+[.L46]^2)" office:value-type="float" office:value="0.646497584774739">
            <text:p>0.6465</text:p>
          </table:table-cell>
          <table:table-cell table:style-name="ce51" table:formula="of:=[.J46]/[.$J$7]*10000" office:value-type="float" office:value="0.934478294291378">
            <text:p>0.9</text:p>
          </table:table-cell>
          <table:table-cell table:style-name="ce34" table:formula="of:=4*PI()*PI()*ABS([.K46])*[.J46]/1.175/#REF!" office:value-type="float" office:value="0">
            <text:p>#REF!</text:p>
          </table:table-cell>
          <table:table-cell table:style-name="ce24" table:formula="of:=SQRT([.O46])/SQRT([.$O$7])*100" office:value-type="float" office:value="0">
            <text:p>#REF!</text:p>
          </table:table-cell>
          <table:table-cell table:style-name="ce28"/>
          <table:table-cell table:style-name="ce38" table:formula="of:=([.C46]-[.$C$5])/([.D46]-[.$D$5])" office:value-type="float" office:value="-0.132183908045977">
            <text:p>-0.1322</text:p>
          </table:table-cell>
          <table:table-cell table:style-name="ce5"/>
          <table:table-cell table:style-name="ce13" office:value-type="float" office:value="-2">
            <text:p>-2</text:p>
          </table:table-cell>
          <table:table-cell table:style-name="ce60" table:formula="of:=[.J46]" office:value-type="float" office:value="9239">
            <text:p>9239</text:p>
          </table:table-cell>
          <table:table-cell table:style-name="ce23" table:formula="of:=SQRT([.U46])" office:value-type="float" office:value="96.1197170199746">
            <text:p>96.1</text:p>
          </table:table-cell>
          <table:table-cell table:style-name="ce62" table:formula="of:=[.U46]/[.$U$7]*10000" office:value-type="float" office:value="0.934478294291378">
            <text:p>0.93448</text:p>
          </table:table-cell>
          <table:table-cell table:style-name="ce64" table:formula="of:=[.V46]/[.$U$7]*10000" office:value-type="float" office:value="0.00972202502528367">
            <text:p>0.009722</text:p>
          </table:table-cell>
          <table:table-cell table:formula="of:=SQRT([.O46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/>
          <table:table-cell table:style-name="ce13" office:value-type="float" office:value="696">
            <text:p>696</text:p>
          </table:table-cell>
          <table:table-cell table:style-name="ce13" office:value-type="float" office:value="220">
            <text:p>220</text:p>
          </table:table-cell>
          <table:table-cell table:style-name="ce13"/>
          <table:table-cell table:style-name="ce13"/>
          <table:table-cell table:style-name="ce13"/>
          <table:table-cell table:style-name="ce46"/>
          <table:table-cell table:style-name="ce49" table:formula="of:=AVERAGE([.G47];[.I47])" office:value-type="float" office:value="0">
            <text:p>#DIV/0!</text:p>
          </table:table-cell>
          <table:table-cell table:style-name="ce20" table:formula="of:=4*PI()*SIN(0.5*ATAN(([.C47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47]-[.$D$5])*0.07113/359.3))/0.999998)^2)" office:value-type="float" office:value="0.647109366222631">
            <text:p>0.6471</text:p>
          </table:table-cell>
          <table:table-cell table:style-name="ce20" table:formula="of:=SQRT([.K47]^2+[.L47]^2)" office:value-type="float" office:value="0.847830869671701">
            <text:p>0.8478</text:p>
          </table:table-cell>
          <table:table-cell table:style-name="ce51" table:formula="of:=[.J47]/[.$J$7]*10000" office:value-type="float" office:value="0">
            <text:p>#DIV/0!</text:p>
          </table:table-cell>
          <table:table-cell table:style-name="ce34" table:formula="of:=4*PI()*PI()*ABS([.K47])*[.J47]/1.175/#REF!" office:value-type="float" office:value="0">
            <text:p>#DIV/0!</text:p>
          </table:table-cell>
          <table:table-cell table:style-name="ce24" table:formula="of:=SQRT([.O47])/SQRT([.$O$7])*100" office:value-type="float" office:value="0">
            <text:p>#DIV/0!</text:p>
          </table:table-cell>
          <table:table-cell table:style-name="ce28"/>
          <table:table-cell table:style-name="ce38" table:formula="of:=([.C47]-[.$C$5])/([.D47]-[.$D$5])" office:value-type="float" office:value="-0.844715447154472">
            <text:p>-0.8447</text:p>
          </table:table-cell>
          <table:table-cell table:style-name="ce5"/>
          <table:table-cell table:style-name="ce13" office:value-type="float" office:value="-1">
            <text:p>-1</text:p>
          </table:table-cell>
          <table:table-cell table:style-name="ce60" table:formula="of:=[.J47]" office:value-type="float" office:value="0">
            <text:p>#DIV/0!</text:p>
          </table:table-cell>
          <table:table-cell table:style-name="ce23" table:formula="of:=SQRT([.U47])" office:value-type="float" office:value="0">
            <text:p>#DIV/0!</text:p>
          </table:table-cell>
          <table:table-cell table:style-name="ce62" table:formula="of:=[.U47]/[.$U$7]*10000" office:value-type="float" office:value="0">
            <text:p>#DIV/0!</text:p>
          </table:table-cell>
          <table:table-cell table:style-name="ce64" table:formula="of:=[.V47]/[.$U$7]*10000" office:value-type="float" office:value="0">
            <text:p>#DIV/0!</text:p>
          </table:table-cell>
          <table:table-cell table:formula="of:=SQRT([.O47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701.5">
            <text:p>701.5</text:p>
          </table:table-cell>
          <table:table-cell table:style-name="ce13" office:value-type="float" office:value="225">
            <text:p>225</text:p>
          </table:table-cell>
          <table:table-cell table:style-name="ce13" office:value-type="string">
            <text:p>512 527; 697 706</text:p>
          </table:table-cell>
          <table:table-cell table:style-name="ce13" office:value-type="float" office:value="44930">
            <text:p>44930</text:p>
          </table:table-cell>
          <table:table-cell table:style-name="ce13"/>
          <table:table-cell table:style-name="ce46"/>
          <table:table-cell table:style-name="ce49" table:formula="of:=AVERAGE([.G48];[.I48])" office:value-type="float" office:value="44930">
            <text:p>44930</text:p>
          </table:table-cell>
          <table:table-cell table:style-name="ce20" table:formula="of:=4*PI()*SIN(0.5*ATAN(([.C48]-[.$C$5])*0.07113/359.3))/1.175" office:value-type="float" office:value="0">
            <text:p>0.0000</text:p>
          </table:table-cell>
          <table:table-cell table:style-name="ce16" table:formula="of:=4*PI()*0.9999979/1.175*SQRT(1-(COS(0.5*ATAN(([.D48]-[.$D$5])*0.07113/359.3))/0.999998)^2)" office:value-type="float" office:value="0.65283842913363">
            <text:p>0.6528</text:p>
          </table:table-cell>
          <table:table-cell table:style-name="ce20" table:formula="of:=SQRT([.K48]^2+[.L48]^2)" office:value-type="float" office:value="0.65283842913363">
            <text:p>0.6528</text:p>
          </table:table-cell>
          <table:table-cell table:style-name="ce51" table:formula="of:=[.J48]/[.$J$7]*10000" office:value-type="float" office:value="4.54444309584497">
            <text:p>4.5</text:p>
          </table:table-cell>
          <table:table-cell table:style-name="ce24" table:formula="of:= #REF!*[.J48]" office:value-type="float" office:value="0">
            <text:p>#REF!</text:p>
          </table:table-cell>
          <table:table-cell table:style-name="ce24" table:formula="of:=SQRT([.O48])/SQRT([.$O$7])*100" office:value-type="float" office:value="0">
            <text:p>#REF!</text:p>
          </table:table-cell>
          <table:table-cell table:style-name="ce28"/>
          <table:table-cell table:style-name="ce38" table:formula="of:=([.C48]-[.$C$5])/([.D48]-[.$D$5])" office:value-type="float" office:value="0">
            <text:p>0.0000</text:p>
          </table:table-cell>
          <table:table-cell table:style-name="ce5"/>
          <table:table-cell table:style-name="ce13" office:value-type="float" office:value="0">
            <text:p>0</text:p>
          </table:table-cell>
          <table:table-cell table:style-name="ce60" table:formula="of:=[.J48]" office:value-type="float" office:value="44930">
            <text:p>44930</text:p>
          </table:table-cell>
          <table:table-cell table:style-name="ce23" table:formula="of:=SQRT([.U48])" office:value-type="float" office:value="211.966978560341">
            <text:p>212.0</text:p>
          </table:table-cell>
          <table:table-cell table:style-name="ce62" table:formula="of:=[.U48]/[.$U$7]*10000" office:value-type="float" office:value="4.54444309584497">
            <text:p>4.54444</text:p>
          </table:table-cell>
          <table:table-cell table:style-name="ce64" table:formula="of:=[.V48]/[.$U$7]*10000" office:value-type="float" office:value="0.0214393917708805">
            <text:p>0.021439</text:p>
          </table:table-cell>
          <table:table-cell table:formula="of:=SQRT([.O48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708">
            <text:p>708</text:p>
          </table:table-cell>
          <table:table-cell table:style-name="ce13" office:value-type="float" office:value="220">
            <text:p>220</text:p>
          </table:table-cell>
          <table:table-cell table:style-name="ce13"/>
          <table:table-cell table:style-name="ce13"/>
          <table:table-cell table:style-name="ce13"/>
          <table:table-cell table:style-name="ce46"/>
          <table:table-cell table:style-name="ce49" table:formula="of:=AVERAGE([.G49];[.I49])" office:value-type="float" office:value="0">
            <text:p>#DIV/0!</text:p>
          </table:table-cell>
          <table:table-cell table:style-name="ce20" table:formula="of:=4*PI()*SIN(0.5*ATAN(([.C49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49]-[.$D$5])*0.07113/359.3))/0.999998)^2)" office:value-type="float" office:value="0.659606880855751">
            <text:p>0.6596</text:p>
          </table:table-cell>
          <table:table-cell table:style-name="ce20" table:formula="of:=SQRT([.K49]^2+[.L49]^2)" office:value-type="float" office:value="0.857407656244958">
            <text:p>0.8574</text:p>
          </table:table-cell>
          <table:table-cell table:style-name="ce51" table:formula="of:=[.J49]/[.$J$7]*10000" office:value-type="float" office:value="0">
            <text:p>#DIV/0!</text:p>
          </table:table-cell>
          <table:table-cell table:style-name="ce34" table:formula="of:=4*PI()*PI()*ABS([.K49])*[.J49]/1.175/#REF!" office:value-type="float" office:value="0">
            <text:p>#DIV/0!</text:p>
          </table:table-cell>
          <table:table-cell table:style-name="ce24" table:formula="of:=SQRT([.O49])/SQRT([.$O$7])*100" office:value-type="float" office:value="0">
            <text:p>#DIV/0!</text:p>
          </table:table-cell>
          <table:table-cell table:style-name="ce28"/>
          <table:table-cell table:style-name="ce38" table:formula="of:=([.C49]-[.$C$5])/([.D49]-[.$D$5])" office:value-type="float" office:value="-0.828548644338118">
            <text:p>-0.8285</text:p>
          </table:table-cell>
          <table:table-cell table:style-name="ce5"/>
          <table:table-cell table:style-name="ce13" office:value-type="float" office:value="1">
            <text:p>1</text:p>
          </table:table-cell>
          <table:table-cell table:style-name="ce60" table:formula="of:=[.J49]" office:value-type="float" office:value="0">
            <text:p>#DIV/0!</text:p>
          </table:table-cell>
          <table:table-cell table:style-name="ce23" table:formula="of:=SQRT([.U49])" office:value-type="float" office:value="0">
            <text:p>#DIV/0!</text:p>
          </table:table-cell>
          <table:table-cell table:style-name="ce62" table:formula="of:=[.U49]/[.$U$7]*10000" office:value-type="float" office:value="0">
            <text:p>#DIV/0!</text:p>
          </table:table-cell>
          <table:table-cell table:style-name="ce64" table:formula="of:=[.V49]/[.$U$7]*10000" office:value-type="float" office:value="0">
            <text:p>#DIV/0!</text:p>
          </table:table-cell>
          <table:table-cell table:formula="of:=SQRT([.O49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number-columns-repeated="2" table:style-name="ce13"/>
          <table:table-cell table:style-name="ce13" office:value-type="float" office:value="220">
            <text:p>220</text:p>
          </table:table-cell>
          <table:table-cell table:style-name="ce13"/>
          <table:table-cell table:style-name="ce13"/>
          <table:table-cell table:style-name="ce13"/>
          <table:table-cell table:style-name="ce46"/>
          <table:table-cell table:style-name="ce49" table:formula="of:=AVERAGE([.G50];[.I50])" office:value-type="float" office:value="0">
            <text:p>#DIV/0!</text:p>
          </table:table-cell>
          <table:table-cell table:style-name="ce20" table:formula="of:=4*PI()*SIN(0.5*ATAN(([.C50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50]-[.$D$5])*0.07113/359.3))/0.999998)^2)" office:value-type="float" office:value="0.0830285515232819">
            <text:p>0.0830</text:p>
          </table:table-cell>
          <table:table-cell table:style-name="ce20" table:formula="of:=SQRT([.K50]^2+[.L50]^2)" office:value-type="float" office:value="0.554040063608466">
            <text:p>0.5540</text:p>
          </table:table-cell>
          <table:table-cell table:style-name="ce51" table:formula="of:=[.J50]/[.$J$7]*10000" office:value-type="float" office:value="0">
            <text:p>#DIV/0!</text:p>
          </table:table-cell>
          <table:table-cell table:style-name="ce34" table:formula="of:=4*PI()*PI()*ABS([.K50])*[.J50]/1.175/#REF!" office:value-type="float" office:value="0">
            <text:p>#DIV/0!</text:p>
          </table:table-cell>
          <table:table-cell table:style-name="ce24" table:formula="of:=SQRT([.O50])/SQRT([.$O$7])*100" office:value-type="float" office:value="0">
            <text:p>#DIV/0!</text:p>
          </table:table-cell>
          <table:table-cell table:style-name="ce28"/>
          <table:table-cell table:style-name="ce38" table:formula="of:=([.C50]-[.$C$5])/([.D50]-[.$D$5])" office:value-type="float" office:value="6.41358024691358">
            <text:p>6.4136</text:p>
          </table:table-cell>
          <table:table-cell table:style-name="ce5"/>
          <table:table-cell table:style-name="ce13" office:value-type="float" office:value="2">
            <text:p>2</text:p>
          </table:table-cell>
          <table:table-cell table:style-name="ce60" table:formula="of:=[.J50]" office:value-type="float" office:value="0">
            <text:p>#DIV/0!</text:p>
          </table:table-cell>
          <table:table-cell table:style-name="ce23" table:formula="of:=SQRT([.U50])" office:value-type="float" office:value="0">
            <text:p>#DIV/0!</text:p>
          </table:table-cell>
          <table:table-cell table:style-name="ce62" table:formula="of:=[.U50]/[.$U$7]*10000" office:value-type="float" office:value="0">
            <text:p>#DIV/0!</text:p>
          </table:table-cell>
          <table:table-cell table:style-name="ce64" table:formula="of:=[.V50]/[.$U$7]*10000" office:value-type="float" office:value="0">
            <text:p>#DIV/0!</text:p>
          </table:table-cell>
          <table:table-cell table:formula="of:=SQRT([.O50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0">
            <text:p>640</text:p>
          </table:table-cell>
          <table:table-cell table:style-name="ce13" office:value-type="float" office:value="720">
            <text:p>720</text:p>
          </table:table-cell>
          <table:table-cell table:style-name="ce13" office:value-type="float" office:value="220">
            <text:p>220</text:p>
          </table:table-cell>
          <table:table-cell table:style-name="ce13" office:value-type="string">
            <text:p>502 534; 724 737</text:p>
          </table:table-cell>
          <table:table-cell table:style-name="ce13" office:value-type="float" office:value="12000">
            <text:p>12000</text:p>
          </table:table-cell>
          <table:table-cell table:style-name="ce13"/>
          <table:table-cell table:style-name="ce46"/>
          <table:table-cell table:style-name="ce49" table:formula="of:=AVERAGE([.G51];[.I51])" office:value-type="float" office:value="12000">
            <text:p>12000</text:p>
          </table:table-cell>
          <table:table-cell table:style-name="ce20" table:formula="of:=4*PI()*SIN(0.5*ATAN(([.C51]-[.$C$5])*0.07113/359.3))/1.175" office:value-type="float" office:value="0.1275357632013">
            <text:p>0.1275</text:p>
          </table:table-cell>
          <table:table-cell table:style-name="ce16" table:formula="of:=4*PI()*0.9999979/1.175*SQRT(1-(COS(0.5*ATAN(([.D51]-[.$D$5])*0.07113/359.3))/0.999998)^2)" office:value-type="float" office:value="0.672095987139367">
            <text:p>0.6721</text:p>
          </table:table-cell>
          <table:table-cell table:style-name="ce20" table:formula="of:=SQRT([.K51]^2+[.L51]^2)" office:value-type="float" office:value="0.684089458202784">
            <text:p>0.6841</text:p>
          </table:table-cell>
          <table:table-cell table:style-name="ce51" table:formula="of:=[.J51]/[.$J$7]*10000" office:value-type="float" office:value="1.21373953149654">
            <text:p>1.2</text:p>
          </table:table-cell>
          <table:table-cell table:style-name="ce34" table:formula="of:=4*PI()*PI()*ABS([.K51])*[.J51]/1.175/#REF!" office:value-type="float" office:value="0">
            <text:p>#REF!</text:p>
          </table:table-cell>
          <table:table-cell table:style-name="ce24" table:formula="of:=SQRT([.O51])/SQRT([.$O$7])*100" office:value-type="float" office:value="0">
            <text:p>#REF!</text:p>
          </table:table-cell>
          <table:table-cell table:style-name="ce28"/>
          <table:table-cell table:style-name="ce38" table:formula="of:=([.C51]-[.$C$5])/([.D51]-[.$D$5])" office:value-type="float" office:value="0.188575899843505">
            <text:p>0.1886</text:p>
          </table:table-cell>
          <table:table-cell table:style-name="ce5"/>
          <table:table-cell table:style-name="ce13" office:value-type="float" office:value="3">
            <text:p>3</text:p>
          </table:table-cell>
          <table:table-cell table:style-name="ce60" table:formula="of:=[.J51]" office:value-type="float" office:value="12000">
            <text:p>12000</text:p>
          </table:table-cell>
          <table:table-cell table:style-name="ce23" table:formula="of:=SQRT([.U51])" office:value-type="float" office:value="109.544511501033">
            <text:p>109.5</text:p>
          </table:table-cell>
          <table:table-cell table:style-name="ce62" table:formula="of:=[.U51]/[.$U$7]*10000" office:value-type="float" office:value="1.21373953149654">
            <text:p>1.21374</text:p>
          </table:table-cell>
          <table:table-cell table:style-name="ce64" table:formula="of:=[.V51]/[.$U$7]*10000" office:value-type="float" office:value="0.0110798753389401">
            <text:p>0.011080</text:p>
          </table:table-cell>
          <table:table-cell table:formula="of:=SQRT([.O51])" office:value-type="float" office:value="0">
            <text:p>#REF!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4">
            <text:p>4</text:p>
          </table:table-cell>
          <table:table-cell table:style-name="ce12" office:value-type="float" office:value="680">
            <text:p>680</text:p>
          </table:table-cell>
          <table:table-cell table:style-name="ce12" office:value-type="float" office:value="727">
            <text:p>727</text:p>
          </table:table-cell>
          <table:table-cell table:style-name="ce12" office:value-type="float" office:value="220">
            <text:p>220</text:p>
          </table:table-cell>
          <table:table-cell table:style-name="ce12" office:value-type="string">
            <text:p>498 538; 740 753</text:p>
          </table:table-cell>
          <table:table-cell table:style-name="ce12" office:value-type="float" office:value="12120">
            <text:p>12120</text:p>
          </table:table-cell>
          <table:table-cell table:style-name="ce12"/>
          <table:table-cell table:style-name="ce46"/>
          <table:table-cell table:style-name="ce49" table:formula="of:=AVERAGE([.G52];[.I52])" office:value-type="float" office:value="12120">
            <text:p>12120</text:p>
          </table:table-cell>
          <table:table-cell table:style-name="ce20" table:formula="of:=4*PI()*SIN(0.5*ATAN(([.C52]-[.$C$5])*0.07113/359.3))/1.175" office:value-type="float" office:value="0.169843247496607">
            <text:p>0.1698</text:p>
          </table:table-cell>
          <table:table-cell table:style-name="ce16" table:formula="of:=4*PI()*0.9999979/1.175*SQRT(1-(COS(0.5*ATAN(([.D52]-[.$D$5])*0.07113/359.3))/0.999998)^2)" office:value-type="float" office:value="0.679377363801603">
            <text:p>0.6794</text:p>
          </table:table-cell>
          <table:table-cell table:style-name="ce20" table:formula="of:=SQRT([.K52]^2+[.L52]^2)" office:value-type="float" office:value="0.700285892451226">
            <text:p>0.7003</text:p>
          </table:table-cell>
          <table:table-cell table:style-name="ce51" table:formula="of:=[.J52]/[.$J$7]*10000" office:value-type="float" office:value="1.22587692681151">
            <text:p>1.2</text:p>
          </table:table-cell>
          <table:table-cell table:style-name="ce34" table:formula="of:=4*PI()*PI()*ABS([.K52])*[.J52]/1.175/#REF!" office:value-type="float" office:value="0">
            <text:p>#REF!</text:p>
          </table:table-cell>
          <table:table-cell table:style-name="ce24" table:formula="of:=SQRT([.O52])/SQRT([.$O$7])*100" office:value-type="float" office:value="0">
            <text:p>#REF!</text:p>
          </table:table-cell>
          <table:table-cell table:style-name="ce29"/>
          <table:table-cell table:style-name="ce38" table:formula="of:=([.C52]-[.$C$5])/([.D52]-[.$D$5])" office:value-type="float" office:value="0.248452012383901">
            <text:p>0.2485</text:p>
          </table:table-cell>
          <table:table-cell table:style-name="ce6"/>
          <table:table-cell table:style-name="ce12" office:value-type="float" office:value="4">
            <text:p>4</text:p>
          </table:table-cell>
          <table:table-cell table:style-name="ce60" table:formula="of:=[.J52]" office:value-type="float" office:value="12120">
            <text:p>12120</text:p>
          </table:table-cell>
          <table:table-cell table:style-name="ce23" table:formula="of:=SQRT([.U52])" office:value-type="float" office:value="110.090871556183">
            <text:p>110.1</text:p>
          </table:table-cell>
          <table:table-cell table:style-name="ce62" table:formula="of:=[.U52]/[.$U$7]*10000" office:value-type="float" office:value="1.22587692681151">
            <text:p>1.22588</text:p>
          </table:table-cell>
          <table:table-cell table:style-name="ce64" table:formula="of:=[.V52]/[.$U$7]*10000" office:value-type="float" office:value="0.0111351369053873">
            <text:p>0.011135</text:p>
          </table:table-cell>
          <table:table-cell table:formula="of:=SQRT([.O52])" office:value-type="float" office:value="0">
            <text:p>#REF!</text:p>
          </table:table-cell>
          <table:table-cell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1" office:value-type="float" office:value="-4">
            <text:p>-4</text:p>
          </table:table-cell>
          <table:table-cell table:style-name="ce11" office:value-type="float" office:value="355">
            <text:p>355</text:p>
          </table:table-cell>
          <table:table-cell table:style-name="ce11" office:value-type="float" office:value="782.5">
            <text:p>782.5</text:p>
          </table:table-cell>
          <table:table-cell table:style-name="ce11" office:value-type="float" office:value="220">
            <text:p>220</text:p>
          </table:table-cell>
          <table:table-cell table:style-name="ce11" office:value-type="string">
            <text:p>505 535; 795 807</text:p>
          </table:table-cell>
          <table:table-cell table:style-name="ce11" office:value-type="float" office:value="49760">
            <text:p>49760</text:p>
          </table:table-cell>
          <table:table-cell table:style-name="ce11"/>
          <table:table-cell table:style-name="ce46"/>
          <table:table-cell table:style-name="ce49" table:formula="of:=AVERAGE([.G53];[.I53])" office:value-type="float" office:value="49760">
            <text:p>49760</text:p>
          </table:table-cell>
          <table:table-cell table:style-name="ce20" table:formula="of:=4*PI()*SIN(0.5*ATAN(([.C53]-[.$C$5])*0.07113/359.3))/1.175" office:value-type="float" office:value="-0.174072778333374">
            <text:p>-0.1741</text:p>
          </table:table-cell>
          <table:table-cell table:style-name="ce16" table:formula="of:=4*PI()*0.9999979/1.175*SQRT(1-(COS(0.5*ATAN(([.D53]-[.$D$5])*0.07113/359.3))/0.999998)^2)" office:value-type="float" office:value="0.737002345651">
            <text:p>0.7370</text:p>
          </table:table-cell>
          <table:table-cell table:style-name="ce20" table:formula="of:=SQRT([.K53]^2+[.L53]^2)" office:value-type="float" office:value="0.757280522429949">
            <text:p>0.7573</text:p>
          </table:table-cell>
          <table:table-cell table:style-name="ce51" table:formula="of:=[.J53]/[.$J$7]*10000" office:value-type="float" office:value="5.03297325727232">
            <text:p>5.0</text:p>
          </table:table-cell>
          <table:table-cell table:style-name="ce34" table:formula="of:=4*PI()*PI()*ABS([.K53])*[.J53]/1.175/#REF!" office:value-type="float" office:value="0">
            <text:p>#REF!</text:p>
          </table:table-cell>
          <table:table-cell table:style-name="ce24" table:formula="of:=SQRT([.O53])/SQRT([.$O$7])*100" office:value-type="float" office:value="0">
            <text:p>#REF!</text:p>
          </table:table-cell>
          <table:table-cell table:style-name="ce27"/>
          <table:table-cell table:style-name="ce38" table:formula="of:=([.C53]-[.$C$5])/([.D53]-[.$D$5])" office:value-type="float" office:value="-0.234497505345688">
            <text:p>-0.2345</text:p>
          </table:table-cell>
          <table:table-cell table:style-name="ce4" office:value-type="float" office:value="7">
            <text:p>7</text:p>
          </table:table-cell>
          <table:table-cell table:style-name="ce11" office:value-type="float" office:value="-4">
            <text:p>-4</text:p>
          </table:table-cell>
          <table:table-cell table:style-name="ce60" table:formula="of:=[.J53]" office:value-type="float" office:value="49760">
            <text:p>49760</text:p>
          </table:table-cell>
          <table:table-cell table:style-name="ce23" table:formula="of:=SQRT([.U53])" office:value-type="float" office:value="223.069495897579">
            <text:p>223.1</text:p>
          </table:table-cell>
          <table:table-cell table:style-name="ce62" table:formula="of:=[.U53]/[.$U$7]*10000" office:value-type="float" office:value="5.03297325727232">
            <text:p>5.03297</text:p>
          </table:table-cell>
          <table:table-cell table:style-name="ce64" table:formula="of:=[.V53]/[.$U$7]*10000" office:value-type="float" office:value="0.0225623554534914">
            <text:p>0.022562</text:p>
          </table:table-cell>
          <table:table-cell table:formula="of:=SQRT([.O53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style-name="ce13" office:value-type="float" office:value="397">
            <text:p>397</text:p>
          </table:table-cell>
          <table:table-cell table:style-name="ce13" office:value-type="float" office:value="788.5">
            <text:p>788.5</text:p>
          </table:table-cell>
          <table:table-cell table:style-name="ce13" office:value-type="float" office:value="220">
            <text:p>220</text:p>
          </table:table-cell>
          <table:table-cell table:style-name="ce13" office:value-type="string">
            <text:p>504 530; 794 804</text:p>
          </table:table-cell>
          <table:table-cell table:style-name="ce13" office:value-type="float" office:value="35460">
            <text:p>35460</text:p>
          </table:table-cell>
          <table:table-cell table:style-name="ce13"/>
          <table:table-cell table:style-name="ce46"/>
          <table:table-cell table:style-name="ce49" table:formula="of:=AVERAGE([.G54];[.I54])" office:value-type="float" office:value="35460">
            <text:p>35460</text:p>
          </table:table-cell>
          <table:table-cell table:style-name="ce20" table:formula="of:=4*PI()*SIN(0.5*ATAN(([.C54]-[.$C$5])*0.07113/359.3))/1.175" office:value-type="float" office:value="-0.129651613786888">
            <text:p>-0.1297</text:p>
          </table:table-cell>
          <table:table-cell table:style-name="ce16" table:formula="of:=4*PI()*0.9999979/1.175*SQRT(1-(COS(0.5*ATAN(([.D54]-[.$D$5])*0.07113/359.3))/0.999998)^2)" office:value-type="float" office:value="0.743220481007552">
            <text:p>0.7432</text:p>
          </table:table-cell>
          <table:table-cell table:style-name="ce20" table:formula="of:=SQRT([.K54]^2+[.L54]^2)" office:value-type="float" office:value="0.754444314940899">
            <text:p>0.7544</text:p>
          </table:table-cell>
          <table:table-cell table:style-name="ce51" table:formula="of:=[.J54]/[.$J$7]*10000" office:value-type="float" office:value="3.58660031557228">
            <text:p>3.6</text:p>
          </table:table-cell>
          <table:table-cell table:style-name="ce34" table:formula="of:=4*PI()*PI()*ABS([.K54])*[.J54]/1.175/#REF!" office:value-type="float" office:value="0">
            <text:p>#REF!</text:p>
          </table:table-cell>
          <table:table-cell table:style-name="ce24" table:formula="of:=SQRT([.O54])/SQRT([.$O$7])*100" office:value-type="float" office:value="0">
            <text:p>#REF!</text:p>
          </table:table-cell>
          <table:table-cell table:style-name="ce28"/>
          <table:table-cell table:style-name="ce38" table:formula="of:=([.C54]-[.$C$5])/([.D54]-[.$D$5])" office:value-type="float" office:value="-0.173144876325088">
            <text:p>-0.1731</text:p>
          </table:table-cell>
          <table:table-cell table:style-name="ce5"/>
          <table:table-cell table:style-name="ce13" office:value-type="float" office:value="-3">
            <text:p>-3</text:p>
          </table:table-cell>
          <table:table-cell table:style-name="ce60" table:formula="of:=[.J54]" office:value-type="float" office:value="35460">
            <text:p>35460</text:p>
          </table:table-cell>
          <table:table-cell table:style-name="ce23" table:formula="of:=SQRT([.U54])" office:value-type="float" office:value="188.308257917703">
            <text:p>188.3</text:p>
          </table:table-cell>
          <table:table-cell table:style-name="ce62" table:formula="of:=[.U54]/[.$U$7]*10000" office:value-type="float" office:value="3.58660031557228">
            <text:p>3.58660</text:p>
          </table:table-cell>
          <table:table-cell table:style-name="ce64" table:formula="of:=[.V54]/[.$U$7]*10000" office:value-type="float" office:value="0.0190464313951635">
            <text:p>0.019046</text:p>
          </table:table-cell>
          <table:table-cell table:formula="of:=SQRT([.O54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9">
            <text:p>439</text:p>
          </table:table-cell>
          <table:table-cell table:style-name="ce13" office:value-type="float" office:value="794.5">
            <text:p>794.5</text:p>
          </table:table-cell>
          <table:table-cell table:style-name="ce13" office:value-type="float" office:value="220">
            <text:p>220</text:p>
          </table:table-cell>
          <table:table-cell table:style-name="ce13" office:value-type="string">
            <text:p>504 530; 794 804</text:p>
          </table:table-cell>
          <table:table-cell table:style-name="ce13" office:value-type="float" office:value="15530">
            <text:p>15530</text:p>
          </table:table-cell>
          <table:table-cell table:style-name="ce13"/>
          <table:table-cell table:style-name="ce46"/>
          <table:table-cell table:style-name="ce49" table:formula="of:=AVERAGE([.G55];[.I55])" office:value-type="float" office:value="15530">
            <text:p>15530</text:p>
          </table:table-cell>
          <table:table-cell table:style-name="ce20" table:formula="of:=4*PI()*SIN(0.5*ATAN(([.C55]-[.$C$5])*0.07113/359.3))/1.175" office:value-type="float" office:value="-0.0852103043913744">
            <text:p>-0.0852</text:p>
          </table:table-cell>
          <table:table-cell table:style-name="ce16" table:formula="of:=4*PI()*0.9999979/1.175*SQRT(1-(COS(0.5*ATAN(([.D55]-[.$D$5])*0.07113/359.3))/0.999998)^2)" office:value-type="float" office:value="0.74943629215009">
            <text:p>0.7494</text:p>
          </table:table-cell>
          <table:table-cell table:style-name="ce20" table:formula="of:=SQRT([.K55]^2+[.L55]^2)" office:value-type="float" office:value="0.754264908348616">
            <text:p>0.7543</text:p>
          </table:table-cell>
          <table:table-cell table:style-name="ce51" table:formula="of:=[.J55]/[.$J$7]*10000" office:value-type="float" office:value="1.57078124367844">
            <text:p>1.6</text:p>
          </table:table-cell>
          <table:table-cell table:style-name="ce34" table:formula="of:=4*PI()*PI()*ABS([.K55])*[.J55]/1.175/#REF!" office:value-type="float" office:value="0">
            <text:p>#REF!</text:p>
          </table:table-cell>
          <table:table-cell table:style-name="ce24" table:formula="of:=SQRT([.O55])/SQRT([.$O$7])*100" office:value-type="float" office:value="0">
            <text:p>#REF!</text:p>
          </table:table-cell>
          <table:table-cell table:style-name="ce28"/>
          <table:table-cell table:style-name="ce38" table:formula="of:=([.C55]-[.$C$5])/([.D55]-[.$D$5])" office:value-type="float" office:value="-0.112824106517169">
            <text:p>-0.1128</text:p>
          </table:table-cell>
          <table:table-cell table:style-name="ce5"/>
          <table:table-cell table:style-name="ce13" office:value-type="float" office:value="-2">
            <text:p>-2</text:p>
          </table:table-cell>
          <table:table-cell table:style-name="ce60" table:formula="of:=[.J55]" office:value-type="float" office:value="15530">
            <text:p>15530</text:p>
          </table:table-cell>
          <table:table-cell table:style-name="ce23" table:formula="of:=SQRT([.U55])" office:value-type="float" office:value="124.619420637395">
            <text:p>124.6</text:p>
          </table:table-cell>
          <table:table-cell table:style-name="ce62" table:formula="of:=[.U55]/[.$U$7]*10000" office:value-type="float" office:value="1.57078124367844">
            <text:p>1.57078</text:p>
          </table:table-cell>
          <table:table-cell table:style-name="ce64" table:formula="of:=[.V55]/[.$U$7]*10000" office:value-type="float" office:value="0.0126046264349835">
            <text:p>0.012605</text:p>
          </table:table-cell>
          <table:table-cell table:formula="of:=SQRT([.O55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-1">
            <text:p>-1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220">
            <text:p>220</text:p>
          </table:table-cell>
          <table:table-cell table:style-name="ce13" office:value-type="string">
            <text:p>504 530; 794 804</text:p>
          </table:table-cell>
          <table:table-cell table:style-name="ce8" office:value-type="float" office:value="22690">
            <text:p>22690</text:p>
          </table:table-cell>
          <table:table-cell table:style-name="ce8"/>
          <table:table-cell table:style-name="ce46"/>
          <table:table-cell table:style-name="ce49" table:formula="of:=AVERAGE([.G56];[.I56])" office:value-type="float" office:value="22690">
            <text:p>22690</text:p>
          </table:table-cell>
          <table:table-cell table:style-name="ce20" table:formula="of:=4*PI()*SIN(0.5*ATAN(([.C56]-[.$C$5])*0.07113/359.3))/1.175" office:value-type="float" office:value="-0.041814290342365">
            <text:p>-0.0418</text:p>
          </table:table-cell>
          <table:table-cell table:style-name="ce16" table:formula="of:=4*PI()*0.9999979/1.175*SQRT(1-(COS(0.5*ATAN(([.D56]-[.$D$5])*0.07113/359.3))/0.999998)^2)" office:value-type="float" office:value="0.755132063082733">
            <text:p>0.7551</text:p>
          </table:table-cell>
          <table:table-cell table:style-name="ce20" table:formula="of:=SQRT([.K56]^2+[.L56]^2)" office:value-type="float" office:value="0.756288878387367">
            <text:p>0.7563</text:p>
          </table:table-cell>
          <table:table-cell table:style-name="ce51" table:formula="of:=[.J56]/[.$J$7]*10000" office:value-type="float" office:value="2.29497916413804">
            <text:p>2.3</text:p>
          </table:table-cell>
          <table:table-cell table:style-name="ce34" table:formula="of:=4*PI()*PI()*ABS([.K56])*[.J56]/1.175/#REF!" office:value-type="float" office:value="0">
            <text:p>#REF!</text:p>
          </table:table-cell>
          <table:table-cell table:style-name="ce24" table:formula="of:=SQRT([.O56])/SQRT([.$O$7])*100" office:value-type="float" office:value="0">
            <text:p>#REF!</text:p>
          </table:table-cell>
          <table:table-cell table:style-name="ce28"/>
          <table:table-cell table:style-name="ce38" table:formula="of:=([.C56]-[.$C$5])/([.D56]-[.$D$5])" office:value-type="float" office:value="-0.0549374130737135">
            <text:p>-0.0549</text:p>
          </table:table-cell>
          <table:table-cell table:style-name="ce5"/>
          <table:table-cell table:style-name="ce8" office:value-type="float" office:value="-1">
            <text:p>-1</text:p>
          </table:table-cell>
          <table:table-cell table:style-name="ce60" table:formula="of:=[.J56]" office:value-type="float" office:value="22690">
            <text:p>22690</text:p>
          </table:table-cell>
          <table:table-cell table:style-name="ce23" table:formula="of:=SQRT([.U56])" office:value-type="float" office:value="150.632001911944">
            <text:p>150.6</text:p>
          </table:table-cell>
          <table:table-cell table:style-name="ce62" table:formula="of:=[.U56]/[.$U$7]*10000" office:value-type="float" office:value="2.29497916413804">
            <text:p>2.29498</text:p>
          </table:table-cell>
          <table:table-cell table:style-name="ce64" table:formula="of:=[.V56]/[.$U$7]*10000" office:value-type="float" office:value="0.0152356679524158">
            <text:p>0.015236</text:p>
          </table:table-cell>
          <table:table-cell table:formula="of:=SQRT([.O56])" office:value-type="float" office:value="0">
            <text:p>#REF!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0">
            <text:p>0</text:p>
          </table:table-cell>
          <table:table-cell table:style-name="ce12" office:value-type="float" office:value="519.5">
            <text:p>519.5</text:p>
          </table:table-cell>
          <table:table-cell table:style-name="ce12" office:value-type="float" office:value="805">
            <text:p>805</text:p>
          </table:table-cell>
          <table:table-cell table:style-name="ce12" office:value-type="float" office:value="225">
            <text:p>225</text:p>
          </table:table-cell>
          <table:table-cell table:style-name="ce12" office:value-type="string">
            <text:p>504 533; 799 810</text:p>
          </table:table-cell>
          <table:table-cell table:style-name="ce12" office:value-type="float" office:value="39110">
            <text:p>39110</text:p>
          </table:table-cell>
          <table:table-cell table:style-name="ce12"/>
          <table:table-cell table:style-name="ce46"/>
          <table:table-cell table:style-name="ce49" table:formula="of:=AVERAGE([.G57];[.I57])" office:value-type="float" office:value="39110">
            <text:p>39110</text:p>
          </table:table-cell>
          <table:table-cell table:style-name="ce20" table:formula="of:=4*PI()*SIN(0.5*ATAN(([.C57]-[.$C$5])*0.07113/359.3))/1.175" office:value-type="float" office:value="0">
            <text:p>0.0000</text:p>
          </table:table-cell>
          <table:table-cell table:style-name="ce16" table:formula="of:=4*PI()*0.9999979/1.175*SQRT(1-(COS(0.5*ATAN(([.D57]-[.$D$5])*0.07113/359.3))/0.999998)^2)" office:value-type="float" office:value="0.760308319035858">
            <text:p>0.7603</text:p>
          </table:table-cell>
          <table:table-cell table:style-name="ce20" table:formula="of:=SQRT([.K57]^2+[.L57]^2)" office:value-type="float" office:value="0.760308319035858">
            <text:p>0.7603</text:p>
          </table:table-cell>
          <table:table-cell table:style-name="ce51" table:formula="of:=[.J57]/[.$J$7]*10000" office:value-type="float" office:value="3.95577942306914">
            <text:p>4.0</text:p>
          </table:table-cell>
          <table:table-cell table:style-name="ce24" table:formula="of:= #REF!*[.J57]" office:value-type="float" office:value="0">
            <text:p>#REF!</text:p>
          </table:table-cell>
          <table:table-cell table:style-name="ce24" table:formula="of:=SQRT([.O57])/SQRT([.$O$7])*100" office:value-type="float" office:value="0">
            <text:p>#REF!</text:p>
          </table:table-cell>
          <table:table-cell table:style-name="ce29"/>
          <table:table-cell table:style-name="ce38" table:formula="of:=([.C57]-[.$C$5])/([.D57]-[.$D$5])" office:value-type="float" office:value="0">
            <text:p>0.0000</text:p>
          </table:table-cell>
          <table:table-cell table:style-name="ce6"/>
          <table:table-cell table:style-name="ce12" office:value-type="float" office:value="0">
            <text:p>0</text:p>
          </table:table-cell>
          <table:table-cell table:style-name="ce60" table:formula="of:=[.J57]" office:value-type="float" office:value="39110">
            <text:p>39110</text:p>
          </table:table-cell>
          <table:table-cell table:style-name="ce23" table:formula="of:=SQRT([.U57])" office:value-type="float" office:value="197.762483803172">
            <text:p>197.8</text:p>
          </table:table-cell>
          <table:table-cell table:style-name="ce62" table:formula="of:=[.U57]/[.$U$7]*10000" office:value-type="float" office:value="3.95577942306914">
            <text:p>3.95578</text:p>
          </table:table-cell>
          <table:table-cell table:style-name="ce64" table:formula="of:=[.V57]/[.$U$7]*10000" office:value-type="float" office:value="0.0200026787032379">
            <text:p>0.020003</text:p>
          </table:table-cell>
          <table:table-cell table:formula="of:=SQRT([.O57])" office:value-type="float" office:value="0">
            <text:p>#REF!</text:p>
          </table:table-cell>
          <table:table-cell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1" office:value-type="float" office:value="-4">
            <text:p>-4</text:p>
          </table:table-cell>
          <table:table-cell table:number-columns-repeated="2" table:style-name="ce11"/>
          <table:table-cell table:style-name="ce11" table:number-columns-repeated="2"/>
          <table:table-cell table:style-name="ce11"/>
          <table:table-cell table:style-name="ce11"/>
          <table:table-cell table:style-name="ce46"/>
          <table:table-cell table:style-name="ce49" table:formula="of:=AVERAGE([.G58];[.I58])" office:value-type="float" office:value="0">
            <text:p>#DIV/0!</text:p>
          </table:table-cell>
          <table:table-cell table:style-name="ce20" table:formula="of:=4*PI()*SIN(0.5*ATAN(([.C58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58]-[.$D$5])*0.07113/359.3))/0.999998)^2)" office:value-type="float" office:value="0.0830285515232819">
            <text:p>0.0830</text:p>
          </table:table-cell>
          <table:table-cell table:style-name="ce20" table:formula="of:=SQRT([.K58]^2+[.L58]^2)" office:value-type="float" office:value="0.554040063608466">
            <text:p>0.5540</text:p>
          </table:table-cell>
          <table:table-cell table:style-name="ce51" table:formula="of:=[.J58]/[.$J$7]*10000" office:value-type="float" office:value="0">
            <text:p>#DIV/0!</text:p>
          </table:table-cell>
          <table:table-cell table:style-name="ce34" table:formula="of:=4*PI()*PI()*ABS([.K58])*[.J58]/1.175/#REF!" office:value-type="float" office:value="0">
            <text:p>#DIV/0!</text:p>
          </table:table-cell>
          <table:table-cell table:style-name="ce24" table:formula="of:=SQRT([.O58])/SQRT([.$O$7])*100" office:value-type="float" office:value="0">
            <text:p>#DIV/0!</text:p>
          </table:table-cell>
          <table:table-cell table:style-name="ce27"/>
          <table:table-cell table:style-name="ce38" table:formula="of:=([.C58]-[.$C$5])/([.D58]-[.$D$5])" office:value-type="float" office:value="6.41358024691358">
            <text:p>6.4136</text:p>
          </table:table-cell>
          <table:table-cell table:style-name="ce4" office:value-type="float" office:value="8">
            <text:p>8</text:p>
          </table:table-cell>
          <table:table-cell table:style-name="ce11" office:value-type="float" office:value="-4">
            <text:p>-4</text:p>
          </table:table-cell>
          <table:table-cell table:style-name="ce60" table:formula="of:=[.J58]" office:value-type="float" office:value="0">
            <text:p>#DIV/0!</text:p>
          </table:table-cell>
          <table:table-cell table:style-name="ce23" table:formula="of:=SQRT([.U58])" office:value-type="float" office:value="0">
            <text:p>#DIV/0!</text:p>
          </table:table-cell>
          <table:table-cell table:style-name="ce62" table:formula="of:=[.U58]/[.$U$7]*10000" office:value-type="float" office:value="0">
            <text:p>#DIV/0!</text:p>
          </table:table-cell>
          <table:table-cell table:style-name="ce64" table:formula="of:=[.V58]/[.$U$7]*10000" office:value-type="float" office:value="0">
            <text:p>#DIV/0!</text:p>
          </table:table-cell>
          <table:table-cell table:formula="of:=SQRT([.O58])" office:value-type="float" office:value="0">
            <text:p>#DIV/0!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-3">
            <text:p>-3</text:p>
          </table:table-cell>
          <table:table-cell table:number-columns-repeated="2" table:style-name="ce12"/>
          <table:table-cell table:style-name="ce12" table:number-columns-repeated="2"/>
          <table:table-cell table:style-name="ce12"/>
          <table:table-cell table:style-name="ce12"/>
          <table:table-cell table:style-name="ce46"/>
          <table:table-cell table:style-name="ce49" table:formula="of:=AVERAGE([.G59];[.I59])" office:value-type="float" office:value="0">
            <text:p>#DIV/0!</text:p>
          </table:table-cell>
          <table:table-cell table:style-name="ce20" table:formula="of:=4*PI()*SIN(0.5*ATAN(([.C59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59]-[.$D$5])*0.07113/359.3))/0.999998)^2)" office:value-type="float" office:value="0.0830285515232819">
            <text:p>0.0830</text:p>
          </table:table-cell>
          <table:table-cell table:style-name="ce20" table:formula="of:=SQRT([.K59]^2+[.L59]^2)" office:value-type="float" office:value="0.554040063608466">
            <text:p>0.5540</text:p>
          </table:table-cell>
          <table:table-cell table:style-name="ce51" table:formula="of:=[.J59]/[.$J$7]*10000" office:value-type="float" office:value="0">
            <text:p>#DIV/0!</text:p>
          </table:table-cell>
          <table:table-cell table:style-name="ce34" table:formula="of:=4*PI()*PI()*ABS([.K59])*[.J59]/1.175/#REF!" office:value-type="float" office:value="0">
            <text:p>#DIV/0!</text:p>
          </table:table-cell>
          <table:table-cell table:style-name="ce24" table:formula="of:=SQRT([.O59])/SQRT([.$O$7])*100" office:value-type="float" office:value="0">
            <text:p>#DIV/0!</text:p>
          </table:table-cell>
          <table:table-cell table:style-name="ce29"/>
          <table:table-cell table:style-name="ce38" table:formula="of:=([.C59]-[.$C$5])/([.D59]-[.$D$5])" office:value-type="float" office:value="6.41358024691358">
            <text:p>6.4136</text:p>
          </table:table-cell>
          <table:table-cell table:style-name="ce6"/>
          <table:table-cell table:style-name="ce12" office:value-type="float" office:value="-3">
            <text:p>-3</text:p>
          </table:table-cell>
          <table:table-cell table:style-name="ce60" table:formula="of:=[.J59]" office:value-type="float" office:value="0">
            <text:p>#DIV/0!</text:p>
          </table:table-cell>
          <table:table-cell table:style-name="ce23" table:formula="of:=SQRT([.U59])" office:value-type="float" office:value="0">
            <text:p>#DIV/0!</text:p>
          </table:table-cell>
          <table:table-cell table:style-name="ce62" table:formula="of:=[.U59]/[.$U$7]*10000" office:value-type="float" office:value="0">
            <text:p>#DIV/0!</text:p>
          </table:table-cell>
          <table:table-cell table:style-name="ce64" table:formula="of:=[.V59]/[.$U$7]*10000" office:value-type="float" office:value="0">
            <text:p>#DIV/0!</text:p>
          </table:table-cell>
          <table:table-cell table:formula="of:=SQRT([.O59])" office:value-type="float" office:value="0">
            <text:p>#DIV/0!</text:p>
          </table:table-cell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13" office:value-type="string">
            <text:p>-5, -4</text:p>
          </table:table-cell>
          <table:table-cell table:number-columns-repeated="2" table:style-name="ce13"/>
          <table:table-cell table:style-name="ce13" office:value-type="float" office:value="274">
            <text:p>274</text:p>
          </table:table-cell>
          <table:table-cell table:style-name="ce13"/>
          <table:table-cell table:style-name="ce13" office:value-type="float" office:value="80590">
            <text:p>80590</text:p>
          </table:table-cell>
          <table:table-cell table:style-name="ce13"/>
          <table:table-cell table:style-name="ce46"/>
          <table:table-cell table:style-name="ce49" table:formula="of:=AVERAGE([.G60];[.I60])" office:value-type="float" office:value="80590">
            <text:p>80590</text:p>
          </table:table-cell>
          <table:table-cell table:style-name="ce20" table:formula="of:=4*PI()*SIN(0.5*ATAN(([.C60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0]-[.$D$5])*0.07113/359.3))/0.999998)^2)" office:value-type="float" office:value="0.0830285515232819">
            <text:p>0.0830</text:p>
          </table:table-cell>
          <table:table-cell table:style-name="ce20" table:formula="of:=SQRT([.K60]^2+[.L60]^2)" office:value-type="float" office:value="0.554040063608466">
            <text:p>0.5540</text:p>
          </table:table-cell>
          <table:table-cell table:style-name="ce51" table:formula="of:=[.J60]/[.$J$7]*10000" office:value-type="float" office:value="8.15127240360885">
            <text:p>8.2</text:p>
          </table:table-cell>
          <table:table-cell table:style-name="ce34" table:formula="of:=4*PI()*PI()*ABS([.K60])*[.J60]/1.175/#REF!" office:value-type="float" office:value="0">
            <text:p>#REF!</text:p>
          </table:table-cell>
          <table:table-cell table:style-name="ce24" table:formula="of:=SQRT([.O60])/SQRT([.$O$7])*100" office:value-type="float" office:value="0">
            <text:p>#REF!</text:p>
          </table:table-cell>
          <table:table-cell table:style-name="ce28"/>
          <table:table-cell table:style-name="ce38" table:formula="of:=([.C60]-[.$C$5])/([.D60]-[.$D$5])" office:value-type="float" office:value="6.41358024691358">
            <text:p>6.4136</text:p>
          </table:table-cell>
          <table:table-cell table:style-name="ce5" office:value-type="float" office:value="9">
            <text:p>9</text:p>
          </table:table-cell>
          <table:table-cell table:style-name="ce13" office:value-type="string">
            <text:p>-5, -4</text:p>
          </table:table-cell>
          <table:table-cell table:style-name="ce60" table:formula="of:=[.J60]" office:value-type="float" office:value="80590">
            <text:p>80590</text:p>
          </table:table-cell>
          <table:table-cell table:style-name="ce23" table:formula="of:=SQRT([.U60])" office:value-type="float" office:value="283.883779036422">
            <text:p>283.9</text:p>
          </table:table-cell>
          <table:table-cell table:style-name="ce62" table:formula="of:=[.U60]/[.$U$7]*10000" office:value-type="float" office:value="8.15127240360885">
            <text:p>8.15127</text:p>
          </table:table-cell>
          <table:table-cell table:style-name="ce64" table:formula="of:=[.V60]/[.$U$7]*10000" office:value-type="float" office:value="0.0287134137472612">
            <text:p>0.028713</text:p>
          </table:table-cell>
          <table:table-cell table:formula="of:=SQRT([.O60])" office:value-type="float" office:value="0">
            <text:p>#REF!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number-columns-repeated="2" table:style-name="ce13"/>
          <table:table-cell table:style-name="ce13" table:number-columns-repeated="2"/>
          <table:table-cell table:style-name="ce13"/>
          <table:table-cell table:style-name="ce13"/>
          <table:table-cell table:style-name="ce46"/>
          <table:table-cell table:style-name="ce49" table:formula="of:=AVERAGE([.G61];[.I61])" office:value-type="float" office:value="0">
            <text:p>#DIV/0!</text:p>
          </table:table-cell>
          <table:table-cell table:style-name="ce20" table:formula="of:=4*PI()*SIN(0.5*ATAN(([.C61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1]-[.$D$5])*0.07113/359.3))/0.999998)^2)" office:value-type="float" office:value="0.0830285515232819">
            <text:p>0.0830</text:p>
          </table:table-cell>
          <table:table-cell table:style-name="ce20" table:formula="of:=SQRT([.K61]^2+[.L61]^2)" office:value-type="float" office:value="0.554040063608466">
            <text:p>0.5540</text:p>
          </table:table-cell>
          <table:table-cell table:style-name="ce51" table:formula="of:=[.J61]/[.$J$7]*10000" office:value-type="float" office:value="0">
            <text:p>#DIV/0!</text:p>
          </table:table-cell>
          <table:table-cell table:style-name="ce34" table:formula="of:=4*PI()*PI()*ABS([.K61])*[.J61]/1.175/#REF!" office:value-type="float" office:value="0">
            <text:p>#DIV/0!</text:p>
          </table:table-cell>
          <table:table-cell table:style-name="ce24" table:formula="of:=SQRT([.O61])/SQRT([.$O$7])*100" office:value-type="float" office:value="0">
            <text:p>#DIV/0!</text:p>
          </table:table-cell>
          <table:table-cell table:style-name="ce28"/>
          <table:table-cell table:style-name="ce38" table:formula="of:=([.C61]-[.$C$5])/([.D61]-[.$D$5])" office:value-type="float" office:value="6.41358024691358">
            <text:p>6.4136</text:p>
          </table:table-cell>
          <table:table-cell table:style-name="ce5"/>
          <table:table-cell table:style-name="ce13" office:value-type="float" office:value="-3">
            <text:p>-3</text:p>
          </table:table-cell>
          <table:table-cell table:style-name="ce60" table:formula="of:=[.J61]" office:value-type="float" office:value="0">
            <text:p>#DIV/0!</text:p>
          </table:table-cell>
          <table:table-cell table:style-name="ce23" table:formula="of:=SQRT([.U61])" office:value-type="float" office:value="0">
            <text:p>#DIV/0!</text:p>
          </table:table-cell>
          <table:table-cell table:style-name="ce62" table:formula="of:=[.U61]/[.$U$7]*10000" office:value-type="float" office:value="0">
            <text:p>#DIV/0!</text:p>
          </table:table-cell>
          <table:table-cell table:style-name="ce64" table:formula="of:=[.V61]/[.$U$7]*10000" office:value-type="float" office:value="0">
            <text:p>#DIV/0!</text:p>
          </table:table-cell>
          <table:table-cell table:formula="of:=SQRT([.O61])" office:value-type="float" office:value="0">
            <text:p>#DIV/0!</text:p>
          </table:table-cell>
          <table:table-cell/>
        </table:table-row>
        <table:table-row table:style-name="ro2">
          <table:table-cell table:style-name="ce5"/>
          <table:table-cell table:style-name="ce13" office:value-type="string">
            <text:p>-2,-1,0</text:p>
          </table:table-cell>
          <table:table-cell table:number-columns-repeated="2" table:style-name="ce13"/>
          <table:table-cell table:style-name="ce13" office:value-type="float" office:value="274">
            <text:p>274</text:p>
          </table:table-cell>
          <table:table-cell table:style-name="ce13"/>
          <table:table-cell table:style-name="ce13" office:value-type="float" office:value="171">
            <text:p>171</text:p>
          </table:table-cell>
          <table:table-cell table:style-name="ce13"/>
          <table:table-cell table:style-name="ce46"/>
          <table:table-cell table:style-name="ce49" table:formula="of:=AVERAGE([.G62];[.I62])" office:value-type="float" office:value="171">
            <text:p>171</text:p>
          </table:table-cell>
          <table:table-cell table:style-name="ce20" table:formula="of:=4*PI()*SIN(0.5*ATAN(([.C62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2]-[.$D$5])*0.07113/359.3))/0.999998)^2)" office:value-type="float" office:value="0.0830285515232819">
            <text:p>0.0830</text:p>
          </table:table-cell>
          <table:table-cell table:style-name="ce20" table:formula="of:=SQRT([.K62]^2+[.L62]^2)" office:value-type="float" office:value="0.554040063608466">
            <text:p>0.5540</text:p>
          </table:table-cell>
          <table:table-cell table:style-name="ce51" table:formula="of:=[.J62]/[.$J$7]*10000" office:value-type="float" office:value="0.0172957883238257">
            <text:p>0.0</text:p>
          </table:table-cell>
          <table:table-cell table:style-name="ce34" table:formula="of:=4*PI()*PI()*ABS([.K62])*[.J62]/1.175/#REF!" office:value-type="float" office:value="0">
            <text:p>#REF!</text:p>
          </table:table-cell>
          <table:table-cell table:style-name="ce24" table:formula="of:=SQRT([.O62])/SQRT([.$O$7])*100" office:value-type="float" office:value="0">
            <text:p>#REF!</text:p>
          </table:table-cell>
          <table:table-cell table:style-name="ce28"/>
          <table:table-cell table:style-name="ce38" table:formula="of:=([.C62]-[.$C$5])/([.D62]-[.$D$5])" office:value-type="float" office:value="6.41358024691358">
            <text:p>6.4136</text:p>
          </table:table-cell>
          <table:table-cell table:style-name="ce5"/>
          <table:table-cell table:style-name="ce13" office:value-type="string">
            <text:p>-2,-1,0</text:p>
          </table:table-cell>
          <table:table-cell table:style-name="ce60" table:formula="of:=[.J62]" office:value-type="float" office:value="171">
            <text:p>171</text:p>
          </table:table-cell>
          <table:table-cell table:style-name="ce23" table:formula="of:=SQRT([.U62])" office:value-type="float" office:value="13.076696830622">
            <text:p>13.1</text:p>
          </table:table-cell>
          <table:table-cell table:style-name="ce62" table:formula="of:=[.U62]/[.$U$7]*10000" office:value-type="float" office:value="0.0172957883238257">
            <text:p>0.01730</text:p>
          </table:table-cell>
          <table:table-cell table:style-name="ce64" table:formula="of:=[.V62]/[.$U$7]*10000" office:value-type="float" office:value="0.00132264199039346">
            <text:p>0.001323</text:p>
          </table:table-cell>
          <table:table-cell table:formula="of:=SQRT([.O62])" office:value-type="float" office:value="0">
            <text:p>#REF!</text:p>
          </table:table-cell>
          <table:table-cell/>
        </table:table-row>
        <table:table-row table:style-name="ro2">
          <table:table-cell table:style-name="ce6"/>
          <table:table-cell table:style-name="ce12"/>
          <table:table-cell table:number-columns-repeated="2" table:style-name="ce12"/>
          <table:table-cell table:style-name="ce12" table:number-columns-repeated="2"/>
          <table:table-cell table:style-name="ce12"/>
          <table:table-cell table:style-name="ce12"/>
          <table:table-cell table:style-name="ce46"/>
          <table:table-cell table:style-name="ce49" table:formula="of:=AVERAGE([.G63];[.I63])" office:value-type="float" office:value="0">
            <text:p>#DIV/0!</text:p>
          </table:table-cell>
          <table:table-cell table:style-name="ce20" table:formula="of:=4*PI()*SIN(0.5*ATAN(([.C63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63]-[.$D$5])*0.07113/359.3))/0.999998)^2)" office:value-type="float" office:value="0.0830285515232819">
            <text:p>0.0830</text:p>
          </table:table-cell>
          <table:table-cell table:style-name="ce20" table:formula="of:=SQRT([.K63]^2+[.L63]^2)" office:value-type="float" office:value="0.554040063608466">
            <text:p>0.5540</text:p>
          </table:table-cell>
          <table:table-cell table:style-name="ce51" table:formula="of:=[.J63]/[.$J$7]*10000" office:value-type="float" office:value="0">
            <text:p>#DIV/0!</text:p>
          </table:table-cell>
          <table:table-cell table:style-name="ce24" table:formula="of:= #REF!*[.J63]" office:value-type="float" office:value="0">
            <text:p>#REF!</text:p>
          </table:table-cell>
          <table:table-cell table:style-name="ce24" table:formula="of:=SQRT([.O63])/SQRT([.$O$7])*100" office:value-type="float" office:value="0">
            <text:p>#REF!</text:p>
          </table:table-cell>
          <table:table-cell table:style-name="ce29"/>
          <table:table-cell table:style-name="ce38" table:formula="of:=([.C63]-[.$C$5])/([.D63]-[.$D$5])" office:value-type="float" office:value="6.41358024691358">
            <text:p>6.4136</text:p>
          </table:table-cell>
          <table:table-cell table:style-name="ce6"/>
          <table:table-cell table:style-name="ce12"/>
          <table:table-cell table:style-name="ce60" table:formula="of:=[.J63]" office:value-type="float" office:value="0">
            <text:p>#DIV/0!</text:p>
          </table:table-cell>
          <table:table-cell table:style-name="ce23" table:formula="of:=SQRT([.U63])" office:value-type="float" office:value="0">
            <text:p>#DIV/0!</text:p>
          </table:table-cell>
          <table:table-cell table:style-name="ce62" table:formula="of:=[.U63]/[.$U$7]*10000" office:value-type="float" office:value="0">
            <text:p>#DIV/0!</text:p>
          </table:table-cell>
          <table:table-cell table:style-name="ce64" table:formula="of:=[.V63]/[.$U$7]*10000" office:value-type="float" office:value="0">
            <text:p>#DIV/0!</text:p>
          </table:table-cell>
          <table:table-cell table:formula="of:=SQRT([.O63])" office:value-type="float" office:value="0">
            <text:p>#REF!</text:p>
          </table:table-cell>
          <table:table-cell/>
        </table:table-row>
        <table:table-row table:style-name="ro1">
          <table:table-cell office:value-type="string" table:number-columns-spanned="8" table:number-rows-spanned="1">
            <text:p>bkgd: subtract this value from the raw (or rotated) data</text:p>
          </table:table-cell>
          <table:covered-table-cell table:number-columns-repeated="7"/>
          <table:table-cell table:number-columns-repeated="18"/>
        </table:table-row>
        <table:table-row table:style-name="ro2">
          <table:table-cell office:value-type="string" table:number-columns-spanned="8" table:number-rows-spanned="1">
            <text:p>box: define the size and placement of a box, command entered was “box1 (x2-x1+1) (y2-y1+1)”</text:p>
          </table:table-cell>
          <table:covered-table-cell table:number-columns-repeated="7"/>
          <table:table-cell table:number-columns-repeated="18"/>
        </table:table-row>
        <table:table-row table:style-name="ro2">
          <table:table-cell office:value-type="string" table:number-columns-spanned="8" table:number-rows-spanned="1">
            <text:p>I (sum): the integrated intensity reported by box1 command above</text:p>
          </table:table-cell>
          <table:covered-table-cell table:number-columns-repeated="7"/>
          <table:table-cell table:number-columns-repeated="18"/>
        </table:table-row>
        <table:table-row table:style-name="ro2" table:number-rows-repeated="1048509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All" table:style-name="ta1">
        <table:table-column table:style-name="co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21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6" table:default-cell-style-name="Default"/>
        <table:table-row table:style-name="ro2">
          <table:table-cell table:style-name="ce1" office:value-type="string" table:number-columns-spanned="14" table:number-rows-spanned="1">
            <text:p>S2 = 359.3; wavelength = 1.175; pixel size = 0.07113</text:p>
          </table:table-cell>
          <table:covered-table-cell table:number-columns-repeated="13"/>
        </table:table-row>
        <table:table-row table:style-name="ro2">
          <table:table-cell table:number-columns-spanned="6" table:number-rows-spanned="1"/>
          <table:covered-table-cell table:number-columns-repeated="5"/>
          <table:table-cell table:number-columns-repeated="8"/>
        </table:table-row>
        <table:table-row table:style-name="ro2">
          <table:table-cell table:number-columns-repeated="7"/>
          <table:table-cell table:style-name="ce67" office:value-type="string" table:number-columns-spanned="4" table:number-rows-spanned="1">
            <text:p>norm. I_o</text:p>
          </table:table-cell>
          <table:covered-table-cell table:number-columns-repeated="3"/>
          <table:table-cell/>
          <table:table-cell table:style-name="ce37" office:value-type="string">
            <text:p>norm. I_o</text:p>
          </table:table-cell>
          <table:table-cell/>
        </table:table-row>
        <table:table-row table:style-name="ro1">
          <table:table-cell table:style-name="ce2" office:value-type="string">
            <text:p>h</text:p>
          </table:table-cell>
          <table:table-cell table:style-name="ce9" office:value-type="string">
            <text:p>k</text:p>
          </table:table-cell>
          <table:table-cell table:style-name="ce9" office:value-type="string">
            <text:p>px</text:p>
          </table:table-cell>
          <table:table-cell table:style-name="ce9" office:value-type="string">
            <text:p>pz</text:p>
          </table:table-cell>
          <table:table-cell table:style-name="ce65" office:value-type="string">
            <text:p>qr</text:p>
          </table:table-cell>
          <table:table-cell table:style-name="ce65" office:value-type="string">
            <text:p>qz</text:p>
          </table:table-cell>
          <table:table-cell table:style-name="ce65" office:value-type="string">
            <text:p>q</text:p>
          </table:table-cell>
          <table:table-cell table:style-name="ce65" office:value-type="string">
            <text:p>82 (full)</text:p>
          </table:table-cell>
          <table:table-cell table:style-name="ce65" office:value-type="string">
            <text:p>83 (full)</text:p>
          </table:table-cell>
          <table:table-cell table:style-name="ce65" office:value-type="string">
            <text:p>85 (full)</text:p>
          </table:table-cell>
          <table:table-cell table:style-name="ce37" office:value-type="string">
            <text:p>85 (FWHM)</text:p>
          </table:table-cell>
          <table:table-cell table:style-name="ce37" office:value-type="string">
            <text:p>q (W&amp;W)</text:p>
          </table:table-cell>
          <table:table-cell table:style-name="ce37" office:value-type="string">
            <text:p>W&amp;W</text:p>
          </table:table-cell>
          <table:table-cell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81">
            <text:p>81</text:p>
          </table:table-cell>
          <table:table-cell table:style-name="ce20"/>
          <table:table-cell table:style-name="ce43" table:number-columns-repeated="3"/>
          <table:table-cell table:style-name="ce65"/>
          <table:table-cell table:style-name="ce68"/>
          <table:table-cell table:number-columns-repeated="4"/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 office:value-type="float" office:value="560.5">
            <text:p>560.5</text:p>
          </table:table-cell>
          <table:table-cell table:style-name="ce42" office:value-type="float" office:value="179.5">
            <text:p>179.5</text:p>
          </table:table-cell>
          <table:table-cell table:style-name="ce20" table:formula="of:=4*PI()*SIN(0.5*ATAN(([.C6]-[.$C$5])*0.07113/359.3))/1.175" office:value-type="float" office:value="0.0434020977671829">
            <text:p>0.0434</text:p>
          </table:table-cell>
          <table:table-cell table:style-name="ce66" table:formula="of:=4*PI()*0.9999979/1.175*SQRT(1-(COS(0.5*ATAN(([.D6]-[.$D$5])*0.07113/359.3))/0.999998)^2)" office:value-type="float" office:value="0.102040881086611">
            <text:p>0.1020</text:p>
          </table:table-cell>
          <table:table-cell table:style-name="ce20" table:formula="of:=SQRT([.E6]^2+[.F6]^2)" office:value-type="float" office:value="0.110887706728582">
            <text:p>0.1109</text:p>
          </table:table-cell>
          <table:table-cell table:style-name="ce20" table:number-columns-repeated="2"/>
          <table:table-cell table:style-name="ce51" office:value-type="float" office:value="5217.39130434783">
            <text:p>5217.4</text:p>
          </table:table-cell>
          <table:table-cell table:style-name="ce51" office:value-type="float" office:value="5913.99020141535">
            <text:p>5914.0</text:p>
          </table:table-cell>
          <table:table-cell table:style-name="ce8" office:value-type="float" office:value="0.11087">
            <text:p>0.11087</text:p>
          </table:table-cell>
          <table:table-cell table:style-name="ce69" office:value-type="float" office:value="27.4447676115271">
            <text:p>27.4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0">
            <text:p>0</text:p>
          </table:table-cell>
          <table:table-cell table:style-name="ce43" office:value-type="float" office:value="519.5">
            <text:p>519.5</text:p>
          </table:table-cell>
          <table:table-cell table:style-name="ce43" office:value-type="float" office:value="185.5">
            <text:p>185.5</text:p>
          </table:table-cell>
          <table:table-cell table:style-name="ce20" table:formula="of:=4*PI()*SIN(0.5*ATAN(([.C7]-[.$C$5])*0.07113/359.3))/1.175" office:value-type="float" office:value="0">
            <text:p>0.0000</text:p>
          </table:table-cell>
          <table:table-cell table:style-name="ce66" table:formula="of:=4*PI()*0.9999979/1.175*SQRT(1-(COS(0.5*ATAN(([.D7]-[.$D$5])*0.07113/359.3))/0.999998)^2)" office:value-type="float" office:value="0.108519501344388">
            <text:p>0.1085</text:p>
          </table:table-cell>
          <table:table-cell table:style-name="ce20" table:formula="of:=SQRT([.E7]^2+[.F7]^2)" office:value-type="float" office:value="0.108519501344388">
            <text:p>0.1085</text:p>
          </table:table-cell>
          <table:table-cell table:style-name="ce20" table:number-columns-repeated="2"/>
          <table:table-cell table:style-name="ce51" office:value-type="float" office:value="924123.106985833">
            <text:p>924123.1</text:p>
          </table:table-cell>
          <table:table-cell table:style-name="ce51" office:value-type="float" office:value="1076407.18562874">
            <text:p>1076407.2</text:p>
          </table:table-cell>
          <table:table-cell table:style-name="ce8" office:value-type="float" office:value="0.10845">
            <text:p>0.10845</text:p>
          </table:table-cell>
          <table:table-cell table:style-name="ce69" office:value-type="float" office:value="10000">
            <text:p>10000.0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1">
            <text:p>1</text:p>
          </table:table-cell>
          <table:table-cell table:style-name="ce43" office:value-type="float" office:value="560">
            <text:p>560</text:p>
          </table:table-cell>
          <table:table-cell table:style-name="ce43" office:value-type="float" office:value="191">
            <text:p>191</text:p>
          </table:table-cell>
          <table:table-cell table:style-name="ce20" table:formula="of:=4*PI()*SIN(0.5*ATAN(([.C8]-[.$C$5])*0.07113/359.3))/1.175" office:value-type="float" office:value="0.0428728295667203">
            <text:p>0.0429</text:p>
          </table:table-cell>
          <table:table-cell table:style-name="ce66" table:formula="of:=4*PI()*0.9999979/1.175*SQRT(1-(COS(0.5*ATAN(([.D8]-[.$D$5])*0.07113/359.3))/0.999998)^2)" office:value-type="float" office:value="0.114445141684347">
            <text:p>0.1144</text:p>
          </table:table-cell>
          <table:table-cell table:style-name="ce20" table:formula="of:=SQRT([.E8]^2+[.F8]^2)" office:value-type="float" office:value="0.122211987833466">
            <text:p>0.1222</text:p>
          </table:table-cell>
          <table:table-cell table:style-name="ce20" table:number-columns-repeated="2"/>
          <table:table-cell table:style-name="ce51" office:value-type="float" office:value="1712.26184660479">
            <text:p>1712.3</text:p>
          </table:table-cell>
          <table:table-cell table:style-name="ce51" office:value-type="float" office:value="1848.66630375612">
            <text:p>1848.7</text:p>
          </table:table-cell>
          <table:table-cell table:style-name="ce8" office:value-type="float" office:value="0.12306">
            <text:p>0.12306</text:p>
          </table:table-cell>
          <table:table-cell table:style-name="ce69" office:value-type="float" office:value="6.03870337383787">
            <text:p>6.0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2">
            <text:p>2</text:p>
          </table:table-cell>
          <table:table-cell table:style-name="ce43" office:value-type="float" office:value="602">
            <text:p>602</text:p>
          </table:table-cell>
          <table:table-cell table:style-name="ce43" office:value-type="float" office:value="197.5">
            <text:p>197.5</text:p>
          </table:table-cell>
          <table:table-cell table:style-name="ce20" table:formula="of:=4*PI()*SIN(0.5*ATAN(([.C9]-[.$C$5])*0.07113/359.3))/1.175" office:value-type="float" office:value="0.0873269122896536">
            <text:p>0.0873</text:p>
          </table:table-cell>
          <table:table-cell table:style-name="ce66" table:formula="of:=4*PI()*0.9999979/1.175*SQRT(1-(COS(0.5*ATAN(([.D9]-[.$D$5])*0.07113/359.3))/0.999998)^2)" office:value-type="float" office:value="0.121434519726101">
            <text:p>0.1214</text:p>
          </table:table-cell>
          <table:table-cell table:style-name="ce20" table:formula="of:=SQRT([.E9]^2+[.F9]^2)" office:value-type="float" office:value="0.149573835249197">
            <text:p>0.1496</text:p>
          </table:table-cell>
          <table:table-cell table:style-name="ce24"/>
          <table:table-cell table:style-name="ce43"/>
          <table:table-cell table:style-name="ce51" office:value-type="string">
            <text:p>#DIV/0!</text:p>
          </table:table-cell>
          <table:table-cell table:style-name="ce51" office:value-type="float" office:value="8.31790963527491">
            <text:p>8.3</text:p>
          </table:table-cell>
          <table:table-cell table:style-name="ce8"/>
          <table:table-cell table:style-name="ce69" office:value-type="float" office:value="0">
            <text:p>0.0</text:p>
          </table:table-cell>
          <table:table-cell/>
        </table:table-row>
        <table:table-row table:style-name="ro2">
          <table:table-cell table:style-name="ce40"/>
          <table:table-cell table:style-name="ce43" office:value-type="float" office:value="3">
            <text:p>3</text:p>
          </table:table-cell>
          <table:table-cell table:style-name="ce43" office:value-type="float" office:value="642">
            <text:p>642</text:p>
          </table:table-cell>
          <table:table-cell table:style-name="ce43" office:value-type="float" office:value="204">
            <text:p>204</text:p>
          </table:table-cell>
          <table:table-cell table:style-name="ce20" table:formula="of:=4*PI()*SIN(0.5*ATAN(([.C10]-[.$C$5])*0.07113/359.3))/1.175" office:value-type="float" office:value="0.129651613786888">
            <text:p>0.1297</text:p>
          </table:table-cell>
          <table:table-cell table:style-name="ce66" table:formula="of:=4*PI()*0.9999979/1.175*SQRT(1-(COS(0.5*ATAN(([.D10]-[.$D$5])*0.07113/359.3))/0.999998)^2)" office:value-type="float" office:value="0.128411308741163">
            <text:p>0.1284</text:p>
          </table:table-cell>
          <table:table-cell table:style-name="ce20" table:formula="of:=SQRT([.E10]^2+[.F10]^2)" office:value-type="float" office:value="0.182480150071625">
            <text:p>0.1825</text:p>
          </table:table-cell>
          <table:table-cell table:style-name="ce24"/>
          <table:table-cell table:style-name="ce43"/>
          <table:table-cell table:style-name="ce51" office:value-type="float" office:value="28.5539814362482">
            <text:p>28.6</text:p>
          </table:table-cell>
          <table:table-cell table:style-name="ce51" office:value-type="float" office:value="28.2961350027218">
            <text:p>28.3</text:p>
          </table:table-cell>
          <table:table-cell table:style-name="ce8" office:value-type="float" office:value="0.18445">
            <text:p>0.18445</text:p>
          </table:table-cell>
          <table:table-cell table:style-name="ce69" office:value-type="float" office:value="0.179977568362358">
            <text:p>0.2</text:p>
          </table:table-cell>
          <table:table-cell/>
        </table:table-row>
        <table:table-row table:style-name="ro2">
          <table:table-cell table:style-name="ce41"/>
          <table:table-cell table:style-name="ce44" office:value-type="float" office:value="4">
            <text:p>4</text:p>
          </table:table-cell>
          <table:table-cell table:style-name="ce44" office:value-type="float" office:value="681">
            <text:p>681</text:p>
          </table:table-cell>
          <table:table-cell table:style-name="ce44" office:value-type="float" office:value="208">
            <text:p>208</text:p>
          </table:table-cell>
          <table:table-cell table:style-name="ce20" table:formula="of:=4*PI()*SIN(0.5*ATAN(([.C11]-[.$C$5])*0.07113/359.3))/1.175" office:value-type="float" office:value="0.170900652862724">
            <text:p>0.1709</text:p>
          </table:table-cell>
          <table:table-cell table:style-name="ce66" table:formula="of:=4*PI()*0.9999979/1.175*SQRT(1-(COS(0.5*ATAN(([.D11]-[.$D$5])*0.07113/359.3))/0.999998)^2)" office:value-type="float" office:value="0.132699278534574">
            <text:p>0.1327</text:p>
          </table:table-cell>
          <table:table-cell table:style-name="ce20" table:formula="of:=SQRT([.E11]^2+[.F11]^2)" office:value-type="float" office:value="0.216370357656731">
            <text:p>0.2164</text:p>
          </table:table-cell>
          <table:table-cell table:style-name="ce34"/>
          <table:table-cell table:style-name="ce43"/>
          <table:table-cell table:number-columns-repeated="2" table:style-name="ce51" office:value-type="string">
            <text:p>#DIV/0!</text:p>
          </table:table-cell>
          <table:table-cell table:style-name="ce8"/>
          <table:table-cell table:style-name="ce69" office:value-type="float" office:value="0">
            <text:p>0.0</text:p>
          </table:table-cell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276.5">
            <text:p>276.5</text:p>
          </table:table-cell>
          <table:table-cell table:style-name="ce20" table:formula="of:=4*PI()*SIN(0.5*ATAN(([.C12]-[.$C$5])*0.07113/359.3))/1.175" office:value-type="float" office:value="-0.0873269122896536">
            <text:p>-0.0873</text:p>
          </table:table-cell>
          <table:table-cell table:style-name="ce66" table:formula="of:=4*PI()*0.9999979/1.175*SQRT(1-(COS(0.5*ATAN(([.D12]-[.$D$5])*0.07113/359.3))/0.999998)^2)" office:value-type="float" office:value="0.205733941619933">
            <text:p>0.2057</text:p>
          </table:table-cell>
          <table:table-cell table:style-name="ce20" table:formula="of:=SQRT([.E12]^2+[.F12]^2)" office:value-type="float" office:value="0.223500434774787">
            <text:p>0.2235</text:p>
          </table:table-cell>
          <table:table-cell table:style-name="ce24"/>
          <table:table-cell table:style-name="ce20"/>
          <table:table-cell table:style-name="ce51"/>
          <table:table-cell table:style-name="ce51" office:value-type="float" office:value="396.6">
            <text:p>396.6</text:p>
          </table:table-cell>
          <table:table-cell table:style-name="ce8" office:value-type="float" office:value="0.22207">
            <text:p>0.22207</text:p>
          </table:table-cell>
          <table:table-cell table:style-name="ce69" office:value-type="float" office:value="1.68218543569875">
            <text:p>1.7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561">
            <text:p>561</text:p>
          </table:table-cell>
          <table:table-cell table:style-name="ce13" office:value-type="float" office:value="282">
            <text:p>282</text:p>
          </table:table-cell>
          <table:table-cell table:style-name="ce20" table:formula="of:=4*PI()*SIN(0.5*ATAN(([.C13]-[.$C$5])*0.07113/359.3))/1.175" office:value-type="float" office:value="0.0439313650109503">
            <text:p>0.0439</text:p>
          </table:table-cell>
          <table:table-cell table:style-name="ce66" table:formula="of:=4*PI()*0.9999979/1.175*SQRT(1-(COS(0.5*ATAN(([.D13]-[.$D$5])*0.07113/359.3))/0.999998)^2)" office:value-type="float" office:value="0.21157670968492">
            <text:p>0.2116</text:p>
          </table:table-cell>
          <table:table-cell table:style-name="ce20" table:formula="of:=SQRT([.E13]^2+[.F13]^2)" office:value-type="float" office:value="0.216089492832998">
            <text:p>0.2161</text:p>
          </table:table-cell>
          <table:table-cell table:style-name="ce20" table:number-columns-repeated="2"/>
          <table:table-cell table:style-name="ce51" office:value-type="float" office:value="12981.9247679531">
            <text:p>12981.9</text:p>
          </table:table-cell>
          <table:table-cell table:style-name="ce51" office:value-type="float" office:value="13750.6804572673">
            <text:p>13750.7</text:p>
          </table:table-cell>
          <table:table-cell table:style-name="ce8" office:value-type="float" office:value="0.21464">
            <text:p>0.21464</text:p>
          </table:table-cell>
          <table:table-cell table:style-name="ce69" office:value-type="float" office:value="77.6590099221071">
            <text:p>77.7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288">
            <text:p>288</text:p>
          </table:table-cell>
          <table:table-cell table:style-name="ce20" table:formula="of:=4*PI()*SIN(0.5*ATAN(([.C14]-[.$C$5])*0.07113/359.3))/1.175" office:value-type="float" office:value="0">
            <text:p>0.0000</text:p>
          </table:table-cell>
          <table:table-cell table:style-name="ce66" table:formula="of:=4*PI()*0.9999979/1.175*SQRT(1-(COS(0.5*ATAN(([.D14]-[.$D$5])*0.07113/359.3))/0.999998)^2)" office:value-type="float" office:value="0.217948131648506">
            <text:p>0.2179</text:p>
          </table:table-cell>
          <table:table-cell table:style-name="ce20" table:formula="of:=SQRT([.E14]^2+[.F14]^2)" office:value-type="float" office:value="0.217948131648506">
            <text:p>0.2179</text:p>
          </table:table-cell>
          <table:table-cell table:style-name="ce20" table:number-columns-repeated="2"/>
          <table:table-cell table:style-name="ce51" office:value-type="float" office:value="67650.2198339033">
            <text:p>67650.2</text:p>
          </table:table-cell>
          <table:table-cell table:style-name="ce51" office:value-type="float" office:value="70811.1050626021">
            <text:p>70811.1</text:p>
          </table:table-cell>
          <table:table-cell table:style-name="ce8" office:value-type="float" office:value="0.21712">
            <text:p>0.21712</text:p>
          </table:table-cell>
          <table:table-cell table:style-name="ce69" office:value-type="float" office:value="787.64805">
            <text:p>787.6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294">
            <text:p>294</text:p>
          </table:table-cell>
          <table:table-cell table:style-name="ce20" table:formula="of:=4*PI()*SIN(0.5*ATAN(([.C15]-[.$C$5])*0.07113/359.3))/1.175" office:value-type="float" office:value="0.0428728295667203">
            <text:p>0.0429</text:p>
          </table:table-cell>
          <table:table-cell table:style-name="ce66" table:formula="of:=4*PI()*0.9999979/1.175*SQRT(1-(COS(0.5*ATAN(([.D15]-[.$D$5])*0.07113/359.3))/0.999998)^2)" office:value-type="float" office:value="0.224317079463268">
            <text:p>0.2243</text:p>
          </table:table-cell>
          <table:table-cell table:style-name="ce20" table:formula="of:=SQRT([.E15]^2+[.F15]^2)" office:value-type="float" office:value="0.228377388666188">
            <text:p>0.2284</text:p>
          </table:table-cell>
          <table:table-cell table:style-name="ce20" table:number-columns-repeated="2"/>
          <table:table-cell table:style-name="ce51" office:value-type="float" office:value="4317.04934049829">
            <text:p>4317.0</text:p>
          </table:table-cell>
          <table:table-cell table:style-name="ce51" office:value-type="float" office:value="4951.55144256941">
            <text:p>4951.6</text:p>
          </table:table-cell>
          <table:table-cell table:style-name="ce8" office:value-type="float" office:value="0.2276">
            <text:p>0.2276</text:p>
          </table:table-cell>
          <table:table-cell table:style-name="ce69" office:value-type="float" office:value="18.7013692129301">
            <text:p>18.7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1">
            <text:p>601</text:p>
          </table:table-cell>
          <table:table-cell table:style-name="ce13" office:value-type="float" office:value="300">
            <text:p>300</text:p>
          </table:table-cell>
          <table:table-cell table:style-name="ce20" table:formula="of:=4*PI()*SIN(0.5*ATAN(([.C16]-[.$C$5])*0.07113/359.3))/1.175" office:value-type="float" office:value="0.0862686121423689">
            <text:p>0.0863</text:p>
          </table:table-cell>
          <table:table-cell table:style-name="ce66" table:formula="of:=4*PI()*0.9999979/1.175*SQRT(1-(COS(0.5*ATAN(([.D16]-[.$D$5])*0.07113/359.3))/0.999998)^2)" office:value-type="float" office:value="0.230683680887606">
            <text:p>0.2307</text:p>
          </table:table-cell>
          <table:table-cell table:style-name="ce20" table:formula="of:=SQRT([.E16]^2+[.F16]^2)" office:value-type="float" office:value="0.246286893822683">
            <text:p>0.2463</text:p>
          </table:table-cell>
          <table:table-cell table:style-name="ce24"/>
          <table:table-cell table:style-name="ce20"/>
          <table:table-cell table:style-name="ce51" office:value-type="float" office:value="838.299951148021">
            <text:p>838.3</text:p>
          </table:table-cell>
          <table:table-cell table:style-name="ce51" office:value-type="float" office:value="960.696788241699">
            <text:p>960.7</text:p>
          </table:table-cell>
          <table:table-cell table:style-name="ce8" office:value-type="float" office:value="0.24628">
            <text:p>0.24628</text:p>
          </table:table-cell>
          <table:table-cell table:style-name="ce69" office:value-type="float" office:value="4.31303909672131">
            <text:p>4.3</text:p>
          </table:table-cell>
          <table:table-cell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1.5">
            <text:p>641.5</text:p>
          </table:table-cell>
          <table:table-cell table:style-name="ce13" office:value-type="float" office:value="306">
            <text:p>306</text:p>
          </table:table-cell>
          <table:table-cell table:style-name="ce20" table:formula="of:=4*PI()*SIN(0.5*ATAN(([.C17]-[.$C$5])*0.07113/359.3))/1.175" office:value-type="float" office:value="0.129122655394241">
            <text:p>0.1291</text:p>
          </table:table-cell>
          <table:table-cell table:style-name="ce66" table:formula="of:=4*PI()*0.9999979/1.175*SQRT(1-(COS(0.5*ATAN(([.D17]-[.$D$5])*0.07113/359.3))/0.999998)^2)" office:value-type="float" office:value="0.237048047768861">
            <text:p>0.2370</text:p>
          </table:table-cell>
          <table:table-cell table:style-name="ce20" table:formula="of:=SQRT([.E17]^2+[.F17]^2)" office:value-type="float" office:value="0.269934134720098">
            <text:p>0.2699</text:p>
          </table:table-cell>
          <table:table-cell table:style-name="ce24"/>
          <table:table-cell table:style-name="ce43"/>
          <table:table-cell table:style-name="ce51" office:value-type="float" office:value="224.035173424524">
            <text:p>224.0</text:p>
          </table:table-cell>
          <table:table-cell table:style-name="ce51" office:value-type="float" office:value="224.714207947741">
            <text:p>224.7</text:p>
          </table:table-cell>
          <table:table-cell table:style-name="ce8" office:value-type="float" office:value="0.27123">
            <text:p>0.27123</text:p>
          </table:table-cell>
          <table:table-cell table:style-name="ce69" office:value-type="float" office:value="1.15069074400214">
            <text:p>1.2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4">
            <text:p>4</text:p>
          </table:table-cell>
          <table:table-cell table:style-name="ce8" office:value-type="float" office:value="683">
            <text:p>683</text:p>
          </table:table-cell>
          <table:table-cell table:style-name="ce8" office:value-type="float" office:value="312">
            <text:p>312</text:p>
          </table:table-cell>
          <table:table-cell table:style-name="ce20" table:formula="of:=4*PI()*SIN(0.5*ATAN(([.C18]-[.$C$5])*0.07113/359.3))/1.175" office:value-type="float" office:value="0.173015418373835">
            <text:p>0.1730</text:p>
          </table:table-cell>
          <table:table-cell table:style-name="ce66" table:formula="of:=4*PI()*0.9999979/1.175*SQRT(1-(COS(0.5*ATAN(([.D18]-[.$D$5])*0.07113/359.3))/0.999998)^2)" office:value-type="float" office:value="0.243410278137577">
            <text:p>0.2434</text:p>
          </table:table-cell>
          <table:table-cell table:style-name="ce20" table:formula="of:=SQRT([.E18]^2+[.F18]^2)" office:value-type="float" office:value="0.29863505905718">
            <text:p>0.2986</text:p>
          </table:table-cell>
          <table:table-cell table:style-name="ce24"/>
          <table:table-cell table:style-name="ce43"/>
          <table:table-cell table:style-name="ce51" office:value-type="float" office:value="67.9531021006351">
            <text:p>68.0</text:p>
          </table:table-cell>
          <table:table-cell table:style-name="ce51" office:value-type="float" office:value="91.7256396298312">
            <text:p>91.7</text:p>
          </table:table-cell>
          <table:table-cell table:style-name="ce8" office:value-type="float" office:value="0.30077">
            <text:p>0.30077</text:p>
          </table:table-cell>
          <table:table-cell table:style-name="ce69" office:value-type="float" office:value="0.267738814750002">
            <text:p>0.3</text:p>
          </table:table-cell>
          <table:table-cell/>
        </table:table-row>
        <table:table-row table:style-name="ro2">
          <table:table-cell table:style-name="ce6"/>
          <table:table-cell table:style-name="ce12" office:value-type="float" office:value="5">
            <text:p>5</text:p>
          </table:table-cell>
          <table:table-cell table:style-name="ce12" office:value-type="float" office:value="722">
            <text:p>722</text:p>
          </table:table-cell>
          <table:table-cell table:style-name="ce12" office:value-type="float" office:value="318">
            <text:p>318</text:p>
          </table:table-cell>
          <table:table-cell table:style-name="ce20" table:formula="of:=4*PI()*SIN(0.5*ATAN(([.C19]-[.$C$5])*0.07113/359.3))/1.175" office:value-type="float" office:value="0.214240257368259">
            <text:p>0.2142</text:p>
          </table:table-cell>
          <table:table-cell table:style-name="ce66" table:formula="of:=4*PI()*0.9999979/1.175*SQRT(1-(COS(0.5*ATAN(([.D19]-[.$D$5])*0.07113/359.3))/0.999998)^2)" office:value-type="float" office:value="0.249770457978867">
            <text:p>0.2498</text:p>
          </table:table-cell>
          <table:table-cell table:style-name="ce20" table:formula="of:=SQRT([.E19]^2+[.F19]^2)" office:value-type="float" office:value="0.329065600688056">
            <text:p>0.3291</text:p>
          </table:table-cell>
          <table:table-cell table:style-name="ce24"/>
          <table:table-cell table:style-name="ce43"/>
          <table:table-cell table:style-name="ce51" office:value-type="float" office:value="25.2467024914509">
            <text:p>25.2</text:p>
          </table:table-cell>
          <table:table-cell table:style-name="ce51" office:value-type="string">
            <text:p>#DIV/0!</text:p>
          </table:table-cell>
          <table:table-cell table:style-name="ce8"/>
          <table:table-cell table:style-name="ce69" office:value-type="float" office:value="0">
            <text:p>0.0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79">
            <text:p>379</text:p>
          </table:table-cell>
          <table:table-cell table:style-name="ce20" table:formula="of:=4*PI()*SIN(0.5*ATAN(([.C20]-[.$C$5])*0.07113/359.3))/1.175" office:value-type="float" office:value="-0.0873269122896536">
            <text:p>-0.0873</text:p>
          </table:table-cell>
          <table:table-cell table:style-name="ce66" table:formula="of:=4*PI()*0.9999979/1.175*SQRT(1-(COS(0.5*ATAN(([.D20]-[.$D$5])*0.07113/359.3))/0.999998)^2)" office:value-type="float" office:value="0.314329187580383">
            <text:p>0.3143</text:p>
          </table:table-cell>
          <table:table-cell table:style-name="ce20" table:formula="of:=SQRT([.E20]^2+[.F20]^2)" office:value-type="float" office:value="0.326234314220605">
            <text:p>0.3262</text:p>
          </table:table-cell>
          <table:table-cell table:style-name="ce24"/>
          <table:table-cell table:style-name="ce20"/>
          <table:table-cell table:style-name="ce51" office:value-type="float" office:value="2487.54274548119">
            <text:p>2487.5</text:p>
          </table:table-cell>
          <table:table-cell table:style-name="ce51" office:value-type="float" office:value="2589.0038105607">
            <text:p>2589.0</text:p>
          </table:table-cell>
          <table:table-cell table:style-name="ce8" office:value-type="float" office:value="0.32472">
            <text:p>0.32472</text:p>
          </table:table-cell>
          <table:table-cell table:style-name="ce69" office:value-type="float" office:value="9.7755992669862">
            <text:p>9.8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-1">
            <text:p>-1</text:p>
          </table:table-cell>
          <table:table-cell table:style-name="ce8" office:value-type="float" office:value="478.5">
            <text:p>478.5</text:p>
          </table:table-cell>
          <table:table-cell table:style-name="ce8" office:value-type="float" office:value="385">
            <text:p>385</text:p>
          </table:table-cell>
          <table:table-cell table:style-name="ce20" table:formula="of:=4*PI()*SIN(0.5*ATAN(([.C21]-[.$C$5])*0.07113/359.3))/1.175" office:value-type="float" office:value="-0.0434020977671829">
            <text:p>-0.0434</text:p>
          </table:table-cell>
          <table:table-cell table:style-name="ce66" table:formula="of:=4*PI()*0.9999979/1.175*SQRT(1-(COS(0.5*ATAN(([.D21]-[.$D$5])*0.07113/359.3))/0.999998)^2)" office:value-type="float" office:value="0.320669935049335">
            <text:p>0.3207</text:p>
          </table:table-cell>
          <table:table-cell table:style-name="ce20" table:formula="of:=SQRT([.E21]^2+[.F21]^2)" office:value-type="float" office:value="0.323593802992482">
            <text:p>0.3236</text:p>
          </table:table-cell>
          <table:table-cell table:style-name="ce20" table:number-columns-repeated="2"/>
          <table:table-cell table:style-name="ce51" office:value-type="float" office:value="8954.56765999023">
            <text:p>8954.6</text:p>
          </table:table-cell>
          <table:table-cell table:style-name="ce51" office:value-type="float" office:value="8521.50244964616">
            <text:p>8521.5</text:p>
          </table:table-cell>
          <table:table-cell table:style-name="ce8" office:value-type="float" office:value="0.32183">
            <text:p>0.32183</text:p>
          </table:table-cell>
          <table:table-cell table:style-name="ce69" office:value-type="float" office:value="45.2911909609499">
            <text:p>45.3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style-name="ce8" office:value-type="float" office:value="519.5">
            <text:p>519.5</text:p>
          </table:table-cell>
          <table:table-cell table:style-name="ce8" office:value-type="float" office:value="390.5">
            <text:p>390.5</text:p>
          </table:table-cell>
          <table:table-cell table:style-name="ce20" table:formula="of:=4*PI()*SIN(0.5*ATAN(([.C22]-[.$C$5])*0.07113/359.3))/1.175" office:value-type="float" office:value="0">
            <text:p>0.0000</text:p>
          </table:table-cell>
          <table:table-cell table:style-name="ce66" table:formula="of:=4*PI()*0.9999979/1.175*SQRT(1-(COS(0.5*ATAN(([.D22]-[.$D$5])*0.07113/359.3))/0.999998)^2)" office:value-type="float" office:value="0.326480906153398">
            <text:p>0.3265</text:p>
          </table:table-cell>
          <table:table-cell table:style-name="ce20" table:formula="of:=SQRT([.E22]^2+[.F22]^2)" office:value-type="float" office:value="0.326480906153398">
            <text:p>0.3265</text:p>
          </table:table-cell>
          <table:table-cell table:style-name="ce20" table:number-columns-repeated="2"/>
          <table:table-cell table:number-columns-repeated="2" table:style-name="ce51" office:value-type="float" office:value="10000">
            <text:p>10000.0</text:p>
          </table:table-cell>
          <table:table-cell table:style-name="ce8" office:value-type="float" office:value="0.3253">
            <text:p>0.3253</text:p>
          </table:table-cell>
          <table:table-cell table:style-name="ce69" office:value-type="float" office:value="48.2403">
            <text:p>48.2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1">
            <text:p>1</text:p>
          </table:table-cell>
          <table:table-cell table:number-columns-repeated="2" table:style-name="ce8"/>
          <table:table-cell table:style-name="ce20" table:formula="of:=4*PI()*SIN(0.5*ATAN(([.C23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23]-[.$D$5])*0.07113/359.3))/0.999998)^2)" office:value-type="float" office:value="0.0830285515232819">
            <text:p>0.0830</text:p>
          </table:table-cell>
          <table:table-cell table:style-name="ce20" table:formula="of:=SQRT([.E23]^2+[.F23]^2)" office:value-type="float" office:value="0.554040063608466">
            <text:p>0.5540</text:p>
          </table:table-cell>
          <table:table-cell table:style-name="ce24"/>
          <table:table-cell table:style-name="ce43"/>
          <table:table-cell table:number-columns-repeated="2" table:style-name="ce51" office:value-type="string">
            <text:p>#DIV/0!</text:p>
          </table:table-cell>
          <table:table-cell table:style-name="ce8"/>
          <table:table-cell table:style-name="ce69" office:value-type="float" office:value="0">
            <text:p>0.0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2">
            <text:p>2</text:p>
          </table:table-cell>
          <table:table-cell table:style-name="ce8" office:value-type="float" office:value="601">
            <text:p>601</text:p>
          </table:table-cell>
          <table:table-cell table:style-name="ce8" office:value-type="float" office:value="402.5">
            <text:p>402.5</text:p>
          </table:table-cell>
          <table:table-cell table:style-name="ce20" table:formula="of:=4*PI()*SIN(0.5*ATAN(([.C24]-[.$C$5])*0.07113/359.3))/1.175" office:value-type="float" office:value="0.0862686121423689">
            <text:p>0.0863</text:p>
          </table:table-cell>
          <table:table-cell table:style-name="ce66" table:formula="of:=4*PI()*0.9999979/1.175*SQRT(1-(COS(0.5*ATAN(([.D24]-[.$D$5])*0.07113/359.3))/0.999998)^2)" office:value-type="float" office:value="0.339154848913004">
            <text:p>0.3392</text:p>
          </table:table-cell>
          <table:table-cell table:style-name="ce20" table:formula="of:=SQRT([.E24]^2+[.F24]^2)" office:value-type="float" office:value="0.349954689898811">
            <text:p>0.3500</text:p>
          </table:table-cell>
          <table:table-cell table:style-name="ce24"/>
          <table:table-cell table:style-name="ce43"/>
          <table:table-cell table:style-name="ce51" office:value-type="float" office:value="284.025403028823">
            <text:p>284.0</text:p>
          </table:table-cell>
          <table:table-cell table:style-name="ce51" office:value-type="float" office:value="288.187261839956">
            <text:p>288.2</text:p>
          </table:table-cell>
          <table:table-cell table:style-name="ce8" office:value-type="float" office:value="0.34996">
            <text:p>0.34996</text:p>
          </table:table-cell>
          <table:table-cell table:style-name="ce69" office:value-type="float" office:value="1.35276800182094">
            <text:p>1.4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3">
            <text:p>3</text:p>
          </table:table-cell>
          <table:table-cell table:style-name="ce8" office:value-type="float" office:value="641.5">
            <text:p>641.5</text:p>
          </table:table-cell>
          <table:table-cell table:style-name="ce8" office:value-type="float" office:value="408.5">
            <text:p>408.5</text:p>
          </table:table-cell>
          <table:table-cell table:style-name="ce20" table:formula="of:=4*PI()*SIN(0.5*ATAN(([.C25]-[.$C$5])*0.07113/359.3))/1.175" office:value-type="float" office:value="0.129122655394241">
            <text:p>0.1291</text:p>
          </table:table-cell>
          <table:table-cell table:style-name="ce66" table:formula="of:=4*PI()*0.9999979/1.175*SQRT(1-(COS(0.5*ATAN(([.D25]-[.$D$5])*0.07113/359.3))/0.999998)^2)" office:value-type="float" office:value="0.345489503048332">
            <text:p>0.3455</text:p>
          </table:table-cell>
          <table:table-cell table:style-name="ce20" table:formula="of:=SQRT([.E25]^2+[.F25]^2)" office:value-type="float" office:value="0.368830119231935">
            <text:p>0.3688</text:p>
          </table:table-cell>
          <table:table-cell table:style-name="ce24"/>
          <table:table-cell table:style-name="ce43"/>
          <table:table-cell table:style-name="ce51" office:value-type="float" office:value="332.144601856375">
            <text:p>332.1</text:p>
          </table:table-cell>
          <table:table-cell table:style-name="ce51" office:value-type="float" office:value="372.67283614589">
            <text:p>372.7</text:p>
          </table:table-cell>
          <table:table-cell table:style-name="ce8" office:value-type="float" office:value="0.36974">
            <text:p>0.36974</text:p>
          </table:table-cell>
          <table:table-cell table:style-name="ce69" office:value-type="float" office:value="1.85077497068799">
            <text:p>1.9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4">
            <text:p>4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414.5">
            <text:p>414.5</text:p>
          </table:table-cell>
          <table:table-cell table:style-name="ce20" table:formula="of:=4*PI()*SIN(0.5*ATAN(([.C26]-[.$C$5])*0.07113/359.3))/1.175" office:value-type="float" office:value="0.171958043186043">
            <text:p>0.1720</text:p>
          </table:table-cell>
          <table:table-cell table:style-name="ce66" table:formula="of:=4*PI()*0.9999979/1.175*SQRT(1-(COS(0.5*ATAN(([.D26]-[.$D$5])*0.07113/359.3))/0.999998)^2)" office:value-type="float" office:value="0.351822620869251">
            <text:p>0.3518</text:p>
          </table:table-cell>
          <table:table-cell table:style-name="ce20" table:formula="of:=SQRT([.E26]^2+[.F26]^2)" office:value-type="float" office:value="0.391597657260206">
            <text:p>0.3916</text:p>
          </table:table-cell>
          <table:table-cell table:style-name="ce24"/>
          <table:table-cell table:style-name="ce43"/>
          <table:table-cell table:style-name="ce51" office:value-type="float" office:value="282.169027845628">
            <text:p>282.2</text:p>
          </table:table-cell>
          <table:table-cell table:style-name="ce51" office:value-type="float" office:value="317.256396298312">
            <text:p>317.3</text:p>
          </table:table-cell>
          <table:table-cell table:style-name="ce8" office:value-type="float" office:value="0.39389">
            <text:p>0.39389</text:p>
          </table:table-cell>
          <table:table-cell table:style-name="ce69" office:value-type="float" office:value="0.638395214883022">
            <text:p>0.6</text:p>
          </table:table-cell>
          <table:table-cell/>
        </table:table-row>
        <table:table-row table:style-name="ro2">
          <table:table-cell table:style-name="ce5"/>
          <table:table-cell table:style-name="ce8" office:value-type="float" office:value="5">
            <text:p>5</text:p>
          </table:table-cell>
          <table:table-cell table:style-name="ce8" office:value-type="float" office:value="723">
            <text:p>723</text:p>
          </table:table-cell>
          <table:table-cell table:style-name="ce8" office:value-type="float" office:value="420.5">
            <text:p>420.5</text:p>
          </table:table-cell>
          <table:table-cell table:style-name="ce20" table:formula="of:=4*PI()*SIN(0.5*ATAN(([.C27]-[.$C$5])*0.07113/359.3))/1.175" office:value-type="float" office:value="0.215296951188425">
            <text:p>0.2153</text:p>
          </table:table-cell>
          <table:table-cell table:style-name="ce66" table:formula="of:=4*PI()*0.9999979/1.175*SQRT(1-(COS(0.5*ATAN(([.D27]-[.$D$5])*0.07113/359.3))/0.999998)^2)" office:value-type="float" office:value="0.358154206476516">
            <text:p>0.3582</text:p>
          </table:table-cell>
          <table:table-cell table:style-name="ce20" table:formula="of:=SQRT([.E27]^2+[.F27]^2)" office:value-type="float" office:value="0.417884209809194">
            <text:p>0.4179</text:p>
          </table:table-cell>
          <table:table-cell table:style-name="ce24"/>
          <table:table-cell table:style-name="ce43"/>
          <table:table-cell table:style-name="ce51" office:value-type="float" office:value="134.049829018075">
            <text:p>134.0</text:p>
          </table:table-cell>
          <table:table-cell table:style-name="ce51" office:value-type="float" office:value="173.217201959717">
            <text:p>173.2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6"/>
          <table:table-cell table:style-name="ce12" office:value-type="float" office:value="6">
            <text:p>6</text:p>
          </table:table-cell>
          <table:table-cell table:style-name="ce12" office:value-type="float" office:value="764">
            <text:p>764</text:p>
          </table:table-cell>
          <table:table-cell table:style-name="ce12" office:value-type="float" office:value="427">
            <text:p>427</text:p>
          </table:table-cell>
          <table:table-cell table:style-name="ce20" table:formula="of:=4*PI()*SIN(0.5*ATAN(([.C28]-[.$C$5])*0.07113/359.3))/1.175" office:value-type="float" office:value="0.258604039451567">
            <text:p>0.2586</text:p>
          </table:table-cell>
          <table:table-cell table:style-name="ce66" table:formula="of:=4*PI()*0.9999979/1.175*SQRT(1-(COS(0.5*ATAN(([.D28]-[.$D$5])*0.07113/359.3))/0.999998)^2)" office:value-type="float" office:value="0.365011697980835">
            <text:p>0.3650</text:p>
          </table:table-cell>
          <table:table-cell table:style-name="ce20" table:formula="of:=SQRT([.E28]^2+[.F28]^2)" office:value-type="float" office:value="0.44733610281702">
            <text:p>0.4473</text:p>
          </table:table-cell>
          <table:table-cell table:style-name="ce24"/>
          <table:table-cell table:style-name="ce43"/>
          <table:table-cell table:style-name="ce51" office:value-type="float" office:value="55.3004396678066">
            <text:p>55.3</text:p>
          </table:table-cell>
          <table:table-cell table:style-name="ce51" office:value-type="float" office:value="84.0827436037017">
            <text:p>84.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1" office:value-type="float" office:value="-3">
            <text:p>-3</text:p>
          </table:table-cell>
          <table:table-cell table:style-name="ce11" office:value-type="float" office:value="396">
            <text:p>396</text:p>
          </table:table-cell>
          <table:table-cell table:style-name="ce11" office:value-type="float" office:value="476">
            <text:p>476</text:p>
          </table:table-cell>
          <table:table-cell table:style-name="ce20" table:formula="of:=4*PI()*SIN(0.5*ATAN(([.C29]-[.$C$5])*0.07113/359.3))/1.175" office:value-type="float" office:value="-0.130709521994936">
            <text:p>-0.1307</text:p>
          </table:table-cell>
          <table:table-cell table:style-name="ce66" table:formula="of:=4*PI()*0.9999979/1.175*SQRT(1-(COS(0.5*ATAN(([.D29]-[.$D$5])*0.07113/359.3))/0.999998)^2)" office:value-type="float" office:value="0.416648689631916">
            <text:p>0.4166</text:p>
          </table:table-cell>
          <table:table-cell table:style-name="ce20" table:formula="of:=SQRT([.E29]^2+[.F29]^2)" office:value-type="float" office:value="0.436670481842015">
            <text:p>0.4367</text:p>
          </table:table-cell>
          <table:table-cell table:style-name="ce24"/>
          <table:table-cell table:style-name="ce20"/>
          <table:table-cell table:style-name="ce51" office:value-type="float" office:value="1251.58768930142">
            <text:p>1251.6</text:p>
          </table:table-cell>
          <table:table-cell table:style-name="ce51" office:value-type="float" office:value="1510.0707675558">
            <text:p>1510.1</text:p>
          </table:table-cell>
          <table:table-cell/>
          <table:table-cell table:style-name="ce8"/>
          <table:table-cell/>
        </table:table-row>
        <table:table-row table:style-name="ro2">
          <table:table-cell table:style-name="ce5"/>
          <table:table-cell table:style-name="ce8" office:value-type="float" office:value="-2">
            <text:p>-2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482">
            <text:p>482</text:p>
          </table:table-cell>
          <table:table-cell table:style-name="ce20" table:formula="of:=4*PI()*SIN(0.5*ATAN(([.C30]-[.$C$5])*0.07113/359.3))/1.175" office:value-type="float" office:value="-0.0873269122896536">
            <text:p>-0.0873</text:p>
          </table:table-cell>
          <table:table-cell table:style-name="ce66" table:formula="of:=4*PI()*0.9999979/1.175*SQRT(1-(COS(0.5*ATAN(([.D30]-[.$D$5])*0.07113/359.3))/0.999998)^2)" office:value-type="float" office:value="0.422964487826517">
            <text:p>0.4230</text:p>
          </table:table-cell>
          <table:table-cell table:style-name="ce20" table:formula="of:=SQRT([.E30]^2+[.F30]^2)" office:value-type="float" office:value="0.431885340770432">
            <text:p>0.4319</text:p>
          </table:table-cell>
          <table:table-cell table:style-name="ce24"/>
          <table:table-cell table:style-name="ce20"/>
          <table:table-cell table:style-name="ce51" office:value-type="float" office:value="5603.32193453835">
            <text:p>5603.3</text:p>
          </table:table-cell>
          <table:table-cell table:style-name="ce51" office:value-type="float" office:value="6170.93086554164">
            <text:p>6170.9</text:p>
          </table:table-cell>
          <table:table-cell/>
          <table:table-cell table:style-name="ce8"/>
          <table:table-cell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478.5">
            <text:p>478.5</text:p>
          </table:table-cell>
          <table:table-cell table:style-name="ce13" office:value-type="float" office:value="488">
            <text:p>488</text:p>
          </table:table-cell>
          <table:table-cell table:style-name="ce20" table:formula="of:=4*PI()*SIN(0.5*ATAN(([.C31]-[.$C$5])*0.07113/359.3))/1.175" office:value-type="float" office:value="-0.0434020977671829">
            <text:p>-0.0434</text:p>
          </table:table-cell>
          <table:table-cell table:style-name="ce66" table:formula="of:=4*PI()*0.9999979/1.175*SQRT(1-(COS(0.5*ATAN(([.D31]-[.$D$5])*0.07113/359.3))/0.999998)^2)" office:value-type="float" office:value="0.429278714271442">
            <text:p>0.4293</text:p>
          </table:table-cell>
          <table:table-cell table:style-name="ce20" table:formula="of:=SQRT([.E31]^2+[.F31]^2)" office:value-type="float" office:value="0.431467213838009">
            <text:p>0.4315</text:p>
          </table:table-cell>
          <table:table-cell table:style-name="ce24"/>
          <table:table-cell table:style-name="ce20"/>
          <table:table-cell table:style-name="ce51" office:value-type="float" office:value="3686.85881778212">
            <text:p>3686.9</text:p>
          </table:table-cell>
          <table:table-cell table:style-name="ce51" office:value-type="float" office:value="3495.9172563963">
            <text:p>3495.9</text:p>
          </table:table-cell>
          <table:table-cell/>
          <table:table-cell table:style-name="ce8"/>
          <table:table-cell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493.5">
            <text:p>493.5</text:p>
          </table:table-cell>
          <table:table-cell table:style-name="ce20" table:formula="of:=4*PI()*SIN(0.5*ATAN(([.C32]-[.$C$5])*0.07113/359.3))/1.175" office:value-type="float" office:value="0">
            <text:p>0.0000</text:p>
          </table:table-cell>
          <table:table-cell table:style-name="ce66" table:formula="of:=4*PI()*0.9999979/1.175*SQRT(1-(COS(0.5*ATAN(([.D32]-[.$D$5])*0.07113/359.3))/0.999998)^2)" office:value-type="float" office:value="0.435065366970071">
            <text:p>0.4351</text:p>
          </table:table-cell>
          <table:table-cell table:style-name="ce20" table:formula="of:=SQRT([.E32]^2+[.F32]^2)" office:value-type="float" office:value="0.435065366970071">
            <text:p>0.4351</text:p>
          </table:table-cell>
          <table:table-cell table:style-name="ce20" table:number-columns-repeated="2"/>
          <table:table-cell table:style-name="ce51" office:value-type="float" office:value="13258.4269662921">
            <text:p>13258.4</text:p>
          </table:table-cell>
          <table:table-cell table:style-name="ce51" office:value-type="float" office:value="13946.652150245">
            <text:p>13946.7</text:p>
          </table:table-cell>
          <table:table-cell/>
          <table:table-cell table:style-name="ce8"/>
          <table:table-cell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/>
          <table:table-cell table:style-name="ce20" table:formula="of:=4*PI()*SIN(0.5*ATAN(([.C33]-[.$C$5])*0.07113/359.3))/1.175" office:value-type="float" office:value="0.0428728295667203">
            <text:p>0.0429</text:p>
          </table:table-cell>
          <table:table-cell table:style-name="ce66" table:formula="of:=4*PI()*0.9999979/1.175*SQRT(1-(COS(0.5*ATAN(([.D33]-[.$D$5])*0.07113/359.3))/0.999998)^2)" office:value-type="float" office:value="0.0830285515232819">
            <text:p>0.0830</text:p>
          </table:table-cell>
          <table:table-cell table:style-name="ce20" table:formula="of:=SQRT([.E33]^2+[.F33]^2)" office:value-type="float" office:value="0.0934442073277489">
            <text:p>0.0934</text:p>
          </table:table-cell>
          <table:table-cell table:style-name="ce24"/>
          <table:table-cell table:style-name="ce13"/>
          <table:table-cell table:number-columns-repeated="2"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0">
            <text:p>600</text:p>
          </table:table-cell>
          <table:table-cell table:style-name="ce13" office:value-type="float" office:value="506">
            <text:p>506</text:p>
          </table:table-cell>
          <table:table-cell table:style-name="ce20" table:formula="of:=4*PI()*SIN(0.5*ATAN(([.C34]-[.$C$5])*0.07113/359.3))/1.175" office:value-type="float" office:value="0.0852103043913744">
            <text:p>0.0852</text:p>
          </table:table-cell>
          <table:table-cell table:style-name="ce66" table:formula="of:=4*PI()*0.9999979/1.175*SQRT(1-(COS(0.5*ATAN(([.D34]-[.$D$5])*0.07113/359.3))/0.999998)^2)" office:value-type="float" office:value="0.448211872635238">
            <text:p>0.4482</text:p>
          </table:table-cell>
          <table:table-cell table:style-name="ce20" table:formula="of:=SQRT([.E34]^2+[.F34]^2)" office:value-type="float" office:value="0.456239716317702">
            <text:p>0.4562</text:p>
          </table:table-cell>
          <table:table-cell table:style-name="ce24"/>
          <table:table-cell table:style-name="ce13"/>
          <table:table-cell table:style-name="ce51" office:value-type="float" office:value="217.293600390816">
            <text:p>217.3</text:p>
          </table:table-cell>
          <table:table-cell table:style-name="ce51" office:value-type="float" office:value="240.936309199782">
            <text:p>240.9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number-columns-repeated="2" table:style-name="ce13"/>
          <table:table-cell table:style-name="ce20" table:formula="of:=4*PI()*SIN(0.5*ATAN(([.C35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35]-[.$D$5])*0.07113/359.3))/0.999998)^2)" office:value-type="float" office:value="0.0830285515232819">
            <text:p>0.0830</text:p>
          </table:table-cell>
          <table:table-cell table:style-name="ce20" table:formula="of:=SQRT([.E35]^2+[.F35]^2)" office:value-type="float" office:value="0.554040063608466">
            <text:p>0.5540</text:p>
          </table:table-cell>
          <table:table-cell table:style-name="ce24"/>
          <table:table-cell table:style-name="ce13"/>
          <table:table-cell table:number-columns-repeated="2"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4">
            <text:p>4</text:p>
          </table:table-cell>
          <table:table-cell table:style-name="ce13" office:value-type="float" office:value="683">
            <text:p>683</text:p>
          </table:table-cell>
          <table:table-cell table:style-name="ce13" office:value-type="float" office:value="518.5">
            <text:p>518.5</text:p>
          </table:table-cell>
          <table:table-cell table:style-name="ce20" table:formula="of:=4*PI()*SIN(0.5*ATAN(([.C36]-[.$C$5])*0.07113/359.3))/1.175" office:value-type="float" office:value="0.173015418373835">
            <text:p>0.1730</text:p>
          </table:table-cell>
          <table:table-cell table:style-name="ce66" table:formula="of:=4*PI()*0.9999979/1.175*SQRT(1-(COS(0.5*ATAN(([.D36]-[.$D$5])*0.07113/359.3))/0.999998)^2)" office:value-type="float" office:value="0.461351389362051">
            <text:p>0.4614</text:p>
          </table:table-cell>
          <table:table-cell table:style-name="ce20" table:formula="of:=SQRT([.E36]^2+[.F36]^2)" office:value-type="float" office:value="0.492726536185507">
            <text:p>0.4927</text:p>
          </table:table-cell>
          <table:table-cell table:style-name="ce24"/>
          <table:table-cell table:style-name="ce13"/>
          <table:table-cell table:style-name="ce51" office:value-type="float" office:value="41.9736199316072">
            <text:p>42.0</text:p>
          </table:table-cell>
          <table:table-cell table:style-name="ce51" office:value-type="float" office:value="58.2471420794774">
            <text:p>58.2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5">
            <text:p>5</text:p>
          </table:table-cell>
          <table:table-cell table:style-name="ce13" office:value-type="float" office:value="723">
            <text:p>723</text:p>
          </table:table-cell>
          <table:table-cell table:style-name="ce13" office:value-type="float" office:value="524">
            <text:p>524</text:p>
          </table:table-cell>
          <table:table-cell table:style-name="ce20" table:formula="of:=4*PI()*SIN(0.5*ATAN(([.C37]-[.$C$5])*0.07113/359.3))/1.175" office:value-type="float" office:value="0.215296951188425">
            <text:p>0.2153</text:p>
          </table:table-cell>
          <table:table-cell table:style-name="ce66" table:formula="of:=4*PI()*0.9999979/1.175*SQRT(1-(COS(0.5*ATAN(([.D37]-[.$D$5])*0.07113/359.3))/0.999998)^2)" office:value-type="float" office:value="0.467130537110918">
            <text:p>0.4671</text:p>
          </table:table-cell>
          <table:table-cell table:style-name="ce20" table:formula="of:=SQRT([.E37]^2+[.F37]^2)" office:value-type="float" office:value="0.514357575906651">
            <text:p>0.5144</text:p>
          </table:table-cell>
          <table:table-cell table:style-name="ce24"/>
          <table:table-cell table:style-name="ce13"/>
          <table:table-cell table:style-name="ce51" office:value-type="float" office:value="66.6829506595017">
            <text:p>66.7</text:p>
          </table:table-cell>
          <table:table-cell table:style-name="ce51" office:value-type="float" office:value="75.2857920522591">
            <text:p>75.3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12" office:value-type="float" office:value="6">
            <text:p>6</text:p>
          </table:table-cell>
          <table:table-cell table:style-name="ce12" office:value-type="float" office:value="764">
            <text:p>764</text:p>
          </table:table-cell>
          <table:table-cell table:style-name="ce12" office:value-type="float" office:value="530">
            <text:p>530</text:p>
          </table:table-cell>
          <table:table-cell table:style-name="ce20" table:formula="of:=4*PI()*SIN(0.5*ATAN(([.C38]-[.$C$5])*0.07113/359.3))/1.175" office:value-type="float" office:value="0.258604039451567">
            <text:p>0.2586</text:p>
          </table:table-cell>
          <table:table-cell table:style-name="ce66" table:formula="of:=4*PI()*0.9999979/1.175*SQRT(1-(COS(0.5*ATAN(([.D38]-[.$D$5])*0.07113/359.3))/0.999998)^2)" office:value-type="float" office:value="0.473433486179976">
            <text:p>0.4734</text:p>
          </table:table-cell>
          <table:table-cell table:style-name="ce20" table:formula="of:=SQRT([.E38]^2+[.F38]^2)" office:value-type="float" office:value="0.53945835340385">
            <text:p>0.5395</text:p>
          </table:table-cell>
          <table:table-cell table:style-name="ce24"/>
          <table:table-cell table:style-name="ce13"/>
          <table:table-cell table:style-name="ce51" office:value-type="float" office:value="35.6375183194919">
            <text:p>35.6</text:p>
          </table:table-cell>
          <table:table-cell table:style-name="ce51" office:value-type="float" office:value="57.8660860097986">
            <text:p>57.9</text:p>
          </table:table-cell>
          <table:table-cell table:number-columns-repeated="3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13" office:value-type="float" office:value="-3">
            <text:p>-3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579">
            <text:p>579</text:p>
          </table:table-cell>
          <table:table-cell table:style-name="ce20" table:formula="of:=4*PI()*SIN(0.5*ATAN(([.C39]-[.$C$5])*0.07113/359.3))/1.175" office:value-type="float" office:value="-0.131767418689161">
            <text:p>-0.1318</text:p>
          </table:table-cell>
          <table:table-cell table:style-name="ce66" table:formula="of:=4*PI()*0.9999979/1.175*SQRT(1-(COS(0.5*ATAN(([.D39]-[.$D$5])*0.07113/359.3))/0.999998)^2)" office:value-type="float" office:value="0.524844436263111">
            <text:p>0.5248</text:p>
          </table:table-cell>
          <table:table-cell table:style-name="ce20" table:formula="of:=SQRT([.E39]^2+[.F39]^2)" office:value-type="float" office:value="0.541132455970206">
            <text:p>0.5411</text:p>
          </table:table-cell>
          <table:table-cell table:style-name="ce24"/>
          <table:table-cell table:style-name="ce13"/>
          <table:table-cell table:style-name="ce51" office:value-type="float" office:value="609.184171958964">
            <text:p>609.2</text:p>
          </table:table-cell>
          <table:table-cell table:style-name="ce51" office:value-type="float" office:value="768.100163309744">
            <text:p>768.1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7.5">
            <text:p>437.5</text:p>
          </table:table-cell>
          <table:table-cell table:style-name="ce13" office:value-type="float" office:value="585.5">
            <text:p>585.5</text:p>
          </table:table-cell>
          <table:table-cell table:style-name="ce20" table:formula="of:=4*PI()*SIN(0.5*ATAN(([.C40]-[.$C$5])*0.07113/359.3))/1.175" office:value-type="float" office:value="-0.0867977631722995">
            <text:p>-0.0868</text:p>
          </table:table-cell>
          <table:table-cell table:style-name="ce66" table:formula="of:=4*PI()*0.9999979/1.175*SQRT(1-(COS(0.5*ATAN(([.D40]-[.$D$5])*0.07113/359.3))/0.999998)^2)" office:value-type="float" office:value="0.531655575484458">
            <text:p>0.5317</text:p>
          </table:table-cell>
          <table:table-cell table:style-name="ce20" table:formula="of:=SQRT([.E40]^2+[.F40]^2)" office:value-type="float" office:value="0.538694257102696">
            <text:p>0.5387</text:p>
          </table:table-cell>
          <table:table-cell table:style-name="ce24"/>
          <table:table-cell table:style-name="ce13"/>
          <table:table-cell table:style-name="ce51" office:value-type="float" office:value="993.160723009282">
            <text:p>993.2</text:p>
          </table:table-cell>
          <table:table-cell table:style-name="ce51" office:value-type="float" office:value="1187.80620577028">
            <text:p>1187.8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style-name="ce13" office:value-type="float" office:value="479.5">
            <text:p>479.5</text:p>
          </table:table-cell>
          <table:table-cell table:style-name="ce13" office:value-type="float" office:value="592">
            <text:p>592</text:p>
          </table:table-cell>
          <table:table-cell table:style-name="ce20" table:formula="of:=4*PI()*SIN(0.5*ATAN(([.C41]-[.$C$5])*0.07113/359.3))/1.175" office:value-type="float" office:value="-0.0423435604212264">
            <text:p>-0.0423</text:p>
          </table:table-cell>
          <table:table-cell table:style-name="ce66" table:formula="of:=4*PI()*0.9999979/1.175*SQRT(1-(COS(0.5*ATAN(([.D41]-[.$D$5])*0.07113/359.3))/0.999998)^2)" office:value-type="float" office:value="0.538464624452509">
            <text:p>0.5385</text:p>
          </table:table-cell>
          <table:table-cell table:style-name="ce20" table:formula="of:=SQRT([.E41]^2+[.F41]^2)" office:value-type="float" office:value="0.540126956275956">
            <text:p>0.5401</text:p>
          </table:table-cell>
          <table:table-cell table:style-name="ce24"/>
          <table:table-cell table:style-name="ce13"/>
          <table:table-cell table:style-name="ce51" office:value-type="float" office:value="489.496824621397">
            <text:p>489.5</text:p>
          </table:table-cell>
          <table:table-cell table:style-name="ce51" office:value-type="float" office:value="754.164398475776">
            <text:p>754.2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597">
            <text:p>597</text:p>
          </table:table-cell>
          <table:table-cell table:style-name="ce20" table:formula="of:=4*PI()*SIN(0.5*ATAN(([.C42]-[.$C$5])*0.07113/359.3))/1.175" office:value-type="float" office:value="0">
            <text:p>0.0000</text:p>
          </table:table-cell>
          <table:table-cell table:style-name="ce66" table:formula="of:=4*PI()*0.9999979/1.175*SQRT(1-(COS(0.5*ATAN(([.D42]-[.$D$5])*0.07113/359.3))/0.999998)^2)" office:value-type="float" office:value="0.543700920374902">
            <text:p>0.5437</text:p>
          </table:table-cell>
          <table:table-cell table:style-name="ce20" table:formula="of:=SQRT([.E42]^2+[.F42]^2)" office:value-type="float" office:value="0.543700920374902">
            <text:p>0.5437</text:p>
          </table:table-cell>
          <table:table-cell table:style-name="ce24"/>
          <table:table-cell table:style-name="ce20"/>
          <table:table-cell table:style-name="ce51" office:value-type="float" office:value="1732.77967757694">
            <text:p>1732.8</text:p>
          </table:table-cell>
          <table:table-cell table:style-name="ce51" office:value-type="float" office:value="2056.614044638">
            <text:p>2056.6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12" office:value-type="float" office:value="1">
            <text:p>1</text:p>
          </table:table-cell>
          <table:table-cell table:style-name="ce12" office:value-type="float" office:value="557">
            <text:p>557</text:p>
          </table:table-cell>
          <table:table-cell table:style-name="ce12" office:value-type="float" office:value="603">
            <text:p>603</text:p>
          </table:table-cell>
          <table:table-cell table:style-name="ce20" table:formula="of:=4*PI()*SIN(0.5*ATAN(([.C43]-[.$C$5])*0.07113/359.3))/1.175" office:value-type="float" office:value="0.0396972009265264">
            <text:p>0.0397</text:p>
          </table:table-cell>
          <table:table-cell table:style-name="ce66" table:formula="of:=4*PI()*0.9999979/1.175*SQRT(1-(COS(0.5*ATAN(([.D43]-[.$D$5])*0.07113/359.3))/0.999998)^2)" office:value-type="float" office:value="0.549982816243601">
            <text:p>0.5500</text:p>
          </table:table-cell>
          <table:table-cell table:style-name="ce20" table:formula="of:=SQRT([.E43]^2+[.F43]^2)" office:value-type="float" office:value="0.551413606945498">
            <text:p>0.5514</text:p>
          </table:table-cell>
          <table:table-cell table:style-name="ce24"/>
          <table:table-cell table:style-name="ce13"/>
          <table:table-cell table:style-name="ce51" office:value-type="float" office:value="336.541279921837">
            <text:p>336.5</text:p>
          </table:table-cell>
          <table:table-cell table:style-name="ce51" office:value-type="float" office:value="439.629831246598">
            <text:p>439.6</text:p>
          </table:table-cell>
          <table:table-cell table:number-columns-repeated="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1" office:value-type="float" office:value="-4">
            <text:p>-4</text:p>
          </table:table-cell>
          <table:table-cell table:style-name="ce11" office:value-type="float" office:value="354">
            <text:p>354</text:p>
          </table:table-cell>
          <table:table-cell table:style-name="ce11" office:value-type="float" office:value="678">
            <text:p>678</text:p>
          </table:table-cell>
          <table:table-cell table:style-name="ce20" table:formula="of:=4*PI()*SIN(0.5*ATAN(([.C44]-[.$C$5])*0.07113/359.3))/1.175" office:value-type="float" office:value="-0.175130122971947">
            <text:p>-0.1751</text:p>
          </table:table-cell>
          <table:table-cell table:style-name="ce66" table:formula="of:=4*PI()*0.9999979/1.175*SQRT(1-(COS(0.5*ATAN(([.D44]-[.$D$5])*0.07113/359.3))/0.999998)^2)" office:value-type="float" office:value="0.628347615113464">
            <text:p>0.6283</text:p>
          </table:table-cell>
          <table:table-cell table:style-name="ce20" table:formula="of:=SQRT([.E44]^2+[.F44]^2)" office:value-type="float" office:value="0.652296930385961">
            <text:p>0.6523</text:p>
          </table:table-cell>
          <table:table-cell table:style-name="ce24"/>
          <table:table-cell table:style-name="ce13"/>
          <table:table-cell table:style-name="ce51" office:value-type="float" office:value="69.9560332193454">
            <text:p>70.0</text:p>
          </table:table-cell>
          <table:table-cell table:style-name="ce51" office:value-type="float" office:value="124.115405552531">
            <text:p>124.1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style-name="ce13" office:value-type="float" office:value="396">
            <text:p>396</text:p>
          </table:table-cell>
          <table:table-cell table:style-name="ce13" office:value-type="float" office:value="684">
            <text:p>684</text:p>
          </table:table-cell>
          <table:table-cell table:style-name="ce20" table:formula="of:=4*PI()*SIN(0.5*ATAN(([.C45]-[.$C$5])*0.07113/359.3))/1.175" office:value-type="float" office:value="-0.130709521994936">
            <text:p>-0.1307</text:p>
          </table:table-cell>
          <table:table-cell table:style-name="ce66" table:formula="of:=4*PI()*0.9999979/1.175*SQRT(1-(COS(0.5*ATAN(([.D45]-[.$D$5])*0.07113/359.3))/0.999998)^2)" office:value-type="float" office:value="0.634603574291903">
            <text:p>0.6346</text:p>
          </table:table-cell>
          <table:table-cell table:style-name="ce20" table:formula="of:=SQRT([.E45]^2+[.F45]^2)" office:value-type="float" office:value="0.647924899694559">
            <text:p>0.6479</text:p>
          </table:table-cell>
          <table:table-cell table:style-name="ce24"/>
          <table:table-cell table:style-name="ce13"/>
          <table:table-cell table:style-name="ce51" office:value-type="float" office:value="94.6751343429409">
            <text:p>94.7</text:p>
          </table:table-cell>
          <table:table-cell table:style-name="ce51" office:value-type="float" office:value="139.248775176919">
            <text:p>139.2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9">
            <text:p>439</text:p>
          </table:table-cell>
          <table:table-cell table:style-name="ce13" office:value-type="float" office:value="690">
            <text:p>690</text:p>
          </table:table-cell>
          <table:table-cell table:style-name="ce20" table:formula="of:=4*PI()*SIN(0.5*ATAN(([.C46]-[.$C$5])*0.07113/359.3))/1.175" office:value-type="float" office:value="-0.0852103043913744">
            <text:p>-0.0852</text:p>
          </table:table-cell>
          <table:table-cell table:style-name="ce66" table:formula="of:=4*PI()*0.9999979/1.175*SQRT(1-(COS(0.5*ATAN(([.D46]-[.$D$5])*0.07113/359.3))/0.999998)^2)" office:value-type="float" office:value="0.640857496753451">
            <text:p>0.6409</text:p>
          </table:table-cell>
          <table:table-cell table:style-name="ce20" table:formula="of:=SQRT([.E46]^2+[.F46]^2)" office:value-type="float" office:value="0.646497584774739">
            <text:p>0.6465</text:p>
          </table:table-cell>
          <table:table-cell table:style-name="ce24"/>
          <table:table-cell table:style-name="ce13"/>
          <table:table-cell table:style-name="ce51" office:value-type="float" office:value="67.5134342940889">
            <text:p>67.5</text:p>
          </table:table-cell>
          <table:table-cell table:style-name="ce51" office:value-type="float" office:value="100.587915078933">
            <text:p>100.6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number-columns-repeated="2" table:style-name="ce13"/>
          <table:table-cell table:style-name="ce20" table:formula="of:=4*PI()*SIN(0.5*ATAN(([.C47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47]-[.$D$5])*0.07113/359.3))/0.999998)^2)" office:value-type="float" office:value="0.0830285515232819">
            <text:p>0.0830</text:p>
          </table:table-cell>
          <table:table-cell table:style-name="ce20" table:formula="of:=SQRT([.E47]^2+[.F47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0">
            <text:p>0.0</text:p>
          </table:table-cell>
          <table:table-cell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number-columns-repeated="2" table:style-name="ce13"/>
          <table:table-cell table:style-name="ce20" table:formula="of:=4*PI()*SIN(0.5*ATAN(([.C48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48]-[.$D$5])*0.07113/359.3))/0.999998)^2)" office:value-type="float" office:value="0.0830285515232819">
            <text:p>0.0830</text:p>
          </table:table-cell>
          <table:table-cell table:style-name="ce20" table:formula="of:=SQRT([.E48]^2+[.F48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1200.78163165608">
            <text:p>1200.8</text:p>
          </table:table-cell>
          <table:table-cell table:style-name="ce51" office:value-type="float" office:value="489.167120304845">
            <text:p>489.2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number-columns-repeated="2" table:style-name="ce13"/>
          <table:table-cell table:style-name="ce20" table:formula="of:=4*PI()*SIN(0.5*ATAN(([.C49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49]-[.$D$5])*0.07113/359.3))/0.999998)^2)" office:value-type="float" office:value="0.0830285515232819">
            <text:p>0.0830</text:p>
          </table:table-cell>
          <table:table-cell table:style-name="ce20" table:formula="of:=SQRT([.E49]^2+[.F49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0">
            <text:p>0.0</text:p>
          </table:table-cell>
          <table:table-cell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number-columns-repeated="2" table:style-name="ce13"/>
          <table:table-cell table:style-name="ce20" table:formula="of:=4*PI()*SIN(0.5*ATAN(([.C50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50]-[.$D$5])*0.07113/359.3))/0.999998)^2)" office:value-type="float" office:value="0.0830285515232819">
            <text:p>0.0830</text:p>
          </table:table-cell>
          <table:table-cell table:style-name="ce20" table:formula="of:=SQRT([.E50]^2+[.F50]^2)" office:value-type="float" office:value="0.554040063608466">
            <text:p>0.5540</text:p>
          </table:table-cell>
          <table:table-cell table:style-name="ce24"/>
          <table:table-cell table:style-name="ce13"/>
          <table:table-cell table:number-columns-repeated="2"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0">
            <text:p>640</text:p>
          </table:table-cell>
          <table:table-cell table:style-name="ce13" office:value-type="float" office:value="720">
            <text:p>720</text:p>
          </table:table-cell>
          <table:table-cell table:style-name="ce20" table:formula="of:=4*PI()*SIN(0.5*ATAN(([.C51]-[.$C$5])*0.07113/359.3))/1.175" office:value-type="float" office:value="0.1275357632013">
            <text:p>0.1275</text:p>
          </table:table-cell>
          <table:table-cell table:style-name="ce66" table:formula="of:=4*PI()*0.9999979/1.175*SQRT(1-(COS(0.5*ATAN(([.D51]-[.$D$5])*0.07113/359.3))/0.999998)^2)" office:value-type="float" office:value="0.672095987139367">
            <text:p>0.6721</text:p>
          </table:table-cell>
          <table:table-cell table:style-name="ce20" table:formula="of:=SQRT([.E51]^2+[.F51]^2)" office:value-type="float" office:value="0.684089458202784">
            <text:p>0.6841</text:p>
          </table:table-cell>
          <table:table-cell table:style-name="ce24"/>
          <table:table-cell table:style-name="ce13"/>
          <table:table-cell table:style-name="ce51" office:value-type="float" office:value="54.9829018075232">
            <text:p>55.0</text:p>
          </table:table-cell>
          <table:table-cell table:style-name="ce51" office:value-type="float" office:value="130.647795318454">
            <text:p>130.6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12" office:value-type="float" office:value="4">
            <text:p>4</text:p>
          </table:table-cell>
          <table:table-cell table:style-name="ce12" office:value-type="float" office:value="680">
            <text:p>680</text:p>
          </table:table-cell>
          <table:table-cell table:style-name="ce12" office:value-type="float" office:value="727">
            <text:p>727</text:p>
          </table:table-cell>
          <table:table-cell table:style-name="ce20" table:formula="of:=4*PI()*SIN(0.5*ATAN(([.C52]-[.$C$5])*0.07113/359.3))/1.175" office:value-type="float" office:value="0.169843247496607">
            <text:p>0.1698</text:p>
          </table:table-cell>
          <table:table-cell table:style-name="ce66" table:formula="of:=4*PI()*0.9999979/1.175*SQRT(1-(COS(0.5*ATAN(([.D52]-[.$D$5])*0.07113/359.3))/0.999998)^2)" office:value-type="float" office:value="0.679377363801603">
            <text:p>0.6794</text:p>
          </table:table-cell>
          <table:table-cell table:style-name="ce20" table:formula="of:=SQRT([.E52]^2+[.F52]^2)" office:value-type="float" office:value="0.700285892451226">
            <text:p>0.7003</text:p>
          </table:table-cell>
          <table:table-cell table:style-name="ce24"/>
          <table:table-cell table:style-name="ce13"/>
          <table:table-cell table:style-name="ce51" office:value-type="float" office:value="48.9228138739619">
            <text:p>48.9</text:p>
          </table:table-cell>
          <table:table-cell table:style-name="ce51" office:value-type="float" office:value="131.954273271639">
            <text:p>132.0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1" office:value-type="float" office:value="-4">
            <text:p>-4</text:p>
          </table:table-cell>
          <table:table-cell table:style-name="ce11" office:value-type="float" office:value="355">
            <text:p>355</text:p>
          </table:table-cell>
          <table:table-cell table:style-name="ce11" office:value-type="float" office:value="782.5">
            <text:p>782.5</text:p>
          </table:table-cell>
          <table:table-cell table:style-name="ce20" table:formula="of:=4*PI()*SIN(0.5*ATAN(([.C53]-[.$C$5])*0.07113/359.3))/1.175" office:value-type="float" office:value="-0.174072778333374">
            <text:p>-0.1741</text:p>
          </table:table-cell>
          <table:table-cell table:style-name="ce66" table:formula="of:=4*PI()*0.9999979/1.175*SQRT(1-(COS(0.5*ATAN(([.D53]-[.$D$5])*0.07113/359.3))/0.999998)^2)" office:value-type="float" office:value="0.737002345651">
            <text:p>0.7370</text:p>
          </table:table-cell>
          <table:table-cell table:style-name="ce20" table:formula="of:=SQRT([.E53]^2+[.F53]^2)" office:value-type="float" office:value="0.757280522429949">
            <text:p>0.7573</text:p>
          </table:table-cell>
          <table:table-cell table:style-name="ce24"/>
          <table:table-cell table:style-name="ce13"/>
          <table:table-cell table:style-name="ce51" office:value-type="float" office:value="256.424035173425">
            <text:p>256.4</text:p>
          </table:table-cell>
          <table:table-cell table:style-name="ce51" office:value-type="float" office:value="541.752857920523">
            <text:p>541.8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style-name="ce13" office:value-type="float" office:value="397">
            <text:p>397</text:p>
          </table:table-cell>
          <table:table-cell table:style-name="ce13" office:value-type="float" office:value="788.5">
            <text:p>788.5</text:p>
          </table:table-cell>
          <table:table-cell table:style-name="ce20" table:formula="of:=4*PI()*SIN(0.5*ATAN(([.C54]-[.$C$5])*0.07113/359.3))/1.175" office:value-type="float" office:value="-0.129651613786888">
            <text:p>-0.1297</text:p>
          </table:table-cell>
          <table:table-cell table:style-name="ce66" table:formula="of:=4*PI()*0.9999979/1.175*SQRT(1-(COS(0.5*ATAN(([.D54]-[.$D$5])*0.07113/359.3))/0.999998)^2)" office:value-type="float" office:value="0.743220481007552">
            <text:p>0.7432</text:p>
          </table:table-cell>
          <table:table-cell table:style-name="ce20" table:formula="of:=SQRT([.E54]^2+[.F54]^2)" office:value-type="float" office:value="0.754444314940899">
            <text:p>0.7544</text:p>
          </table:table-cell>
          <table:table-cell table:style-name="ce24"/>
          <table:table-cell table:style-name="ce13"/>
          <table:table-cell table:style-name="ce51" office:value-type="float" office:value="221.104054714216">
            <text:p>221.1</text:p>
          </table:table-cell>
          <table:table-cell table:style-name="ce51" office:value-type="float" office:value="386.064235166032">
            <text:p>386.1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style-name="ce13" office:value-type="float" office:value="439">
            <text:p>439</text:p>
          </table:table-cell>
          <table:table-cell table:style-name="ce13" office:value-type="float" office:value="794.5">
            <text:p>794.5</text:p>
          </table:table-cell>
          <table:table-cell table:style-name="ce20" table:formula="of:=4*PI()*SIN(0.5*ATAN(([.C55]-[.$C$5])*0.07113/359.3))/1.175" office:value-type="float" office:value="-0.0852103043913744">
            <text:p>-0.0852</text:p>
          </table:table-cell>
          <table:table-cell table:style-name="ce66" table:formula="of:=4*PI()*0.9999979/1.175*SQRT(1-(COS(0.5*ATAN(([.D55]-[.$D$5])*0.07113/359.3))/0.999998)^2)" office:value-type="float" office:value="0.74943629215009">
            <text:p>0.7494</text:p>
          </table:table-cell>
          <table:table-cell table:style-name="ce20" table:formula="of:=SQRT([.E55]^2+[.F55]^2)" office:value-type="float" office:value="0.754264908348616">
            <text:p>0.7543</text:p>
          </table:table-cell>
          <table:table-cell table:style-name="ce24"/>
          <table:table-cell table:style-name="ce13"/>
          <table:table-cell table:style-name="ce51" office:value-type="float" office:value="104.445530043967">
            <text:p>104.4</text:p>
          </table:table-cell>
          <table:table-cell table:style-name="ce51" office:value-type="float" office:value="169.080021774633">
            <text:p>169.1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number-columns-repeated="2" table:style-name="ce13"/>
          <table:table-cell table:style-name="ce20" table:formula="of:=4*PI()*SIN(0.5*ATAN(([.C56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56]-[.$D$5])*0.07113/359.3))/0.999998)^2)" office:value-type="float" office:value="0.0830285515232819">
            <text:p>0.0830</text:p>
          </table:table-cell>
          <table:table-cell table:style-name="ce20" table:formula="of:=SQRT([.E56]^2+[.F56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0">
            <text:p>0.0</text:p>
          </table:table-cell>
          <table:table-cell table:style-name="ce51" office:value-type="float" office:value="247.033206314643">
            <text:p>247.0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8" office:value-type="float" office:value="0">
            <text:p>0</text:p>
          </table:table-cell>
          <table:table-cell table:number-columns-repeated="2" table:style-name="ce8"/>
          <table:table-cell table:style-name="ce20" table:formula="of:=4*PI()*SIN(0.5*ATAN(([.C57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57]-[.$D$5])*0.07113/359.3))/0.999998)^2)" office:value-type="float" office:value="0.0830285515232819">
            <text:p>0.0830</text:p>
          </table:table-cell>
          <table:table-cell table:style-name="ce20" table:formula="of:=SQRT([.E57]^2+[.F57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709.819247679531">
            <text:p>709.8</text:p>
          </table:table-cell>
          <table:table-cell table:style-name="ce51" office:value-type="float" office:value="425.802939575395">
            <text:p>425.8</text:p>
          </table:table-cell>
          <table:table-cell table:number-columns-repeated="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1" office:value-type="float" office:value="-4">
            <text:p>-4</text:p>
          </table:table-cell>
          <table:table-cell table:number-columns-repeated="2" table:style-name="ce11"/>
          <table:table-cell table:style-name="ce20" table:formula="of:=4*PI()*SIN(0.5*ATAN(([.C58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58]-[.$D$5])*0.07113/359.3))/0.999998)^2)" office:value-type="float" office:value="0.0830285515232819">
            <text:p>0.0830</text:p>
          </table:table-cell>
          <table:table-cell table:style-name="ce20" table:formula="of:=SQRT([.E58]^2+[.F58]^2)" office:value-type="float" office:value="0.554040063608466">
            <text:p>0.5540</text:p>
          </table:table-cell>
          <table:table-cell table:style-name="ce24"/>
          <table:table-cell table:style-name="ce13"/>
          <table:table-cell table:number-columns-repeated="2"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12" office:value-type="float" office:value="-3">
            <text:p>-3</text:p>
          </table:table-cell>
          <table:table-cell table:number-columns-repeated="2" table:style-name="ce12"/>
          <table:table-cell table:style-name="ce20" table:formula="of:=4*PI()*SIN(0.5*ATAN(([.C59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59]-[.$D$5])*0.07113/359.3))/0.999998)^2)" office:value-type="float" office:value="0.0830285515232819">
            <text:p>0.0830</text:p>
          </table:table-cell>
          <table:table-cell table:style-name="ce20" table:formula="of:=SQRT([.E59]^2+[.F59]^2)" office:value-type="float" office:value="0.554040063608466">
            <text:p>0.5540</text:p>
          </table:table-cell>
          <table:table-cell table:style-name="ce24"/>
          <table:table-cell table:style-name="ce13"/>
          <table:table-cell table:number-columns-repeated="2"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13" office:value-type="float" office:value="-5">
            <text:p>-5</text:p>
          </table:table-cell>
          <table:table-cell table:number-columns-repeated="2" table:style-name="ce13"/>
          <table:table-cell table:style-name="ce20" table:formula="of:=4*PI()*SIN(0.5*ATAN(([.C60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60]-[.$D$5])*0.07113/359.3))/0.999998)^2)" office:value-type="float" office:value="0.0830285515232819">
            <text:p>0.0830</text:p>
          </table:table-cell>
          <table:table-cell table:style-name="ce20" table:formula="of:=SQRT([.E60]^2+[.F60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95.9941377625794">
            <text:p>96.0</text:p>
          </table:table-cell>
          <table:table-cell table:style-name="ce51" office:value-type="float" office:value="877.408818726184">
            <text:p>877.4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4">
            <text:p>-4</text:p>
          </table:table-cell>
          <table:table-cell table:number-columns-repeated="2" table:style-name="ce13"/>
          <table:table-cell table:style-name="ce20" table:formula="of:=4*PI()*SIN(0.5*ATAN(([.C61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61]-[.$D$5])*0.07113/359.3))/0.999998)^2)" office:value-type="float" office:value="0.0830285515232819">
            <text:p>0.0830</text:p>
          </table:table-cell>
          <table:table-cell table:style-name="ce20" table:formula="of:=SQRT([.E61]^2+[.F61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102.638006839277">
            <text:p>102.6</text:p>
          </table:table-cell>
          <table:table-cell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3">
            <text:p>-3</text:p>
          </table:table-cell>
          <table:table-cell table:number-columns-repeated="2" table:style-name="ce13"/>
          <table:table-cell table:style-name="ce20" table:formula="of:=4*PI()*SIN(0.5*ATAN(([.C62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62]-[.$D$5])*0.07113/359.3))/0.999998)^2)" office:value-type="float" office:value="0.0830285515232819">
            <text:p>0.0830</text:p>
          </table:table-cell>
          <table:table-cell table:style-name="ce20" table:formula="of:=SQRT([.E62]^2+[.F62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0">
            <text:p>0.0</text:p>
          </table:table-cell>
          <table:table-cell table:style-name="ce51" office:value-type="float" office:value="1.86173108328797">
            <text:p>1.9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2">
            <text:p>-2</text:p>
          </table:table-cell>
          <table:table-cell table:number-columns-repeated="2" table:style-name="ce13"/>
          <table:table-cell table:style-name="ce20" table:formula="of:=4*PI()*SIN(0.5*ATAN(([.C63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63]-[.$D$5])*0.07113/359.3))/0.999998)^2)" office:value-type="float" office:value="0.0830285515232819">
            <text:p>0.0830</text:p>
          </table:table-cell>
          <table:table-cell table:style-name="ce20" table:formula="of:=SQRT([.E63]^2+[.F63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91.1577918905716">
            <text:p>91.2</text:p>
          </table:table-cell>
          <table:table-cell table:style-name="ce51" office:value-type="string">
            <text:p>#DIV/0!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13" office:value-type="float" office:value="-1">
            <text:p>-1</text:p>
          </table:table-cell>
          <table:table-cell table:number-columns-repeated="2" table:style-name="ce13"/>
          <table:table-cell table:style-name="ce20" table:formula="of:=4*PI()*SIN(0.5*ATAN(([.C64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64]-[.$D$5])*0.07113/359.3))/0.999998)^2)" office:value-type="float" office:value="0.0830285515232819">
            <text:p>0.0830</text:p>
          </table:table-cell>
          <table:table-cell table:style-name="ce20" table:formula="of:=SQRT([.E64]^2+[.F64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0">
            <text:p>0.0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number-columns-repeated="2" table:style-name="ce13"/>
          <table:table-cell table:style-name="ce20" table:formula="of:=4*PI()*SIN(0.5*ATAN(([.C65]-[.$C$5])*0.07113/359.3))/1.175" office:value-type="float" office:value="-0.547783398539257">
            <text:p>-0.5478</text:p>
          </table:table-cell>
          <table:table-cell table:style-name="ce66" table:formula="of:=4*PI()*0.9999979/1.175*SQRT(1-(COS(0.5*ATAN(([.D65]-[.$D$5])*0.07113/359.3))/0.999998)^2)" office:value-type="float" office:value="0.0830285515232819">
            <text:p>0.0830</text:p>
          </table:table-cell>
          <table:table-cell table:style-name="ce20" table:formula="of:=SQRT([.E65]^2+[.F65]^2)" office:value-type="float" office:value="0.554040063608466">
            <text:p>0.5540</text:p>
          </table:table-cell>
          <table:table-cell table:style-name="ce24"/>
          <table:table-cell table:style-name="ce13"/>
          <table:table-cell table:style-name="ce51" office:value-type="float" office:value="135.075720566683">
            <text:p>135.1</text:p>
          </table:table-cell>
          <table:table-cell table:number-columns-repeated="4"/>
        </table:table-row>
        <table:table-row table:style-name="ro2" table:number-rows-repeated="104851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4-25T09:22:13</meta:creation-date>
    <meta:generator>LibreOffice/3.5$Linux_x86 LibreOffice_project/350m1$Build-2</meta:generator>
    <dc:date>2014-05-29T03:59:21</dc:date>
    <dc:creator>unkokusei </dc:creator>
    <meta:editing-duration>P1DT17H4M51S</meta:editing-duration>
    <meta:editing-cycles>222</meta:editing-cycles>
    <meta:document-statistic meta:table-count="5" meta:cell-count="3324" meta:object-count="0"/>
  </office:meta>
</office:document-meta>
</file>